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2" style:family="table">
      <style:table-properties style:width="14.499cm" fo:margin-left="2.501cm" table:align="left"/>
    </style:style>
    <style:style style:name="Table2.A" style:family="table-column">
      <style:table-column-properties style:column-width="2.439cm"/>
    </style:style>
    <style:style style:name="Table2.B" style:family="table-column">
      <style:table-column-properties style:column-width="0.743cm"/>
    </style:style>
    <style:style style:name="Table2.C" style:family="table-column">
      <style:table-column-properties style:column-width="11.317cm"/>
    </style:style>
    <style:style style:name="Table2.A1" style:family="table-cell">
      <style:table-cell-properties style:vertical-align="middle" fo:padding="0.049cm" fo:border="none"/>
    </style:style>
    <style:style style:name="Table3" style:family="table">
      <style:table-properties style:width="4.671cm" table:align="left"/>
    </style:style>
    <style:style style:name="Table3.A" style:family="table-column">
      <style:table-column-properties style:column-width="2.531cm"/>
    </style:style>
    <style:style style:name="Table3.B" style:family="table-column">
      <style:table-column-properties style:column-width="0.469cm"/>
    </style:style>
    <style:style style:name="Table3.C" style:family="table-column">
      <style:table-column-properties style:column-width="1.67cm"/>
    </style:style>
    <style:style style:name="Table3.A1" style:family="table-cell">
      <style:table-cell-properties style:vertical-align="middle" fo:padding="0.049cm" fo:border="none"/>
    </style:style>
    <style:style style:name="Table4" style:family="table">
      <style:table-properties style:width="5.807cm" table:align="left"/>
    </style:style>
    <style:style style:name="Table4.A" style:family="table-column">
      <style:table-column-properties style:column-width="5.807cm"/>
    </style:style>
    <style:style style:name="Table4.A1" style:family="table-cell">
      <style:table-cell-properties style:vertical-align="middle" fo:padding="0.049cm" fo:border="none"/>
    </style:style>
    <style:style style:name="Table5" style:family="table">
      <style:table-properties style:width="13.145cm" fo:margin-left="2.501cm" table:align="left"/>
    </style:style>
    <style:style style:name="Table5.A" style:family="table-column">
      <style:table-column-properties style:column-width="1.494cm"/>
    </style:style>
    <style:style style:name="Table5.B" style:family="table-column">
      <style:table-column-properties style:column-width="0.637cm"/>
    </style:style>
    <style:style style:name="Table5.C" style:family="table-column">
      <style:table-column-properties style:column-width="11.014cm"/>
    </style:style>
    <style:style style:name="Table5.A1" style:family="table-cell">
      <style:table-cell-properties style:vertical-align="middle" fo:padding="0.049cm" fo:border="none"/>
    </style:style>
    <style:style style:name="Table6" style:family="table">
      <style:table-properties style:width="10.894cm" table:align="left"/>
    </style:style>
    <style:style style:name="Table6.A" style:family="table-column">
      <style:table-column-properties style:column-width="1.051cm"/>
    </style:style>
    <style:style style:name="Table6.B" style:family="table-column">
      <style:table-column-properties style:column-width="7.703cm"/>
    </style:style>
    <style:style style:name="Table6.C" style:family="table-column">
      <style:table-column-properties style:column-width="0.469cm"/>
    </style:style>
    <style:style style:name="Table6.D" style:family="table-column">
      <style:table-column-properties style:column-width="1.67cm"/>
    </style:style>
    <style:style style:name="Table6.A1" style:family="table-cell">
      <style:table-cell-properties style:vertical-align="middle" fo:padding="0.049cm" fo:border="none"/>
    </style:style>
    <style:style style:name="Table7" style:family="table">
      <style:table-properties style:width="8.915cm" table:align="left"/>
    </style:style>
    <style:style style:name="Table7.A" style:family="table-column">
      <style:table-column-properties style:column-width="4.002cm"/>
    </style:style>
    <style:style style:name="Table7.B" style:family="table-column">
      <style:table-column-properties style:column-width="0.787cm"/>
    </style:style>
    <style:style style:name="Table7.C" style:family="table-column">
      <style:table-column-properties style:column-width="4.126cm"/>
    </style:style>
    <style:style style:name="Table7.A1" style:family="table-cell">
      <style:table-cell-properties style:vertical-align="middle" fo:padding="0.049cm" fo:border="none"/>
    </style:style>
    <style:style style:name="Table8" style:family="table">
      <style:table-properties style:width="6.946cm" table:align="left"/>
    </style:style>
    <style:style style:name="Table8.A" style:family="table-column">
      <style:table-column-properties style:column-width="4.807cm"/>
    </style:style>
    <style:style style:name="Table8.B" style:family="table-column">
      <style:table-column-properties style:column-width="0.469cm"/>
    </style:style>
    <style:style style:name="Table8.C" style:family="table-column">
      <style:table-column-properties style:column-width="1.67cm"/>
    </style:style>
    <style:style style:name="Table8.A1" style:family="table-cell">
      <style:table-cell-properties style:vertical-align="middle" fo:padding="0.049cm" fo:border="none"/>
    </style:style>
    <style:style style:name="Table9" style:family="table">
      <style:table-properties style:width="9.767cm" table:align="left"/>
    </style:style>
    <style:style style:name="Table9.A" style:family="table-column">
      <style:table-column-properties style:column-width="4.427cm"/>
    </style:style>
    <style:style style:name="Table9.B" style:family="table-column">
      <style:table-column-properties style:column-width="0.787cm"/>
    </style:style>
    <style:style style:name="Table9.C" style:family="table-column">
      <style:table-column-properties style:column-width="4.553cm"/>
    </style:style>
    <style:style style:name="Table9.A1" style:family="table-cell">
      <style:table-cell-properties style:vertical-align="middle" fo:padding="0.049cm" fo:border="none"/>
    </style:style>
    <style:style style:name="Table10" style:family="table">
      <style:table-properties style:width="7.511cm" table:align="left"/>
    </style:style>
    <style:style style:name="Table10.A" style:family="table-column">
      <style:table-column-properties style:column-width="5.371cm"/>
    </style:style>
    <style:style style:name="Table10.B" style:family="table-column">
      <style:table-column-properties style:column-width="0.469cm"/>
    </style:style>
    <style:style style:name="Table10.C" style:family="table-column">
      <style:table-column-properties style:column-width="1.67cm"/>
    </style:style>
    <style:style style:name="Table10.A1" style:family="table-cell">
      <style:table-cell-properties style:vertical-align="middle" fo:padding="0.049cm" fo:border="none"/>
    </style:style>
    <style:style style:name="Table11" style:family="table">
      <style:table-properties style:width="7.315cm" table:align="left"/>
    </style:style>
    <style:style style:name="Table11.A" style:family="table-column">
      <style:table-column-properties style:column-width="5.175cm"/>
    </style:style>
    <style:style style:name="Table11.B" style:family="table-column">
      <style:table-column-properties style:column-width="0.469cm"/>
    </style:style>
    <style:style style:name="Table11.C" style:family="table-column">
      <style:table-column-properties style:column-width="1.67cm"/>
    </style:style>
    <style:style style:name="Table11.A1" style:family="table-cell">
      <style:table-cell-properties style:vertical-align="middle" fo:padding="0.049cm" fo:border="none"/>
    </style:style>
    <style:style style:name="Table12" style:family="table">
      <style:table-properties style:width="6.519cm" table:align="left"/>
    </style:style>
    <style:style style:name="Table12.A" style:family="table-column">
      <style:table-column-properties style:column-width="2.805cm"/>
    </style:style>
    <style:style style:name="Table12.B" style:family="table-column">
      <style:table-column-properties style:column-width="0.787cm"/>
    </style:style>
    <style:style style:name="Table12.C" style:family="table-column">
      <style:table-column-properties style:column-width="2.928cm"/>
    </style:style>
    <style:style style:name="Table12.A1" style:family="table-cell">
      <style:table-cell-properties style:vertical-align="middle" fo:padding="0.049cm" fo:border="none"/>
    </style:style>
    <style:style style:name="Table13" style:family="table">
      <style:table-properties style:width="5.172cm" table:align="left"/>
    </style:style>
    <style:style style:name="Table13.A" style:family="table-column">
      <style:table-column-properties style:column-width="3.032cm"/>
    </style:style>
    <style:style style:name="Table13.B" style:family="table-column">
      <style:table-column-properties style:column-width="0.469cm"/>
    </style:style>
    <style:style style:name="Table13.C" style:family="table-column">
      <style:table-column-properties style:column-width="1.67cm"/>
    </style:style>
    <style:style style:name="Table13.A1" style:family="table-cell">
      <style:table-cell-properties style:vertical-align="middle" fo:padding="0.049cm" fo:border="none"/>
    </style:style>
    <style:style style:name="Table14" style:family="table">
      <style:table-properties style:width="6.535cm" table:align="left"/>
    </style:style>
    <style:style style:name="Table14.A" style:family="table-column">
      <style:table-column-properties style:column-width="4.396cm"/>
    </style:style>
    <style:style style:name="Table14.B" style:family="table-column">
      <style:table-column-properties style:column-width="0.469cm"/>
    </style:style>
    <style:style style:name="Table14.C" style:family="table-column">
      <style:table-column-properties style:column-width="1.67cm"/>
    </style:style>
    <style:style style:name="Table14.A1" style:family="table-cell">
      <style:table-cell-properties style:vertical-align="middle" fo:padding="0.049cm" fo:border="none"/>
    </style:style>
    <style:style style:name="Table14.C3" style:family="table-cell">
      <style:table-cell-properties fo:padding="0.049cm" fo:border="none"/>
    </style:style>
    <style:style style:name="Table15" style:family="table">
      <style:table-properties style:width="8.207cm" fo:margin-left="2.501cm" table:align="left"/>
    </style:style>
    <style:style style:name="Table15.A" style:family="table-column">
      <style:table-column-properties style:column-width="1.432cm"/>
    </style:style>
    <style:style style:name="Table15.B" style:family="table-column">
      <style:table-column-properties style:column-width="0.637cm"/>
    </style:style>
    <style:style style:name="Table15.C" style:family="table-column">
      <style:table-column-properties style:column-width="3.842cm"/>
    </style:style>
    <style:style style:name="Table15.D" style:family="table-column">
      <style:table-column-properties style:column-width="0.399cm"/>
    </style:style>
    <style:style style:name="Table15.E" style:family="table-column">
      <style:table-column-properties style:column-width="1.898cm"/>
    </style:style>
    <style:style style:name="Table15.A1" style:family="table-cell">
      <style:table-cell-properties style:vertical-align="middle" fo:padding="0.049cm" fo:border="none"/>
    </style:style>
    <style:style style:name="Table16" style:family="table">
      <style:table-properties style:width="8.234cm" fo:margin-left="2.501cm" table:align="left"/>
    </style:style>
    <style:style style:name="Table16.A" style:family="table-column">
      <style:table-column-properties style:column-width="1.432cm"/>
    </style:style>
    <style:style style:name="Table16.B" style:family="table-column">
      <style:table-column-properties style:column-width="0.637cm"/>
    </style:style>
    <style:style style:name="Table16.C" style:family="table-column">
      <style:table-column-properties style:column-width="3.842cm"/>
    </style:style>
    <style:style style:name="Table16.D" style:family="table-column">
      <style:table-column-properties style:column-width="0.425cm"/>
    </style:style>
    <style:style style:name="Table16.E" style:family="table-column">
      <style:table-column-properties style:column-width="1.898cm"/>
    </style:style>
    <style:style style:name="Table16.A1" style:family="table-cell">
      <style:table-cell-properties style:vertical-align="middle" fo:padding="0.049cm" fo:border="none"/>
    </style:style>
    <style:style style:name="Table17" style:family="table">
      <style:table-properties style:width="13.134cm" table:align="left"/>
    </style:style>
    <style:style style:name="Table17.A" style:family="table-column">
      <style:table-column-properties style:column-width="1.399cm"/>
    </style:style>
    <style:style style:name="Table17.B" style:family="table-column">
      <style:table-column-properties style:column-width="1.381cm"/>
    </style:style>
    <style:style style:name="Table17.C" style:family="table-column">
      <style:table-column-properties style:column-width="7.604cm"/>
    </style:style>
    <style:style style:name="Table17.D" style:family="table-column">
      <style:table-column-properties style:column-width="2.75cm"/>
    </style:style>
    <style:style style:name="Table17.A1" style:family="table-cell">
      <style:table-cell-properties style:vertical-align="middle" fo:padding="0.049cm" fo:border="none"/>
    </style:style>
    <style:style style:name="Table18" style:family="table">
      <style:table-properties style:width="11.259cm" fo:margin-left="1.251cm" table:align="left"/>
    </style:style>
    <style:style style:name="Table18.A" style:family="table-column">
      <style:table-column-properties style:column-width="1.868cm"/>
    </style:style>
    <style:style style:name="Table18.B" style:family="table-column">
      <style:table-column-properties style:column-width="0.318cm"/>
    </style:style>
    <style:style style:name="Table18.C" style:family="table-column">
      <style:table-column-properties style:column-width="1.771cm"/>
    </style:style>
    <style:style style:name="Table18.E" style:family="table-column">
      <style:table-column-properties style:column-width="1.251cm"/>
    </style:style>
    <style:style style:name="Table18.G" style:family="table-column">
      <style:table-column-properties style:column-width="1.242cm"/>
    </style:style>
    <style:style style:name="Table18.I" style:family="table-column">
      <style:table-column-properties style:column-width="0.841cm"/>
    </style:style>
    <style:style style:name="Table18.K" style:family="table-column">
      <style:table-column-properties style:column-width="1.512cm"/>
    </style:style>
    <style:style style:name="Table18.M" style:family="table-column">
      <style:table-column-properties style:column-width="0.87cm"/>
    </style:style>
    <style:style style:name="Table18.A1" style:family="table-cell">
      <style:table-cell-properties style:vertical-align="middle"/>
    </style:style>
    <style:style style:name="Table19" style:family="table">
      <style:table-properties style:width="15.75cm" fo:margin-left="1.251cm" table:align="left"/>
    </style:style>
    <style:style style:name="Table19.A" style:family="table-column">
      <style:table-column-properties style:column-width="3.013cm"/>
    </style:style>
    <style:style style:name="Table19.B" style:family="table-column">
      <style:table-column-properties style:column-width="0.34cm"/>
    </style:style>
    <style:style style:name="Table19.C" style:family="table-column">
      <style:table-column-properties style:column-width="12.397cm"/>
    </style:style>
    <style:style style:name="Table19.1" style:family="table-row">
      <style:table-row-properties fo:background-color="#f5f5f5">
        <style:background-image/>
      </style:table-row-properties>
    </style:style>
    <style:style style:name="Table19.A1" style:family="table-cell">
      <style:table-cell-properties style:vertical-align="middle" fo:padding="0.053cm" fo:border="none"/>
    </style:style>
    <style:style style:name="Table20" style:family="table">
      <style:table-properties style:width="3.009cm" fo:margin-left="1.251cm" table:align="left"/>
    </style:style>
    <style:style style:name="Table20.A" style:family="table-column">
      <style:table-column-properties style:column-width="0.697cm"/>
    </style:style>
    <style:style style:name="Table20.B" style:family="table-column">
      <style:table-column-properties style:column-width="0.459cm"/>
    </style:style>
    <style:style style:name="Table20.C" style:family="table-column">
      <style:table-column-properties style:column-width="0.485cm"/>
    </style:style>
    <style:style style:name="Table20.D" style:family="table-column">
      <style:table-column-properties style:column-width="1.369cm"/>
    </style:style>
    <style:style style:name="Table20.A1" style:family="table-cell">
      <style:table-cell-properties style:vertical-align="middle"/>
    </style:style>
    <style:style style:name="Table20" style:family="table">
      <style:table-properties style:width="3.009cm" fo:margin-left="1.251cm" table:align="left"/>
    </style:style>
    <style:style style:name="Table20.A" style:family="table-column">
      <style:table-column-properties style:column-width="0.697cm"/>
    </style:style>
    <style:style style:name="Table20.B" style:family="table-column">
      <style:table-column-properties style:column-width="0.459cm"/>
    </style:style>
    <style:style style:name="Table20.C" style:family="table-column">
      <style:table-column-properties style:column-width="0.485cm"/>
    </style:style>
    <style:style style:name="Table20.D" style:family="table-column">
      <style:table-column-properties style:column-width="1.369cm"/>
    </style:style>
    <style:style style:name="Table20.A1" style:family="table-cell">
      <style:table-cell-properties style:vertical-align="middle"/>
    </style:style>
    <style:style style:name="P1" style:family="paragraph" style:parent-style-name="Horizontal_20_Line">
      <style:text-properties officeooo:paragraph-rsid="001f7288"/>
    </style:style>
    <style:style style:name="P2" style:family="paragraph" style:parent-style-name="Preformatted_20_Text" style:list-style-name="L1">
      <style:text-properties officeooo:paragraph-rsid="001f7288"/>
    </style:style>
    <style:style style:name="P3" style:family="paragraph" style:parent-style-name="Preformatted_20_Text" style:list-style-name="L1">
      <style:paragraph-properties fo:margin-top="0cm" fo:margin-bottom="0.499cm" style:contextual-spacing="false"/>
      <style:text-properties officeooo:paragraph-rsid="001f7288"/>
    </style:style>
    <style:style style:name="P4" style:family="paragraph" style:parent-style-name="Preformatted_20_Text" style:list-style-name="L79">
      <style:text-properties officeooo:paragraph-rsid="001f7288"/>
    </style:style>
    <style:style style:name="P5" style:family="paragraph" style:parent-style-name="Preformatted_20_Text" style:list-style-name="L79">
      <style:paragraph-properties fo:margin-top="0cm" fo:margin-bottom="0.499cm" style:contextual-spacing="false"/>
      <style:text-properties officeooo:paragraph-rsid="001f7288"/>
    </style:style>
    <style:style style:name="P6" style:family="paragraph" style:parent-style-name="Preformatted_20_Text" style:list-style-name="L80">
      <style:text-properties officeooo:paragraph-rsid="001f7288"/>
    </style:style>
    <style:style style:name="P7" style:family="paragraph" style:parent-style-name="Preformatted_20_Text" style:list-style-name="L80">
      <style:paragraph-properties fo:margin-top="0cm" fo:margin-bottom="0.499cm" style:contextual-spacing="false"/>
      <style:text-properties officeooo:paragraph-rsid="001f7288"/>
    </style:style>
    <style:style style:name="P8" style:family="paragraph" style:parent-style-name="Preformatted_20_Text" style:list-style-name="L81">
      <style:text-properties officeooo:paragraph-rsid="001f7288"/>
    </style:style>
    <style:style style:name="P9" style:family="paragraph" style:parent-style-name="Preformatted_20_Text" style:list-style-name="L81">
      <style:paragraph-properties fo:margin-top="0cm" fo:margin-bottom="0.499cm" style:contextual-spacing="false"/>
      <style:text-properties officeooo:paragraph-rsid="001f7288"/>
    </style:style>
    <style:style style:name="P10" style:family="paragraph" style:parent-style-name="Preformatted_20_Text" style:list-style-name="L82">
      <style:text-properties officeooo:paragraph-rsid="001f7288"/>
    </style:style>
    <style:style style:name="P11" style:family="paragraph" style:parent-style-name="Preformatted_20_Text" style:list-style-name="L82">
      <style:paragraph-properties fo:margin-top="0cm" fo:margin-bottom="0.499cm" style:contextual-spacing="false"/>
      <style:text-properties officeooo:paragraph-rsid="001f7288"/>
    </style:style>
    <style:style style:name="P12" style:family="paragraph" style:parent-style-name="Preformatted_20_Text" style:list-style-name="L83">
      <style:text-properties officeooo:paragraph-rsid="001f7288"/>
    </style:style>
    <style:style style:name="P13" style:family="paragraph" style:parent-style-name="Preformatted_20_Text" style:list-style-name="L83">
      <style:paragraph-properties fo:margin-top="0cm" fo:margin-bottom="0.499cm" style:contextual-spacing="false"/>
      <style:text-properties officeooo:paragraph-rsid="001f7288"/>
    </style:style>
    <style:style style:name="P14" style:family="paragraph" style:parent-style-name="Preformatted_20_Text" style:list-style-name="L84">
      <style:text-properties officeooo:paragraph-rsid="001f7288"/>
    </style:style>
    <style:style style:name="P15" style:family="paragraph" style:parent-style-name="Preformatted_20_Text" style:list-style-name="L84">
      <style:paragraph-properties fo:margin-top="0cm" fo:margin-bottom="0.499cm" style:contextual-spacing="false"/>
      <style:text-properties officeooo:paragraph-rsid="001f7288"/>
    </style:style>
    <style:style style:name="P16" style:family="paragraph" style:parent-style-name="Preformatted_20_Text" style:list-style-name="L85">
      <style:text-properties officeooo:paragraph-rsid="001f7288"/>
    </style:style>
    <style:style style:name="P17" style:family="paragraph" style:parent-style-name="Preformatted_20_Text" style:list-style-name="L85">
      <style:paragraph-properties fo:margin-top="0cm" fo:margin-bottom="0.499cm" style:contextual-spacing="false"/>
      <style:text-properties officeooo:paragraph-rsid="001f7288"/>
    </style:style>
    <style:style style:name="P18" style:family="paragraph" style:parent-style-name="Preformatted_20_Text" style:list-style-name="L86">
      <style:text-properties officeooo:paragraph-rsid="001f7288"/>
    </style:style>
    <style:style style:name="P19" style:family="paragraph" style:parent-style-name="Preformatted_20_Text" style:list-style-name="L86">
      <style:paragraph-properties fo:margin-top="0cm" fo:margin-bottom="0.499cm" style:contextual-spacing="false"/>
      <style:text-properties officeooo:paragraph-rsid="001f7288"/>
    </style:style>
    <style:style style:name="P20" style:family="paragraph" style:parent-style-name="Preformatted_20_Text" style:list-style-name="L87">
      <style:text-properties officeooo:paragraph-rsid="001f7288"/>
    </style:style>
    <style:style style:name="P21" style:family="paragraph" style:parent-style-name="Preformatted_20_Text" style:list-style-name="L87">
      <style:paragraph-properties fo:margin-top="0cm" fo:margin-bottom="0.499cm" style:contextual-spacing="false"/>
      <style:text-properties officeooo:paragraph-rsid="001f7288"/>
    </style:style>
    <style:style style:name="P22" style:family="paragraph" style:parent-style-name="Preformatted_20_Text" style:list-style-name="L88">
      <style:text-properties officeooo:paragraph-rsid="001f7288"/>
    </style:style>
    <style:style style:name="P23" style:family="paragraph" style:parent-style-name="Preformatted_20_Text" style:list-style-name="L88">
      <style:paragraph-properties fo:margin-top="0cm" fo:margin-bottom="0.499cm" style:contextual-spacing="false"/>
      <style:text-properties officeooo:paragraph-rsid="001f7288"/>
    </style:style>
    <style:style style:name="P24" style:family="paragraph" style:parent-style-name="Preformatted_20_Text" style:list-style-name="L89">
      <style:text-properties officeooo:paragraph-rsid="001f7288"/>
    </style:style>
    <style:style style:name="P25" style:family="paragraph" style:parent-style-name="Preformatted_20_Text" style:list-style-name="L89">
      <style:paragraph-properties fo:margin-top="0cm" fo:margin-bottom="0.499cm" style:contextual-spacing="false"/>
      <style:text-properties officeooo:paragraph-rsid="001f7288"/>
    </style:style>
    <style:style style:name="P26" style:family="paragraph" style:parent-style-name="Preformatted_20_Text" style:list-style-name="L90">
      <style:text-properties officeooo:paragraph-rsid="001f7288"/>
    </style:style>
    <style:style style:name="P27" style:family="paragraph" style:parent-style-name="Preformatted_20_Text" style:list-style-name="L90">
      <style:paragraph-properties fo:margin-top="0cm" fo:margin-bottom="0.499cm" style:contextual-spacing="false"/>
      <style:text-properties officeooo:paragraph-rsid="001f7288"/>
    </style:style>
    <style:style style:name="P28" style:family="paragraph" style:parent-style-name="Preformatted_20_Text" style:list-style-name="L91">
      <style:text-properties officeooo:paragraph-rsid="001f7288"/>
    </style:style>
    <style:style style:name="P29" style:family="paragraph" style:parent-style-name="Preformatted_20_Text" style:list-style-name="L91">
      <style:paragraph-properties fo:margin-top="0cm" fo:margin-bottom="0.499cm" style:contextual-spacing="false"/>
      <style:text-properties officeooo:paragraph-rsid="001f7288"/>
    </style:style>
    <style:style style:name="P30" style:family="paragraph" style:parent-style-name="Preformatted_20_Text" style:list-style-name="L92">
      <style:text-properties officeooo:paragraph-rsid="001f7288"/>
    </style:style>
    <style:style style:name="P31" style:family="paragraph" style:parent-style-name="Preformatted_20_Text" style:list-style-name="L92">
      <style:paragraph-properties fo:margin-top="0cm" fo:margin-bottom="0.499cm" style:contextual-spacing="false"/>
      <style:text-properties officeooo:paragraph-rsid="001f7288"/>
    </style:style>
    <style:style style:name="P32" style:family="paragraph" style:parent-style-name="Preformatted_20_Text" style:list-style-name="L93">
      <style:text-properties officeooo:paragraph-rsid="001f7288"/>
    </style:style>
    <style:style style:name="P33" style:family="paragraph" style:parent-style-name="Preformatted_20_Text" style:list-style-name="L93">
      <style:paragraph-properties fo:margin-top="0cm" fo:margin-bottom="0.499cm" style:contextual-spacing="false"/>
      <style:text-properties officeooo:paragraph-rsid="001f7288"/>
    </style:style>
    <style:style style:name="P34" style:family="paragraph" style:parent-style-name="Preformatted_20_Text" style:list-style-name="L94">
      <style:text-properties officeooo:paragraph-rsid="001f7288"/>
    </style:style>
    <style:style style:name="P35" style:family="paragraph" style:parent-style-name="Preformatted_20_Text" style:list-style-name="L94">
      <style:paragraph-properties fo:margin-top="0cm" fo:margin-bottom="0.499cm" style:contextual-spacing="false"/>
      <style:text-properties officeooo:paragraph-rsid="001f7288"/>
    </style:style>
    <style:style style:name="P36" style:family="paragraph" style:parent-style-name="Preformatted_20_Text" style:list-style-name="L95">
      <style:text-properties officeooo:paragraph-rsid="001f7288"/>
    </style:style>
    <style:style style:name="P37" style:family="paragraph" style:parent-style-name="Preformatted_20_Text" style:list-style-name="L95">
      <style:paragraph-properties fo:margin-top="0cm" fo:margin-bottom="0.499cm" style:contextual-spacing="false"/>
      <style:text-properties officeooo:paragraph-rsid="001f7288"/>
    </style:style>
    <style:style style:name="P38" style:family="paragraph" style:parent-style-name="Preformatted_20_Text" style:list-style-name="L96">
      <style:text-properties officeooo:paragraph-rsid="001f7288"/>
    </style:style>
    <style:style style:name="P39" style:family="paragraph" style:parent-style-name="Preformatted_20_Text" style:list-style-name="L96">
      <style:paragraph-properties fo:margin-top="0cm" fo:margin-bottom="0.499cm" style:contextual-spacing="false"/>
      <style:text-properties officeooo:paragraph-rsid="001f7288"/>
    </style:style>
    <style:style style:name="P40" style:family="paragraph" style:parent-style-name="Preformatted_20_Text" style:list-style-name="L97">
      <style:text-properties officeooo:paragraph-rsid="001f7288"/>
    </style:style>
    <style:style style:name="P41" style:family="paragraph" style:parent-style-name="Preformatted_20_Text" style:list-style-name="L97">
      <style:paragraph-properties fo:margin-top="0cm" fo:margin-bottom="0.499cm" style:contextual-spacing="false"/>
      <style:text-properties officeooo:paragraph-rsid="001f7288"/>
    </style:style>
    <style:style style:name="P42" style:family="paragraph" style:parent-style-name="Preformatted_20_Text" style:list-style-name="L98">
      <style:text-properties officeooo:paragraph-rsid="001f7288"/>
    </style:style>
    <style:style style:name="P43" style:family="paragraph" style:parent-style-name="Preformatted_20_Text" style:list-style-name="L98">
      <style:paragraph-properties fo:margin-top="0cm" fo:margin-bottom="0.499cm" style:contextual-spacing="false"/>
      <style:text-properties officeooo:paragraph-rsid="001f7288"/>
    </style:style>
    <style:style style:name="P44" style:family="paragraph" style:parent-style-name="Preformatted_20_Text" style:list-style-name="L99">
      <style:text-properties officeooo:paragraph-rsid="001f7288"/>
    </style:style>
    <style:style style:name="P45" style:family="paragraph" style:parent-style-name="Preformatted_20_Text" style:list-style-name="L99">
      <style:paragraph-properties fo:margin-top="0cm" fo:margin-bottom="0.499cm" style:contextual-spacing="false"/>
      <style:text-properties officeooo:paragraph-rsid="001f7288"/>
    </style:style>
    <style:style style:name="P46" style:family="paragraph" style:parent-style-name="Preformatted_20_Text" style:list-style-name="L100">
      <style:text-properties officeooo:paragraph-rsid="001f7288"/>
    </style:style>
    <style:style style:name="P47" style:family="paragraph" style:parent-style-name="Preformatted_20_Text" style:list-style-name="L100">
      <style:paragraph-properties fo:margin-top="0cm" fo:margin-bottom="0.499cm" style:contextual-spacing="false"/>
      <style:text-properties officeooo:paragraph-rsid="001f7288"/>
    </style:style>
    <style:style style:name="P48" style:family="paragraph" style:parent-style-name="Preformatted_20_Text" style:list-style-name="L101">
      <style:text-properties officeooo:paragraph-rsid="001f7288"/>
    </style:style>
    <style:style style:name="P49" style:family="paragraph" style:parent-style-name="Preformatted_20_Text" style:list-style-name="L101">
      <style:paragraph-properties fo:margin-top="0cm" fo:margin-bottom="0.499cm" style:contextual-spacing="false"/>
      <style:text-properties officeooo:paragraph-rsid="001f7288"/>
    </style:style>
    <style:style style:name="P50" style:family="paragraph" style:parent-style-name="Preformatted_20_Text" style:list-style-name="L102">
      <style:text-properties officeooo:paragraph-rsid="001f7288"/>
    </style:style>
    <style:style style:name="P51" style:family="paragraph" style:parent-style-name="Preformatted_20_Text" style:list-style-name="L102">
      <style:paragraph-properties fo:margin-top="0cm" fo:margin-bottom="0.499cm" style:contextual-spacing="false"/>
      <style:text-properties officeooo:paragraph-rsid="001f7288"/>
    </style:style>
    <style:style style:name="P52" style:family="paragraph" style:parent-style-name="Preformatted_20_Text" style:list-style-name="L103">
      <style:text-properties officeooo:paragraph-rsid="001f7288"/>
    </style:style>
    <style:style style:name="P53" style:family="paragraph" style:parent-style-name="Preformatted_20_Text" style:list-style-name="L103">
      <style:paragraph-properties fo:margin-top="0cm" fo:margin-bottom="0.499cm" style:contextual-spacing="false"/>
      <style:text-properties officeooo:paragraph-rsid="001f7288"/>
    </style:style>
    <style:style style:name="P54" style:family="paragraph" style:parent-style-name="Preformatted_20_Text" style:list-style-name="L104">
      <style:text-properties officeooo:paragraph-rsid="001f7288"/>
    </style:style>
    <style:style style:name="P55" style:family="paragraph" style:parent-style-name="Preformatted_20_Text" style:list-style-name="L104">
      <style:paragraph-properties fo:margin-top="0cm" fo:margin-bottom="0.499cm" style:contextual-spacing="false"/>
      <style:text-properties officeooo:paragraph-rsid="001f7288"/>
    </style:style>
    <style:style style:name="P56" style:family="paragraph" style:parent-style-name="Preformatted_20_Text" style:list-style-name="L105">
      <style:text-properties officeooo:paragraph-rsid="001f7288"/>
    </style:style>
    <style:style style:name="P57" style:family="paragraph" style:parent-style-name="Preformatted_20_Text" style:list-style-name="L105">
      <style:paragraph-properties fo:margin-top="0cm" fo:margin-bottom="0.499cm" style:contextual-spacing="false"/>
      <style:text-properties officeooo:paragraph-rsid="001f7288"/>
    </style:style>
    <style:style style:name="P58" style:family="paragraph" style:parent-style-name="Preformatted_20_Text" style:list-style-name="L106">
      <style:text-properties officeooo:paragraph-rsid="001f7288"/>
    </style:style>
    <style:style style:name="P59" style:family="paragraph" style:parent-style-name="Preformatted_20_Text" style:list-style-name="L106">
      <style:paragraph-properties fo:margin-top="0cm" fo:margin-bottom="0.499cm" style:contextual-spacing="false"/>
      <style:text-properties officeooo:paragraph-rsid="001f7288"/>
    </style:style>
    <style:style style:name="P60" style:family="paragraph" style:parent-style-name="Preformatted_20_Text" style:list-style-name="L107">
      <style:text-properties officeooo:paragraph-rsid="001f7288"/>
    </style:style>
    <style:style style:name="P61" style:family="paragraph" style:parent-style-name="Preformatted_20_Text" style:list-style-name="L107">
      <style:paragraph-properties fo:margin-top="0cm" fo:margin-bottom="0.499cm" style:contextual-spacing="false"/>
      <style:text-properties officeooo:paragraph-rsid="001f7288"/>
    </style:style>
    <style:style style:name="P62" style:family="paragraph" style:parent-style-name="Preformatted_20_Text" style:list-style-name="L108">
      <style:text-properties officeooo:paragraph-rsid="001f7288"/>
    </style:style>
    <style:style style:name="P63" style:family="paragraph" style:parent-style-name="Preformatted_20_Text" style:list-style-name="L108">
      <style:paragraph-properties fo:margin-top="0cm" fo:margin-bottom="0.499cm" style:contextual-spacing="false"/>
      <style:text-properties officeooo:paragraph-rsid="001f7288"/>
    </style:style>
    <style:style style:name="P64" style:family="paragraph" style:parent-style-name="Preformatted_20_Text" style:list-style-name="L109">
      <style:text-properties officeooo:paragraph-rsid="001f7288"/>
    </style:style>
    <style:style style:name="P65" style:family="paragraph" style:parent-style-name="Preformatted_20_Text" style:list-style-name="L109">
      <style:paragraph-properties fo:margin-top="0cm" fo:margin-bottom="0.499cm" style:contextual-spacing="false"/>
      <style:text-properties officeooo:paragraph-rsid="001f7288"/>
    </style:style>
    <style:style style:name="P66" style:family="paragraph" style:parent-style-name="Preformatted_20_Text" style:list-style-name="L110">
      <style:text-properties officeooo:paragraph-rsid="001f7288"/>
    </style:style>
    <style:style style:name="P67" style:family="paragraph" style:parent-style-name="Preformatted_20_Text" style:list-style-name="L110">
      <style:paragraph-properties fo:margin-top="0cm" fo:margin-bottom="0.499cm" style:contextual-spacing="false"/>
      <style:text-properties officeooo:paragraph-rsid="001f7288"/>
    </style:style>
    <style:style style:name="P68" style:family="paragraph" style:parent-style-name="Preformatted_20_Text" style:list-style-name="L111">
      <style:text-properties officeooo:paragraph-rsid="001f7288"/>
    </style:style>
    <style:style style:name="P69" style:family="paragraph" style:parent-style-name="Preformatted_20_Text" style:list-style-name="L111">
      <style:paragraph-properties fo:margin-top="0cm" fo:margin-bottom="0.499cm" style:contextual-spacing="false"/>
      <style:text-properties officeooo:paragraph-rsid="001f7288"/>
    </style:style>
    <style:style style:name="P70" style:family="paragraph" style:parent-style-name="Preformatted_20_Text" style:list-style-name="L112">
      <style:text-properties officeooo:paragraph-rsid="001f7288"/>
    </style:style>
    <style:style style:name="P71" style:family="paragraph" style:parent-style-name="Preformatted_20_Text" style:list-style-name="L112">
      <style:paragraph-properties fo:margin-top="0cm" fo:margin-bottom="0.499cm" style:contextual-spacing="false"/>
      <style:text-properties officeooo:paragraph-rsid="001f7288"/>
    </style:style>
    <style:style style:name="P72" style:family="paragraph" style:parent-style-name="Preformatted_20_Text" style:list-style-name="L113">
      <style:text-properties officeooo:paragraph-rsid="001f7288"/>
    </style:style>
    <style:style style:name="P73" style:family="paragraph" style:parent-style-name="Preformatted_20_Text" style:list-style-name="L113">
      <style:paragraph-properties fo:margin-top="0cm" fo:margin-bottom="0.499cm" style:contextual-spacing="false"/>
      <style:text-properties officeooo:paragraph-rsid="001f7288"/>
    </style:style>
    <style:style style:name="P74" style:family="paragraph" style:parent-style-name="Preformatted_20_Text" style:list-style-name="L114">
      <style:text-properties officeooo:paragraph-rsid="001f7288"/>
    </style:style>
    <style:style style:name="P75" style:family="paragraph" style:parent-style-name="Preformatted_20_Text" style:list-style-name="L114">
      <style:paragraph-properties fo:margin-top="0cm" fo:margin-bottom="0.499cm" style:contextual-spacing="false"/>
      <style:text-properties officeooo:paragraph-rsid="001f7288"/>
    </style:style>
    <style:style style:name="P76" style:family="paragraph" style:parent-style-name="Preformatted_20_Text" style:list-style-name="L115">
      <style:text-properties officeooo:paragraph-rsid="001f7288"/>
    </style:style>
    <style:style style:name="P77" style:family="paragraph" style:parent-style-name="Preformatted_20_Text" style:list-style-name="L115">
      <style:paragraph-properties fo:margin-top="0cm" fo:margin-bottom="0.499cm" style:contextual-spacing="false"/>
      <style:text-properties officeooo:paragraph-rsid="001f7288"/>
    </style:style>
    <style:style style:name="P78" style:family="paragraph" style:parent-style-name="Preformatted_20_Text" style:list-style-name="L116">
      <style:text-properties officeooo:paragraph-rsid="001f7288"/>
    </style:style>
    <style:style style:name="P79" style:family="paragraph" style:parent-style-name="Preformatted_20_Text" style:list-style-name="L116">
      <style:paragraph-properties fo:margin-top="0cm" fo:margin-bottom="0.499cm" style:contextual-spacing="false"/>
      <style:text-properties officeooo:paragraph-rsid="001f7288"/>
    </style:style>
    <style:style style:name="P80" style:family="paragraph" style:parent-style-name="Preformatted_20_Text" style:list-style-name="L117">
      <style:text-properties officeooo:paragraph-rsid="001f7288"/>
    </style:style>
    <style:style style:name="P81" style:family="paragraph" style:parent-style-name="Preformatted_20_Text" style:list-style-name="L117">
      <style:paragraph-properties fo:margin-top="0cm" fo:margin-bottom="0.499cm" style:contextual-spacing="false"/>
      <style:text-properties officeooo:paragraph-rsid="001f7288"/>
    </style:style>
    <style:style style:name="P82" style:family="paragraph" style:parent-style-name="Preformatted_20_Text" style:list-style-name="L118">
      <style:text-properties officeooo:paragraph-rsid="001f7288"/>
    </style:style>
    <style:style style:name="P83" style:family="paragraph" style:parent-style-name="Preformatted_20_Text" style:list-style-name="L118">
      <style:paragraph-properties fo:margin-top="0cm" fo:margin-bottom="0.499cm" style:contextual-spacing="false"/>
      <style:text-properties officeooo:paragraph-rsid="001f7288"/>
    </style:style>
    <style:style style:name="P84" style:family="paragraph" style:parent-style-name="Preformatted_20_Text" style:list-style-name="L119">
      <style:text-properties officeooo:paragraph-rsid="001f7288"/>
    </style:style>
    <style:style style:name="P85" style:family="paragraph" style:parent-style-name="Preformatted_20_Text" style:list-style-name="L119">
      <style:paragraph-properties fo:margin-top="0cm" fo:margin-bottom="0.499cm" style:contextual-spacing="false"/>
      <style:text-properties officeooo:paragraph-rsid="001f7288"/>
    </style:style>
    <style:style style:name="P86" style:family="paragraph" style:parent-style-name="Preformatted_20_Text" style:list-style-name="L120">
      <style:text-properties officeooo:paragraph-rsid="001f7288"/>
    </style:style>
    <style:style style:name="P87" style:family="paragraph" style:parent-style-name="Preformatted_20_Text" style:list-style-name="L120">
      <style:paragraph-properties fo:margin-top="0cm" fo:margin-bottom="0.499cm" style:contextual-spacing="false"/>
      <style:text-properties officeooo:paragraph-rsid="001f7288"/>
    </style:style>
    <style:style style:name="P88" style:family="paragraph" style:parent-style-name="Preformatted_20_Text" style:list-style-name="L121">
      <style:text-properties officeooo:paragraph-rsid="001f7288"/>
    </style:style>
    <style:style style:name="P89" style:family="paragraph" style:parent-style-name="Preformatted_20_Text" style:list-style-name="L121">
      <style:paragraph-properties fo:margin-top="0cm" fo:margin-bottom="0.499cm" style:contextual-spacing="false"/>
      <style:text-properties officeooo:paragraph-rsid="001f7288"/>
    </style:style>
    <style:style style:name="P90" style:family="paragraph" style:parent-style-name="Preformatted_20_Text" style:list-style-name="L122">
      <style:text-properties officeooo:paragraph-rsid="001f7288"/>
    </style:style>
    <style:style style:name="P91" style:family="paragraph" style:parent-style-name="Preformatted_20_Text" style:list-style-name="L122">
      <style:paragraph-properties fo:margin-top="0cm" fo:margin-bottom="0.499cm" style:contextual-spacing="false"/>
      <style:text-properties officeooo:paragraph-rsid="001f7288"/>
    </style:style>
    <style:style style:name="P92" style:family="paragraph" style:parent-style-name="Preformatted_20_Text" style:list-style-name="L123">
      <style:text-properties officeooo:paragraph-rsid="001f7288"/>
    </style:style>
    <style:style style:name="P93" style:family="paragraph" style:parent-style-name="Preformatted_20_Text" style:list-style-name="L123">
      <style:paragraph-properties fo:margin-top="0cm" fo:margin-bottom="0.499cm" style:contextual-spacing="false"/>
      <style:text-properties officeooo:paragraph-rsid="001f7288"/>
    </style:style>
    <style:style style:name="P94" style:family="paragraph" style:parent-style-name="Preformatted_20_Text" style:list-style-name="L124">
      <style:text-properties officeooo:paragraph-rsid="001f7288"/>
    </style:style>
    <style:style style:name="P95" style:family="paragraph" style:parent-style-name="Preformatted_20_Text" style:list-style-name="L124">
      <style:paragraph-properties fo:margin-top="0cm" fo:margin-bottom="0.499cm" style:contextual-spacing="false"/>
      <style:text-properties officeooo:paragraph-rsid="001f7288"/>
    </style:style>
    <style:style style:name="P96" style:family="paragraph" style:parent-style-name="Preformatted_20_Text" style:list-style-name="L125">
      <style:text-properties officeooo:paragraph-rsid="001f7288"/>
    </style:style>
    <style:style style:name="P97" style:family="paragraph" style:parent-style-name="Preformatted_20_Text" style:list-style-name="L125">
      <style:paragraph-properties fo:margin-top="0cm" fo:margin-bottom="0.499cm" style:contextual-spacing="false"/>
      <style:text-properties officeooo:paragraph-rsid="001f7288"/>
    </style:style>
    <style:style style:name="P98" style:family="paragraph" style:parent-style-name="Preformatted_20_Text" style:list-style-name="L126">
      <style:text-properties officeooo:paragraph-rsid="001f7288"/>
    </style:style>
    <style:style style:name="P99" style:family="paragraph" style:parent-style-name="Preformatted_20_Text" style:list-style-name="L126">
      <style:paragraph-properties fo:margin-top="0cm" fo:margin-bottom="0.499cm" style:contextual-spacing="false"/>
      <style:text-properties officeooo:paragraph-rsid="001f7288"/>
    </style:style>
    <style:style style:name="P100" style:family="paragraph" style:parent-style-name="Preformatted_20_Text" style:list-style-name="L127">
      <style:text-properties officeooo:paragraph-rsid="001f7288"/>
    </style:style>
    <style:style style:name="P101" style:family="paragraph" style:parent-style-name="Preformatted_20_Text" style:list-style-name="L127">
      <style:paragraph-properties fo:margin-top="0cm" fo:margin-bottom="0.499cm" style:contextual-spacing="false"/>
      <style:text-properties officeooo:paragraph-rsid="001f7288"/>
    </style:style>
    <style:style style:name="P102" style:family="paragraph" style:parent-style-name="Preformatted_20_Text" style:list-style-name="L128">
      <style:text-properties officeooo:paragraph-rsid="001f7288"/>
    </style:style>
    <style:style style:name="P103" style:family="paragraph" style:parent-style-name="Preformatted_20_Text" style:list-style-name="L128">
      <style:paragraph-properties fo:margin-top="0cm" fo:margin-bottom="0.499cm" style:contextual-spacing="false"/>
      <style:text-properties officeooo:paragraph-rsid="001f7288"/>
    </style:style>
    <style:style style:name="P104" style:family="paragraph" style:parent-style-name="Preformatted_20_Text" style:list-style-name="L129">
      <style:text-properties officeooo:paragraph-rsid="001f7288"/>
    </style:style>
    <style:style style:name="P105" style:family="paragraph" style:parent-style-name="Preformatted_20_Text" style:list-style-name="L129">
      <style:paragraph-properties fo:margin-top="0cm" fo:margin-bottom="0.499cm" style:contextual-spacing="false"/>
      <style:text-properties officeooo:paragraph-rsid="001f7288"/>
    </style:style>
    <style:style style:name="P106" style:family="paragraph" style:parent-style-name="Preformatted_20_Text" style:list-style-name="L130">
      <style:text-properties officeooo:paragraph-rsid="001f7288"/>
    </style:style>
    <style:style style:name="P107" style:family="paragraph" style:parent-style-name="Preformatted_20_Text" style:list-style-name="L130">
      <style:paragraph-properties fo:margin-top="0cm" fo:margin-bottom="0.499cm" style:contextual-spacing="false"/>
      <style:text-properties officeooo:paragraph-rsid="001f7288"/>
    </style:style>
    <style:style style:name="P108" style:family="paragraph" style:parent-style-name="Preformatted_20_Text" style:list-style-name="L131">
      <style:text-properties officeooo:paragraph-rsid="001f7288"/>
    </style:style>
    <style:style style:name="P109" style:family="paragraph" style:parent-style-name="Preformatted_20_Text" style:list-style-name="L131">
      <style:paragraph-properties fo:margin-top="0cm" fo:margin-bottom="0.499cm" style:contextual-spacing="false"/>
      <style:text-properties officeooo:paragraph-rsid="001f7288"/>
    </style:style>
    <style:style style:name="P110" style:family="paragraph" style:parent-style-name="Preformatted_20_Text" style:list-style-name="L132">
      <style:text-properties officeooo:paragraph-rsid="001f7288"/>
    </style:style>
    <style:style style:name="P111" style:family="paragraph" style:parent-style-name="Preformatted_20_Text" style:list-style-name="L132">
      <style:paragraph-properties fo:margin-top="0cm" fo:margin-bottom="0.499cm" style:contextual-spacing="false"/>
      <style:text-properties officeooo:paragraph-rsid="001f7288"/>
    </style:style>
    <style:style style:name="P112" style:family="paragraph" style:parent-style-name="Preformatted_20_Text" style:list-style-name="L133">
      <style:text-properties officeooo:paragraph-rsid="001f7288"/>
    </style:style>
    <style:style style:name="P113" style:family="paragraph" style:parent-style-name="Preformatted_20_Text" style:list-style-name="L133">
      <style:paragraph-properties fo:margin-top="0cm" fo:margin-bottom="0.499cm" style:contextual-spacing="false"/>
      <style:text-properties officeooo:paragraph-rsid="001f7288"/>
    </style:style>
    <style:style style:name="P114" style:family="paragraph" style:parent-style-name="Preformatted_20_Text" style:list-style-name="L134">
      <style:text-properties officeooo:paragraph-rsid="001f7288"/>
    </style:style>
    <style:style style:name="P115" style:family="paragraph" style:parent-style-name="Preformatted_20_Text" style:list-style-name="L134">
      <style:paragraph-properties fo:margin-top="0cm" fo:margin-bottom="0.499cm" style:contextual-spacing="false"/>
      <style:text-properties officeooo:paragraph-rsid="001f7288"/>
    </style:style>
    <style:style style:name="P116" style:family="paragraph" style:parent-style-name="Preformatted_20_Text" style:list-style-name="L135">
      <style:text-properties officeooo:paragraph-rsid="001f7288"/>
    </style:style>
    <style:style style:name="P117" style:family="paragraph" style:parent-style-name="Preformatted_20_Text" style:list-style-name="L135">
      <style:paragraph-properties fo:margin-top="0cm" fo:margin-bottom="0.499cm" style:contextual-spacing="false"/>
      <style:text-properties officeooo:paragraph-rsid="001f7288"/>
    </style:style>
    <style:style style:name="P118" style:family="paragraph" style:parent-style-name="Preformatted_20_Text" style:list-style-name="L136">
      <style:text-properties officeooo:paragraph-rsid="001f7288"/>
    </style:style>
    <style:style style:name="P119" style:family="paragraph" style:parent-style-name="Preformatted_20_Text" style:list-style-name="L136">
      <style:paragraph-properties fo:margin-top="0cm" fo:margin-bottom="0.499cm" style:contextual-spacing="false"/>
      <style:text-properties officeooo:paragraph-rsid="001f7288"/>
    </style:style>
    <style:style style:name="P120" style:family="paragraph" style:parent-style-name="Preformatted_20_Text" style:list-style-name="L137">
      <style:text-properties officeooo:paragraph-rsid="001f7288"/>
    </style:style>
    <style:style style:name="P121" style:family="paragraph" style:parent-style-name="Preformatted_20_Text" style:list-style-name="L137">
      <style:paragraph-properties fo:margin-top="0cm" fo:margin-bottom="0.499cm" style:contextual-spacing="false"/>
      <style:text-properties officeooo:paragraph-rsid="001f7288"/>
    </style:style>
    <style:style style:name="P122" style:family="paragraph" style:parent-style-name="Preformatted_20_Text" style:list-style-name="L138">
      <style:text-properties officeooo:paragraph-rsid="001f7288"/>
    </style:style>
    <style:style style:name="P123" style:family="paragraph" style:parent-style-name="Preformatted_20_Text" style:list-style-name="L138">
      <style:paragraph-properties fo:margin-top="0cm" fo:margin-bottom="0.499cm" style:contextual-spacing="false"/>
      <style:text-properties officeooo:paragraph-rsid="001f7288"/>
    </style:style>
    <style:style style:name="P124" style:family="paragraph" style:parent-style-name="Preformatted_20_Text" style:list-style-name="L139">
      <style:text-properties officeooo:paragraph-rsid="001f7288"/>
    </style:style>
    <style:style style:name="P125" style:family="paragraph" style:parent-style-name="Preformatted_20_Text" style:list-style-name="L139">
      <style:paragraph-properties fo:margin-top="0cm" fo:margin-bottom="0.499cm" style:contextual-spacing="false"/>
      <style:text-properties officeooo:paragraph-rsid="001f7288"/>
    </style:style>
    <style:style style:name="P126" style:family="paragraph" style:parent-style-name="Preformatted_20_Text" style:list-style-name="L140">
      <style:text-properties officeooo:paragraph-rsid="001f7288"/>
    </style:style>
    <style:style style:name="P127" style:family="paragraph" style:parent-style-name="Preformatted_20_Text" style:list-style-name="L140">
      <style:paragraph-properties fo:margin-top="0cm" fo:margin-bottom="0.499cm" style:contextual-spacing="false"/>
      <style:text-properties officeooo:paragraph-rsid="001f7288"/>
    </style:style>
    <style:style style:name="P128" style:family="paragraph" style:parent-style-name="Preformatted_20_Text" style:list-style-name="L141">
      <style:text-properties officeooo:paragraph-rsid="001f7288"/>
    </style:style>
    <style:style style:name="P129" style:family="paragraph" style:parent-style-name="Preformatted_20_Text" style:list-style-name="L141">
      <style:paragraph-properties fo:margin-top="0cm" fo:margin-bottom="0.499cm" style:contextual-spacing="false"/>
      <style:text-properties officeooo:paragraph-rsid="001f7288"/>
    </style:style>
    <style:style style:name="P130" style:family="paragraph" style:parent-style-name="Preformatted_20_Text" style:list-style-name="L142">
      <style:text-properties officeooo:paragraph-rsid="001f7288"/>
    </style:style>
    <style:style style:name="P131" style:family="paragraph" style:parent-style-name="Preformatted_20_Text" style:list-style-name="L142">
      <style:paragraph-properties fo:margin-top="0cm" fo:margin-bottom="0.499cm" style:contextual-spacing="false"/>
      <style:text-properties officeooo:paragraph-rsid="001f7288"/>
    </style:style>
    <style:style style:name="P132" style:family="paragraph" style:parent-style-name="Preformatted_20_Text" style:list-style-name="L143">
      <style:text-properties officeooo:paragraph-rsid="001f7288"/>
    </style:style>
    <style:style style:name="P133" style:family="paragraph" style:parent-style-name="Preformatted_20_Text" style:list-style-name="L143">
      <style:paragraph-properties fo:margin-top="0cm" fo:margin-bottom="0.499cm" style:contextual-spacing="false"/>
      <style:text-properties officeooo:paragraph-rsid="001f7288"/>
    </style:style>
    <style:style style:name="P134" style:family="paragraph" style:parent-style-name="Preformatted_20_Text" style:list-style-name="L144">
      <style:text-properties officeooo:paragraph-rsid="001f7288"/>
    </style:style>
    <style:style style:name="P135" style:family="paragraph" style:parent-style-name="Preformatted_20_Text" style:list-style-name="L144">
      <style:paragraph-properties fo:margin-top="0cm" fo:margin-bottom="0.499cm" style:contextual-spacing="false"/>
      <style:text-properties officeooo:paragraph-rsid="001f7288"/>
    </style:style>
    <style:style style:name="P136" style:family="paragraph" style:parent-style-name="Preformatted_20_Text" style:list-style-name="L145">
      <style:text-properties officeooo:paragraph-rsid="001f7288"/>
    </style:style>
    <style:style style:name="P137" style:family="paragraph" style:parent-style-name="Preformatted_20_Text" style:list-style-name="L145">
      <style:paragraph-properties fo:margin-top="0cm" fo:margin-bottom="0.499cm" style:contextual-spacing="false"/>
      <style:text-properties officeooo:paragraph-rsid="001f7288"/>
    </style:style>
    <style:style style:name="P138" style:family="paragraph" style:parent-style-name="Preformatted_20_Text" style:list-style-name="L146">
      <style:text-properties officeooo:paragraph-rsid="001f7288"/>
    </style:style>
    <style:style style:name="P139" style:family="paragraph" style:parent-style-name="Preformatted_20_Text" style:list-style-name="L146">
      <style:paragraph-properties fo:margin-top="0cm" fo:margin-bottom="0.499cm" style:contextual-spacing="false"/>
      <style:text-properties officeooo:paragraph-rsid="001f7288"/>
    </style:style>
    <style:style style:name="P140" style:family="paragraph" style:parent-style-name="Preformatted_20_Text" style:list-style-name="L147">
      <style:text-properties officeooo:paragraph-rsid="001f7288"/>
    </style:style>
    <style:style style:name="P141" style:family="paragraph" style:parent-style-name="Preformatted_20_Text" style:list-style-name="L147">
      <style:paragraph-properties fo:margin-top="0cm" fo:margin-bottom="0.499cm" style:contextual-spacing="false"/>
      <style:text-properties officeooo:paragraph-rsid="001f7288"/>
    </style:style>
    <style:style style:name="P142" style:family="paragraph" style:parent-style-name="Preformatted_20_Text" style:list-style-name="L148">
      <style:text-properties officeooo:paragraph-rsid="001f7288"/>
    </style:style>
    <style:style style:name="P143" style:family="paragraph" style:parent-style-name="Preformatted_20_Text" style:list-style-name="L148">
      <style:paragraph-properties fo:margin-top="0cm" fo:margin-bottom="0.499cm" style:contextual-spacing="false"/>
      <style:text-properties officeooo:paragraph-rsid="001f7288"/>
    </style:style>
    <style:style style:name="P144" style:family="paragraph" style:parent-style-name="Preformatted_20_Text" style:list-style-name="L149">
      <style:text-properties officeooo:paragraph-rsid="001f7288"/>
    </style:style>
    <style:style style:name="P145" style:family="paragraph" style:parent-style-name="Preformatted_20_Text" style:list-style-name="L149">
      <style:paragraph-properties fo:margin-top="0cm" fo:margin-bottom="0.499cm" style:contextual-spacing="false"/>
      <style:text-properties officeooo:paragraph-rsid="001f7288"/>
    </style:style>
    <style:style style:name="P146" style:family="paragraph" style:parent-style-name="Preformatted_20_Text" style:list-style-name="L150">
      <style:text-properties officeooo:paragraph-rsid="001f7288"/>
    </style:style>
    <style:style style:name="P147" style:family="paragraph" style:parent-style-name="Preformatted_20_Text" style:list-style-name="L150">
      <style:paragraph-properties fo:margin-top="0cm" fo:margin-bottom="0.499cm" style:contextual-spacing="false"/>
      <style:text-properties officeooo:paragraph-rsid="001f7288"/>
    </style:style>
    <style:style style:name="P148" style:family="paragraph" style:parent-style-name="Preformatted_20_Text" style:list-style-name="L151">
      <style:text-properties officeooo:paragraph-rsid="001f7288"/>
    </style:style>
    <style:style style:name="P149" style:family="paragraph" style:parent-style-name="Preformatted_20_Text" style:list-style-name="L151">
      <style:paragraph-properties fo:margin-top="0cm" fo:margin-bottom="0.499cm" style:contextual-spacing="false"/>
      <style:text-properties officeooo:paragraph-rsid="001f7288"/>
    </style:style>
    <style:style style:name="P150" style:family="paragraph" style:parent-style-name="Preformatted_20_Text" style:list-style-name="L152">
      <style:text-properties officeooo:paragraph-rsid="001f7288"/>
    </style:style>
    <style:style style:name="P151" style:family="paragraph" style:parent-style-name="Preformatted_20_Text" style:list-style-name="L152">
      <style:paragraph-properties fo:margin-top="0cm" fo:margin-bottom="0.499cm" style:contextual-spacing="false"/>
      <style:text-properties officeooo:paragraph-rsid="001f7288"/>
    </style:style>
    <style:style style:name="P152" style:family="paragraph" style:parent-style-name="Preformatted_20_Text" style:list-style-name="L153">
      <style:text-properties officeooo:paragraph-rsid="001f7288"/>
    </style:style>
    <style:style style:name="P153" style:family="paragraph" style:parent-style-name="Preformatted_20_Text" style:list-style-name="L153">
      <style:paragraph-properties fo:margin-top="0cm" fo:margin-bottom="0.499cm" style:contextual-spacing="false"/>
      <style:text-properties officeooo:paragraph-rsid="001f7288"/>
    </style:style>
    <style:style style:name="P154" style:family="paragraph" style:parent-style-name="Preformatted_20_Text" style:list-style-name="L154">
      <style:text-properties officeooo:paragraph-rsid="001f7288"/>
    </style:style>
    <style:style style:name="P155" style:family="paragraph" style:parent-style-name="Preformatted_20_Text" style:list-style-name="L154">
      <style:paragraph-properties fo:margin-top="0cm" fo:margin-bottom="0.499cm" style:contextual-spacing="false"/>
      <style:text-properties officeooo:paragraph-rsid="001f7288"/>
    </style:style>
    <style:style style:name="P156" style:family="paragraph" style:parent-style-name="Preformatted_20_Text" style:list-style-name="L155">
      <style:text-properties officeooo:paragraph-rsid="001f7288"/>
    </style:style>
    <style:style style:name="P157" style:family="paragraph" style:parent-style-name="Preformatted_20_Text" style:list-style-name="L155">
      <style:paragraph-properties fo:margin-top="0cm" fo:margin-bottom="0.499cm" style:contextual-spacing="false"/>
      <style:text-properties officeooo:paragraph-rsid="001f7288"/>
    </style:style>
    <style:style style:name="P158" style:family="paragraph" style:parent-style-name="Standard">
      <style:paragraph-properties fo:margin-top="0cm" fo:margin-bottom="0cm" style:contextual-spacing="false"/>
      <style:text-properties fo:font-size="2pt" officeooo:paragraph-rsid="001f7288" style:font-size-asian="2pt" style:font-size-complex="2pt"/>
    </style:style>
    <style:style style:name="P159" style:family="paragraph" style:parent-style-name="Standard">
      <style:text-properties officeooo:paragraph-rsid="001f7288"/>
    </style:style>
    <style:style style:name="P160" style:family="paragraph" style:parent-style-name="Table_20_Contents">
      <style:paragraph-properties fo:text-align="end" style:justify-single-word="false"/>
      <style:text-properties fo:font-weight="bold" officeooo:paragraph-rsid="001f7288"/>
    </style:style>
    <style:style style:name="P161" style:family="paragraph" style:parent-style-name="Table_20_Contents">
      <style:text-properties fo:font-weight="bold" officeooo:paragraph-rsid="001f7288"/>
    </style:style>
    <style:style style:name="P162" style:family="paragraph" style:parent-style-name="Table_20_Contents">
      <style:paragraph-properties fo:text-align="end" style:justify-single-word="false"/>
      <style:text-properties officeooo:paragraph-rsid="001f7288"/>
    </style:style>
    <style:style style:name="P163" style:family="paragraph" style:parent-style-name="Table_20_Contents">
      <style:text-properties fo:font-size="2pt" officeooo:paragraph-rsid="001f7288" style:font-size-asian="2pt" style:font-size-complex="2pt"/>
    </style:style>
    <style:style style:name="P164" style:family="paragraph" style:parent-style-name="Table_20_Contents">
      <style:text-properties officeooo:paragraph-rsid="001f7288"/>
    </style:style>
    <style:style style:name="P165" style:family="paragraph" style:parent-style-name="Table_20_Contents">
      <style:paragraph-properties fo:margin-top="0cm" fo:margin-bottom="0.499cm" style:contextual-spacing="false"/>
      <style:text-properties officeooo:paragraph-rsid="001f7288"/>
    </style:style>
    <style:style style:name="P166" style:family="paragraph" style:parent-style-name="Text_20_body" style:list-style-name="L1">
      <style:paragraph-properties fo:margin-top="0cm" fo:margin-bottom="0cm" style:contextual-spacing="false"/>
      <style:text-properties officeooo:paragraph-rsid="001f7288"/>
    </style:style>
    <style:style style:name="P167" style:family="paragraph" style:parent-style-name="Text_20_body" style:list-style-name="L1">
      <style:text-properties officeooo:paragraph-rsid="001f7288"/>
    </style:style>
    <style:style style:name="P168" style:family="paragraph" style:parent-style-name="Text_20_body">
      <style:text-properties fo:font-weight="bold" officeooo:paragraph-rsid="001f7288"/>
    </style:style>
    <style:style style:name="P169" style:family="paragraph" style:parent-style-name="Text_20_body" style:list-style-name="L79">
      <style:paragraph-properties fo:margin-top="0cm" fo:margin-bottom="0cm" style:contextual-spacing="false"/>
      <style:text-properties officeooo:paragraph-rsid="001f7288"/>
    </style:style>
    <style:style style:name="P170" style:family="paragraph" style:parent-style-name="Text_20_body" style:list-style-name="L79">
      <style:text-properties officeooo:paragraph-rsid="001f7288"/>
    </style:style>
    <style:style style:name="P171" style:family="paragraph" style:parent-style-name="Text_20_body" style:list-style-name="L80">
      <style:paragraph-properties fo:margin-top="0cm" fo:margin-bottom="0cm" style:contextual-spacing="false"/>
      <style:text-properties officeooo:paragraph-rsid="001f7288"/>
    </style:style>
    <style:style style:name="P172" style:family="paragraph" style:parent-style-name="Text_20_body" style:list-style-name="L80">
      <style:text-properties officeooo:paragraph-rsid="001f7288"/>
    </style:style>
    <style:style style:name="P173" style:family="paragraph" style:parent-style-name="Text_20_body" style:list-style-name="L81">
      <style:paragraph-properties fo:margin-top="0cm" fo:margin-bottom="0cm" style:contextual-spacing="false"/>
      <style:text-properties officeooo:paragraph-rsid="001f7288"/>
    </style:style>
    <style:style style:name="P174" style:family="paragraph" style:parent-style-name="Text_20_body" style:list-style-name="L81">
      <style:text-properties officeooo:paragraph-rsid="001f7288"/>
    </style:style>
    <style:style style:name="P175" style:family="paragraph" style:parent-style-name="Text_20_body" style:list-style-name="L82">
      <style:paragraph-properties fo:margin-top="0cm" fo:margin-bottom="0cm" style:contextual-spacing="false"/>
      <style:text-properties officeooo:paragraph-rsid="001f7288"/>
    </style:style>
    <style:style style:name="P176" style:family="paragraph" style:parent-style-name="Text_20_body" style:list-style-name="L82">
      <style:text-properties officeooo:paragraph-rsid="001f7288"/>
    </style:style>
    <style:style style:name="P177" style:family="paragraph" style:parent-style-name="Text_20_body" style:list-style-name="L83">
      <style:paragraph-properties fo:margin-top="0cm" fo:margin-bottom="0cm" style:contextual-spacing="false"/>
      <style:text-properties officeooo:paragraph-rsid="001f7288"/>
    </style:style>
    <style:style style:name="P178" style:family="paragraph" style:parent-style-name="Text_20_body" style:list-style-name="L83">
      <style:text-properties officeooo:paragraph-rsid="001f7288"/>
    </style:style>
    <style:style style:name="P179" style:family="paragraph" style:parent-style-name="Text_20_body" style:list-style-name="L84">
      <style:paragraph-properties fo:margin-top="0cm" fo:margin-bottom="0cm" style:contextual-spacing="false"/>
      <style:text-properties officeooo:paragraph-rsid="001f7288"/>
    </style:style>
    <style:style style:name="P180" style:family="paragraph" style:parent-style-name="Text_20_body" style:list-style-name="L84">
      <style:text-properties officeooo:paragraph-rsid="001f7288"/>
    </style:style>
    <style:style style:name="P181" style:family="paragraph" style:parent-style-name="Text_20_body" style:list-style-name="L85">
      <style:paragraph-properties fo:margin-top="0cm" fo:margin-bottom="0cm" style:contextual-spacing="false"/>
      <style:text-properties officeooo:paragraph-rsid="001f7288"/>
    </style:style>
    <style:style style:name="P182" style:family="paragraph" style:parent-style-name="Text_20_body" style:list-style-name="L85">
      <style:text-properties officeooo:paragraph-rsid="001f7288"/>
    </style:style>
    <style:style style:name="P183" style:family="paragraph" style:parent-style-name="Text_20_body" style:list-style-name="L86">
      <style:paragraph-properties fo:margin-top="0cm" fo:margin-bottom="0cm" style:contextual-spacing="false"/>
      <style:text-properties officeooo:paragraph-rsid="001f7288"/>
    </style:style>
    <style:style style:name="P184" style:family="paragraph" style:parent-style-name="Text_20_body" style:list-style-name="L86">
      <style:text-properties officeooo:paragraph-rsid="001f7288"/>
    </style:style>
    <style:style style:name="P185" style:family="paragraph" style:parent-style-name="Text_20_body" style:list-style-name="L87">
      <style:paragraph-properties fo:margin-top="0cm" fo:margin-bottom="0cm" style:contextual-spacing="false"/>
      <style:text-properties officeooo:paragraph-rsid="001f7288"/>
    </style:style>
    <style:style style:name="P186" style:family="paragraph" style:parent-style-name="Text_20_body" style:list-style-name="L87">
      <style:text-properties officeooo:paragraph-rsid="001f7288"/>
    </style:style>
    <style:style style:name="P187" style:family="paragraph" style:parent-style-name="Text_20_body" style:list-style-name="L88">
      <style:paragraph-properties fo:margin-top="0cm" fo:margin-bottom="0cm" style:contextual-spacing="false"/>
      <style:text-properties officeooo:paragraph-rsid="001f7288"/>
    </style:style>
    <style:style style:name="P188" style:family="paragraph" style:parent-style-name="Text_20_body" style:list-style-name="L88">
      <style:text-properties officeooo:paragraph-rsid="001f7288"/>
    </style:style>
    <style:style style:name="P189" style:family="paragraph" style:parent-style-name="Text_20_body" style:list-style-name="L89">
      <style:paragraph-properties fo:margin-top="0cm" fo:margin-bottom="0cm" style:contextual-spacing="false"/>
      <style:text-properties officeooo:paragraph-rsid="001f7288"/>
    </style:style>
    <style:style style:name="P190" style:family="paragraph" style:parent-style-name="Text_20_body" style:list-style-name="L89">
      <style:text-properties officeooo:paragraph-rsid="001f7288"/>
    </style:style>
    <style:style style:name="P191" style:family="paragraph" style:parent-style-name="Text_20_body" style:list-style-name="L90">
      <style:paragraph-properties fo:margin-top="0cm" fo:margin-bottom="0cm" style:contextual-spacing="false"/>
      <style:text-properties officeooo:paragraph-rsid="001f7288"/>
    </style:style>
    <style:style style:name="P192" style:family="paragraph" style:parent-style-name="Text_20_body" style:list-style-name="L90">
      <style:text-properties officeooo:paragraph-rsid="001f7288"/>
    </style:style>
    <style:style style:name="P193" style:family="paragraph" style:parent-style-name="Text_20_body" style:list-style-name="L91">
      <style:paragraph-properties fo:margin-top="0cm" fo:margin-bottom="0cm" style:contextual-spacing="false"/>
      <style:text-properties officeooo:paragraph-rsid="001f7288"/>
    </style:style>
    <style:style style:name="P194" style:family="paragraph" style:parent-style-name="Text_20_body" style:list-style-name="L91">
      <style:text-properties officeooo:paragraph-rsid="001f7288"/>
    </style:style>
    <style:style style:name="P195" style:family="paragraph" style:parent-style-name="Text_20_body" style:list-style-name="L92">
      <style:paragraph-properties fo:margin-top="0cm" fo:margin-bottom="0cm" style:contextual-spacing="false"/>
      <style:text-properties officeooo:paragraph-rsid="001f7288"/>
    </style:style>
    <style:style style:name="P196" style:family="paragraph" style:parent-style-name="Text_20_body" style:list-style-name="L92">
      <style:text-properties officeooo:paragraph-rsid="001f7288"/>
    </style:style>
    <style:style style:name="P197" style:family="paragraph" style:parent-style-name="Text_20_body" style:list-style-name="L93">
      <style:paragraph-properties fo:margin-top="0cm" fo:margin-bottom="0cm" style:contextual-spacing="false"/>
      <style:text-properties officeooo:paragraph-rsid="001f7288"/>
    </style:style>
    <style:style style:name="P198" style:family="paragraph" style:parent-style-name="Text_20_body" style:list-style-name="L93">
      <style:text-properties officeooo:paragraph-rsid="001f7288"/>
    </style:style>
    <style:style style:name="P199" style:family="paragraph" style:parent-style-name="Text_20_body" style:list-style-name="L94">
      <style:paragraph-properties fo:margin-top="0cm" fo:margin-bottom="0cm" style:contextual-spacing="false"/>
      <style:text-properties officeooo:paragraph-rsid="001f7288"/>
    </style:style>
    <style:style style:name="P200" style:family="paragraph" style:parent-style-name="Text_20_body" style:list-style-name="L94">
      <style:text-properties officeooo:paragraph-rsid="001f7288"/>
    </style:style>
    <style:style style:name="P201" style:family="paragraph" style:parent-style-name="Text_20_body" style:list-style-name="L95">
      <style:paragraph-properties fo:margin-top="0cm" fo:margin-bottom="0cm" style:contextual-spacing="false"/>
      <style:text-properties officeooo:paragraph-rsid="001f7288"/>
    </style:style>
    <style:style style:name="P202" style:family="paragraph" style:parent-style-name="Text_20_body" style:list-style-name="L95">
      <style:text-properties officeooo:paragraph-rsid="001f7288"/>
    </style:style>
    <style:style style:name="P203" style:family="paragraph" style:parent-style-name="Text_20_body" style:list-style-name="L96">
      <style:paragraph-properties fo:margin-top="0cm" fo:margin-bottom="0cm" style:contextual-spacing="false"/>
      <style:text-properties officeooo:paragraph-rsid="001f7288"/>
    </style:style>
    <style:style style:name="P204" style:family="paragraph" style:parent-style-name="Text_20_body" style:list-style-name="L96">
      <style:text-properties officeooo:paragraph-rsid="001f7288"/>
    </style:style>
    <style:style style:name="P205" style:family="paragraph" style:parent-style-name="Text_20_body" style:list-style-name="L97">
      <style:paragraph-properties fo:margin-top="0cm" fo:margin-bottom="0cm" style:contextual-spacing="false"/>
      <style:text-properties officeooo:paragraph-rsid="001f7288"/>
    </style:style>
    <style:style style:name="P206" style:family="paragraph" style:parent-style-name="Text_20_body" style:list-style-name="L97">
      <style:text-properties officeooo:paragraph-rsid="001f7288"/>
    </style:style>
    <style:style style:name="P207" style:family="paragraph" style:parent-style-name="Text_20_body" style:list-style-name="L98">
      <style:paragraph-properties fo:margin-top="0cm" fo:margin-bottom="0cm" style:contextual-spacing="false"/>
      <style:text-properties officeooo:paragraph-rsid="001f7288"/>
    </style:style>
    <style:style style:name="P208" style:family="paragraph" style:parent-style-name="Text_20_body" style:list-style-name="L98">
      <style:text-properties officeooo:paragraph-rsid="001f7288"/>
    </style:style>
    <style:style style:name="P209" style:family="paragraph" style:parent-style-name="Text_20_body" style:list-style-name="L99">
      <style:paragraph-properties fo:margin-top="0cm" fo:margin-bottom="0cm" style:contextual-spacing="false"/>
      <style:text-properties officeooo:paragraph-rsid="001f7288"/>
    </style:style>
    <style:style style:name="P210" style:family="paragraph" style:parent-style-name="Text_20_body" style:list-style-name="L99">
      <style:text-properties officeooo:paragraph-rsid="001f7288"/>
    </style:style>
    <style:style style:name="P211" style:family="paragraph" style:parent-style-name="Text_20_body" style:list-style-name="L100">
      <style:paragraph-properties fo:margin-top="0cm" fo:margin-bottom="0cm" style:contextual-spacing="false"/>
      <style:text-properties officeooo:paragraph-rsid="001f7288"/>
    </style:style>
    <style:style style:name="P212" style:family="paragraph" style:parent-style-name="Text_20_body" style:list-style-name="L100">
      <style:text-properties officeooo:paragraph-rsid="001f7288"/>
    </style:style>
    <style:style style:name="P213" style:family="paragraph" style:parent-style-name="Text_20_body" style:list-style-name="L101">
      <style:paragraph-properties fo:margin-top="0cm" fo:margin-bottom="0cm" style:contextual-spacing="false"/>
      <style:text-properties officeooo:paragraph-rsid="001f7288"/>
    </style:style>
    <style:style style:name="P214" style:family="paragraph" style:parent-style-name="Text_20_body" style:list-style-name="L101">
      <style:text-properties officeooo:paragraph-rsid="001f7288"/>
    </style:style>
    <style:style style:name="P215" style:family="paragraph" style:parent-style-name="Text_20_body" style:list-style-name="L102">
      <style:paragraph-properties fo:margin-top="0cm" fo:margin-bottom="0cm" style:contextual-spacing="false"/>
      <style:text-properties officeooo:paragraph-rsid="001f7288"/>
    </style:style>
    <style:style style:name="P216" style:family="paragraph" style:parent-style-name="Text_20_body" style:list-style-name="L102">
      <style:text-properties officeooo:paragraph-rsid="001f7288"/>
    </style:style>
    <style:style style:name="P217" style:family="paragraph" style:parent-style-name="Text_20_body" style:list-style-name="L103">
      <style:paragraph-properties fo:margin-top="0cm" fo:margin-bottom="0cm" style:contextual-spacing="false"/>
      <style:text-properties officeooo:paragraph-rsid="001f7288"/>
    </style:style>
    <style:style style:name="P218" style:family="paragraph" style:parent-style-name="Text_20_body" style:list-style-name="L103">
      <style:text-properties officeooo:paragraph-rsid="001f7288"/>
    </style:style>
    <style:style style:name="P219" style:family="paragraph" style:parent-style-name="Text_20_body" style:list-style-name="L104">
      <style:paragraph-properties fo:margin-top="0cm" fo:margin-bottom="0cm" style:contextual-spacing="false"/>
      <style:text-properties officeooo:paragraph-rsid="001f7288"/>
    </style:style>
    <style:style style:name="P220" style:family="paragraph" style:parent-style-name="Text_20_body" style:list-style-name="L104">
      <style:text-properties officeooo:paragraph-rsid="001f7288"/>
    </style:style>
    <style:style style:name="P221" style:family="paragraph" style:parent-style-name="Text_20_body" style:list-style-name="L105">
      <style:paragraph-properties fo:margin-top="0cm" fo:margin-bottom="0cm" style:contextual-spacing="false"/>
      <style:text-properties officeooo:paragraph-rsid="001f7288"/>
    </style:style>
    <style:style style:name="P222" style:family="paragraph" style:parent-style-name="Text_20_body" style:list-style-name="L105">
      <style:text-properties officeooo:paragraph-rsid="001f7288"/>
    </style:style>
    <style:style style:name="P223" style:family="paragraph" style:parent-style-name="Text_20_body" style:list-style-name="L106">
      <style:paragraph-properties fo:margin-top="0cm" fo:margin-bottom="0cm" style:contextual-spacing="false"/>
      <style:text-properties officeooo:paragraph-rsid="001f7288"/>
    </style:style>
    <style:style style:name="P224" style:family="paragraph" style:parent-style-name="Text_20_body" style:list-style-name="L106">
      <style:text-properties officeooo:paragraph-rsid="001f7288"/>
    </style:style>
    <style:style style:name="P225" style:family="paragraph" style:parent-style-name="Text_20_body" style:list-style-name="L107">
      <style:paragraph-properties fo:margin-top="0cm" fo:margin-bottom="0cm" style:contextual-spacing="false"/>
      <style:text-properties officeooo:paragraph-rsid="001f7288"/>
    </style:style>
    <style:style style:name="P226" style:family="paragraph" style:parent-style-name="Text_20_body" style:list-style-name="L107">
      <style:text-properties officeooo:paragraph-rsid="001f7288"/>
    </style:style>
    <style:style style:name="P227" style:family="paragraph" style:parent-style-name="Text_20_body" style:list-style-name="L108">
      <style:paragraph-properties fo:margin-top="0cm" fo:margin-bottom="0cm" style:contextual-spacing="false"/>
      <style:text-properties officeooo:paragraph-rsid="001f7288"/>
    </style:style>
    <style:style style:name="P228" style:family="paragraph" style:parent-style-name="Text_20_body" style:list-style-name="L108">
      <style:text-properties officeooo:paragraph-rsid="001f7288"/>
    </style:style>
    <style:style style:name="P229" style:family="paragraph" style:parent-style-name="Text_20_body" style:list-style-name="L109">
      <style:paragraph-properties fo:margin-top="0cm" fo:margin-bottom="0cm" style:contextual-spacing="false"/>
      <style:text-properties officeooo:paragraph-rsid="001f7288"/>
    </style:style>
    <style:style style:name="P230" style:family="paragraph" style:parent-style-name="Text_20_body" style:list-style-name="L109">
      <style:text-properties officeooo:paragraph-rsid="001f7288"/>
    </style:style>
    <style:style style:name="P231" style:family="paragraph" style:parent-style-name="Text_20_body" style:list-style-name="L110">
      <style:paragraph-properties fo:margin-top="0cm" fo:margin-bottom="0cm" style:contextual-spacing="false"/>
      <style:text-properties officeooo:paragraph-rsid="001f7288"/>
    </style:style>
    <style:style style:name="P232" style:family="paragraph" style:parent-style-name="Text_20_body" style:list-style-name="L110">
      <style:text-properties officeooo:paragraph-rsid="001f7288"/>
    </style:style>
    <style:style style:name="P233" style:family="paragraph" style:parent-style-name="Text_20_body" style:list-style-name="L111">
      <style:paragraph-properties fo:margin-top="0cm" fo:margin-bottom="0cm" style:contextual-spacing="false"/>
      <style:text-properties officeooo:paragraph-rsid="001f7288"/>
    </style:style>
    <style:style style:name="P234" style:family="paragraph" style:parent-style-name="Text_20_body" style:list-style-name="L111">
      <style:text-properties officeooo:paragraph-rsid="001f7288"/>
    </style:style>
    <style:style style:name="P235" style:family="paragraph" style:parent-style-name="Text_20_body" style:list-style-name="L112">
      <style:paragraph-properties fo:margin-top="0cm" fo:margin-bottom="0cm" style:contextual-spacing="false"/>
      <style:text-properties officeooo:paragraph-rsid="001f7288"/>
    </style:style>
    <style:style style:name="P236" style:family="paragraph" style:parent-style-name="Text_20_body" style:list-style-name="L112">
      <style:text-properties officeooo:paragraph-rsid="001f7288"/>
    </style:style>
    <style:style style:name="P237" style:family="paragraph" style:parent-style-name="Text_20_body" style:list-style-name="L113">
      <style:paragraph-properties fo:margin-top="0cm" fo:margin-bottom="0cm" style:contextual-spacing="false"/>
      <style:text-properties officeooo:paragraph-rsid="001f7288"/>
    </style:style>
    <style:style style:name="P238" style:family="paragraph" style:parent-style-name="Text_20_body" style:list-style-name="L113">
      <style:text-properties officeooo:paragraph-rsid="001f7288"/>
    </style:style>
    <style:style style:name="P239" style:family="paragraph" style:parent-style-name="Text_20_body" style:list-style-name="L114">
      <style:paragraph-properties fo:margin-top="0cm" fo:margin-bottom="0cm" style:contextual-spacing="false"/>
      <style:text-properties officeooo:paragraph-rsid="001f7288"/>
    </style:style>
    <style:style style:name="P240" style:family="paragraph" style:parent-style-name="Text_20_body" style:list-style-name="L114">
      <style:text-properties officeooo:paragraph-rsid="001f7288"/>
    </style:style>
    <style:style style:name="P241" style:family="paragraph" style:parent-style-name="Text_20_body" style:list-style-name="L115">
      <style:paragraph-properties fo:margin-top="0cm" fo:margin-bottom="0cm" style:contextual-spacing="false"/>
      <style:text-properties officeooo:paragraph-rsid="001f7288"/>
    </style:style>
    <style:style style:name="P242" style:family="paragraph" style:parent-style-name="Text_20_body" style:list-style-name="L115">
      <style:text-properties officeooo:paragraph-rsid="001f7288"/>
    </style:style>
    <style:style style:name="P243" style:family="paragraph" style:parent-style-name="Text_20_body" style:list-style-name="L116">
      <style:paragraph-properties fo:margin-top="0cm" fo:margin-bottom="0cm" style:contextual-spacing="false"/>
      <style:text-properties officeooo:paragraph-rsid="001f7288"/>
    </style:style>
    <style:style style:name="P244" style:family="paragraph" style:parent-style-name="Text_20_body" style:list-style-name="L116">
      <style:text-properties officeooo:paragraph-rsid="001f7288"/>
    </style:style>
    <style:style style:name="P245" style:family="paragraph" style:parent-style-name="Text_20_body" style:list-style-name="L117">
      <style:paragraph-properties fo:margin-top="0cm" fo:margin-bottom="0cm" style:contextual-spacing="false"/>
      <style:text-properties officeooo:paragraph-rsid="001f7288"/>
    </style:style>
    <style:style style:name="P246" style:family="paragraph" style:parent-style-name="Text_20_body" style:list-style-name="L117">
      <style:text-properties officeooo:paragraph-rsid="001f7288"/>
    </style:style>
    <style:style style:name="P247" style:family="paragraph" style:parent-style-name="Text_20_body" style:list-style-name="L118">
      <style:paragraph-properties fo:margin-top="0cm" fo:margin-bottom="0cm" style:contextual-spacing="false"/>
      <style:text-properties officeooo:paragraph-rsid="001f7288"/>
    </style:style>
    <style:style style:name="P248" style:family="paragraph" style:parent-style-name="Text_20_body" style:list-style-name="L118">
      <style:text-properties officeooo:paragraph-rsid="001f7288"/>
    </style:style>
    <style:style style:name="P249" style:family="paragraph" style:parent-style-name="Text_20_body" style:list-style-name="L119">
      <style:paragraph-properties fo:margin-top="0cm" fo:margin-bottom="0cm" style:contextual-spacing="false"/>
      <style:text-properties officeooo:paragraph-rsid="001f7288"/>
    </style:style>
    <style:style style:name="P250" style:family="paragraph" style:parent-style-name="Text_20_body" style:list-style-name="L119">
      <style:text-properties officeooo:paragraph-rsid="001f7288"/>
    </style:style>
    <style:style style:name="P251" style:family="paragraph" style:parent-style-name="Text_20_body" style:list-style-name="L120">
      <style:paragraph-properties fo:margin-top="0cm" fo:margin-bottom="0cm" style:contextual-spacing="false"/>
      <style:text-properties officeooo:paragraph-rsid="001f7288"/>
    </style:style>
    <style:style style:name="P252" style:family="paragraph" style:parent-style-name="Text_20_body" style:list-style-name="L120">
      <style:text-properties officeooo:paragraph-rsid="001f7288"/>
    </style:style>
    <style:style style:name="P253" style:family="paragraph" style:parent-style-name="Text_20_body" style:list-style-name="L121">
      <style:paragraph-properties fo:margin-top="0cm" fo:margin-bottom="0cm" style:contextual-spacing="false"/>
      <style:text-properties officeooo:paragraph-rsid="001f7288"/>
    </style:style>
    <style:style style:name="P254" style:family="paragraph" style:parent-style-name="Text_20_body" style:list-style-name="L121">
      <style:text-properties officeooo:paragraph-rsid="001f7288"/>
    </style:style>
    <style:style style:name="P255" style:family="paragraph" style:parent-style-name="Text_20_body" style:list-style-name="L122">
      <style:paragraph-properties fo:margin-top="0cm" fo:margin-bottom="0cm" style:contextual-spacing="false"/>
      <style:text-properties officeooo:paragraph-rsid="001f7288"/>
    </style:style>
    <style:style style:name="P256" style:family="paragraph" style:parent-style-name="Text_20_body" style:list-style-name="L122">
      <style:text-properties officeooo:paragraph-rsid="001f7288"/>
    </style:style>
    <style:style style:name="P257" style:family="paragraph" style:parent-style-name="Text_20_body" style:list-style-name="L123">
      <style:paragraph-properties fo:margin-top="0cm" fo:margin-bottom="0cm" style:contextual-spacing="false"/>
      <style:text-properties officeooo:paragraph-rsid="001f7288"/>
    </style:style>
    <style:style style:name="P258" style:family="paragraph" style:parent-style-name="Text_20_body" style:list-style-name="L123">
      <style:text-properties officeooo:paragraph-rsid="001f7288"/>
    </style:style>
    <style:style style:name="P259" style:family="paragraph" style:parent-style-name="Text_20_body" style:list-style-name="L124">
      <style:paragraph-properties fo:margin-top="0cm" fo:margin-bottom="0cm" style:contextual-spacing="false"/>
      <style:text-properties officeooo:paragraph-rsid="001f7288"/>
    </style:style>
    <style:style style:name="P260" style:family="paragraph" style:parent-style-name="Text_20_body" style:list-style-name="L124">
      <style:text-properties officeooo:paragraph-rsid="001f7288"/>
    </style:style>
    <style:style style:name="P261" style:family="paragraph" style:parent-style-name="Text_20_body" style:list-style-name="L125">
      <style:paragraph-properties fo:margin-top="0cm" fo:margin-bottom="0cm" style:contextual-spacing="false"/>
      <style:text-properties officeooo:paragraph-rsid="001f7288"/>
    </style:style>
    <style:style style:name="P262" style:family="paragraph" style:parent-style-name="Text_20_body" style:list-style-name="L125">
      <style:text-properties officeooo:paragraph-rsid="001f7288"/>
    </style:style>
    <style:style style:name="P263" style:family="paragraph" style:parent-style-name="Text_20_body" style:list-style-name="L126">
      <style:paragraph-properties fo:margin-top="0cm" fo:margin-bottom="0cm" style:contextual-spacing="false"/>
      <style:text-properties officeooo:paragraph-rsid="001f7288"/>
    </style:style>
    <style:style style:name="P264" style:family="paragraph" style:parent-style-name="Text_20_body" style:list-style-name="L126">
      <style:text-properties officeooo:paragraph-rsid="001f7288"/>
    </style:style>
    <style:style style:name="P265" style:family="paragraph" style:parent-style-name="Text_20_body" style:list-style-name="L127">
      <style:paragraph-properties fo:margin-top="0cm" fo:margin-bottom="0cm" style:contextual-spacing="false"/>
      <style:text-properties officeooo:paragraph-rsid="001f7288"/>
    </style:style>
    <style:style style:name="P266" style:family="paragraph" style:parent-style-name="Text_20_body" style:list-style-name="L127">
      <style:text-properties officeooo:paragraph-rsid="001f7288"/>
    </style:style>
    <style:style style:name="P267" style:family="paragraph" style:parent-style-name="Text_20_body" style:list-style-name="L128">
      <style:paragraph-properties fo:margin-top="0cm" fo:margin-bottom="0cm" style:contextual-spacing="false"/>
      <style:text-properties officeooo:paragraph-rsid="001f7288"/>
    </style:style>
    <style:style style:name="P268" style:family="paragraph" style:parent-style-name="Text_20_body" style:list-style-name="L128">
      <style:text-properties officeooo:paragraph-rsid="001f7288"/>
    </style:style>
    <style:style style:name="P269" style:family="paragraph" style:parent-style-name="Text_20_body" style:list-style-name="L129">
      <style:paragraph-properties fo:margin-top="0cm" fo:margin-bottom="0cm" style:contextual-spacing="false"/>
      <style:text-properties officeooo:paragraph-rsid="001f7288"/>
    </style:style>
    <style:style style:name="P270" style:family="paragraph" style:parent-style-name="Text_20_body" style:list-style-name="L129">
      <style:text-properties officeooo:paragraph-rsid="001f7288"/>
    </style:style>
    <style:style style:name="P271" style:family="paragraph" style:parent-style-name="Text_20_body" style:list-style-name="L130">
      <style:paragraph-properties fo:margin-top="0cm" fo:margin-bottom="0cm" style:contextual-spacing="false"/>
      <style:text-properties officeooo:paragraph-rsid="001f7288"/>
    </style:style>
    <style:style style:name="P272" style:family="paragraph" style:parent-style-name="Text_20_body" style:list-style-name="L130">
      <style:text-properties officeooo:paragraph-rsid="001f7288"/>
    </style:style>
    <style:style style:name="P273" style:family="paragraph" style:parent-style-name="Text_20_body" style:list-style-name="L131">
      <style:paragraph-properties fo:margin-top="0cm" fo:margin-bottom="0cm" style:contextual-spacing="false"/>
      <style:text-properties officeooo:paragraph-rsid="001f7288"/>
    </style:style>
    <style:style style:name="P274" style:family="paragraph" style:parent-style-name="Text_20_body" style:list-style-name="L131">
      <style:text-properties officeooo:paragraph-rsid="001f7288"/>
    </style:style>
    <style:style style:name="P275" style:family="paragraph" style:parent-style-name="Text_20_body" style:list-style-name="L132">
      <style:paragraph-properties fo:margin-top="0cm" fo:margin-bottom="0cm" style:contextual-spacing="false"/>
      <style:text-properties officeooo:paragraph-rsid="001f7288"/>
    </style:style>
    <style:style style:name="P276" style:family="paragraph" style:parent-style-name="Text_20_body" style:list-style-name="L132">
      <style:text-properties officeooo:paragraph-rsid="001f7288"/>
    </style:style>
    <style:style style:name="P277" style:family="paragraph" style:parent-style-name="Text_20_body" style:list-style-name="L133">
      <style:paragraph-properties fo:margin-top="0cm" fo:margin-bottom="0cm" style:contextual-spacing="false"/>
      <style:text-properties officeooo:paragraph-rsid="001f7288"/>
    </style:style>
    <style:style style:name="P278" style:family="paragraph" style:parent-style-name="Text_20_body" style:list-style-name="L133">
      <style:text-properties officeooo:paragraph-rsid="001f7288"/>
    </style:style>
    <style:style style:name="P279" style:family="paragraph" style:parent-style-name="Text_20_body" style:list-style-name="L134">
      <style:paragraph-properties fo:margin-top="0cm" fo:margin-bottom="0cm" style:contextual-spacing="false"/>
      <style:text-properties officeooo:paragraph-rsid="001f7288"/>
    </style:style>
    <style:style style:name="P280" style:family="paragraph" style:parent-style-name="Text_20_body" style:list-style-name="L134">
      <style:text-properties officeooo:paragraph-rsid="001f7288"/>
    </style:style>
    <style:style style:name="P281" style:family="paragraph" style:parent-style-name="Text_20_body" style:list-style-name="L135">
      <style:paragraph-properties fo:margin-top="0cm" fo:margin-bottom="0cm" style:contextual-spacing="false"/>
      <style:text-properties officeooo:paragraph-rsid="001f7288"/>
    </style:style>
    <style:style style:name="P282" style:family="paragraph" style:parent-style-name="Text_20_body" style:list-style-name="L135">
      <style:text-properties officeooo:paragraph-rsid="001f7288"/>
    </style:style>
    <style:style style:name="P283" style:family="paragraph" style:parent-style-name="Text_20_body" style:list-style-name="L136">
      <style:paragraph-properties fo:margin-top="0cm" fo:margin-bottom="0cm" style:contextual-spacing="false"/>
      <style:text-properties officeooo:paragraph-rsid="001f7288"/>
    </style:style>
    <style:style style:name="P284" style:family="paragraph" style:parent-style-name="Text_20_body" style:list-style-name="L136">
      <style:text-properties officeooo:paragraph-rsid="001f7288"/>
    </style:style>
    <style:style style:name="P285" style:family="paragraph" style:parent-style-name="Text_20_body" style:list-style-name="L137">
      <style:paragraph-properties fo:margin-top="0cm" fo:margin-bottom="0cm" style:contextual-spacing="false"/>
      <style:text-properties officeooo:paragraph-rsid="001f7288"/>
    </style:style>
    <style:style style:name="P286" style:family="paragraph" style:parent-style-name="Text_20_body" style:list-style-name="L137">
      <style:text-properties officeooo:paragraph-rsid="001f7288"/>
    </style:style>
    <style:style style:name="P287" style:family="paragraph" style:parent-style-name="Text_20_body" style:list-style-name="L138">
      <style:paragraph-properties fo:margin-top="0cm" fo:margin-bottom="0cm" style:contextual-spacing="false"/>
      <style:text-properties officeooo:paragraph-rsid="001f7288"/>
    </style:style>
    <style:style style:name="P288" style:family="paragraph" style:parent-style-name="Text_20_body" style:list-style-name="L138">
      <style:text-properties officeooo:paragraph-rsid="001f7288"/>
    </style:style>
    <style:style style:name="P289" style:family="paragraph" style:parent-style-name="Text_20_body" style:list-style-name="L139">
      <style:paragraph-properties fo:margin-top="0cm" fo:margin-bottom="0cm" style:contextual-spacing="false"/>
      <style:text-properties officeooo:paragraph-rsid="001f7288"/>
    </style:style>
    <style:style style:name="P290" style:family="paragraph" style:parent-style-name="Text_20_body" style:list-style-name="L139">
      <style:text-properties officeooo:paragraph-rsid="001f7288"/>
    </style:style>
    <style:style style:name="P291" style:family="paragraph" style:parent-style-name="Text_20_body" style:list-style-name="L140">
      <style:paragraph-properties fo:margin-top="0cm" fo:margin-bottom="0cm" style:contextual-spacing="false"/>
      <style:text-properties officeooo:paragraph-rsid="001f7288"/>
    </style:style>
    <style:style style:name="P292" style:family="paragraph" style:parent-style-name="Text_20_body" style:list-style-name="L140">
      <style:text-properties officeooo:paragraph-rsid="001f7288"/>
    </style:style>
    <style:style style:name="P293" style:family="paragraph" style:parent-style-name="Text_20_body" style:list-style-name="L141">
      <style:paragraph-properties fo:margin-top="0cm" fo:margin-bottom="0cm" style:contextual-spacing="false"/>
      <style:text-properties officeooo:paragraph-rsid="001f7288"/>
    </style:style>
    <style:style style:name="P294" style:family="paragraph" style:parent-style-name="Text_20_body" style:list-style-name="L141">
      <style:text-properties officeooo:paragraph-rsid="001f7288"/>
    </style:style>
    <style:style style:name="P295" style:family="paragraph" style:parent-style-name="Text_20_body" style:list-style-name="L142">
      <style:paragraph-properties fo:margin-top="0cm" fo:margin-bottom="0cm" style:contextual-spacing="false"/>
      <style:text-properties officeooo:paragraph-rsid="001f7288"/>
    </style:style>
    <style:style style:name="P296" style:family="paragraph" style:parent-style-name="Text_20_body" style:list-style-name="L142">
      <style:text-properties officeooo:paragraph-rsid="001f7288"/>
    </style:style>
    <style:style style:name="P297" style:family="paragraph" style:parent-style-name="Text_20_body" style:list-style-name="L143">
      <style:paragraph-properties fo:margin-top="0cm" fo:margin-bottom="0cm" style:contextual-spacing="false"/>
      <style:text-properties officeooo:paragraph-rsid="001f7288"/>
    </style:style>
    <style:style style:name="P298" style:family="paragraph" style:parent-style-name="Text_20_body" style:list-style-name="L143">
      <style:text-properties officeooo:paragraph-rsid="001f7288"/>
    </style:style>
    <style:style style:name="P299" style:family="paragraph" style:parent-style-name="Text_20_body" style:list-style-name="L144">
      <style:paragraph-properties fo:margin-top="0cm" fo:margin-bottom="0cm" style:contextual-spacing="false"/>
      <style:text-properties officeooo:paragraph-rsid="001f7288"/>
    </style:style>
    <style:style style:name="P300" style:family="paragraph" style:parent-style-name="Text_20_body" style:list-style-name="L144">
      <style:text-properties officeooo:paragraph-rsid="001f7288"/>
    </style:style>
    <style:style style:name="P301" style:family="paragraph" style:parent-style-name="Text_20_body" style:list-style-name="L145">
      <style:paragraph-properties fo:margin-top="0cm" fo:margin-bottom="0cm" style:contextual-spacing="false"/>
      <style:text-properties officeooo:paragraph-rsid="001f7288"/>
    </style:style>
    <style:style style:name="P302" style:family="paragraph" style:parent-style-name="Text_20_body" style:list-style-name="L145">
      <style:text-properties officeooo:paragraph-rsid="001f7288"/>
    </style:style>
    <style:style style:name="P303" style:family="paragraph" style:parent-style-name="Text_20_body" style:list-style-name="L146">
      <style:paragraph-properties fo:margin-top="0cm" fo:margin-bottom="0cm" style:contextual-spacing="false"/>
      <style:text-properties officeooo:paragraph-rsid="001f7288"/>
    </style:style>
    <style:style style:name="P304" style:family="paragraph" style:parent-style-name="Text_20_body" style:list-style-name="L146">
      <style:text-properties officeooo:paragraph-rsid="001f7288"/>
    </style:style>
    <style:style style:name="P305" style:family="paragraph" style:parent-style-name="Text_20_body" style:list-style-name="L147">
      <style:paragraph-properties fo:margin-top="0cm" fo:margin-bottom="0cm" style:contextual-spacing="false"/>
      <style:text-properties officeooo:paragraph-rsid="001f7288"/>
    </style:style>
    <style:style style:name="P306" style:family="paragraph" style:parent-style-name="Text_20_body" style:list-style-name="L147">
      <style:text-properties officeooo:paragraph-rsid="001f7288"/>
    </style:style>
    <style:style style:name="P307" style:family="paragraph" style:parent-style-name="Text_20_body" style:list-style-name="L148">
      <style:paragraph-properties fo:margin-top="0cm" fo:margin-bottom="0cm" style:contextual-spacing="false"/>
      <style:text-properties officeooo:paragraph-rsid="001f7288"/>
    </style:style>
    <style:style style:name="P308" style:family="paragraph" style:parent-style-name="Text_20_body" style:list-style-name="L148">
      <style:text-properties officeooo:paragraph-rsid="001f7288"/>
    </style:style>
    <style:style style:name="P309" style:family="paragraph" style:parent-style-name="Text_20_body" style:list-style-name="L149">
      <style:paragraph-properties fo:margin-top="0cm" fo:margin-bottom="0cm" style:contextual-spacing="false"/>
      <style:text-properties officeooo:paragraph-rsid="001f7288"/>
    </style:style>
    <style:style style:name="P310" style:family="paragraph" style:parent-style-name="Text_20_body" style:list-style-name="L149">
      <style:text-properties officeooo:paragraph-rsid="001f7288"/>
    </style:style>
    <style:style style:name="P311" style:family="paragraph" style:parent-style-name="Text_20_body" style:list-style-name="L150">
      <style:paragraph-properties fo:margin-top="0cm" fo:margin-bottom="0cm" style:contextual-spacing="false"/>
      <style:text-properties officeooo:paragraph-rsid="001f7288"/>
    </style:style>
    <style:style style:name="P312" style:family="paragraph" style:parent-style-name="Text_20_body" style:list-style-name="L150">
      <style:text-properties officeooo:paragraph-rsid="001f7288"/>
    </style:style>
    <style:style style:name="P313" style:family="paragraph" style:parent-style-name="Text_20_body" style:list-style-name="L151">
      <style:paragraph-properties fo:margin-top="0cm" fo:margin-bottom="0cm" style:contextual-spacing="false"/>
      <style:text-properties officeooo:paragraph-rsid="001f7288"/>
    </style:style>
    <style:style style:name="P314" style:family="paragraph" style:parent-style-name="Text_20_body" style:list-style-name="L151">
      <style:text-properties officeooo:paragraph-rsid="001f7288"/>
    </style:style>
    <style:style style:name="P315" style:family="paragraph" style:parent-style-name="Text_20_body" style:list-style-name="L152">
      <style:paragraph-properties fo:margin-top="0cm" fo:margin-bottom="0cm" style:contextual-spacing="false"/>
      <style:text-properties officeooo:paragraph-rsid="001f7288"/>
    </style:style>
    <style:style style:name="P316" style:family="paragraph" style:parent-style-name="Text_20_body" style:list-style-name="L152">
      <style:text-properties officeooo:paragraph-rsid="001f7288"/>
    </style:style>
    <style:style style:name="P317" style:family="paragraph" style:parent-style-name="Text_20_body" style:list-style-name="L153">
      <style:paragraph-properties fo:margin-top="0cm" fo:margin-bottom="0cm" style:contextual-spacing="false"/>
      <style:text-properties officeooo:paragraph-rsid="001f7288"/>
    </style:style>
    <style:style style:name="P318" style:family="paragraph" style:parent-style-name="Text_20_body" style:list-style-name="L153">
      <style:text-properties officeooo:paragraph-rsid="001f7288"/>
    </style:style>
    <style:style style:name="P319" style:family="paragraph" style:parent-style-name="Text_20_body" style:list-style-name="L154">
      <style:paragraph-properties fo:margin-top="0cm" fo:margin-bottom="0cm" style:contextual-spacing="false"/>
      <style:text-properties officeooo:paragraph-rsid="001f7288"/>
    </style:style>
    <style:style style:name="P320" style:family="paragraph" style:parent-style-name="Text_20_body" style:list-style-name="L154">
      <style:text-properties officeooo:paragraph-rsid="001f7288"/>
    </style:style>
    <style:style style:name="P321" style:family="paragraph" style:parent-style-name="Text_20_body" style:list-style-name="L155">
      <style:paragraph-properties fo:margin-top="0cm" fo:margin-bottom="0cm" style:contextual-spacing="false"/>
      <style:text-properties officeooo:paragraph-rsid="001f7288"/>
    </style:style>
    <style:style style:name="P322" style:family="paragraph" style:parent-style-name="Text_20_body" style:list-style-name="L155">
      <style:text-properties officeooo:paragraph-rsid="001f7288"/>
    </style:style>
    <style:style style:name="P323" style:family="paragraph" style:parent-style-name="Text_20_body">
      <style:paragraph-properties fo:margin-top="0cm" fo:margin-bottom="0cm" style:contextual-spacing="false"/>
      <style:text-properties officeooo:paragraph-rsid="001f7288"/>
    </style:style>
    <style:style style:name="P324" style:family="paragraph" style:parent-style-name="Text_20_body">
      <style:text-properties officeooo:paragraph-rsid="001f7288"/>
    </style:style>
    <style:style style:name="T1" style:family="text">
      <style:text-properties fo:font-size="14pt" fo:font-weight="bold"/>
    </style:style>
    <style:style style:name="T2" style:family="text">
      <style:text-properties fo:font-weight="bold"/>
    </style:style>
    <style:style style:name="T3" style:family="text">
      <style:text-properties fo:font-style="italic"/>
    </style:style>
    <style:style style:name="T4" style:family="text">
      <style:text-properties fo:font-style="italic" fo:font-weight="bold"/>
    </style:style>
    <style:style style:name="T5" style:family="text">
      <style:text-properties style:text-position="-8% 80%"/>
    </style:style>
    <style:style style:name="T6" style:family="text">
      <style:text-properties style:text-position="-8% 80%" fo:font-style="italic"/>
    </style:style>
    <style:style style:name="T7" style:family="text">
      <style:text-properties style:text-position="-8% 80%" fo:font-size="10pt" fo:font-style="italic"/>
    </style:style>
    <style:style style:name="T8" style:family="text">
      <style:text-properties style:text-position="33% 80%"/>
    </style:style>
    <style:style style:name="T9" style:family="text">
      <style:text-properties style:text-position="33% 80%" fo:font-style="italic"/>
    </style:style>
    <style:style style:name="T10" style:family="text">
      <style:text-properties style:text-position="33% 80%" fo:font-size="10pt" fo:font-style="italic"/>
    </style:style>
    <style:style style:name="T11" style:family="text">
      <style:text-properties fo:font-size="10pt"/>
    </style:style>
    <style:style style:name="T12" style:family="text">
      <style:text-properties fo:font-size="10pt" fo:font-style="italic"/>
    </style:style>
    <style:style style:name="T13" style:family="text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9"><text:span text:style-name="T1">Functions of Vectors / Matrices / Cubes</text:span> </text:p>
      <text:p text:style-name="P1"/>
      <text:p text:style-name="P323"/>
      <text:p text:style-name="P324"><text:bookmark text:name="abs"/><text:span text:style-name="T2">abs( X )</text:span> </text:p>
      <text:list xml:id="list926446729" text:style-name="L1">
        <text:list-item>
          <text:p text:style-name="P166">Obtain the magnitude of each element </text:p>
        </text:list-item>
        <text:list-item>
          <text:p text:style-name="P166">Usage for non-complex X: </text:p>
          <text:list>
            <text:list-item>
              <text:p text:style-name="P166">Y = abs(X) </text:p>
            </text:list-item>
            <text:list-item>
              <text:p text:style-name="P166">X and Y must have the same matrix type or cube type, such as <text:span text:style-name="T3">mat</text:span> or <text:span text:style-name="T3">cube</text:span> </text:p>
            </text:list-item>
          </text:list>
          <text:p text:style-name="P166"/>
        </text:list-item>
        <text:list-item>
          <text:p text:style-name="P166">Usage for complex X: </text:p>
          <text:list>
            <text:list-item>
              <text:p text:style-name="P166"><text:span text:style-name="T3">real_object_type</text:span> Y = abs(X) </text:p>
            </text:list-item>
            <text:list-item>
              <text:p text:style-name="P166">The type of X must be a complex matrix or complex cube, such as <text:span text:style-name="T3">cx_mat</text:span> or <text:span text:style-name="T3">cx_cube</text:span> </text:p>
            </text:list-item>
            <text:list-item>
              <text:p text:style-name="P166">The type of Y must be the real counterpart to the type of X; if X has the type <text:span text:style-name="T3">cx_mat</text:span>, then the type of Y must be <text:span text:style-name="T3">mat</text:span> </text:p>
            </text:list-item>
          </text:list>
          <text:p text:style-name="P166"/>
        </text:list-item>
        <text:list-item>
          <text:p text:style-name="P167">Examples: </text:p>
          <text:list>
            <text:list-header>
              <text:p text:style-name="P2">mat A(5, 5, fill::randu);</text:p>
              <text:p text:style-name="P2">mat B = abs(A); </text:p>
              <text:p text:style-name="P2"/>
              <text:p text:style-name="P2">cx_mat X(5, 5, fill::randu);</text:p>
              <text:p text:style-name="P3"><text:s text:c="3"/>mat Y = abs(X);</text:p>
            </text:list-header>
          </text:list>
        </text:list-item>
        <text:list-item>
          <text:p text:style-name="P166">See also: </text:p>
          <text:list>
            <text:list-item>
              <text:p text:style-name="P166"><text:a xlink:type="simple" xlink:href="https://arma.sourceforge.net/docs.html#arg" text:style-name="Internet_20_link" text:visited-style-name="Visited_20_Internet_20_Link">arg()</text:a> </text:p>
            </text:list-item>
            <text:list-item>
              <text:p text:style-name="P166"><text:a xlink:type="simple" xlink:href="https://arma.sourceforge.net/docs.html#conj" text:style-name="Internet_20_link" text:visited-style-name="Visited_20_Internet_20_Link">conj()</text:a> </text:p>
            </text:list-item>
            <text:list-item>
              <text:p text:style-name="P166"><text:a xlink:type="simple" xlink:href="https://arma.sourceforge.net/docs.html#imag_real" text:style-name="Internet_20_link" text:visited-style-name="Visited_20_Internet_20_Link">imag() / real()</text:a> </text:p>
            </text:list-item>
            <text:list-item>
              <text:p text:style-name="P166"><text:a xlink:type="simple" xlink:href="https://arma.sourceforge.net/docs.html#pow" text:style-name="Internet_20_link" text:visited-style-name="Visited_20_Internet_20_Link">pow()</text:a> </text:p>
            </text:list-item>
            <text:list-item>
              <text:p text:style-name="P166"><text:a xlink:type="simple" xlink:href="https://arma.sourceforge.net/docs.html#misc_fns" text:style-name="Internet_20_link" text:visited-style-name="Visited_20_Internet_20_Link">miscellaneous element-wise functions</text:a> </text:p>
            </text:list-item>
          </text:list>
          <text:p text:style-name="P167"/>
        </text:list-item>
      </text:list>
      <text:p text:style-name="P1"/>
      <text:p text:style-name="P323"/>
      <text:p text:style-name="P324"><text:bookmark text:name="accu"/><text:span text:style-name="T2">accu( X )</text:span> </text:p>
      <text:list xml:id="list2115853860" text:style-name="L79">
        <text:list-item>
          <text:p text:style-name="P169">Accumulate (sum) all elements of a vector, matrix or cube </text:p>
        </text:list-item>
        <text:list-item>
          <text:p text:style-name="P170">Examples: </text:p>
          <text:list>
            <text:list-header>
              <text:p text:style-name="P4">mat A(5, 6, fill::randu);</text:p>
              <text:p text:style-name="P4">mat B(5, 6, fill::randu);</text:p>
              <text:p text:style-name="P4"/>
              <text:p text:style-name="P4">double x = accu(A);</text:p>
              <text:p text:style-name="P4"/>
              <text:p text:style-name="P4">double y = accu(A % B);</text:p>
              <text:p text:style-name="P4"/>
              <text:p text:style-name="P4">// accu(A % B) is a "multiply-and-accumulate" operation</text:p>
              <text:p text:style-name="P5">// as operator % performs element-wise multiplication</text:p>
            </text:list-header>
          </text:list>
          <text:p text:style-name="P169"/>
        </text:list-item>
        <text:list-item>
          <text:p text:style-name="P169">See also: </text:p>
          <text:list>
            <text:list-item>
              <text:p text:style-name="P169"><text:soft-page-break/><text:a xlink:type="simple" xlink:href="https://arma.sourceforge.net/docs.html#sum" text:style-name="Internet_20_link" text:visited-style-name="Visited_20_Internet_20_Link">sum()</text:a> </text:p>
            </text:list-item>
            <text:list-item>
              <text:p text:style-name="P169"><text:a xlink:type="simple" xlink:href="https://arma.sourceforge.net/docs.html#cumsum" text:style-name="Internet_20_link" text:visited-style-name="Visited_20_Internet_20_Link">cumsum()</text:a> </text:p>
            </text:list-item>
            <text:list-item>
              <text:p text:style-name="P169"><text:a xlink:type="simple" xlink:href="https://arma.sourceforge.net/docs.html#trace" text:style-name="Internet_20_link" text:visited-style-name="Visited_20_Internet_20_Link">trace()</text:a> </text:p>
            </text:list-item>
            <text:list-item>
              <text:p text:style-name="P169"><text:a xlink:type="simple" xlink:href="https://arma.sourceforge.net/docs.html#stats_fns" text:style-name="Internet_20_link" text:visited-style-name="Visited_20_Internet_20_Link">mean()</text:a> </text:p>
            </text:list-item>
            <text:list-item>
              <text:p text:style-name="P169"><text:a xlink:type="simple" xlink:href="https://arma.sourceforge.net/docs.html#dot" text:style-name="Internet_20_link" text:visited-style-name="Visited_20_Internet_20_Link">dot()</text:a> </text:p>
            </text:list-item>
            <text:list-item>
              <text:p text:style-name="P169"><text:a xlink:type="simple" xlink:href="https://arma.sourceforge.net/docs.html#as_scalar" text:style-name="Internet_20_link" text:visited-style-name="Visited_20_Internet_20_Link">as_scalar()</text:a> </text:p>
            </text:list-item>
          </text:list>
          <text:p text:style-name="P170"/>
        </text:list-item>
      </text:list>
      <text:p text:style-name="P1"/>
      <text:p text:style-name="P323"/>
      <text:p text:style-name="P324"><text:bookmark text:name="affmul"/><text:span text:style-name="T2">affmul( A, B )</text:span> </text:p>
      <text:list xml:id="list1017108153" text:style-name="L80">
        <text:list-item>
          <text:p text:style-name="P171">Multiply matrix <text:span text:style-name="T3">A</text:span> by an automatically extended form of <text:span text:style-name="T3">B</text:span> </text:p>
        </text:list-item>
        <text:list-item>
          <text:p text:style-name="P171"><text:span text:style-name="T3">A</text:span> is typically an affine transformation matrix </text:p>
        </text:list-item>
        <text:list-item>
          <text:p text:style-name="P171"><text:span text:style-name="T3">B</text:span> can be a vector or matrix, and is treated as having an additional row of ones </text:p>
        </text:list-item>
        <text:list-item>
          <text:p text:style-name="P171">The number of columns in <text:span text:style-name="T3">A</text:span> must be equal to number of rows in the extended form of <text:span text:style-name="T3">B</text:span> (ie. A.n_cols = B.n_rows+1) </text:p>
        </text:list-item>
        <text:list-item>
          <text:p text:style-name="P172">If <text:span text:style-name="T3">A</text:span> is 3x3 and <text:span text:style-name="T3">B</text:span> is 2x1, the equivalent matrix multiplication is: </text:p>
          <text:p text:style-name="P6">⎡ C<text:span text:style-name="T5">0</text:span> ⎤ <text:s text:c="2"/>⎡ A<text:span text:style-name="T5">00</text:span> A<text:span text:style-name="T5">01</text:span> A<text:span text:style-name="T5">02</text:span> ⎤ <text:s text:c="2"/>⎡ B<text:span text:style-name="T5">0</text:span> ⎤</text:p>
          <text:p text:style-name="P6">⎢ C<text:span text:style-name="T5">1</text:span> ⎥ = ⎢ A<text:span text:style-name="T5">10</text:span> A<text:span text:style-name="T5">11</text:span> A<text:span text:style-name="T5">12</text:span> ⎥ x ⎢ B<text:span text:style-name="T5">1</text:span> ⎥</text:p>
          <text:p text:style-name="P7">⎣ C<text:span text:style-name="T5">2</text:span> ⎦ <text:s text:c="2"/>⎣ A<text:span text:style-name="T5">20</text:span> A<text:span text:style-name="T5">21</text:span> A<text:span text:style-name="T5">22</text:span> ⎦ <text:s text:c="2"/>⎣ 1<text:span text:style-name="T5"> </text:span><text:s/>⎦</text:p>
        </text:list-item>
        <text:list-item>
          <text:p text:style-name="P172">If <text:span text:style-name="T3">A</text:span> is 2x3 and <text:span text:style-name="T3">B</text:span> is 2x1, the equivalent matrix multiplication is: </text:p>
          <text:p text:style-name="P6">⎡ C<text:span text:style-name="T5">0</text:span> ⎤ <text:s text:c="2"/>⎡ A<text:span text:style-name="T5">00</text:span> A<text:span text:style-name="T5">01</text:span> A<text:span text:style-name="T5">02</text:span> ⎤ <text:s text:c="2"/>⎡ B<text:span text:style-name="T5">0</text:span> ⎤</text:p>
          <text:p text:style-name="P6">⎣ C<text:span text:style-name="T5">1</text:span> ⎦ = ⎣ A<text:span text:style-name="T5">10</text:span> A<text:span text:style-name="T5">11</text:span> A<text:span text:style-name="T5">12</text:span> ⎦ x ⎢ B<text:span text:style-name="T5">1</text:span> ⎥</text:p>
          <text:p text:style-name="P7"><text:s text:c="26"/>⎣ 1<text:span text:style-name="T5"> </text:span><text:s/>⎦</text:p>
        </text:list-item>
        <text:list-item>
          <text:p text:style-name="P172">Examples: </text:p>
          <text:list>
            <text:list-header>
              <text:p text:style-name="P6">mat A(2, 3, fill::randu);</text:p>
              <text:p text:style-name="P6">vec B(2, <text:s text:c="3"/>fill::randu);</text:p>
              <text:p text:style-name="P6"/>
              <text:p text:style-name="P7">vec C = affmul(A,B);</text:p>
            </text:list-header>
          </text:list>
          <text:p text:style-name="P171"/>
        </text:list-item>
        <text:list-item>
          <text:p text:style-name="P171">See also: </text:p>
          <text:list>
            <text:list-item>
              <text:p text:style-name="P171"><text:a xlink:type="simple" xlink:href="https://arma.sourceforge.net/docs.html#operators" text:style-name="Internet_20_link" text:visited-style-name="Visited_20_Internet_20_Link">math operators</text:a> </text:p>
            </text:list-item>
            <text:list-item>
              <text:p text:style-name="P171"><text:a xlink:type="simple" xlink:href="https://en.wikipedia.org/wiki/Affine_transformation" text:style-name="Internet_20_link" text:visited-style-name="Visited_20_Internet_20_Link">Affine transformation in Wikipedia</text:a> </text:p>
            </text:list-item>
            <text:list-item>
              <text:p text:style-name="P171"><text:a xlink:type="simple" xlink:href="https://en.wikipedia.org/wiki/Transformation_matrix" text:style-name="Internet_20_link" text:visited-style-name="Visited_20_Internet_20_Link">Transformation matrix in Wikipedia</text:a> </text:p>
            </text:list-item>
          </text:list>
          <text:p text:style-name="P172"/>
        </text:list-item>
      </text:list>
      <text:p text:style-name="P1"/>
      <text:p text:style-name="P323"/>
      <text:p text:style-name="P324"><text:bookmark text:name="all"/><text:span text:style-name="T2">all( V )</text:span> <text:line-break/><text:span text:style-name="T2">all( X )</text:span> <text:line-break/><text:span text:style-name="T2">all( X, dim )</text:span> </text:p>
      <text:list xml:id="list3452422945" text:style-name="L81">
        <text:list-item>
          <text:p text:style-name="P173">For vector <text:span text:style-name="T3">V</text:span>, return <text:span text:style-name="T3">true</text:span> if all elements of the vector are non-zero or satisfy a relational condition </text:p>
        </text:list-item>
        <text:list-item>
          <text:p text:style-name="P173">For matrix <text:span text:style-name="T3">X</text:span> and </text:p>
          <text:list>
            <text:list-item>
              <text:p text:style-name="P173"><text:soft-page-break/><text:span text:style-name="T3">dim = 0</text:span>, return a row vector (of type <text:a xlink:type="simple" xlink:href="https://arma.sourceforge.net/docs.html#Row" text:style-name="Internet_20_link" text:visited-style-name="Visited_20_Internet_20_Link">urowvec</text:a> or <text:a xlink:type="simple" xlink:href="https://arma.sourceforge.net/docs.html#Mat" text:style-name="Internet_20_link" text:visited-style-name="Visited_20_Internet_20_Link">umat</text:a>), with each element (0 or 1) indicating whether the corresponding column of <text:span text:style-name="T3">X</text:span> has all non-zero elements </text:p>
            </text:list-item>
            <text:list-item>
              <text:p text:style-name="P173"><text:span text:style-name="T3">dim = 1</text:span>, return a column vector (of type <text:a xlink:type="simple" xlink:href="https://arma.sourceforge.net/docs.html#Col" text:style-name="Internet_20_link" text:visited-style-name="Visited_20_Internet_20_Link">ucolvec</text:a> or <text:a xlink:type="simple" xlink:href="https://arma.sourceforge.net/docs.html#Mat" text:style-name="Internet_20_link" text:visited-style-name="Visited_20_Internet_20_Link">umat</text:a>), with each element (0 or 1) indicating whether the corresponding row of <text:span text:style-name="T3">X</text:span> has all non-zero elements </text:p>
            </text:list-item>
          </text:list>
          <text:p text:style-name="P173"/>
        </text:list-item>
        <text:list-item>
          <text:p text:style-name="P173">The <text:span text:style-name="T3">dim</text:span> argument is optional; by default <text:span text:style-name="T3">dim = 0</text:span> is used </text:p>
        </text:list-item>
        <text:list-item>
          <text:p text:style-name="P173">Relational operators can be used instead of <text:span text:style-name="T3">V</text:span> or <text:span text:style-name="T3">X</text:span>, eg. <text:span text:style-name="T3">A &gt; 0.5</text:span> </text:p>
        </text:list-item>
        <text:list-item>
          <text:p text:style-name="P174">Examples: </text:p>
          <text:list>
            <text:list-header>
              <text:p text:style-name="P8">vec V(10, <text:s text:c="2"/>fill::randu);</text:p>
              <text:p text:style-name="P8">mat X(5, 5, fill::randu);</text:p>
              <text:p text:style-name="P8"/>
              <text:p text:style-name="P8"/>
              <text:p text:style-name="P8">// status1 will be set to true if vector V has all non-zero elements</text:p>
              <text:p text:style-name="P8">bool status1 = all(V);</text:p>
              <text:p text:style-name="P8"/>
              <text:p text:style-name="P8">// status2 will be set to true if vector V has all elements greater than 0.5</text:p>
              <text:p text:style-name="P8">bool status2 = all(V &gt; 0.5);</text:p>
              <text:p text:style-name="P8"/>
              <text:p text:style-name="P8">// status3 will be set to true if matrix X has all elements greater than 0.6;</text:p>
              <text:p text:style-name="P8">// note the use of vectorise()</text:p>
              <text:p text:style-name="P8">bool status3 = all(vectorise(X) &gt; 0.6);</text:p>
              <text:p text:style-name="P8"/>
              <text:p text:style-name="P8">// generate a row vector indicating which columns of X have all elements greater than 0.7</text:p>
              <text:p text:style-name="P8">umat A = all(X &gt; 0.7);</text:p>
              <text:p text:style-name="P9"/>
            </text:list-header>
          </text:list>
          <text:p text:style-name="P173"/>
        </text:list-item>
        <text:list-item>
          <text:p text:style-name="P173">See also: </text:p>
          <text:list>
            <text:list-item>
              <text:p text:style-name="P173"><text:a xlink:type="simple" xlink:href="https://arma.sourceforge.net/docs.html#any" text:style-name="Internet_20_link" text:visited-style-name="Visited_20_Internet_20_Link">any()</text:a> </text:p>
            </text:list-item>
            <text:list-item>
              <text:p text:style-name="P173"><text:a xlink:type="simple" xlink:href="https://arma.sourceforge.net/docs.html#approx_equal" text:style-name="Internet_20_link" text:visited-style-name="Visited_20_Internet_20_Link">approx_equal()</text:a> </text:p>
            </text:list-item>
            <text:list-item>
              <text:p text:style-name="P173"><text:a xlink:type="simple" xlink:href="https://arma.sourceforge.net/docs.html#find" text:style-name="Internet_20_link" text:visited-style-name="Visited_20_Internet_20_Link">find()</text:a> </text:p>
            </text:list-item>
            <text:list-item>
              <text:p text:style-name="P173"><text:a xlink:type="simple" xlink:href="https://arma.sourceforge.net/docs.html#is_zero" text:style-name="Internet_20_link" text:visited-style-name="Visited_20_Internet_20_Link">.is_zero()</text:a> </text:p>
            </text:list-item>
            <text:list-item>
              <text:p text:style-name="P173"><text:a xlink:type="simple" xlink:href="https://arma.sourceforge.net/docs.html#conv_to" text:style-name="Internet_20_link" text:visited-style-name="Visited_20_Internet_20_Link">conv_to()</text:a> (convert between matrix/vector types) </text:p>
            </text:list-item>
            <text:list-item>
              <text:p text:style-name="P173"><text:a xlink:type="simple" xlink:href="https://arma.sourceforge.net/docs.html#vectorise" text:style-name="Internet_20_link" text:visited-style-name="Visited_20_Internet_20_Link">vectorise()</text:a> </text:p>
            </text:list-item>
          </text:list>
          <text:p text:style-name="P174"/>
        </text:list-item>
      </text:list>
      <text:p text:style-name="P1"/>
      <text:p text:style-name="P323"/>
      <text:p text:style-name="P324"><text:bookmark text:name="any"/><text:span text:style-name="T2">any( V )</text:span> <text:line-break/><text:span text:style-name="T2">any( X )</text:span> <text:line-break/><text:span text:style-name="T2">any( X, dim )</text:span> </text:p>
      <text:list xml:id="list770878845" text:style-name="L82">
        <text:list-item>
          <text:p text:style-name="P175">For vector <text:span text:style-name="T3">V</text:span>, return <text:span text:style-name="T3">true</text:span> if any element of the vector is non-zero or satisfies a relational condition </text:p>
        </text:list-item>
        <text:list-item>
          <text:p text:style-name="P175">For matrix <text:span text:style-name="T3">X</text:span> and </text:p>
          <text:list>
            <text:list-item>
              <text:p text:style-name="P175"><text:span text:style-name="T3">dim = 0</text:span>, return a row vector (of type <text:a xlink:type="simple" xlink:href="https://arma.sourceforge.net/docs.html#Row" text:style-name="Internet_20_link" text:visited-style-name="Visited_20_Internet_20_Link">urowvec</text:a> or <text:a xlink:type="simple" xlink:href="https://arma.sourceforge.net/docs.html#Mat" text:style-name="Internet_20_link" text:visited-style-name="Visited_20_Internet_20_Link">umat</text:a>), with each element (0 or 1) indicating whether the corresponding column of <text:span text:style-name="T3">X</text:span> has any non-zero elements </text:p>
            </text:list-item>
            <text:list-item>
              <text:p text:style-name="P175"><text:span text:style-name="T3">dim = 1</text:span>, return a column vector (of type <text:a xlink:type="simple" xlink:href="https://arma.sourceforge.net/docs.html#Col" text:style-name="Internet_20_link" text:visited-style-name="Visited_20_Internet_20_Link">ucolvec</text:a> or <text:a xlink:type="simple" xlink:href="https://arma.sourceforge.net/docs.html#Mat" text:style-name="Internet_20_link" text:visited-style-name="Visited_20_Internet_20_Link">umat</text:a>), with each element (0 or 1) indicating whether the corresponding row of <text:span text:style-name="T3">X</text:span> has any non-zero elements </text:p>
            </text:list-item>
          </text:list>
          <text:p text:style-name="P175"><text:soft-page-break/></text:p>
        </text:list-item>
        <text:list-item>
          <text:p text:style-name="P175">The <text:span text:style-name="T3">dim</text:span> argument is optional; by default <text:span text:style-name="T3">dim = 0</text:span> is used </text:p>
        </text:list-item>
        <text:list-item>
          <text:p text:style-name="P175">Relational operators can be used instead of <text:span text:style-name="T3">V</text:span> or <text:span text:style-name="T3">X</text:span>, eg. <text:span text:style-name="T3">A &gt; 0.9</text:span> </text:p>
        </text:list-item>
        <text:list-item>
          <text:p text:style-name="P176">Examples: </text:p>
          <text:list>
            <text:list-header>
              <text:p text:style-name="P10">vec V(10, <text:s text:c="2"/>fill::randu);</text:p>
              <text:p text:style-name="P10">mat X(5, 5, fill::randu);</text:p>
              <text:p text:style-name="P10"/>
              <text:p text:style-name="P10"/>
              <text:p text:style-name="P10">// status1 will be set to true if vector V has any non-zero elements</text:p>
              <text:p text:style-name="P10">bool status1 = any(V);</text:p>
              <text:p text:style-name="P10"/>
              <text:p text:style-name="P10">// status2 will be set to true if vector V has any elements greater than 0.5</text:p>
              <text:p text:style-name="P10">bool status2 = any(V &gt; 0.5);</text:p>
              <text:p text:style-name="P10"/>
              <text:p text:style-name="P10">// status3 will be set to true if matrix X has any elements greater than 0.6;</text:p>
              <text:p text:style-name="P10">// note the use of vectorise()</text:p>
              <text:p text:style-name="P10">bool status3 = any(vectorise(X) &gt; 0.6);</text:p>
              <text:p text:style-name="P10"/>
              <text:p text:style-name="P10">// generate a row vector indicating which columns of X have elements greater than 0.7</text:p>
              <text:p text:style-name="P10">umat A = any(X &gt; 0.7);</text:p>
              <text:p text:style-name="P11"/>
            </text:list-header>
          </text:list>
          <text:p text:style-name="P175"/>
        </text:list-item>
        <text:list-item>
          <text:p text:style-name="P175">See also: </text:p>
          <text:list>
            <text:list-item>
              <text:p text:style-name="P175"><text:a xlink:type="simple" xlink:href="https://arma.sourceforge.net/docs.html#all" text:style-name="Internet_20_link" text:visited-style-name="Visited_20_Internet_20_Link">all()</text:a> </text:p>
            </text:list-item>
            <text:list-item>
              <text:p text:style-name="P175"><text:a xlink:type="simple" xlink:href="https://arma.sourceforge.net/docs.html#approx_equal" text:style-name="Internet_20_link" text:visited-style-name="Visited_20_Internet_20_Link">approx_equal()</text:a> </text:p>
            </text:list-item>
            <text:list-item>
              <text:p text:style-name="P175"><text:a xlink:type="simple" xlink:href="https://arma.sourceforge.net/docs.html#find" text:style-name="Internet_20_link" text:visited-style-name="Visited_20_Internet_20_Link">find()</text:a> </text:p>
            </text:list-item>
            <text:list-item>
              <text:p text:style-name="P175"><text:a xlink:type="simple" xlink:href="https://arma.sourceforge.net/docs.html#conv_to" text:style-name="Internet_20_link" text:visited-style-name="Visited_20_Internet_20_Link">conv_to()</text:a> (convert between matrix/vector types) </text:p>
            </text:list-item>
            <text:list-item>
              <text:p text:style-name="P175"><text:a xlink:type="simple" xlink:href="https://arma.sourceforge.net/docs.html#vectorise" text:style-name="Internet_20_link" text:visited-style-name="Visited_20_Internet_20_Link">vectorise()</text:a> </text:p>
            </text:list-item>
          </text:list>
          <text:p text:style-name="P176"/>
        </text:list-item>
      </text:list>
      <text:p text:style-name="P1"/>
      <text:p text:style-name="P323"/>
      <text:p text:style-name="P324"><text:bookmark text:name="approx_equal"/><text:span text:style-name="T2">approx_equal( A, B, method, tol )</text:span> <text:line-break/><text:span text:style-name="T2">approx_equal( A, B, method, abs_tol, rel_tol )</text:span> </text:p>
      <text:list xml:id="list3838814047" text:style-name="L83">
        <text:list-item>
          <text:p text:style-name="P177">Return <text:span text:style-name="T3">true</text:span> if all corresponding elements in <text:span text:style-name="T3">A</text:span> and <text:span text:style-name="T3">B</text:span> are approximately equal </text:p>
        </text:list-item>
        <text:list-item>
          <text:p text:style-name="P177">Return <text:span text:style-name="T3">false</text:span> if any of the corresponding elements in <text:span text:style-name="T3">A</text:span> and <text:span text:style-name="T3">B</text:span> are not approximately equal, or if <text:span text:style-name="T3">A</text:span> and <text:span text:style-name="T3">B</text:span> have different dimensions </text:p>
        </text:list-item>
        <text:list-item>
          <text:p text:style-name="P177">The argument <text:span text:style-name="T3">method</text:span> controls how the approximate equality is determined; it is one of: </text:p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164"><text:span text:style-name="Source_20_Text">"absdiff"</text:span></text:p>
          </table:table-cell>
          <table:table-cell table:style-name="Table2.A1" office:value-type="string">
            <text:p text:style-name="P164"> ↦ </text:p>
          </table:table-cell>
          <table:table-cell table:style-name="Table2.A1" office:value-type="string">
            <text:p text:style-name="P164">scalars <text:span text:style-name="T3">x</text:span> and <text:span text:style-name="T3">y</text:span> are considered equal if <text:span text:style-name="T3">|x − y|  ≤  tol</text:span></text:p>
          </table:table-cell>
        </table:table-row>
        <table:table-row>
          <table:table-cell table:style-name="Table2.A1" office:value-type="string">
            <text:p text:style-name="P164"><text:span text:style-name="Source_20_Text">"reldiff"</text:span></text:p>
          </table:table-cell>
          <table:table-cell table:style-name="Table2.A1" office:value-type="string">
            <text:p text:style-name="P164"> ↦ </text:p>
          </table:table-cell>
          <table:table-cell table:style-name="Table2.A1" office:value-type="string">
            <text:p text:style-name="P164">scalars <text:span text:style-name="T3">x</text:span> and <text:span text:style-name="T3">y</text:span> are considered equal if <text:span text:style-name="T3">|x − y| / max( |x|, |y| )  ≤  tol</text:span></text:p>
          </table:table-cell>
        </table:table-row>
        <table:table-row>
          <table:table-cell table:style-name="Table2.A1" office:value-type="string">
            <text:p text:style-name="P164"><text:span text:style-name="Source_20_Text">"both"</text:span></text:p>
          </table:table-cell>
          <table:table-cell table:style-name="Table2.A1" office:value-type="string">
            <text:p text:style-name="P164"> ↦ </text:p>
          </table:table-cell>
          <table:table-cell table:style-name="Table2.A1" office:value-type="string">
            <text:p text:style-name="P164">scalars <text:span text:style-name="T3">x</text:span> and <text:span text:style-name="T3">y</text:span> are considered equal if <text:span text:style-name="T3">|x − y|  ≤  abs_tol</text:span> <text:span text:style-name="T2">or</text:span> <text:span text:style-name="T3">|x − y| / max( |x|, |y| )  ≤  rel_tol</text:span></text:p>
          </table:table-cell>
        </table:table-row>
      </table:table>
      <text:list xml:id="list25748889221330" text:continue-numbering="true" text:style-name="L83">
        <text:list-header>
          <text:p text:style-name="P177"/>
        </text:list-header>
        <text:list-item>
          <text:p text:style-name="P178">Examples: </text:p>
          <text:list>
            <text:list-header>
              <text:p text:style-name="P12">mat A(5, 5, fill::randu);</text:p>
              <text:p text:style-name="P12">mat B = A + 0.001;</text:p>
              <text:p text:style-name="P12"/>
              <text:p text:style-name="P12"><text:soft-page-break/>bool same1 = approx_equal(A, B, "absdiff", 0.002);</text:p>
              <text:p text:style-name="P12"/>
              <text:p text:style-name="P12"/>
              <text:p text:style-name="P12">mat C = 1000 * randu&lt;mat&gt;(5,5);</text:p>
              <text:p text:style-name="P12">mat D = C + 1;</text:p>
              <text:p text:style-name="P12"/>
              <text:p text:style-name="P12">bool same2 = approx_equal(C, D, "reldiff", 0.1);</text:p>
              <text:p text:style-name="P12"/>
              <text:p text:style-name="P13">bool same3 = approx_equal(C, D, "both", 2, 0.1);</text:p>
            </text:list-header>
          </text:list>
        </text:list-item>
        <text:list-item>
          <text:p text:style-name="P177">See also: </text:p>
          <text:list>
            <text:list-item>
              <text:p text:style-name="P177"><text:a xlink:type="simple" xlink:href="https://arma.sourceforge.net/docs.html#all" text:style-name="Internet_20_link" text:visited-style-name="Visited_20_Internet_20_Link">all()</text:a> </text:p>
            </text:list-item>
            <text:list-item>
              <text:p text:style-name="P177"><text:a xlink:type="simple" xlink:href="https://arma.sourceforge.net/docs.html#any" text:style-name="Internet_20_link" text:visited-style-name="Visited_20_Internet_20_Link">any()</text:a> </text:p>
            </text:list-item>
            <text:list-item>
              <text:p text:style-name="P177"><text:a xlink:type="simple" xlink:href="https://arma.sourceforge.net/docs.html#find" text:style-name="Internet_20_link" text:visited-style-name="Visited_20_Internet_20_Link">find()</text:a> </text:p>
            </text:list-item>
            <text:list-item>
              <text:p text:style-name="P177"><text:a xlink:type="simple" xlink:href="https://arma.sourceforge.net/docs.html#is_zero" text:style-name="Internet_20_link" text:visited-style-name="Visited_20_Internet_20_Link">.is_zero()</text:a> </text:p>
            </text:list-item>
            <text:list-item>
              <text:p text:style-name="P177"><text:a xlink:type="simple" xlink:href="https://arma.sourceforge.net/docs.html#operators" text:style-name="Internet_20_link" text:visited-style-name="Visited_20_Internet_20_Link">relational operators</text:a> </text:p>
            </text:list-item>
          </text:list>
          <text:p text:style-name="P178"/>
        </text:list-item>
      </text:list>
      <text:p text:style-name="P1"/>
      <text:p text:style-name="P323"/>
      <text:p text:style-name="P324"><text:bookmark text:name="arg"/><text:span text:style-name="T2">arg( X )</text:span> </text:p>
      <text:list xml:id="list847508413" text:style-name="L84">
        <text:list-item>
          <text:p text:style-name="P179">Obtain the phase angle (in radians) of each element </text:p>
        </text:list-item>
        <text:list-item>
          <text:p text:style-name="P179">Usage for non-complex X: </text:p>
          <text:list>
            <text:list-item>
              <text:p text:style-name="P179">Y = arg(X) </text:p>
            </text:list-item>
            <text:list-item>
              <text:p text:style-name="P179">X and Y must have the same matrix type or cube type, such as <text:span text:style-name="T3">mat</text:span> or <text:span text:style-name="T3">cube</text:span> </text:p>
            </text:list-item>
            <text:list-item>
              <text:p text:style-name="P179">non-complex elements are treated as complex elements with zero imaginary component </text:p>
            </text:list-item>
          </text:list>
          <text:p text:style-name="P179"/>
        </text:list-item>
        <text:list-item>
          <text:p text:style-name="P179">Usage for complex X: </text:p>
          <text:list>
            <text:list-item>
              <text:p text:style-name="P179"><text:span text:style-name="T3">real_object_type</text:span> Y = arg(X) </text:p>
            </text:list-item>
            <text:list-item>
              <text:p text:style-name="P179">The type of X must be a complex matrix or complex cube, such as <text:span text:style-name="T3">cx_mat</text:span> or <text:span text:style-name="T3">cx_cube</text:span> </text:p>
            </text:list-item>
            <text:list-item>
              <text:p text:style-name="P179">The type of Y must be the real counterpart to the type of X; if X has the type <text:span text:style-name="T3">cx_mat</text:span>, then the type of Y must be <text:span text:style-name="T3">mat</text:span> </text:p>
            </text:list-item>
          </text:list>
          <text:p text:style-name="P179"/>
        </text:list-item>
        <text:list-item>
          <text:p text:style-name="P180">Examples: </text:p>
          <text:list>
            <text:list-header>
              <text:p text:style-name="P14">cx_mat A(5, 5, fill::randu);</text:p>
              <text:p text:style-name="P15"><text:s text:c="3"/>mat B = arg(A); </text:p>
            </text:list-header>
          </text:list>
        </text:list-item>
        <text:list-item>
          <text:p text:style-name="P179">See also: </text:p>
          <text:list>
            <text:list-item>
              <text:p text:style-name="P179"><text:a xlink:type="simple" xlink:href="https://arma.sourceforge.net/docs.html#abs" text:style-name="Internet_20_link" text:visited-style-name="Visited_20_Internet_20_Link">abs()</text:a> </text:p>
            </text:list-item>
            <text:list-item>
              <text:p text:style-name="P179"><text:a xlink:type="simple" xlink:href="https://arma.sourceforge.net/docs.html#trig_fns" text:style-name="Internet_20_link" text:visited-style-name="Visited_20_Internet_20_Link">atan2()</text:a> </text:p>
            </text:list-item>
            <text:list-item>
              <text:p text:style-name="P179"><text:a xlink:type="simple" xlink:href="https://en.wikipedia.org/wiki/Argument_(complex_analysis)" text:style-name="Internet_20_link" text:visited-style-name="Visited_20_Internet_20_Link">Argument (complex analysis) in Wikipedia</text:a> </text:p>
            </text:list-item>
            <text:list-item>
              <text:p text:style-name="P179"><text:a xlink:type="simple" xlink:href="https://mathworld.wolfram.com/ComplexArgument.html" text:style-name="Internet_20_link" text:visited-style-name="Visited_20_Internet_20_Link">Complex Argument in MathWorld</text:a> </text:p>
            </text:list-item>
          </text:list>
          <text:p text:style-name="P180"/>
        </text:list-item>
      </text:list>
      <text:p text:style-name="P1"/>
      <text:p text:style-name="P323"/>
      <text:p text:style-name="P324"><text:bookmark text:name="as_scalar"/><text:soft-page-break/><text:span text:style-name="T2">as_scalar( expression )</text:span> </text:p>
      <text:list xml:id="list800186742" text:style-name="L85">
        <text:list-item>
          <text:p text:style-name="P181">Evaluate an expression that results in a 1x1 matrix, followed by converting the 1x1 matrix to a pure scalar </text:p>
        </text:list-item>
        <text:list-item>
          <text:p text:style-name="P181">Optimised expression evaluations are automatically used when a binary or trinary expression is given (ie. 2 or 3 terms) </text:p>
        </text:list-item>
        <text:list-item>
          <text:p text:style-name="P182">Examples: </text:p>
          <text:list>
            <text:list-header>
              <text:p text:style-name="P16">rowvec r(5, fill::randu);</text:p>
              <text:p text:style-name="P16">colvec q(5, fill::randu);</text:p>
              <text:p text:style-name="P16"/>
              <text:p text:style-name="P16">mat X(5, 5, fill::randu);</text:p>
              <text:p text:style-name="P16"/>
              <text:p text:style-name="P16">// examples of expressions which have optimised implementations</text:p>
              <text:p text:style-name="P16"/>
              <text:p text:style-name="P16">double a = as_scalar(r*q);</text:p>
              <text:p text:style-name="P16">double b = as_scalar(r*X*q);</text:p>
              <text:p text:style-name="P16">double c = as_scalar(r*diagmat(X)*q);</text:p>
              <text:p text:style-name="P17">double d = as_scalar(r*inv(diagmat(X))*q);</text:p>
            </text:list-header>
          </text:list>
          <text:p text:style-name="P181"/>
        </text:list-item>
        <text:list-item>
          <text:p text:style-name="P181">See also: </text:p>
          <text:list>
            <text:list-item>
              <text:p text:style-name="P181"><text:a xlink:type="simple" xlink:href="https://arma.sourceforge.net/docs.html#as_col_row" text:style-name="Internet_20_link" text:visited-style-name="Visited_20_Internet_20_Link">.as_col() / .as_row()</text:a> </text:p>
            </text:list-item>
            <text:list-item>
              <text:p text:style-name="P181"><text:a xlink:type="simple" xlink:href="https://arma.sourceforge.net/docs.html#as_dense" text:style-name="Internet_20_link" text:visited-style-name="Visited_20_Internet_20_Link">.as_dense()</text:a> </text:p>
            </text:list-item>
            <text:list-item>
              <text:p text:style-name="P181"><text:a xlink:type="simple" xlink:href="https://arma.sourceforge.net/docs.html#vectorise" text:style-name="Internet_20_link" text:visited-style-name="Visited_20_Internet_20_Link">vectorise()</text:a> </text:p>
            </text:list-item>
            <text:list-item>
              <text:p text:style-name="P181"><text:a xlink:type="simple" xlink:href="https://arma.sourceforge.net/docs.html#accu" text:style-name="Internet_20_link" text:visited-style-name="Visited_20_Internet_20_Link">accu()</text:a> </text:p>
            </text:list-item>
            <text:list-item>
              <text:p text:style-name="P181"><text:a xlink:type="simple" xlink:href="https://arma.sourceforge.net/docs.html#trace" text:style-name="Internet_20_link" text:visited-style-name="Visited_20_Internet_20_Link">trace()</text:a> </text:p>
            </text:list-item>
            <text:list-item>
              <text:p text:style-name="P181"><text:a xlink:type="simple" xlink:href="https://arma.sourceforge.net/docs.html#dot" text:style-name="Internet_20_link" text:visited-style-name="Visited_20_Internet_20_Link">dot()</text:a> </text:p>
            </text:list-item>
            <text:list-item>
              <text:p text:style-name="P181"><text:a xlink:type="simple" xlink:href="https://arma.sourceforge.net/docs.html#norm" text:style-name="Internet_20_link" text:visited-style-name="Visited_20_Internet_20_Link">norm()</text:a> </text:p>
            </text:list-item>
            <text:list-item>
              <text:p text:style-name="P181"><text:a xlink:type="simple" xlink:href="https://arma.sourceforge.net/docs.html#conv_to" text:style-name="Internet_20_link" text:visited-style-name="Visited_20_Internet_20_Link">conv_to()</text:a> </text:p>
            </text:list-item>
          </text:list>
          <text:p text:style-name="P182"/>
        </text:list-item>
      </text:list>
      <text:p text:style-name="P1"/>
      <text:p text:style-name="P323"/>
      <text:p text:style-name="P324"><text:bookmark text:name="clamp"/><text:span text:style-name="T2">clamp( X, min_val, max_val )</text:span> </text:p>
      <text:list xml:id="list1783360259" text:style-name="L86">
        <text:list-item>
          <text:p text:style-name="P183">Create a copy of <text:span text:style-name="T3">X</text:span> with each element clamped to the [<text:span text:style-name="T3">min_val</text:span>, <text:span text:style-name="T3">max_val</text:span>] interval; <text:line-break/>any value lower than <text:span text:style-name="T3">min_val</text:span> will be set to <text:span text:style-name="T3">min_val</text:span>, and any value higher than <text:span text:style-name="T3">max_val</text:span> will be set to <text:span text:style-name="T3">max_val</text:span> </text:p>
        </text:list-item>
        <text:list-item>
          <text:p text:style-name="P183">For objects with complex elements, the real and imaginary components are clamped separately </text:p>
        </text:list-item>
        <text:list-item>
          <text:p text:style-name="P183">If <text:span text:style-name="T3">X</text:span> is a sparse matrix, clamping is applied only to the non-zero elements </text:p>
        </text:list-item>
        <text:list-item>
          <text:p text:style-name="P184">Examples: </text:p>
          <text:list>
            <text:list-header>
              <text:p text:style-name="P18">mat A(5, 5, fill::randu);</text:p>
              <text:p text:style-name="P18"/>
              <text:p text:style-name="P18">mat B = clamp(A, 0.2, <text:s text:c="4"/>0.8); </text:p>
              <text:p text:style-name="P18"/>
              <text:p text:style-name="P18">mat C = clamp(A, A.min(), 0.8); </text:p>
              <text:p text:style-name="P18"/>
              <text:p text:style-name="P19">mat D = clamp(A, 0.2, A.max()); </text:p>
            </text:list-header>
          </text:list>
        </text:list-item>
        <text:list-item>
          <text:p text:style-name="P183">See also: </text:p>
          <text:list>
            <text:list-item>
              <text:p text:style-name="P183"><text:soft-page-break/><text:a xlink:type="simple" xlink:href="https://arma.sourceforge.net/docs.html#clamp_member" text:style-name="Internet_20_link" text:visited-style-name="Visited_20_Internet_20_Link">.clamp()</text:a> (member function) </text:p>
            </text:list-item>
            <text:list-item>
              <text:p text:style-name="P183"><text:a xlink:type="simple" xlink:href="https://arma.sourceforge.net/docs.html#min_and_max_member" text:style-name="Internet_20_link" text:visited-style-name="Visited_20_Internet_20_Link">.min() &amp; .max()</text:a> </text:p>
            </text:list-item>
            <text:list-item>
              <text:p text:style-name="P183"><text:a xlink:type="simple" xlink:href="https://arma.sourceforge.net/docs.html#clean" text:style-name="Internet_20_link" text:visited-style-name="Visited_20_Internet_20_Link">.clean()</text:a> </text:p>
            </text:list-item>
            <text:list-item>
              <text:p text:style-name="P183"><text:a xlink:type="simple" xlink:href="https://arma.sourceforge.net/docs.html#replace" text:style-name="Internet_20_link" text:visited-style-name="Visited_20_Internet_20_Link">.replace()</text:a> </text:p>
            </text:list-item>
            <text:list-item>
              <text:p text:style-name="P183"><text:a xlink:type="simple" xlink:href="https://arma.sourceforge.net/docs.html#find" text:style-name="Internet_20_link" text:visited-style-name="Visited_20_Internet_20_Link">find()</text:a> </text:p>
            </text:list-item>
          </text:list>
          <text:p text:style-name="P184"/>
        </text:list-item>
      </text:list>
      <text:p text:style-name="P1"/>
      <text:p text:style-name="P323"/>
      <text:p text:style-name="P324"><text:bookmark text:name="cond"/><text:span text:style-name="T2">cond( A )</text:span> </text:p>
      <text:list xml:id="list3840316355" text:style-name="L87">
        <text:list-item>
          <text:p text:style-name="P185">Return the condition number of matrix <text:span text:style-name="T3">A</text:span> (the ratio of the largest singular value to the smallest) </text:p>
        </text:list-item>
        <text:list-item>
          <text:p text:style-name="P185">Matrix <text:span text:style-name="T3">A</text:span> is well-conditioned when the condition number is close to 1 </text:p>
        </text:list-item>
        <text:list-item>
          <text:p text:style-name="P185">Matrix <text:span text:style-name="T3">A</text:span> is ill-conditioned (poorly conditioned) when the condition number is large </text:p>
        </text:list-item>
        <text:list-item>
          <text:p text:style-name="P185">The computation is based on singular value decomposition </text:p>
        </text:list-item>
        <text:list-item>
          <text:p text:style-name="P185"><text:span text:style-name="T2">Caveat:</text:span> calculating the approximate reciprocal condition number via <text:a xlink:type="simple" xlink:href="https://arma.sourceforge.net/docs.html#rcond" text:style-name="Internet_20_link" text:visited-style-name="Visited_20_Internet_20_Link">rcond()</text:a> is considerably more efficient </text:p>
        </text:list-item>
        <text:list-item>
          <text:p text:style-name="P186">Examples: </text:p>
          <text:list>
            <text:list-header>
              <text:p text:style-name="P20">mat A(5, 5, fill::randu);</text:p>
              <text:p text:style-name="P20"/>
              <text:p text:style-name="P21">double c = cond(A);</text:p>
            </text:list-header>
          </text:list>
          <text:p text:style-name="P185"/>
        </text:list-item>
        <text:list-item>
          <text:p text:style-name="P185">See also: </text:p>
          <text:list>
            <text:list-item>
              <text:p text:style-name="P185"><text:a xlink:type="simple" xlink:href="https://arma.sourceforge.net/docs.html#rcond" text:style-name="Internet_20_link" text:visited-style-name="Visited_20_Internet_20_Link">rcond()</text:a> </text:p>
            </text:list-item>
            <text:list-item>
              <text:p text:style-name="P185"><text:a xlink:type="simple" xlink:href="https://arma.sourceforge.net/docs.html#rank" text:style-name="Internet_20_link" text:visited-style-name="Visited_20_Internet_20_Link">rank()</text:a> </text:p>
            </text:list-item>
            <text:list-item>
              <text:p text:style-name="P185"><text:a xlink:type="simple" xlink:href="https://arma.sourceforge.net/docs.html#inv" text:style-name="Internet_20_link" text:visited-style-name="Visited_20_Internet_20_Link">inv()</text:a> </text:p>
            </text:list-item>
            <text:list-item>
              <text:p text:style-name="P185"><text:a xlink:type="simple" xlink:href="https://arma.sourceforge.net/docs.html#svd" text:style-name="Internet_20_link" text:visited-style-name="Visited_20_Internet_20_Link">svd()</text:a> </text:p>
            </text:list-item>
            <text:list-item>
              <text:p text:style-name="P185"><text:a xlink:type="simple" xlink:href="https://mathworld.wolfram.com/ConditionNumber.html" text:style-name="Internet_20_link" text:visited-style-name="Visited_20_Internet_20_Link">condition number in MathWorld</text:a> </text:p>
            </text:list-item>
            <text:list-item>
              <text:p text:style-name="P185"><text:a xlink:type="simple" xlink:href="https://en.wikipedia.org/wiki/Condition_number" text:style-name="Internet_20_link" text:visited-style-name="Visited_20_Internet_20_Link">condition number in Wikipedia</text:a> </text:p>
            </text:list-item>
          </text:list>
          <text:p text:style-name="P186"/>
        </text:list-item>
      </text:list>
      <text:p text:style-name="P1"/>
      <text:p text:style-name="P323"/>
      <text:p text:style-name="P324"><text:bookmark text:name="conj"/><text:span text:style-name="T2">conj( X )</text:span> </text:p>
      <text:list xml:id="list1532404378" text:style-name="L88">
        <text:list-item>
          <text:p text:style-name="P187">Obtain the complex conjugate of each element in a complex matrix or cube </text:p>
        </text:list-item>
        <text:list-item>
          <text:p text:style-name="P188">Examples: </text:p>
          <text:list>
            <text:list-header>
              <text:p text:style-name="P22">cx_mat X(5, 5, fill::randu);</text:p>
              <text:p text:style-name="P23">cx_mat Y = conj(X);</text:p>
            </text:list-header>
          </text:list>
          <text:p text:style-name="P187"/>
        </text:list-item>
        <text:list-item>
          <text:p text:style-name="P187">See also: </text:p>
          <text:list>
            <text:list-item>
              <text:p text:style-name="P187"><text:a xlink:type="simple" xlink:href="https://arma.sourceforge.net/docs.html#abs" text:style-name="Internet_20_link" text:visited-style-name="Visited_20_Internet_20_Link">abs()</text:a> </text:p>
            </text:list-item>
            <text:list-item>
              <text:p text:style-name="P187"><text:a xlink:type="simple" xlink:href="https://arma.sourceforge.net/docs.html#imag_real" text:style-name="Internet_20_link" text:visited-style-name="Visited_20_Internet_20_Link">imag() / real()</text:a> </text:p>
            </text:list-item>
            <text:list-item>
              <text:p text:style-name="P187"><text:a xlink:type="simple" xlink:href="https://arma.sourceforge.net/docs.html#trans" text:style-name="Internet_20_link" text:visited-style-name="Visited_20_Internet_20_Link">trans()</text:a> </text:p>
            </text:list-item>
          </text:list>
          <text:p text:style-name="P188"/>
        </text:list-item>
      </text:list>
      <text:p text:style-name="P1"><text:soft-page-break/></text:p>
      <text:p text:style-name="P323"/>
      <text:p text:style-name="P168"><text:bookmark text:name="conv_to"/>conv_to&lt; <text:span text:style-name="T3">type</text:span> &gt;::from( X ) </text:p>
      <text:list xml:id="list701374389" text:style-name="L89">
        <text:list-item>
          <text:p text:style-name="P189">Convert (cast) from one matrix type to another (eg. <text:span text:style-name="T3">mat</text:span> to <text:span text:style-name="T3">imat</text:span>), or one cube type to another (eg. <text:span text:style-name="T3">cube</text:span> to <text:span text:style-name="T3">icube</text:span>) </text:p>
        </text:list-item>
        <text:list-item>
          <text:p text:style-name="P189">Conversion between <text:span text:style-name="T3">std::vector</text:span> and Armadillo matrices/vectors is also possible </text:p>
        </text:list-item>
        <text:list-item>
          <text:p text:style-name="P189">Conversion of a <text:span text:style-name="T3">mat</text:span> object into <text:span text:style-name="T3">colvec</text:span>, <text:span text:style-name="T3">rowvec</text:span> or <text:span text:style-name="T3">std::vector</text:span> is possible if the object can be interpreted as a vector </text:p>
        </text:list-item>
        <text:list-item>
          <text:p text:style-name="P189"><text:span text:style-name="T2">Caveat:</text:span> to convert an expression that results in a 1x1 matrix to a pure scalar value, use <text:a xlink:type="simple" xlink:href="https://arma.sourceforge.net/docs.html#as_scalar" text:style-name="Internet_20_link" text:visited-style-name="Visited_20_Internet_20_Link">as_scalar()</text:a> </text:p>
        </text:list-item>
        <text:list-item>
          <text:p text:style-name="P190">Examples: </text:p>
          <text:list>
            <text:list-header>
              <text:p text:style-name="P24"><text:s/>mat A(5, 5, fill::randu);</text:p>
              <text:p text:style-name="P24">fmat B = conv_to&lt;fmat&gt;::from(A);</text:p>
              <text:p text:style-name="P24"/>
              <text:p text:style-name="P24">typedef std::vector&lt;double&gt; stdvec;</text:p>
              <text:p text:style-name="P24"/>
              <text:p text:style-name="P24">stdvec x(3);</text:p>
              <text:p text:style-name="P24">x[0] = 0.0; x[1] = 1.0; <text:s/>x[2] = 2.0;</text:p>
              <text:p text:style-name="P24"/>
              <text:p text:style-name="P24">colvec y = conv_to&lt; colvec &gt;::from(x);</text:p>
              <text:p text:style-name="P25">stdvec z = conv_to&lt; stdvec &gt;::from(y); </text:p>
            </text:list-header>
          </text:list>
          <text:p text:style-name="P189"/>
        </text:list-item>
        <text:list-item>
          <text:p text:style-name="P189">See also: </text:p>
          <text:list>
            <text:list-item>
              <text:p text:style-name="P189"><text:a xlink:type="simple" xlink:href="https://arma.sourceforge.net/docs.html#as_scalar" text:style-name="Internet_20_link" text:visited-style-name="Visited_20_Internet_20_Link">as_scalar()</text:a> </text:p>
            </text:list-item>
            <text:list-item>
              <text:p text:style-name="P189"><text:a xlink:type="simple" xlink:href="https://arma.sourceforge.net/docs.html#as_dense" text:style-name="Internet_20_link" text:visited-style-name="Visited_20_Internet_20_Link">.as_dense()</text:a> </text:p>
            </text:list-item>
            <text:list-item>
              <text:p text:style-name="P189"><text:a xlink:type="simple" xlink:href="https://arma.sourceforge.net/docs.html#imag_real" text:style-name="Internet_20_link" text:visited-style-name="Visited_20_Internet_20_Link">imag() / real()</text:a> </text:p>
            </text:list-item>
            <text:list-item>
              <text:p text:style-name="P189"><text:a xlink:type="simple" xlink:href="https://arma.sourceforge.net/docs.html#adv_constructors_mat" text:style-name="Internet_20_link" text:visited-style-name="Visited_20_Internet_20_Link">advanced constructors (matrices)</text:a> </text:p>
            </text:list-item>
            <text:list-item>
              <text:p text:style-name="P189"><text:a xlink:type="simple" xlink:href="https://arma.sourceforge.net/docs.html#adv_constructors_cube" text:style-name="Internet_20_link" text:visited-style-name="Visited_20_Internet_20_Link">advanced constructors (cubes)</text:a> </text:p>
            </text:list-item>
          </text:list>
          <text:p text:style-name="P190"/>
        </text:list-item>
      </text:list>
      <text:p text:style-name="P1"/>
      <text:p text:style-name="P323"/>
      <text:p text:style-name="P324"><text:bookmark text:name="cross"/><text:span text:style-name="T2">cross( A, B )</text:span> </text:p>
      <text:list xml:id="list3868561819" text:style-name="L90">
        <text:list-item>
          <text:p text:style-name="P191">Calculate the cross product between A and B, under the assumption that A and B are 3 dimensional vectors </text:p>
        </text:list-item>
        <text:list-item>
          <text:p text:style-name="P192">Examples: </text:p>
          <text:list>
            <text:list-header>
              <text:p text:style-name="P26">vec a(3, fill::randu);</text:p>
              <text:p text:style-name="P26">vec b(3, fill::randu);</text:p>
              <text:p text:style-name="P26"/>
              <text:p text:style-name="P27">vec c = cross(a,b);</text:p>
            </text:list-header>
          </text:list>
          <text:p text:style-name="P191"/>
        </text:list-item>
        <text:list-item>
          <text:p text:style-name="P191">See also: </text:p>
          <text:list>
            <text:list-item>
              <text:p text:style-name="P191"><text:a xlink:type="simple" xlink:href="https://arma.sourceforge.net/docs.html#dot" text:style-name="Internet_20_link" text:visited-style-name="Visited_20_Internet_20_Link">dot()</text:a> </text:p>
            </text:list-item>
            <text:list-item>
              <text:p text:style-name="P191"><text:a xlink:type="simple" xlink:href="https://en.wikipedia.org/wiki/Cross_product" text:style-name="Internet_20_link" text:visited-style-name="Visited_20_Internet_20_Link">Cross product in Wikipedia</text:a> </text:p>
            </text:list-item>
            <text:list-item>
              <text:p text:style-name="P191"><text:a xlink:type="simple" xlink:href="https://mathworld.wolfram.com/CrossProduct.html" text:style-name="Internet_20_link" text:visited-style-name="Visited_20_Internet_20_Link">Cross product in MathWorld</text:a> </text:p>
            </text:list-item>
          </text:list>
          <text:p text:style-name="P192"/>
        </text:list-item>
      </text:list>
      <text:p text:style-name="P1"><text:soft-page-break/></text:p>
      <text:p text:style-name="P323"/>
      <text:p text:style-name="P324"><text:bookmark text:name="cumsum"/><text:span text:style-name="T2">cumsum( V )</text:span> <text:line-break/><text:span text:style-name="T2">cumsum( X )</text:span> <text:line-break/><text:span text:style-name="T2">cumsum( X, dim )</text:span> </text:p>
      <text:list xml:id="list160254393" text:style-name="L91">
        <text:list-item>
          <text:p text:style-name="P193">For vector <text:span text:style-name="T3">V</text:span>, return a vector of the same orientation, containing the cumulative sum of elements </text:p>
        </text:list-item>
        <text:list-item>
          <text:p text:style-name="P193">For matrix <text:span text:style-name="T3">X</text:span>, return a matrix containing the cumulative sum of elements in each column (<text:span text:style-name="T3">dim = 0</text:span>), or each row (<text:span text:style-name="T3">dim = 1</text:span>) </text:p>
        </text:list-item>
        <text:list-item>
          <text:p text:style-name="P193">The <text:span text:style-name="T3">dim</text:span> argument is optional; by default <text:span text:style-name="T3">dim = 0</text:span> is used </text:p>
        </text:list-item>
        <text:list-item>
          <text:p text:style-name="P194">Examples: </text:p>
          <text:list>
            <text:list-header>
              <text:p text:style-name="P28">mat A(5, 5, fill::randu);</text:p>
              <text:p text:style-name="P28">mat B = cumsum(A);</text:p>
              <text:p text:style-name="P28">mat C = cumsum(A, 1);</text:p>
              <text:p text:style-name="P28"/>
              <text:p text:style-name="P28">vec x(10, fill::randu);</text:p>
              <text:p text:style-name="P29">vec y = cumsum(x);</text:p>
            </text:list-header>
          </text:list>
          <text:p text:style-name="P193"/>
        </text:list-item>
        <text:list-item>
          <text:p text:style-name="P193">See also: </text:p>
          <text:list>
            <text:list-item>
              <text:p text:style-name="P193"><text:a xlink:type="simple" xlink:href="https://arma.sourceforge.net/docs.html#cumprod" text:style-name="Internet_20_link" text:visited-style-name="Visited_20_Internet_20_Link">cumprod()</text:a> </text:p>
            </text:list-item>
            <text:list-item>
              <text:p text:style-name="P193"><text:a xlink:type="simple" xlink:href="https://arma.sourceforge.net/docs.html#accu" text:style-name="Internet_20_link" text:visited-style-name="Visited_20_Internet_20_Link">accu()</text:a> </text:p>
            </text:list-item>
            <text:list-item>
              <text:p text:style-name="P193"><text:a xlink:type="simple" xlink:href="https://arma.sourceforge.net/docs.html#sum" text:style-name="Internet_20_link" text:visited-style-name="Visited_20_Internet_20_Link">sum()</text:a> </text:p>
            </text:list-item>
            <text:list-item>
              <text:p text:style-name="P193"><text:a xlink:type="simple" xlink:href="https://arma.sourceforge.net/docs.html#diff" text:style-name="Internet_20_link" text:visited-style-name="Visited_20_Internet_20_Link">diff()</text:a> </text:p>
            </text:list-item>
          </text:list>
          <text:p text:style-name="P194"/>
        </text:list-item>
      </text:list>
      <text:p text:style-name="P1"/>
      <text:p text:style-name="P323"/>
      <text:p text:style-name="P324"><text:bookmark text:name="cumprod"/><text:span text:style-name="T2">cumprod( V )</text:span> <text:line-break/><text:span text:style-name="T2">cumprod( X )</text:span> <text:line-break/><text:span text:style-name="T2">cumprod( X, dim )</text:span> </text:p>
      <text:list xml:id="list2047697108" text:style-name="L92">
        <text:list-item>
          <text:p text:style-name="P195">For vector <text:span text:style-name="T3">V</text:span>, return a vector of the same orientation, containing the cumulative product of elements </text:p>
        </text:list-item>
        <text:list-item>
          <text:p text:style-name="P195">For matrix <text:span text:style-name="T3">X</text:span>, return a matrix containing the cumulative product of elements in each column (<text:span text:style-name="T3">dim = 0</text:span>), or each row (<text:span text:style-name="T3">dim = 1</text:span>) </text:p>
        </text:list-item>
        <text:list-item>
          <text:p text:style-name="P195">The <text:span text:style-name="T3">dim</text:span> argument is optional; by default <text:span text:style-name="T3">dim = 0</text:span> is used </text:p>
        </text:list-item>
        <text:list-item>
          <text:p text:style-name="P196">Examples: </text:p>
          <text:list>
            <text:list-header>
              <text:p text:style-name="P30">mat A(5, 5, fill::randu);</text:p>
              <text:p text:style-name="P30">mat B = cumprod(A);</text:p>
              <text:p text:style-name="P30">mat C = cumprod(A, 1);</text:p>
              <text:p text:style-name="P30"/>
              <text:p text:style-name="P30">vec x(10, fill::randu);</text:p>
              <text:p text:style-name="P31">vec y = cumprod(x);</text:p>
            </text:list-header>
          </text:list>
          <text:p text:style-name="P195"/>
        </text:list-item>
        <text:list-item>
          <text:p text:style-name="P195">See also: </text:p>
          <text:list>
            <text:list-item>
              <text:p text:style-name="P195"><text:a xlink:type="simple" xlink:href="https://arma.sourceforge.net/docs.html#cumsum" text:style-name="Internet_20_link" text:visited-style-name="Visited_20_Internet_20_Link">cumsum()</text:a> </text:p>
            </text:list-item>
            <text:list-item>
              <text:p text:style-name="P195"><text:soft-page-break/><text:a xlink:type="simple" xlink:href="https://arma.sourceforge.net/docs.html#prod" text:style-name="Internet_20_link" text:visited-style-name="Visited_20_Internet_20_Link">prod()</text:a> </text:p>
            </text:list-item>
          </text:list>
          <text:p text:style-name="P196"/>
        </text:list-item>
      </text:list>
      <text:p text:style-name="P1"/>
      <text:p text:style-name="P323"/>
      <text:p text:style-name="P158"><text:bookmark text:name="det"/></text:p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161">val = det( A )</text:p>
          </table:table-cell>
          <table:table-cell table:style-name="Table3.A1" office:value-type="string">
            <text:p text:style-name="P164">   </text:p>
          </table:table-cell>
          <table:table-cell table:style-name="Table3.A1" office:value-type="string">
            <text:p text:style-name="P164">(form 1)</text:p>
          </table:table-cell>
        </table:table-row>
        <table:table-row>
          <table:table-cell table:style-name="Table3.A1" office:value-type="string">
            <text:p text:style-name="P161">det( val, A )</text:p>
          </table:table-cell>
          <table:table-cell table:style-name="Table3.A1" office:value-type="string">
            <text:p text:style-name="P164">   </text:p>
          </table:table-cell>
          <table:table-cell table:style-name="Table3.A1" office:value-type="string">
            <text:p text:style-name="P164">(form 2)</text:p>
          </table:table-cell>
        </table:table-row>
      </table:table>
      <text:list xml:id="list856579263" text:style-name="L93">
        <text:list-item>
          <text:p text:style-name="P197">Calculate the determinant of square matrix <text:span text:style-name="T3">A</text:span>, based on LU decomposition </text:p>
        </text:list-item>
        <text:list-item>
          <text:p text:style-name="P197">form 1: return the determinant </text:p>
        </text:list-item>
        <text:list-item>
          <text:p text:style-name="P197">form 2: store the calculated determinant in <text:span text:style-name="T3">val</text:span> and return a bool indicating success </text:p>
        </text:list-item>
        <text:list-item>
          <text:p text:style-name="P197">If <text:span text:style-name="T3">A</text:span> is not square sized, a <text:span text:style-name="T3">std::logic_error</text:span> exception is thrown </text:p>
        </text:list-item>
        <text:list-item>
          <text:p text:style-name="P197">If the calculation fails: </text:p>
          <text:list>
            <text:list-item>
              <text:p text:style-name="P197"><text:span text:style-name="T3">val = det(A)</text:span> throws a <text:span text:style-name="T3">std::runtime_error</text:span> exception </text:p>
            </text:list-item>
            <text:list-item>
              <text:p text:style-name="P197"><text:span text:style-name="T3">det(val,A)</text:span> returns a bool set to <text:span text:style-name="T3">false</text:span> (exception is not thrown) </text:p>
            </text:list-item>
          </text:list>
          <text:p text:style-name="P197"/>
        </text:list-item>
        <text:list-item>
          <text:p text:style-name="P197"><text:span text:style-name="T2">Caveat:</text:span> <text:a xlink:type="simple" xlink:href="https://arma.sourceforge.net/docs.html#log_det" text:style-name="Internet_20_link" text:visited-style-name="Visited_20_Internet_20_Link">log_det()</text:a> is preferred, as it's less likely to suffer from numerical underflows/overflows </text:p>
        </text:list-item>
        <text:list-item>
          <text:p text:style-name="P198">Examples: </text:p>
          <text:list>
            <text:list-header>
              <text:p text:style-name="P32">mat A(5, 5, fill::randu);</text:p>
              <text:p text:style-name="P32"/>
              <text:p text:style-name="P32">double val1 = det(A); <text:s text:c="8"/>// form 1</text:p>
              <text:p text:style-name="P32"/>
              <text:p text:style-name="P32">double val2;</text:p>
              <text:p text:style-name="P33">bool success = det(val2, A); <text:s/>// form 2</text:p>
            </text:list-header>
          </text:list>
          <text:p text:style-name="P197"/>
        </text:list-item>
        <text:list-item>
          <text:p text:style-name="P197">See also: </text:p>
          <text:list>
            <text:list-item>
              <text:p text:style-name="P197"><text:a xlink:type="simple" xlink:href="https://arma.sourceforge.net/docs.html#log_det" text:style-name="Internet_20_link" text:visited-style-name="Visited_20_Internet_20_Link">log_det()</text:a> </text:p>
            </text:list-item>
            <text:list-item>
              <text:p text:style-name="P197"><text:a xlink:type="simple" xlink:href="https://arma.sourceforge.net/docs.html#rcond" text:style-name="Internet_20_link" text:visited-style-name="Visited_20_Internet_20_Link">rcond()</text:a> </text:p>
            </text:list-item>
            <text:list-item>
              <text:p text:style-name="P197"><text:a xlink:type="simple" xlink:href="https://mathworld.wolfram.com/Determinant.html" text:style-name="Internet_20_link" text:visited-style-name="Visited_20_Internet_20_Link">determinant in MathWorld</text:a> </text:p>
            </text:list-item>
            <text:list-item>
              <text:p text:style-name="P197"><text:a xlink:type="simple" xlink:href="https://en.wikipedia.org/wiki/Determinant" text:style-name="Internet_20_link" text:visited-style-name="Visited_20_Internet_20_Link">determinant in Wikipedia</text:a> </text:p>
            </text:list-item>
          </text:list>
          <text:p text:style-name="P198"/>
        </text:list-item>
      </text:list>
      <text:p text:style-name="P1"/>
      <text:p text:style-name="P323"/>
      <text:p text:style-name="P324"><text:bookmark text:name="diagmat"/><text:span text:style-name="T2">diagmat( V )</text:span> <text:line-break/><text:span text:style-name="T2">diagmat( V, k )</text:span> <text:line-break/><text:line-break/><text:span text:style-name="T2">diagmat( X )</text:span> <text:line-break/><text:span text:style-name="T2">diagmat( X, k )</text:span> </text:p>
      <text:list xml:id="list1607724843" text:style-name="L94">
        <text:list-item>
          <text:p text:style-name="P199">Generate a diagonal matrix from vector <text:span text:style-name="T3">V</text:span> or matrix <text:span text:style-name="T3">X</text:span> </text:p>
        </text:list-item>
        <text:list-item>
          <text:p text:style-name="P199">Given vector <text:span text:style-name="T3">V</text:span>: </text:p>
          <text:list>
            <text:list-item>
              <text:p text:style-name="P199">generate a square matrix with the <text:span text:style-name="T3">k</text:span>-th diagonal containing a copy of the vector; all other elements are set to zero </text:p>
            </text:list-item>
          </text:list>
          <text:p text:style-name="P199"/>
        </text:list-item>
        <text:list-item>
          <text:p text:style-name="P199">Given matrix <text:span text:style-name="T3">X</text:span>: </text:p>
          <text:list>
            <text:list-item>
              <text:p text:style-name="P199"><text:soft-page-break/>generate a matrix with the <text:span text:style-name="T3">k</text:span>-th diagonal containing a copy of the <text:span text:style-name="T3">k</text:span>-th diagonal of <text:span text:style-name="T3">X</text:span>; all other elements are set to zero </text:p>
            </text:list-item>
            <text:list-item>
              <text:p text:style-name="P199">if <text:span text:style-name="T3">X</text:span> is an expression, the evaluation of the expression aims to calculate only the diagonal elements </text:p>
            </text:list-item>
          </text:list>
          <text:p text:style-name="P199"/>
        </text:list-item>
        <text:list-item>
          <text:p text:style-name="P199">The argument <text:span text:style-name="T3">k</text:span> is optional; by default <text:span text:style-name="T3">k = 0</text:span> </text:p>
        </text:list-item>
        <text:list-item>
          <text:p text:style-name="P199">The argument <text:span text:style-name="T3">k</text:span> specifies the diagonal to use: </text:p>
          <text:list>
            <text:list-item>
              <text:p text:style-name="P199"><text:span text:style-name="T3">k = 0</text:span> indicates the main diagonal (default setting) </text:p>
            </text:list-item>
            <text:list-item>
              <text:p text:style-name="P199"><text:span text:style-name="T3">k &lt; 0</text:span> indicates the <text:span text:style-name="T3">k</text:span>-th sub-diagonal (below main diagonal, towards bottom-left corner) </text:p>
            </text:list-item>
            <text:list-item>
              <text:p text:style-name="P199"><text:span text:style-name="T3">k &gt; 0</text:span> indicates the <text:span text:style-name="T3">k</text:span>-th super-diagonal (above main diagonal, towards top-right corner) </text:p>
            </text:list-item>
          </text:list>
          <text:p text:style-name="P199"/>
        </text:list-item>
        <text:list-item>
          <text:p text:style-name="P200">Examples: </text:p>
          <text:list>
            <text:list-header>
              <text:p text:style-name="P34">mat A(5, 5, fill::randu);</text:p>
              <text:p text:style-name="P34">mat B = diagmat(A);</text:p>
              <text:p text:style-name="P34">mat C = diagmat(A,1);</text:p>
              <text:p text:style-name="P34"/>
              <text:p text:style-name="P34">vec v(5, fill::randu);</text:p>
              <text:p text:style-name="P34">mat D = diagmat(v);</text:p>
              <text:p text:style-name="P35">mat E = diagmat(v,1);</text:p>
            </text:list-header>
          </text:list>
          <text:p text:style-name="P199"/>
        </text:list-item>
        <text:list-item>
          <text:p text:style-name="P199">See also: </text:p>
          <text:list>
            <text:list-item>
              <text:p text:style-name="P199"><text:a xlink:type="simple" xlink:href="https://arma.sourceforge.net/docs.html#diag" text:style-name="Internet_20_link" text:visited-style-name="Visited_20_Internet_20_Link">.diag()</text:a> </text:p>
            </text:list-item>
            <text:list-item>
              <text:p text:style-name="P199"><text:a xlink:type="simple" xlink:href="https://arma.sourceforge.net/docs.html#is_diagmat" text:style-name="Internet_20_link" text:visited-style-name="Visited_20_Internet_20_Link">.is_diagmat()</text:a> </text:p>
            </text:list-item>
            <text:list-item>
              <text:p text:style-name="P199"><text:a xlink:type="simple" xlink:href="https://arma.sourceforge.net/docs.html#diagvec" text:style-name="Internet_20_link" text:visited-style-name="Visited_20_Internet_20_Link">diagvec()</text:a> </text:p>
            </text:list-item>
            <text:list-item>
              <text:p text:style-name="P199"><text:a xlink:type="simple" xlink:href="https://arma.sourceforge.net/docs.html#diags_spdiags" text:style-name="Internet_20_link" text:visited-style-name="Visited_20_Internet_20_Link">diags() / spdiags()</text:a> </text:p>
            </text:list-item>
            <text:list-item>
              <text:p text:style-name="P199"><text:a xlink:type="simple" xlink:href="https://arma.sourceforge.net/docs.html#trace" text:style-name="Internet_20_link" text:visited-style-name="Visited_20_Internet_20_Link">trace()</text:a> </text:p>
            </text:list-item>
            <text:list-item>
              <text:p text:style-name="P199"><text:a xlink:type="simple" xlink:href="https://arma.sourceforge.net/docs.html#trimat" text:style-name="Internet_20_link" text:visited-style-name="Visited_20_Internet_20_Link">trimatu() / trimatl()</text:a> </text:p>
            </text:list-item>
            <text:list-item>
              <text:p text:style-name="P199"><text:a xlink:type="simple" xlink:href="https://arma.sourceforge.net/docs.html#symmat" text:style-name="Internet_20_link" text:visited-style-name="Visited_20_Internet_20_Link">symmatu() / symmatl()</text:a> </text:p>
            </text:list-item>
            <text:list-item>
              <text:p text:style-name="P199"><text:a xlink:type="simple" xlink:href="https://arma.sourceforge.net/docs.html#reshape" text:style-name="Internet_20_link" text:visited-style-name="Visited_20_Internet_20_Link">reshape()</text:a> </text:p>
            </text:list-item>
            <text:list-item>
              <text:p text:style-name="P199"><text:a xlink:type="simple" xlink:href="https://arma.sourceforge.net/docs.html#vectorise" text:style-name="Internet_20_link" text:visited-style-name="Visited_20_Internet_20_Link">vectorise()</text:a> </text:p>
            </text:list-item>
            <text:list-item>
              <text:p text:style-name="P199"><text:a xlink:type="simple" xlink:href="https://en.wikipedia.org/wiki/Diagonal_matrix" text:style-name="Internet_20_link" text:visited-style-name="Visited_20_Internet_20_Link">diagonal matrix in Wikipedia</text:a> </text:p>
            </text:list-item>
          </text:list>
          <text:p text:style-name="P200"/>
        </text:list-item>
      </text:list>
      <text:p text:style-name="P1"/>
      <text:p text:style-name="P323"/>
      <text:p text:style-name="P324"><text:bookmark text:name="diagvec"/><text:span text:style-name="T2">diagvec( X )</text:span> <text:line-break/><text:span text:style-name="T2">diagvec( X, k )</text:span> </text:p>
      <text:list xml:id="list450761641" text:style-name="L95">
        <text:list-item>
          <text:p text:style-name="P201">Extract the <text:span text:style-name="T3">k</text:span>-th diagonal from matrix <text:span text:style-name="T3">X</text:span> </text:p>
        </text:list-item>
        <text:list-item>
          <text:p text:style-name="P201">The argument <text:span text:style-name="T3">k</text:span> is optional; by default <text:span text:style-name="T3">k = 0</text:span> </text:p>
        </text:list-item>
        <text:list-item>
          <text:p text:style-name="P201">The argument <text:span text:style-name="T3">k</text:span> specifies the diagonal to extract: </text:p>
          <text:list>
            <text:list-item>
              <text:p text:style-name="P201"><text:span text:style-name="T3">k = 0</text:span> indicates the main diagonal (default setting) </text:p>
            </text:list-item>
            <text:list-item>
              <text:p text:style-name="P201"><text:span text:style-name="T3">k &lt; 0</text:span> indicates the <text:span text:style-name="T3">k</text:span>-th sub-diagonal (below main diagonal, towards bottom-left corner) </text:p>
            </text:list-item>
            <text:list-item>
              <text:p text:style-name="P201"><text:soft-page-break/><text:span text:style-name="T3">k &gt; 0</text:span> indicates the <text:span text:style-name="T3">k</text:span>-th super-diagonal (above main diagonal, towards top-right corner) </text:p>
            </text:list-item>
          </text:list>
          <text:p text:style-name="P201"/>
        </text:list-item>
        <text:list-item>
          <text:p text:style-name="P201">The extracted diagonal is interpreted as a column vector </text:p>
        </text:list-item>
        <text:list-item>
          <text:p text:style-name="P201">If <text:span text:style-name="T3">X</text:span> is an expression, the evaluation of the expression aims to calculate only the diagonal elements </text:p>
        </text:list-item>
        <text:list-item>
          <text:p text:style-name="P202">Examples: </text:p>
          <text:list>
            <text:list-header>
              <text:p text:style-name="P36">mat A(5, 5, fill::randu);</text:p>
              <text:p text:style-name="P36"/>
              <text:p text:style-name="P37">vec d = diagvec(A);</text:p>
            </text:list-header>
          </text:list>
          <text:p text:style-name="P201"/>
        </text:list-item>
        <text:list-item>
          <text:p text:style-name="P201">See also: </text:p>
          <text:list>
            <text:list-item>
              <text:p text:style-name="P201"><text:a xlink:type="simple" xlink:href="https://arma.sourceforge.net/docs.html#diag" text:style-name="Internet_20_link" text:visited-style-name="Visited_20_Internet_20_Link">.diag()</text:a> </text:p>
            </text:list-item>
            <text:list-item>
              <text:p text:style-name="P201"><text:a xlink:type="simple" xlink:href="https://arma.sourceforge.net/docs.html#diagmat" text:style-name="Internet_20_link" text:visited-style-name="Visited_20_Internet_20_Link">diagmat()</text:a> </text:p>
            </text:list-item>
            <text:list-item>
              <text:p text:style-name="P201"><text:a xlink:type="simple" xlink:href="https://arma.sourceforge.net/docs.html#trace" text:style-name="Internet_20_link" text:visited-style-name="Visited_20_Internet_20_Link">trace()</text:a> </text:p>
            </text:list-item>
            <text:list-item>
              <text:p text:style-name="P201"><text:a xlink:type="simple" xlink:href="https://arma.sourceforge.net/docs.html#vectorise" text:style-name="Internet_20_link" text:visited-style-name="Visited_20_Internet_20_Link">vectorise()</text:a> </text:p>
            </text:list-item>
          </text:list>
          <text:p text:style-name="P202"/>
        </text:list-item>
      </text:list>
      <text:p text:style-name="P1"/>
      <text:p text:style-name="P323"/>
      <text:p text:style-name="P158"><text:bookmark text:name="diags_spdiags"/>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160">diags( V, D, n_rows, n_cols )</text:p>
          </table:table-cell>
        </table:table-row>
        <table:table-row>
          <table:table-cell table:style-name="Table4.A1" office:value-type="string">
            <text:p text:style-name="P160">spdiags( V, D, n_rows, n_cols )</text:p>
          </table:table-cell>
        </table:table-row>
      </table:table>
      <text:list xml:id="list3938557325" text:style-name="L96">
        <text:list-item>
          <text:p text:style-name="P203">Generate a matrix with diagonals specified by vector <text:span text:style-name="T3">D</text:span> copied from corresponding column vectors in matrix <text:span text:style-name="T3">V</text:span> </text:p>
        </text:list-item>
        <text:list-item>
          <text:p text:style-name="P203">Function <text:span text:style-name="T3">diags()</text:span> generates a dense matrix, while function <text:span text:style-name="T3">spdiags()</text:span> generates a sparse matrix; in both cases the generated matrix has the same element type as matrix <text:span text:style-name="T3">V</text:span> </text:p>
        </text:list-item>
        <text:list-item>
          <text:p text:style-name="P203">Given vector <text:span text:style-name="T3">D</text:span> must be a vector of type <text:a xlink:type="simple" xlink:href="https://arma.sourceforge.net/docs.html#Col" text:style-name="Internet_20_link" text:visited-style-name="Visited_20_Internet_20_Link">ivec</text:a> or <text:a xlink:type="simple" xlink:href="https://arma.sourceforge.net/docs.html#Row" text:style-name="Internet_20_link" text:visited-style-name="Visited_20_Internet_20_Link">irowvec</text:a> </text:p>
        </text:list-item>
        <text:list-item>
          <text:p text:style-name="P203">The number of columns in given matrix <text:span text:style-name="T3">V</text:span> must match the number of elements in vector <text:span text:style-name="T3">D</text:span> </text:p>
        </text:list-item>
        <text:list-item>
          <text:p text:style-name="P203">Each element in vector <text:span text:style-name="T3">D</text:span> specifies diagonal <text:span text:style-name="T3">k</text:span>, where: </text:p>
          <text:list>
            <text:list-item>
              <text:p text:style-name="P203"><text:span text:style-name="T3">k = 0</text:span> indicates the main diagonal </text:p>
            </text:list-item>
            <text:list-item>
              <text:p text:style-name="P203"><text:span text:style-name="T3">k &lt; 0</text:span> indicates the <text:span text:style-name="T3">k</text:span>-th sub-diagonal (below main diagonal, towards bottom-left corner) </text:p>
            </text:list-item>
            <text:list-item>
              <text:p text:style-name="P203"><text:span text:style-name="T3">k &gt; 0</text:span> indicates the <text:span text:style-name="T3">k</text:span>-th super-diagonal (above main diagonal, towards top-right corner) </text:p>
            </text:list-item>
          </text:list>
          <text:p text:style-name="P203"/>
        </text:list-item>
        <text:list-item>
          <text:p text:style-name="P203">For <text:span text:style-name="T3">k &lt; 0</text:span>, vectors from matrix <text:span text:style-name="T3">V</text:span> are truncated at the end </text:p>
        </text:list-item>
        <text:list-item>
          <text:p text:style-name="P203">For <text:span text:style-name="T3">k &gt; 0</text:span>, vectors from matrix <text:span text:style-name="T3">V</text:span> are truncated from the start </text:p>
        </text:list-item>
        <text:list-item>
          <text:p text:style-name="P204">Examples: </text:p>
          <text:list>
            <text:list-header>
              <text:p text:style-name="P38">mat <text:s/>V(10, 3, fill::randu);</text:p>
              <text:p text:style-name="P38"/>
              <text:p text:style-name="P38">ivec D = {-1, 0, +1};</text:p>
              <text:p text:style-name="P38"/>
              <text:p text:style-name="P38">mat X = diags(V, D, 10, 10);</text:p>
              <text:p text:style-name="P38"/>
              <text:p text:style-name="P39">sp_mat Y = spdiags(V, D, 10, 10);</text:p>
            </text:list-header>
          </text:list>
          <text:p text:style-name="P203"/>
        </text:list-item>
        <text:list-item>
          <text:p text:style-name="P203"><text:soft-page-break/>See also: </text:p>
          <text:list>
            <text:list-item>
              <text:p text:style-name="P203"><text:a xlink:type="simple" xlink:href="https://arma.sourceforge.net/docs.html#diag" text:style-name="Internet_20_link" text:visited-style-name="Visited_20_Internet_20_Link">.diag()</text:a> </text:p>
            </text:list-item>
            <text:list-item>
              <text:p text:style-name="P203"><text:a xlink:type="simple" xlink:href="https://arma.sourceforge.net/docs.html#diagmat" text:style-name="Internet_20_link" text:visited-style-name="Visited_20_Internet_20_Link">diagmat()</text:a> </text:p>
            </text:list-item>
            <text:list-item>
              <text:p text:style-name="P203"><text:a xlink:type="simple" xlink:href="https://en.wikipedia.org/wiki/Band_matrix" text:style-name="Internet_20_link" text:visited-style-name="Visited_20_Internet_20_Link">band matrix in Wikipedia</text:a> </text:p>
            </text:list-item>
          </text:list>
          <text:p text:style-name="P204"/>
        </text:list-item>
      </text:list>
      <text:p text:style-name="P1"/>
      <text:p text:style-name="P323"/>
      <text:p text:style-name="P324"><text:bookmark text:name="diff"/><text:span text:style-name="T2">diff( V )</text:span> <text:line-break/><text:span text:style-name="T2">diff( V, k )</text:span> <text:line-break/><text:line-break/><text:span text:style-name="T2">diff( X )</text:span> <text:line-break/><text:span text:style-name="T2">diff( X, k )</text:span> <text:line-break/><text:span text:style-name="T2">diff( X, k, dim )</text:span> </text:p>
      <text:list xml:id="list2146914238" text:style-name="L97">
        <text:list-item>
          <text:p text:style-name="P205">For vector <text:span text:style-name="T3">V</text:span>, return a vector of the same orientation, containing the differences between consecutive elements </text:p>
        </text:list-item>
        <text:list-item>
          <text:p text:style-name="P205">For matrix <text:span text:style-name="T3">X</text:span>, return a matrix containing the differences between consecutive elements in each column (<text:span text:style-name="T3">dim = 0</text:span>), or each row (<text:span text:style-name="T3">dim = 1</text:span>) </text:p>
        </text:list-item>
        <text:list-item>
          <text:p text:style-name="P205">The optional argument <text:span text:style-name="T3">k</text:span> indicates that the differences are calculated recursively <text:span text:style-name="T3">k</text:span> times; by default <text:span text:style-name="T3">k = 1</text:span> is used </text:p>
        </text:list-item>
        <text:list-item>
          <text:p text:style-name="P205">The resulting number of differences is <text:span text:style-name="T3">n − k</text:span>, where <text:span text:style-name="T3">n</text:span> is the number of elements; if <text:span text:style-name="T3">n ≤ k</text:span>, the number of differences is zero (ie. an empty vector/matrix is returned) </text:p>
        </text:list-item>
        <text:list-item>
          <text:p text:style-name="P205">The argument <text:span text:style-name="T3">dim</text:span> is optional; by default <text:span text:style-name="T3">dim = 0</text:span> </text:p>
        </text:list-item>
        <text:list-item>
          <text:p text:style-name="P206">Examples: </text:p>
          <text:list>
            <text:list-header>
              <text:p text:style-name="P40">vec a = linspace&lt;vec&gt;(1,10,10);</text:p>
              <text:p text:style-name="P40"/>
              <text:p text:style-name="P41">vec b = diff(a);</text:p>
            </text:list-header>
          </text:list>
          <text:p text:style-name="P205"/>
        </text:list-item>
        <text:list-item>
          <text:p text:style-name="P205">See also: </text:p>
          <text:list>
            <text:list-item>
              <text:p text:style-name="P205"><text:a xlink:type="simple" xlink:href="https://arma.sourceforge.net/docs.html#trapz" text:style-name="Internet_20_link" text:visited-style-name="Visited_20_Internet_20_Link">trapz()</text:a> </text:p>
            </text:list-item>
            <text:list-item>
              <text:p text:style-name="P205"><text:a xlink:type="simple" xlink:href="https://en.wikipedia.org/wiki/Numerical_differentiation" text:style-name="Internet_20_link" text:visited-style-name="Visited_20_Internet_20_Link">numerical differentiation in Wikipedia</text:a> </text:p>
            </text:list-item>
            <text:list-item>
              <text:p text:style-name="P205"><text:a xlink:type="simple" xlink:href="https://mathworld.wolfram.com/NumericalDifferentiation.html" text:style-name="Internet_20_link" text:visited-style-name="Visited_20_Internet_20_Link">numerical differentiation in MathWorld</text:a> </text:p>
            </text:list-item>
          </text:list>
          <text:p text:style-name="P206"/>
        </text:list-item>
      </text:list>
      <text:p text:style-name="P1"/>
      <text:p text:style-name="P323"/>
      <text:p text:style-name="P324"><text:bookmark text:name="dot"/><text:span text:style-name="T2">dot( A, B )</text:span> <text:line-break/><text:span text:style-name="T2">cdot( A, B )</text:span> <text:line-break/><text:span text:style-name="T2">norm_dot( A, B )</text:span> </text:p>
      <text:list xml:id="list1759371865" text:style-name="L98">
        <text:list-item>
          <text:p text:style-name="P207"><text:span text:style-name="T3">dot(A,B)</text:span>: dot product of <text:span text:style-name="T3">A</text:span> and <text:span text:style-name="T3">B</text:span>, treating <text:span text:style-name="T3">A</text:span> and <text:span text:style-name="T3">B</text:span> as vectors </text:p>
        </text:list-item>
        <text:list-item>
          <text:p text:style-name="P207"><text:span text:style-name="T3">cdot(A,B)</text:span>: as per <text:span text:style-name="T3">dot(A,B)</text:span>, but the complex conjugate of <text:span text:style-name="T3">A</text:span> is used </text:p>
        </text:list-item>
        <text:list-item>
          <text:p text:style-name="P207"><text:span text:style-name="T3">norm_dot(A,B)</text:span>: normalised dot product; equivalent to <text:span text:style-name="T3">dot(A,B)  /  ( ∥A∥·∥B∥ )</text:span> </text:p>
        </text:list-item>
        <text:list-item>
          <text:p text:style-name="P207"><text:span text:style-name="T2">Caveat:</text:span> <text:a xlink:type="simple" xlink:href="https://arma.sourceforge.net/docs.html#norm" text:style-name="Internet_20_link" text:visited-style-name="Visited_20_Internet_20_Link">norm()</text:a> is preferred for calculating the 2-norm, as it reduces the incidence of numerical underflows and overflows </text:p>
        </text:list-item>
        <text:list-item>
          <text:p text:style-name="P208">Examples: </text:p>
          <text:list>
            <text:list-header>
              <text:p text:style-name="P42"><text:soft-page-break/>vec a(10, fill::randu);</text:p>
              <text:p text:style-name="P42">vec b(10, fill::randu);</text:p>
              <text:p text:style-name="P42"/>
              <text:p text:style-name="P43">double x = dot(a,b);</text:p>
            </text:list-header>
          </text:list>
          <text:p text:style-name="P207"/>
        </text:list-item>
        <text:list-item>
          <text:p text:style-name="P207">See also: </text:p>
          <text:list>
            <text:list-item>
              <text:p text:style-name="P207"><text:a xlink:type="simple" xlink:href="https://arma.sourceforge.net/docs.html#norm" text:style-name="Internet_20_link" text:visited-style-name="Visited_20_Internet_20_Link">norm()</text:a> </text:p>
            </text:list-item>
            <text:list-item>
              <text:p text:style-name="P207"><text:a xlink:type="simple" xlink:href="https://arma.sourceforge.net/docs.html#as_scalar" text:style-name="Internet_20_link" text:visited-style-name="Visited_20_Internet_20_Link">as_scalar()</text:a> </text:p>
            </text:list-item>
            <text:list-item>
              <text:p text:style-name="P207"><text:a xlink:type="simple" xlink:href="https://arma.sourceforge.net/docs.html#cross" text:style-name="Internet_20_link" text:visited-style-name="Visited_20_Internet_20_Link">cross()</text:a> </text:p>
            </text:list-item>
            <text:list-item>
              <text:p text:style-name="P207"><text:a xlink:type="simple" xlink:href="https://arma.sourceforge.net/docs.html#conj" text:style-name="Internet_20_link" text:visited-style-name="Visited_20_Internet_20_Link">conj()</text:a> </text:p>
            </text:list-item>
          </text:list>
          <text:p text:style-name="P208"/>
        </text:list-item>
      </text:list>
      <text:p text:style-name="P1"/>
      <text:p text:style-name="P323"/>
      <text:p text:style-name="P324"><text:bookmark text:name="eps"/><text:span text:style-name="T2">eps( X )</text:span> </text:p>
      <text:list xml:id="list3667243985" text:style-name="L99">
        <text:list-item>
          <text:p text:style-name="P209">Obtain the positive distance of the absolute value of each element of <text:span text:style-name="T3">X</text:span> to the next largest representable floating point number </text:p>
        </text:list-item>
        <text:list-item>
          <text:p text:style-name="P209"><text:span text:style-name="T3">X</text:span> can be a scalar (eg. <text:span text:style-name="T3">double</text:span>), vector or matrix </text:p>
        </text:list-item>
        <text:list-item>
          <text:p text:style-name="P210">Examples: </text:p>
          <text:list>
            <text:list-header>
              <text:p text:style-name="P44">mat A(4, 5, fill::randu);</text:p>
              <text:p text:style-name="P45">mat B = eps(A);</text:p>
            </text:list-header>
          </text:list>
          <text:p text:style-name="P209"/>
        </text:list-item>
        <text:list-item>
          <text:p text:style-name="P209">See also: </text:p>
          <text:list>
            <text:list-item>
              <text:p text:style-name="P209"><text:a xlink:type="simple" xlink:href="https://arma.sourceforge.net/docs.html#constants" text:style-name="Internet_20_link" text:visited-style-name="Visited_20_Internet_20_Link">datum::eps</text:a> </text:p>
            </text:list-item>
            <text:list-item>
              <text:p text:style-name="P209"><text:a xlink:type="simple" xlink:href="https://mathworld.wolfram.com/Floating-PointArithmetic.html" text:style-name="Internet_20_link" text:visited-style-name="Visited_20_Internet_20_Link">Floating-Point Arithmetic in MathWorld</text:a> </text:p>
            </text:list-item>
            <text:list-item>
              <text:p text:style-name="P209"><text:a xlink:type="simple" xlink:href="https://en.wikipedia.org/wiki/IEEE_754-2008" text:style-name="Internet_20_link" text:visited-style-name="Visited_20_Internet_20_Link">IEEE Standard for Floating-Point Arithmetic in Wikipedia</text:a> </text:p>
            </text:list-item>
          </text:list>
          <text:p text:style-name="P210"/>
        </text:list-item>
      </text:list>
      <text:p text:style-name="P1"/>
      <text:p text:style-name="P323"/>
      <text:p text:style-name="P324"><text:bookmark text:name="expmat"/><text:span text:style-name="T2">B = expmat( A )</text:span> <text:line-break/><text:span text:style-name="T2">expmat( B, A )</text:span> </text:p>
      <text:list xml:id="list190635721" text:style-name="L100">
        <text:list-item>
          <text:p text:style-name="P211">Matrix exponential of general square matrix <text:span text:style-name="T3">A</text:span> </text:p>
        </text:list-item>
        <text:list-item>
          <text:p text:style-name="P211">If <text:span text:style-name="T3">A</text:span> is not square sized, a <text:span text:style-name="T3">std::logic_error</text:span> exception is thrown </text:p>
        </text:list-item>
        <text:list-item>
          <text:p text:style-name="P211">If the matrix exponential cannot be found: </text:p>
          <text:list>
            <text:list-item>
              <text:p text:style-name="P211"><text:span text:style-name="T3">B = expmat(A)</text:span> resets <text:span text:style-name="T3">B</text:span> and throws a <text:span text:style-name="T3">std::runtime_error</text:span> exception </text:p>
            </text:list-item>
            <text:list-item>
              <text:p text:style-name="P211"><text:span text:style-name="T3">expmat(B,A)</text:span> resets <text:span text:style-name="T3">B</text:span> and returns a bool set to <text:span text:style-name="T3">false</text:span> (exception is not thrown) </text:p>
            </text:list-item>
          </text:list>
          <text:p text:style-name="P211"/>
        </text:list-item>
        <text:list-item>
          <text:p text:style-name="P211"><text:span text:style-name="T2">Caveats:</text:span> </text:p>
          <text:list>
            <text:list-item>
              <text:p text:style-name="P211">the matrix exponential operation is generally <text:span text:style-name="T2">not</text:span> the same as applying the <text:a xlink:type="simple" xlink:href="https://arma.sourceforge.net/docs.html#misc_fns" text:style-name="Internet_20_link" text:visited-style-name="Visited_20_Internet_20_Link">exp()</text:a> function to each element </text:p>
            </text:list-item>
            <text:list-item>
              <text:p text:style-name="P211">if matrix <text:span text:style-name="T3">A</text:span> is symmetric, <text:a xlink:type="simple" xlink:href="https://arma.sourceforge.net/docs.html#expmat_sym" text:style-name="Internet_20_link" text:visited-style-name="Visited_20_Internet_20_Link">expmat_sym()</text:a> is faster </text:p>
            </text:list-item>
          </text:list>
          <text:p text:style-name="P211"/>
        </text:list-item>
        <text:list-item>
          <text:p text:style-name="P212">Examples: </text:p>
          <text:list>
            <text:list-header>
              <text:p text:style-name="P46"><text:soft-page-break/>mat A(5, 5, fill::randu);</text:p>
              <text:p text:style-name="P46"/>
              <text:p text:style-name="P47">mat B = expmat(A);</text:p>
            </text:list-header>
          </text:list>
          <text:p text:style-name="P211"/>
        </text:list-item>
        <text:list-item>
          <text:p text:style-name="P211">See also: </text:p>
          <text:list>
            <text:list-item>
              <text:p text:style-name="P211"><text:a xlink:type="simple" xlink:href="https://arma.sourceforge.net/docs.html#expmat_sym" text:style-name="Internet_20_link" text:visited-style-name="Visited_20_Internet_20_Link">expmat_sym()</text:a> </text:p>
            </text:list-item>
            <text:list-item>
              <text:p text:style-name="P211"><text:a xlink:type="simple" xlink:href="https://arma.sourceforge.net/docs.html#logmat" text:style-name="Internet_20_link" text:visited-style-name="Visited_20_Internet_20_Link">logmat()</text:a> </text:p>
            </text:list-item>
            <text:list-item>
              <text:p text:style-name="P211"><text:a xlink:type="simple" xlink:href="https://arma.sourceforge.net/docs.html#sqrtmat" text:style-name="Internet_20_link" text:visited-style-name="Visited_20_Internet_20_Link">sqrtmat()</text:a> </text:p>
            </text:list-item>
            <text:list-item>
              <text:p text:style-name="P211"><text:a xlink:type="simple" xlink:href="https://arma.sourceforge.net/docs.html#misc_fns" text:style-name="Internet_20_link" text:visited-style-name="Visited_20_Internet_20_Link">miscellaneous element-wise functions</text:a> </text:p>
            </text:list-item>
            <text:list-item>
              <text:p text:style-name="P211"><text:a xlink:type="simple" xlink:href="https://en.wikipedia.org/wiki/Matrix_exponential" text:style-name="Internet_20_link" text:visited-style-name="Visited_20_Internet_20_Link">matrix exponential in Wikipedia</text:a> </text:p>
            </text:list-item>
            <text:list-item>
              <text:p text:style-name="P211"><text:a xlink:type="simple" xlink:href="https://mathworld.wolfram.com/MatrixExponential.html" text:style-name="Internet_20_link" text:visited-style-name="Visited_20_Internet_20_Link">matrix exponential in MathWorld</text:a> </text:p>
            </text:list-item>
            <text:list-item>
              <text:p text:style-name="P211"><text:a xlink:type="simple" xlink:href="http://doi.org/10.1137/S00361445024180" text:style-name="Internet_20_link" text:visited-style-name="Visited_20_Internet_20_Link">Nineteen Dubious Ways to Compute the Exponential of a Matrix, Twenty-Five Years Later</text:a> </text:p>
            </text:list-item>
          </text:list>
          <text:p text:style-name="P212"/>
        </text:list-item>
      </text:list>
      <text:p text:style-name="P1"/>
      <text:p text:style-name="P323"/>
      <text:p text:style-name="P324"><text:bookmark text:name="expmat_sym"/><text:span text:style-name="T2">B = expmat_sym( A )</text:span> <text:line-break/><text:span text:style-name="T2">expmat_sym( B, A )</text:span> </text:p>
      <text:list xml:id="list3120493019" text:style-name="L101">
        <text:list-item>
          <text:p text:style-name="P213">Matrix exponential of symmetric/hermitian matrix <text:span text:style-name="T3">A</text:span> </text:p>
        </text:list-item>
        <text:list-item>
          <text:p text:style-name="P213">The computation is based on eigen decomposition </text:p>
        </text:list-item>
        <text:list-item>
          <text:p text:style-name="P213">If <text:span text:style-name="T3">A</text:span> is not square sized, a <text:span text:style-name="T3">std::logic_error</text:span> exception is thrown </text:p>
        </text:list-item>
        <text:list-item>
          <text:p text:style-name="P213">If the matrix exponential cannot be found: </text:p>
          <text:list>
            <text:list-item>
              <text:p text:style-name="P213"><text:span text:style-name="T3">B = expmat_sym(A)</text:span> resets <text:span text:style-name="T3">B</text:span> and throws a <text:span text:style-name="T3">std::runtime_error</text:span> exception </text:p>
            </text:list-item>
            <text:list-item>
              <text:p text:style-name="P213"><text:span text:style-name="T3">expmat_sym(B,A)</text:span> resets <text:span text:style-name="T3">B</text:span> and returns a bool set to <text:span text:style-name="T3">false</text:span> (exception is not thrown) </text:p>
            </text:list-item>
          </text:list>
          <text:p text:style-name="P213"/>
        </text:list-item>
        <text:list-item>
          <text:p text:style-name="P213"><text:span text:style-name="T2">Caveat:</text:span> the matrix exponential operation is generally <text:span text:style-name="T2">not</text:span> the same as applying the <text:a xlink:type="simple" xlink:href="https://arma.sourceforge.net/docs.html#misc_fns" text:style-name="Internet_20_link" text:visited-style-name="Visited_20_Internet_20_Link">exp()</text:a> function to each element </text:p>
        </text:list-item>
        <text:list-item>
          <text:p text:style-name="P214">Examples: </text:p>
          <text:list>
            <text:list-header>
              <text:p text:style-name="P48">mat A(5, 5, fill::randu);</text:p>
              <text:p text:style-name="P48"/>
              <text:p text:style-name="P48">mat B = A*A.t(); <text:s text:c="2"/>// make symmetric matrix</text:p>
              <text:p text:style-name="P48"/>
              <text:p text:style-name="P49">mat C = expmat_sym(B);</text:p>
            </text:list-header>
          </text:list>
          <text:p text:style-name="P213"/>
        </text:list-item>
        <text:list-item>
          <text:p text:style-name="P213">See also: </text:p>
          <text:list>
            <text:list-item>
              <text:p text:style-name="P213"><text:a xlink:type="simple" xlink:href="https://arma.sourceforge.net/docs.html#expmat" text:style-name="Internet_20_link" text:visited-style-name="Visited_20_Internet_20_Link">expmat()</text:a> </text:p>
            </text:list-item>
            <text:list-item>
              <text:p text:style-name="P213"><text:a xlink:type="simple" xlink:href="https://arma.sourceforge.net/docs.html#logmat_sympd" text:style-name="Internet_20_link" text:visited-style-name="Visited_20_Internet_20_Link">logmat_sympd()</text:a> </text:p>
            </text:list-item>
            <text:list-item>
              <text:p text:style-name="P213"><text:a xlink:type="simple" xlink:href="https://arma.sourceforge.net/docs.html#sqrtmat_sympd" text:style-name="Internet_20_link" text:visited-style-name="Visited_20_Internet_20_Link">sqrtmat_sympd()</text:a> </text:p>
            </text:list-item>
            <text:list-item>
              <text:p text:style-name="P213"><text:a xlink:type="simple" xlink:href="https://arma.sourceforge.net/docs.html#is_symmetric" text:style-name="Internet_20_link" text:visited-style-name="Visited_20_Internet_20_Link">.is_symmetric()</text:a> </text:p>
            </text:list-item>
            <text:list-item>
              <text:p text:style-name="P213"><text:a xlink:type="simple" xlink:href="https://arma.sourceforge.net/docs.html#is_hermitian" text:style-name="Internet_20_link" text:visited-style-name="Visited_20_Internet_20_Link">.is_hermitian()</text:a> </text:p>
            </text:list-item>
            <text:list-item>
              <text:p text:style-name="P213"><text:a xlink:type="simple" xlink:href="https://arma.sourceforge.net/docs.html#misc_fns" text:style-name="Internet_20_link" text:visited-style-name="Visited_20_Internet_20_Link">miscellaneous element-wise functions</text:a> </text:p>
            </text:list-item>
            <text:list-item>
              <text:p text:style-name="P213"><text:a xlink:type="simple" xlink:href="https://en.wikipedia.org/wiki/Matrix_exponential" text:style-name="Internet_20_link" text:visited-style-name="Visited_20_Internet_20_Link">matrix exponential in Wikipedia</text:a> </text:p>
            </text:list-item>
            <text:list-item>
              <text:p text:style-name="P213"><text:a xlink:type="simple" xlink:href="https://mathworld.wolfram.com/MatrixExponential.html" text:style-name="Internet_20_link" text:visited-style-name="Visited_20_Internet_20_Link">matrix exponential in MathWorld</text:a> </text:p>
            </text:list-item>
            <text:list-item>
              <text:p text:style-name="P213"><text:soft-page-break/><text:a xlink:type="simple" xlink:href="http://doi.org/10.1137/S00361445024180" text:style-name="Internet_20_link" text:visited-style-name="Visited_20_Internet_20_Link">Nineteen Dubious Ways to Compute the Exponential of a Matrix, Twenty-Five Years Later</text:a> </text:p>
            </text:list-item>
          </text:list>
          <text:p text:style-name="P214"/>
        </text:list-item>
      </text:list>
      <text:p text:style-name="P1"/>
      <text:p text:style-name="P323"/>
      <text:p text:style-name="P324"><text:bookmark text:name="find"/><text:span text:style-name="T2">find( X )</text:span> <text:line-break/><text:span text:style-name="T2">find( X, k )</text:span> <text:line-break/><text:span text:style-name="T2">find( X, k, s )</text:span> </text:p>
      <text:list xml:id="list213751823" text:style-name="L102">
        <text:list-item>
          <text:p text:style-name="P215">Return a column vector containing the indices of elements of <text:span text:style-name="T3">X</text:span> that are non-zero or satisfy a relational condition </text:p>
        </text:list-item>
        <text:list-item>
          <text:p text:style-name="P215">The output vector must have the type <text:a xlink:type="simple" xlink:href="https://arma.sourceforge.net/docs.html#Col" text:style-name="Internet_20_link" text:visited-style-name="Visited_20_Internet_20_Link">uvec</text:a> (ie. the indices are stored as unsigned integers of type <text:a xlink:type="simple" xlink:href="https://arma.sourceforge.net/docs.html#uword" text:style-name="Internet_20_link" text:visited-style-name="Visited_20_Internet_20_Link">uword</text:a>) </text:p>
        </text:list-item>
        <text:list-item>
          <text:p text:style-name="P215"><text:span text:style-name="T3">X</text:span> is interpreted as a vector, with column-by-column ordering of the elements of <text:span text:style-name="T3">X</text:span> </text:p>
        </text:list-item>
        <text:list-item>
          <text:p text:style-name="P215">Relational operators can be used instead of <text:span text:style-name="T3">X</text:span>, eg. <text:span text:style-name="T3">A &gt; 0.5</text:span> </text:p>
        </text:list-item>
        <text:list-item>
          <text:p text:style-name="P215">If <text:span text:style-name="T3">k = 0</text:span> (default), return the indices of all non-zero elements, otherwise return at most <text:span text:style-name="T3">k</text:span> of their indices </text:p>
        </text:list-item>
        <text:list-item>
          <text:p text:style-name="P215">If <text:span text:style-name="T3">s = "first"</text:span> (default), return at most the first <text:span text:style-name="T3">k</text:span> indices of the non-zero elements </text:p>
        </text:list-item>
        <text:list-item>
          <text:p text:style-name="P215">If <text:span text:style-name="T3">s = "last"</text:span>, return at most the last <text:span text:style-name="T3">k</text:span> indices of the non-zero elements </text:p>
        </text:list-item>
        <text:list-item>
          <text:p text:style-name="P215"><text:span text:style-name="T2">Caveats:</text:span> </text:p>
          <text:list>
            <text:list-item>
              <text:p text:style-name="P215">to clamp values to an interval, <text:a xlink:type="simple" xlink:href="https://arma.sourceforge.net/docs.html#clamp" text:style-name="Internet_20_link" text:visited-style-name="Visited_20_Internet_20_Link">clamp()</text:a> is more efficient </text:p>
            </text:list-item>
            <text:list-item>
              <text:p text:style-name="P215">to replace a specific value, <text:a xlink:type="simple" xlink:href="https://arma.sourceforge.net/docs.html#replace" text:style-name="Internet_20_link" text:visited-style-name="Visited_20_Internet_20_Link">.replace()</text:a> is more efficient </text:p>
            </text:list-item>
          </text:list>
          <text:p text:style-name="P215"/>
        </text:list-item>
        <text:list-item>
          <text:p text:style-name="P216">Examples: </text:p>
          <text:list>
            <text:list-header>
              <text:p text:style-name="P50">mat A(5, 5, fill::randu);</text:p>
              <text:p text:style-name="P50">mat B(5, 5, fill::randu);</text:p>
              <text:p text:style-name="P50"/>
              <text:p text:style-name="P50">uvec q1 = find(A &gt; B);</text:p>
              <text:p text:style-name="P50">uvec q2 = find(A &gt; 0.5);</text:p>
              <text:p text:style-name="P50">uvec q3 = find(A &gt; 0.5, 3, "last");</text:p>
              <text:p text:style-name="P50"/>
              <text:p text:style-name="P50">// change elements of A greater than 0.5 to 1</text:p>
              <text:p text:style-name="P51">A.elem( find(A &gt; 0.5) ).ones();</text:p>
            </text:list-header>
          </text:list>
          <text:p text:style-name="P215"/>
        </text:list-item>
        <text:list-item>
          <text:p text:style-name="P215">See also: </text:p>
          <text:list>
            <text:list-item>
              <text:p text:style-name="P215"><text:a xlink:type="simple" xlink:href="https://arma.sourceforge.net/docs.html#all" text:style-name="Internet_20_link" text:visited-style-name="Visited_20_Internet_20_Link">all()</text:a> </text:p>
            </text:list-item>
            <text:list-item>
              <text:p text:style-name="P215"><text:a xlink:type="simple" xlink:href="https://arma.sourceforge.net/docs.html#any" text:style-name="Internet_20_link" text:visited-style-name="Visited_20_Internet_20_Link">any()</text:a> </text:p>
            </text:list-item>
            <text:list-item>
              <text:p text:style-name="P215"><text:a xlink:type="simple" xlink:href="https://arma.sourceforge.net/docs.html#clamp" text:style-name="Internet_20_link" text:visited-style-name="Visited_20_Internet_20_Link">clamp()</text:a> </text:p>
            </text:list-item>
            <text:list-item>
              <text:p text:style-name="P215"><text:a xlink:type="simple" xlink:href="https://arma.sourceforge.net/docs.html#transform" text:style-name="Internet_20_link" text:visited-style-name="Visited_20_Internet_20_Link">.transform()</text:a> </text:p>
            </text:list-item>
            <text:list-item>
              <text:p text:style-name="P215"><text:a xlink:type="simple" xlink:href="https://arma.sourceforge.net/docs.html#find_finite" text:style-name="Internet_20_link" text:visited-style-name="Visited_20_Internet_20_Link">find_finite()</text:a> </text:p>
            </text:list-item>
            <text:list-item>
              <text:p text:style-name="P215"><text:a xlink:type="simple" xlink:href="https://arma.sourceforge.net/docs.html#find_nonfinite" text:style-name="Internet_20_link" text:visited-style-name="Visited_20_Internet_20_Link">find_nonfinite()</text:a> </text:p>
            </text:list-item>
            <text:list-item>
              <text:p text:style-name="P215"><text:a xlink:type="simple" xlink:href="https://arma.sourceforge.net/docs.html#find_nan" text:style-name="Internet_20_link" text:visited-style-name="Visited_20_Internet_20_Link">find_nan()</text:a> </text:p>
            </text:list-item>
            <text:list-item>
              <text:p text:style-name="P215"><text:a xlink:type="simple" xlink:href="https://arma.sourceforge.net/docs.html#find_unique" text:style-name="Internet_20_link" text:visited-style-name="Visited_20_Internet_20_Link">find_unique()</text:a> </text:p>
            </text:list-item>
            <text:list-item>
              <text:p text:style-name="P215"><text:a xlink:type="simple" xlink:href="https://arma.sourceforge.net/docs.html#nonzeros" text:style-name="Internet_20_link" text:visited-style-name="Visited_20_Internet_20_Link">nonzeros()</text:a> </text:p>
            </text:list-item>
            <text:list-item>
              <text:p text:style-name="P215"><text:a xlink:type="simple" xlink:href="https://arma.sourceforge.net/docs.html#unique" text:style-name="Internet_20_link" text:visited-style-name="Visited_20_Internet_20_Link">unique()</text:a> </text:p>
            </text:list-item>
            <text:list-item>
              <text:p text:style-name="P215"><text:a xlink:type="simple" xlink:href="https://arma.sourceforge.net/docs.html#sort_index" text:style-name="Internet_20_link" text:visited-style-name="Visited_20_Internet_20_Link">sort_index()</text:a> </text:p>
            </text:list-item>
            <text:list-item>
              <text:p text:style-name="P215"><text:a xlink:type="simple" xlink:href="https://arma.sourceforge.net/docs.html#ind2sub" text:style-name="Internet_20_link" text:visited-style-name="Visited_20_Internet_20_Link">ind2sub()</text:a> </text:p>
            </text:list-item>
            <text:list-item>
              <text:p text:style-name="P215"><text:soft-page-break/><text:a xlink:type="simple" xlink:href="https://arma.sourceforge.net/docs.html#index_min_and_index_max_member" text:style-name="Internet_20_link" text:visited-style-name="Visited_20_Internet_20_Link">.index_min() &amp; .index_max()</text:a> </text:p>
            </text:list-item>
            <text:list-item>
              <text:p text:style-name="P215"><text:a xlink:type="simple" xlink:href="https://arma.sourceforge.net/docs.html#trimat_ind" text:style-name="Internet_20_link" text:visited-style-name="Visited_20_Internet_20_Link">trimatu_ind() / trimatl_ind()</text:a> </text:p>
            </text:list-item>
            <text:list-item>
              <text:p text:style-name="P215"><text:a xlink:type="simple" xlink:href="https://arma.sourceforge.net/docs.html#submat" text:style-name="Internet_20_link" text:visited-style-name="Visited_20_Internet_20_Link">submatrix views</text:a> </text:p>
            </text:list-item>
            <text:list-item>
              <text:p text:style-name="P215"><text:a xlink:type="simple" xlink:href="https://arma.sourceforge.net/docs.html#subcube" text:style-name="Internet_20_link" text:visited-style-name="Visited_20_Internet_20_Link">subcube views</text:a> </text:p>
            </text:list-item>
          </text:list>
          <text:p text:style-name="P216"/>
        </text:list-item>
      </text:list>
      <text:p text:style-name="P1"/>
      <text:p text:style-name="P323"/>
      <text:p text:style-name="P324"><text:bookmark text:name="find_finite"/><text:span text:style-name="T2">find_finite( X )</text:span> </text:p>
      <text:list xml:id="list3730188790" text:style-name="L103">
        <text:list-item>
          <text:p text:style-name="P217">Return a column vector containing the indices of elements of <text:span text:style-name="T3">X</text:span> that are finite (ie. not ±Inf and not NaN) </text:p>
        </text:list-item>
        <text:list-item>
          <text:p text:style-name="P217">The output vector must have the type <text:a xlink:type="simple" xlink:href="https://arma.sourceforge.net/docs.html#Col" text:style-name="Internet_20_link" text:visited-style-name="Visited_20_Internet_20_Link">uvec</text:a> (ie. the indices are stored as unsigned integers of type <text:a xlink:type="simple" xlink:href="https://arma.sourceforge.net/docs.html#uword" text:style-name="Internet_20_link" text:visited-style-name="Visited_20_Internet_20_Link">uword</text:a>) </text:p>
        </text:list-item>
        <text:list-item>
          <text:p text:style-name="P217"><text:span text:style-name="T3">X</text:span> is interpreted as a vector, with column-by-column ordering of the elements of <text:span text:style-name="T3">X</text:span> </text:p>
        </text:list-item>
        <text:list-item>
          <text:p text:style-name="P218">Examples: </text:p>
          <text:list>
            <text:list-header>
              <text:p text:style-name="P52">mat A(5, 5, fill::randu);</text:p>
              <text:p text:style-name="P52"/>
              <text:p text:style-name="P52">A(1,1) = datum::inf;</text:p>
              <text:p text:style-name="P52"/>
              <text:p text:style-name="P52">// accumulate only finite elements</text:p>
              <text:p text:style-name="P53">double val = accu( A.elem( find_finite(A) ) );</text:p>
            </text:list-header>
          </text:list>
          <text:p text:style-name="P217"/>
        </text:list-item>
        <text:list-item>
          <text:p text:style-name="P217">See also: </text:p>
          <text:list>
            <text:list-item>
              <text:p text:style-name="P217"><text:a xlink:type="simple" xlink:href="https://arma.sourceforge.net/docs.html#find" text:style-name="Internet_20_link" text:visited-style-name="Visited_20_Internet_20_Link">find()</text:a> </text:p>
            </text:list-item>
            <text:list-item>
              <text:p text:style-name="P217"><text:a xlink:type="simple" xlink:href="https://arma.sourceforge.net/docs.html#find_nonfinite" text:style-name="Internet_20_link" text:visited-style-name="Visited_20_Internet_20_Link">find_nonfinite()</text:a> </text:p>
            </text:list-item>
            <text:list-item>
              <text:p text:style-name="P217"><text:a xlink:type="simple" xlink:href="https://arma.sourceforge.net/docs.html#find_nan" text:style-name="Internet_20_link" text:visited-style-name="Visited_20_Internet_20_Link">find_nan()</text:a> </text:p>
            </text:list-item>
            <text:list-item>
              <text:p text:style-name="P217"><text:a xlink:type="simple" xlink:href="https://arma.sourceforge.net/docs.html#is_finite" text:style-name="Internet_20_link" text:visited-style-name="Visited_20_Internet_20_Link">.is_finite()</text:a> </text:p>
            </text:list-item>
            <text:list-item>
              <text:p text:style-name="P217"><text:a xlink:type="simple" xlink:href="https://arma.sourceforge.net/docs.html#replace" text:style-name="Internet_20_link" text:visited-style-name="Visited_20_Internet_20_Link">.replace()</text:a> </text:p>
            </text:list-item>
            <text:list-item>
              <text:p text:style-name="P217"><text:a xlink:type="simple" xlink:href="https://arma.sourceforge.net/docs.html#has_inf" text:style-name="Internet_20_link" text:visited-style-name="Visited_20_Internet_20_Link">.has_inf()</text:a> </text:p>
            </text:list-item>
            <text:list-item>
              <text:p text:style-name="P217"><text:a xlink:type="simple" xlink:href="https://arma.sourceforge.net/docs.html#has_nan" text:style-name="Internet_20_link" text:visited-style-name="Visited_20_Internet_20_Link">.has_nan()</text:a> </text:p>
            </text:list-item>
            <text:list-item>
              <text:p text:style-name="P217"><text:a xlink:type="simple" xlink:href="https://arma.sourceforge.net/docs.html#submat" text:style-name="Internet_20_link" text:visited-style-name="Visited_20_Internet_20_Link">submatrix views</text:a> </text:p>
            </text:list-item>
            <text:list-item>
              <text:p text:style-name="P217"><text:a xlink:type="simple" xlink:href="https://arma.sourceforge.net/docs.html#constants" text:style-name="Internet_20_link" text:visited-style-name="Visited_20_Internet_20_Link">constants (pi, nan, inf, ...)</text:a> </text:p>
            </text:list-item>
          </text:list>
          <text:p text:style-name="P218"/>
        </text:list-item>
      </text:list>
      <text:p text:style-name="P1"/>
      <text:p text:style-name="P323"/>
      <text:p text:style-name="P324"><text:bookmark text:name="find_nonfinite"/><text:span text:style-name="T2">find_nonfinite( X )</text:span> </text:p>
      <text:list xml:id="list2340817456" text:style-name="L104">
        <text:list-item>
          <text:p text:style-name="P219">Return a column vector containing the indices of elements of <text:span text:style-name="T3">X</text:span> that are non-finite (ie. ±Inf or NaN) </text:p>
        </text:list-item>
        <text:list-item>
          <text:p text:style-name="P219">The output vector must have the type <text:a xlink:type="simple" xlink:href="https://arma.sourceforge.net/docs.html#Col" text:style-name="Internet_20_link" text:visited-style-name="Visited_20_Internet_20_Link">uvec</text:a> (ie. the indices are stored as unsigned integers of type <text:a xlink:type="simple" xlink:href="https://arma.sourceforge.net/docs.html#uword" text:style-name="Internet_20_link" text:visited-style-name="Visited_20_Internet_20_Link">uword</text:a>) </text:p>
        </text:list-item>
        <text:list-item>
          <text:p text:style-name="P219"><text:span text:style-name="T3">X</text:span> is interpreted as a vector, with column-by-column ordering of the elements of <text:span text:style-name="T3">X</text:span> </text:p>
        </text:list-item>
        <text:list-item>
          <text:p text:style-name="P220">Examples: </text:p>
          <text:list>
            <text:list-header>
              <text:p text:style-name="P54">mat A(5, 5, fill::randu);</text:p>
              <text:p text:style-name="P54"/>
              <text:p text:style-name="P54">A(1,1) = datum::inf;</text:p>
              <text:p text:style-name="P54"><text:soft-page-break/>A(2,2) = datum::nan;</text:p>
              <text:p text:style-name="P54"/>
              <text:p text:style-name="P54">// change non-finite elements to zero</text:p>
              <text:p text:style-name="P55">A.elem( find_nonfinite(A) ).zeros();</text:p>
            </text:list-header>
          </text:list>
          <text:p text:style-name="P219"/>
        </text:list-item>
        <text:list-item>
          <text:p text:style-name="P219"><text:span text:style-name="T2">Caveat:</text:span> to replace instances of a specific non-finite value (eg. NaN or Inf), it is more efficient to use <text:a xlink:type="simple" xlink:href="https://arma.sourceforge.net/docs.html#replace" text:style-name="Internet_20_link" text:visited-style-name="Visited_20_Internet_20_Link">.replace()</text:a> </text:p>
        </text:list-item>
        <text:list-item>
          <text:p text:style-name="P219">See also: </text:p>
          <text:list>
            <text:list-item>
              <text:p text:style-name="P219"><text:a xlink:type="simple" xlink:href="https://arma.sourceforge.net/docs.html#find" text:style-name="Internet_20_link" text:visited-style-name="Visited_20_Internet_20_Link">find()</text:a> </text:p>
            </text:list-item>
            <text:list-item>
              <text:p text:style-name="P219"><text:a xlink:type="simple" xlink:href="https://arma.sourceforge.net/docs.html#find_finite" text:style-name="Internet_20_link" text:visited-style-name="Visited_20_Internet_20_Link">find_finite()</text:a> </text:p>
            </text:list-item>
            <text:list-item>
              <text:p text:style-name="P219"><text:a xlink:type="simple" xlink:href="https://arma.sourceforge.net/docs.html#find_nan" text:style-name="Internet_20_link" text:visited-style-name="Visited_20_Internet_20_Link">find_nan()</text:a> </text:p>
            </text:list-item>
            <text:list-item>
              <text:p text:style-name="P219"><text:a xlink:type="simple" xlink:href="https://arma.sourceforge.net/docs.html#is_finite" text:style-name="Internet_20_link" text:visited-style-name="Visited_20_Internet_20_Link">.is_finite()</text:a> </text:p>
            </text:list-item>
            <text:list-item>
              <text:p text:style-name="P219"><text:a xlink:type="simple" xlink:href="https://arma.sourceforge.net/docs.html#replace" text:style-name="Internet_20_link" text:visited-style-name="Visited_20_Internet_20_Link">.replace()</text:a> </text:p>
            </text:list-item>
            <text:list-item>
              <text:p text:style-name="P219"><text:a xlink:type="simple" xlink:href="https://arma.sourceforge.net/docs.html#has_inf" text:style-name="Internet_20_link" text:visited-style-name="Visited_20_Internet_20_Link">.has_inf()</text:a> </text:p>
            </text:list-item>
            <text:list-item>
              <text:p text:style-name="P219"><text:a xlink:type="simple" xlink:href="https://arma.sourceforge.net/docs.html#has_nan" text:style-name="Internet_20_link" text:visited-style-name="Visited_20_Internet_20_Link">.has_nan()</text:a> </text:p>
            </text:list-item>
            <text:list-item>
              <text:p text:style-name="P219"><text:a xlink:type="simple" xlink:href="https://arma.sourceforge.net/docs.html#submat" text:style-name="Internet_20_link" text:visited-style-name="Visited_20_Internet_20_Link">submatrix views</text:a> </text:p>
            </text:list-item>
            <text:list-item>
              <text:p text:style-name="P219"><text:a xlink:type="simple" xlink:href="https://arma.sourceforge.net/docs.html#constants" text:style-name="Internet_20_link" text:visited-style-name="Visited_20_Internet_20_Link">constants (pi, nan, inf, ...)</text:a> </text:p>
            </text:list-item>
          </text:list>
          <text:p text:style-name="P220"/>
        </text:list-item>
      </text:list>
      <text:p text:style-name="P1"/>
      <text:p text:style-name="P323"/>
      <text:p text:style-name="P324"><text:bookmark text:name="find_nan"/><text:span text:style-name="T2">find_nan( X )</text:span> </text:p>
      <text:list xml:id="list209833105" text:style-name="L105">
        <text:list-item>
          <text:p text:style-name="P221">Return a column vector containing the indices of elements of <text:span text:style-name="T3">X</text:span> that are NaN (not-a-number) </text:p>
        </text:list-item>
        <text:list-item>
          <text:p text:style-name="P221">The output vector must have the type <text:a xlink:type="simple" xlink:href="https://arma.sourceforge.net/docs.html#Col" text:style-name="Internet_20_link" text:visited-style-name="Visited_20_Internet_20_Link">uvec</text:a> (ie. the indices are stored as unsigned integers of type <text:a xlink:type="simple" xlink:href="https://arma.sourceforge.net/docs.html#uword" text:style-name="Internet_20_link" text:visited-style-name="Visited_20_Internet_20_Link">uword</text:a>) </text:p>
        </text:list-item>
        <text:list-item>
          <text:p text:style-name="P221"><text:span text:style-name="T3">X</text:span> is interpreted as a vector, with column-by-column ordering of the elements of <text:span text:style-name="T3">X</text:span> </text:p>
        </text:list-item>
        <text:list-item>
          <text:p text:style-name="P222">Examples: </text:p>
          <text:list>
            <text:list-header>
              <text:p text:style-name="P56">mat A(5, 5, fill::randu);</text:p>
              <text:p text:style-name="P56"/>
              <text:p text:style-name="P56">A(2,3) = datum::nan;</text:p>
              <text:p text:style-name="P56"/>
              <text:p text:style-name="P57">uvec indices = find_nan(A);</text:p>
            </text:list-header>
          </text:list>
          <text:p text:style-name="P221"/>
        </text:list-item>
        <text:list-item>
          <text:p text:style-name="P221"><text:span text:style-name="T2">Caveat:</text:span> to replace instances of NaN values, it is more efficient to use <text:a xlink:type="simple" xlink:href="https://arma.sourceforge.net/docs.html#replace" text:style-name="Internet_20_link" text:visited-style-name="Visited_20_Internet_20_Link">.replace()</text:a> </text:p>
        </text:list-item>
        <text:list-item>
          <text:p text:style-name="P221">See also: </text:p>
          <text:list>
            <text:list-item>
              <text:p text:style-name="P221"><text:a xlink:type="simple" xlink:href="https://arma.sourceforge.net/docs.html#find" text:style-name="Internet_20_link" text:visited-style-name="Visited_20_Internet_20_Link">find()</text:a> </text:p>
            </text:list-item>
            <text:list-item>
              <text:p text:style-name="P221"><text:a xlink:type="simple" xlink:href="https://arma.sourceforge.net/docs.html#find_finite" text:style-name="Internet_20_link" text:visited-style-name="Visited_20_Internet_20_Link">find_finite()</text:a> </text:p>
            </text:list-item>
            <text:list-item>
              <text:p text:style-name="P221"><text:a xlink:type="simple" xlink:href="https://arma.sourceforge.net/docs.html#find_nonfinite" text:style-name="Internet_20_link" text:visited-style-name="Visited_20_Internet_20_Link">find_nonfinite()</text:a> </text:p>
            </text:list-item>
            <text:list-item>
              <text:p text:style-name="P221"><text:a xlink:type="simple" xlink:href="https://arma.sourceforge.net/docs.html#replace" text:style-name="Internet_20_link" text:visited-style-name="Visited_20_Internet_20_Link">.replace()</text:a> </text:p>
            </text:list-item>
            <text:list-item>
              <text:p text:style-name="P221"><text:a xlink:type="simple" xlink:href="https://arma.sourceforge.net/docs.html#has_nan" text:style-name="Internet_20_link" text:visited-style-name="Visited_20_Internet_20_Link">.has_nan()</text:a> </text:p>
            </text:list-item>
            <text:list-item>
              <text:p text:style-name="P221"><text:a xlink:type="simple" xlink:href="https://arma.sourceforge.net/docs.html#constants" text:style-name="Internet_20_link" text:visited-style-name="Visited_20_Internet_20_Link">constants (pi, nan, inf, ...)</text:a> </text:p>
            </text:list-item>
            <text:list-item>
              <text:p text:style-name="P221"><text:a xlink:type="simple" xlink:href="https://en.wikipedia.org/wiki/NaN" text:style-name="Internet_20_link" text:visited-style-name="Visited_20_Internet_20_Link">NaN</text:a> in Wikipedia </text:p>
            </text:list-item>
          </text:list>
          <text:p text:style-name="P222"/>
        </text:list-item>
      </text:list>
      <text:p text:style-name="P1"/>
      <text:p text:style-name="P323"/>
      <text:p text:style-name="P324"><text:bookmark text:name="find_unique"/><text:soft-page-break/><text:span text:style-name="T2">find_unique( X )</text:span> <text:line-break/><text:span text:style-name="T2">find_unique( X, ascending_indices )</text:span> </text:p>
      <text:list xml:id="list3678384752" text:style-name="L106">
        <text:list-item>
          <text:p text:style-name="P223">Return a column vector containing the indices of unique elements of <text:span text:style-name="T3">X</text:span> </text:p>
        </text:list-item>
        <text:list-item>
          <text:p text:style-name="P223">The output vector must have the type <text:a xlink:type="simple" xlink:href="https://arma.sourceforge.net/docs.html#Col" text:style-name="Internet_20_link" text:visited-style-name="Visited_20_Internet_20_Link">uvec</text:a> (ie. the indices are stored as unsigned integers of type <text:a xlink:type="simple" xlink:href="https://arma.sourceforge.net/docs.html#uword" text:style-name="Internet_20_link" text:visited-style-name="Visited_20_Internet_20_Link">uword</text:a>) </text:p>
        </text:list-item>
        <text:list-item>
          <text:p text:style-name="P223"><text:span text:style-name="T3">X</text:span> is interpreted as a vector, with column-by-column ordering of the elements of <text:span text:style-name="T3">X</text:span> </text:p>
        </text:list-item>
        <text:list-item>
          <text:p text:style-name="P223">The <text:span text:style-name="T3">ascending_indices</text:span> argument is optional; it is one of: </text:p>
        </text:list-item>
      </text:list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162"><text:span text:style-name="Source_20_Text">true</text:span></text:p>
          </table:table-cell>
          <table:table-cell table:style-name="Table5.A1" office:value-type="string">
            <text:p text:style-name="P164"> = </text:p>
          </table:table-cell>
          <table:table-cell table:style-name="Table5.A1" office:value-type="string">
            <text:p text:style-name="P164">the returned indices are sorted to be ascending (<text:span text:style-name="T2">default setting</text:span>)</text:p>
          </table:table-cell>
        </table:table-row>
        <table:table-row>
          <table:table-cell table:style-name="Table5.A1" office:value-type="string">
            <text:p text:style-name="P162"><text:span text:style-name="Source_20_Text">false</text:span></text:p>
          </table:table-cell>
          <table:table-cell table:style-name="Table5.A1" office:value-type="string">
            <text:p text:style-name="P164"> = </text:p>
          </table:table-cell>
          <table:table-cell table:style-name="Table5.A1" office:value-type="string">
            <text:p text:style-name="P164">the returned indices are in arbitrary order (faster operation)</text:p>
          </table:table-cell>
        </table:table-row>
      </table:table>
      <text:list xml:id="list25748997105118" text:continue-numbering="true" text:style-name="L106">
        <text:list-header>
          <text:p text:style-name="P223"/>
        </text:list-header>
        <text:list-item>
          <text:p text:style-name="P224">Examples: </text:p>
          <text:list>
            <text:list-header>
              <text:p text:style-name="P58">mat A = { { 2, 2, 4 }, </text:p>
              <text:p text:style-name="P58"><text:s text:c="10"/>{ 4, 6, 6 } };</text:p>
              <text:p text:style-name="P58"/>
              <text:p text:style-name="P59">uvec indices = find_unique(A);</text:p>
            </text:list-header>
          </text:list>
          <text:p text:style-name="P223"/>
        </text:list-item>
        <text:list-item>
          <text:p text:style-name="P223">See also: </text:p>
          <text:list>
            <text:list-item>
              <text:p text:style-name="P223"><text:a xlink:type="simple" xlink:href="https://arma.sourceforge.net/docs.html#find" text:style-name="Internet_20_link" text:visited-style-name="Visited_20_Internet_20_Link">find()</text:a> </text:p>
            </text:list-item>
            <text:list-item>
              <text:p text:style-name="P223"><text:a xlink:type="simple" xlink:href="https://arma.sourceforge.net/docs.html#unique" text:style-name="Internet_20_link" text:visited-style-name="Visited_20_Internet_20_Link">unique()</text:a> </text:p>
            </text:list-item>
            <text:list-item>
              <text:p text:style-name="P223"><text:a xlink:type="simple" xlink:href="https://arma.sourceforge.net/docs.html#intersect" text:style-name="Internet_20_link" text:visited-style-name="Visited_20_Internet_20_Link">intersect()</text:a> </text:p>
            </text:list-item>
            <text:list-item>
              <text:p text:style-name="P223"><text:a xlink:type="simple" xlink:href="https://arma.sourceforge.net/docs.html#submat" text:style-name="Internet_20_link" text:visited-style-name="Visited_20_Internet_20_Link">submatrix views</text:a> </text:p>
            </text:list-item>
          </text:list>
          <text:p text:style-name="P224"/>
        </text:list-item>
      </text:list>
      <text:p text:style-name="P1"/>
      <text:p text:style-name="P323"/>
      <text:p text:style-name="P324"><text:bookmark text:name="flip"/><text:span text:style-name="T2">fliplr( X )</text:span> <text:line-break/><text:span text:style-name="T2">flipud( X )</text:span> </text:p>
      <text:list xml:id="list3789913341" text:style-name="L107">
        <text:list-item>
          <text:p text:style-name="P225"><text:span text:style-name="T3">fliplr():</text:span> generate a copy of matrix <text:span text:style-name="T3">X</text:span>, with the order of the columns reversed </text:p>
        </text:list-item>
        <text:list-item>
          <text:p text:style-name="P225"><text:span text:style-name="T3">flipud():</text:span> generate a copy of matrix <text:span text:style-name="T3">X</text:span>, with the order of the rows reversed </text:p>
        </text:list-item>
        <text:list-item>
          <text:p text:style-name="P226">Examples: </text:p>
          <text:list>
            <text:list-header>
              <text:p text:style-name="P60">mat A(5, 5, fill::randu);</text:p>
              <text:p text:style-name="P60"/>
              <text:p text:style-name="P60">mat B = fliplr(A);</text:p>
              <text:p text:style-name="P61">mat C = flipud(A);</text:p>
            </text:list-header>
          </text:list>
          <text:p text:style-name="P225"/>
        </text:list-item>
        <text:list-item>
          <text:p text:style-name="P225">See also: </text:p>
          <text:list>
            <text:list-item>
              <text:p text:style-name="P225"><text:a xlink:type="simple" xlink:href="https://arma.sourceforge.net/docs.html#reverse" text:style-name="Internet_20_link" text:visited-style-name="Visited_20_Internet_20_Link">reverse()</text:a> </text:p>
            </text:list-item>
            <text:list-item>
              <text:p text:style-name="P225"><text:a xlink:type="simple" xlink:href="https://arma.sourceforge.net/docs.html#shift" text:style-name="Internet_20_link" text:visited-style-name="Visited_20_Internet_20_Link">shift()</text:a> </text:p>
            </text:list-item>
            <text:list-item>
              <text:p text:style-name="P225"><text:a xlink:type="simple" xlink:href="https://arma.sourceforge.net/docs.html#swap_rows" text:style-name="Internet_20_link" text:visited-style-name="Visited_20_Internet_20_Link">.swap_rows() &amp; .swap_cols()</text:a> </text:p>
            </text:list-item>
            <text:list-item>
              <text:p text:style-name="P225"><text:a xlink:type="simple" xlink:href="https://arma.sourceforge.net/docs.html#t_st_members" text:style-name="Internet_20_link" text:visited-style-name="Visited_20_Internet_20_Link">.t()</text:a> </text:p>
            </text:list-item>
          </text:list>
          <text:p text:style-name="P226"/>
        </text:list-item>
      </text:list>
      <text:p text:style-name="P1"/>
      <text:p text:style-name="P323"/>
      <text:p text:style-name="P324"><text:bookmark text:name="imag_real"/><text:soft-page-break/><text:span text:style-name="T2">imag( X )</text:span> <text:line-break/><text:span text:style-name="T2">real( X )</text:span> </text:p>
      <text:list xml:id="list2533425649" text:style-name="L108">
        <text:list-item>
          <text:p text:style-name="P227">Extract the imaginary/real part of a complex matrix or cube </text:p>
        </text:list-item>
        <text:list-item>
          <text:p text:style-name="P228">Examples: </text:p>
          <text:list>
            <text:list-header>
              <text:p text:style-name="P62">cx_mat C(5, 5, fill::randu);</text:p>
              <text:p text:style-name="P62"/>
              <text:p text:style-name="P62">mat <text:s text:c="3"/>A = imag(C);</text:p>
              <text:p text:style-name="P63">mat <text:s text:c="3"/>B = real(C);</text:p>
            </text:list-header>
          </text:list>
          <text:p text:style-name="P227"/>
        </text:list-item>
        <text:list-item>
          <text:p text:style-name="P227">See also: </text:p>
          <text:list>
            <text:list-item>
              <text:p text:style-name="P227"><text:a xlink:type="simple" xlink:href="https://arma.sourceforge.net/docs.html#set_imag" text:style-name="Internet_20_link" text:visited-style-name="Visited_20_Internet_20_Link">.set_imag() / .set_real()</text:a> </text:p>
            </text:list-item>
            <text:list-item>
              <text:p text:style-name="P227"><text:a xlink:type="simple" xlink:href="https://arma.sourceforge.net/docs.html#abs" text:style-name="Internet_20_link" text:visited-style-name="Visited_20_Internet_20_Link">abs()</text:a> </text:p>
            </text:list-item>
            <text:list-item>
              <text:p text:style-name="P227"><text:a xlink:type="simple" xlink:href="https://arma.sourceforge.net/docs.html#conj" text:style-name="Internet_20_link" text:visited-style-name="Visited_20_Internet_20_Link">conj()</text:a> </text:p>
            </text:list-item>
            <text:list-item>
              <text:p text:style-name="P227"><text:a xlink:type="simple" xlink:href="https://arma.sourceforge.net/docs.html#conv_to" text:style-name="Internet_20_link" text:visited-style-name="Visited_20_Internet_20_Link">conv_to()</text:a> </text:p>
            </text:list-item>
          </text:list>
          <text:p text:style-name="P228"/>
        </text:list-item>
      </text:list>
      <text:p text:style-name="P1"/>
      <text:p text:style-name="P323"/>
      <text:p text:style-name="P158"><text:bookmark text:name="ind2sub"/>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>
          <table:table-cell table:style-name="Table6.A1" office:value-type="string">
            <text:p text:style-name="P164">uvec</text:p>
          </table:table-cell>
          <table:table-cell table:style-name="Table6.A1" office:value-type="string">
            <text:p text:style-name="P164"> sub = <text:span text:style-name="T2">ind2sub( size(</text:span>X<text:span text:style-name="T2">),</text:span> index <text:span text:style-name="T2">)</text:span></text:p>
          </table:table-cell>
          <table:table-cell table:style-name="Table6.A1" office:value-type="string">
            <text:p text:style-name="P164">   </text:p>
          </table:table-cell>
          <table:table-cell table:style-name="Table6.A1" office:value-type="string">
            <text:p text:style-name="P164">(form 1)</text:p>
          </table:table-cell>
        </table:table-row>
        <table:table-row>
          <table:table-cell table:style-name="Table6.A1" office:value-type="string">
            <text:p text:style-name="P164">umat</text:p>
          </table:table-cell>
          <table:table-cell table:style-name="Table6.A1" office:value-type="string">
            <text:p text:style-name="P164"> sub = <text:span text:style-name="T2">ind2sub( size(</text:span>X<text:span text:style-name="T2">),</text:span> vector_of_indices <text:span text:style-name="T2">)</text:span></text:p>
          </table:table-cell>
          <table:table-cell table:style-name="Table6.A1" office:value-type="string">
            <text:p text:style-name="P164">   </text:p>
          </table:table-cell>
          <table:table-cell table:style-name="Table6.A1" office:value-type="string">
            <text:p text:style-name="P164">(form 2)</text:p>
          </table:table-cell>
        </table:table-row>
      </table:table>
      <text:list xml:id="list523441184" text:style-name="L109">
        <text:list-item>
          <text:p text:style-name="P229">Convert a linear index, or a vector of indices, to subscript notation </text:p>
        </text:list-item>
        <text:list-item>
          <text:p text:style-name="P229">The argument <text:span text:style-name="T4">size(</text:span><text:span text:style-name="T3">X</text:span><text:span text:style-name="T4">)</text:span> can be replaced with <text:span text:style-name="T4">size(</text:span><text:span text:style-name="T3">n_rows</text:span><text:span text:style-name="T4">,</text:span><text:span text:style-name="T3"> n_cols</text:span><text:span text:style-name="T4">)</text:span> or <text:span text:style-name="T4">size(</text:span><text:span text:style-name="T3">n_rows</text:span><text:span text:style-name="T4">,</text:span><text:span text:style-name="T3"> n_cols</text:span><text:span text:style-name="T4">,</text:span><text:span text:style-name="T3"> n_slices</text:span><text:span text:style-name="T4">)</text:span> </text:p>
        </text:list-item>
        <text:list-item>
          <text:p text:style-name="P229">If an index is out of range, a <text:span text:style-name="T3">std::logic_error</text:span> exception is thrown </text:p>
        </text:list-item>
        <text:list-item>
          <text:p text:style-name="P229">When only one index is given (form 1), the subscripts are returned in a vector of type <text:a xlink:type="simple" xlink:href="https://arma.sourceforge.net/docs.html#Col" text:style-name="Internet_20_link" text:visited-style-name="Visited_20_Internet_20_Link">uvec</text:a> </text:p>
        </text:list-item>
        <text:list-item>
          <text:p text:style-name="P229">When a vector of indices (of type <text:a xlink:type="simple" xlink:href="https://arma.sourceforge.net/docs.html#Col" text:style-name="Internet_20_link" text:visited-style-name="Visited_20_Internet_20_Link">uvec</text:a>) is given (form 2), the corresponding subscripts are returned in each column of an <text:span text:style-name="T3">m x n</text:span> matrix of type <text:a xlink:type="simple" xlink:href="https://arma.sourceforge.net/docs.html#Mat" text:style-name="Internet_20_link" text:visited-style-name="Visited_20_Internet_20_Link">umat</text:a>; <text:span text:style-name="T3">m=2</text:span> for matrix subscripts, while <text:span text:style-name="T3">m=3</text:span> for cube subscripts </text:p>
        </text:list-item>
        <text:list-item>
          <text:p text:style-name="P230">Examples: </text:p>
          <text:list>
            <text:list-header>
              <text:p text:style-name="P64">mat M(4, 5, fill::randu);</text:p>
              <text:p text:style-name="P64"/>
              <text:p text:style-name="P64">uvec s = ind2sub( size(M), 6 );</text:p>
              <text:p text:style-name="P64"/>
              <text:p text:style-name="P64">cout &lt;&lt; "row: " &lt;&lt; s(0) &lt;&lt; endl;</text:p>
              <text:p text:style-name="P64">cout &lt;&lt; "col: " &lt;&lt; s(1) &lt;&lt; endl;</text:p>
              <text:p text:style-name="P64"/>
              <text:p text:style-name="P64"/>
              <text:p text:style-name="P64">uvec indices = find(M &gt; 0.5);</text:p>
              <text:p text:style-name="P64">umat t <text:s text:c="6"/>= ind2sub( size(M), indices );</text:p>
              <text:p text:style-name="P64"/>
              <text:p text:style-name="P64"/>
              <text:p text:style-name="P64">cube Q(2,3,4);</text:p>
              <text:p text:style-name="P64"/>
              <text:p text:style-name="P64">uvec u = ind2sub( size(Q), 8 );</text:p>
              <text:p text:style-name="P64"/>
              <text:p text:style-name="P64">cout &lt;&lt; "row: <text:s text:c="2"/>" &lt;&lt; u(0) &lt;&lt; endl;</text:p>
              <text:p text:style-name="P64">cout &lt;&lt; "col: <text:s text:c="2"/>" &lt;&lt; u(1) &lt;&lt; endl;</text:p>
              <text:p text:style-name="P65">cout &lt;&lt; "slice: " &lt;&lt; u(2) &lt;&lt; endl;</text:p>
            </text:list-header>
          </text:list>
          <text:p text:style-name="P229"/>
        </text:list-item>
        <text:list-item>
          <text:p text:style-name="P229"><text:soft-page-break/>See also: </text:p>
          <text:list>
            <text:list-item>
              <text:p text:style-name="P229"><text:a xlink:type="simple" xlink:href="https://arma.sourceforge.net/docs.html#size" text:style-name="Internet_20_link" text:visited-style-name="Visited_20_Internet_20_Link">size()</text:a> </text:p>
            </text:list-item>
            <text:list-item>
              <text:p text:style-name="P229"><text:a xlink:type="simple" xlink:href="https://arma.sourceforge.net/docs.html#sub2ind" text:style-name="Internet_20_link" text:visited-style-name="Visited_20_Internet_20_Link">sub2ind()</text:a> </text:p>
            </text:list-item>
            <text:list-item>
              <text:p text:style-name="P229"><text:a xlink:type="simple" xlink:href="https://arma.sourceforge.net/docs.html#element_access" text:style-name="Internet_20_link" text:visited-style-name="Visited_20_Internet_20_Link">element access</text:a> </text:p>
            </text:list-item>
            <text:list-item>
              <text:p text:style-name="P229"><text:a xlink:type="simple" xlink:href="https://arma.sourceforge.net/docs.html#find" text:style-name="Internet_20_link" text:visited-style-name="Visited_20_Internet_20_Link">find()</text:a> </text:p>
            </text:list-item>
          </text:list>
          <text:p text:style-name="P230"/>
        </text:list-item>
      </text:list>
      <text:p text:style-name="P1"/>
      <text:p text:style-name="P323"/>
      <text:p text:style-name="P158"><text:bookmark text:name="index_min_and_index_max_standalone"/></text:p>
      <table:table table:name="Table7" table:style-name="Table7">
        <table:table-column table:style-name="Table7.A"/>
        <table:table-column table:style-name="Table7.B"/>
        <table:table-column table:style-name="Table7.C"/>
        <table:table-row>
          <table:table-cell table:style-name="Table7.A1" office:value-type="string">
            <text:p text:style-name="P164"><text:span text:style-name="T2">index_min( V )</text:span> <text:line-break/><text:span text:style-name="T2">index_min( M )</text:span> <text:line-break/><text:span text:style-name="T2">index_min( M, dim )</text:span> <text:line-break/><text:span text:style-name="T2">index_min( Q )</text:span> <text:line-break/><text:span text:style-name="T2">index_min( Q, dim )</text:span> </text:p>
          </table:table-cell>
          <table:table-cell table:style-name="Table7.A1" office:value-type="string">
            <text:p text:style-name="P164">      </text:p>
          </table:table-cell>
          <table:table-cell table:style-name="Table7.A1" office:value-type="string">
            <text:p text:style-name="P164"><text:span text:style-name="T2">index_max( V )</text:span> <text:line-break/><text:span text:style-name="T2">index_max( M )</text:span> <text:line-break/><text:span text:style-name="T2">index_max( M, dim )</text:span> <text:line-break/><text:span text:style-name="T2">index_max( Q )</text:span> <text:line-break/><text:span text:style-name="T2">index_max( Q, dim )</text:span> </text:p>
          </table:table-cell>
        </table:table-row>
      </table:table>
      <text:list xml:id="list1032765504" text:style-name="L110">
        <text:list-item>
          <text:p text:style-name="P231">For vector <text:span text:style-name="T3">V</text:span>, return the linear index of the extremum value; the returned index is of type <text:a xlink:type="simple" xlink:href="https://arma.sourceforge.net/docs.html#uword" text:style-name="Internet_20_link" text:visited-style-name="Visited_20_Internet_20_Link">uword</text:a> </text:p>
        </text:list-item>
        <text:list-item>
          <text:p text:style-name="P231">For matrix <text:span text:style-name="T3">M</text:span> and: </text:p>
          <text:list>
            <text:list-item>
              <text:p text:style-name="P231"><text:span text:style-name="T3">dim = 0</text:span>, return a row vector (of type <text:a xlink:type="simple" xlink:href="https://arma.sourceforge.net/docs.html#Row" text:style-name="Internet_20_link" text:visited-style-name="Visited_20_Internet_20_Link">urowvec</text:a> or <text:a xlink:type="simple" xlink:href="https://arma.sourceforge.net/docs.html#Mat" text:style-name="Internet_20_link" text:visited-style-name="Visited_20_Internet_20_Link">umat</text:a>), with each column containing the index of the extremum value in the corresponding column of <text:span text:style-name="T3">M</text:span> </text:p>
            </text:list-item>
            <text:list-item>
              <text:p text:style-name="P231"><text:span text:style-name="T3">dim = 1</text:span>, return a column vector (of type <text:a xlink:type="simple" xlink:href="https://arma.sourceforge.net/docs.html#Col" text:style-name="Internet_20_link" text:visited-style-name="Visited_20_Internet_20_Link">uvec</text:a> or <text:a xlink:type="simple" xlink:href="https://arma.sourceforge.net/docs.html#Mat" text:style-name="Internet_20_link" text:visited-style-name="Visited_20_Internet_20_Link">umat</text:a>), with each row containing the index of the extremum value in the corresponding row of <text:span text:style-name="T3">M</text:span> </text:p>
            </text:list-item>
          </text:list>
          <text:p text:style-name="P231"/>
        </text:list-item>
        <text:list-item>
          <text:p text:style-name="P231">For cube <text:span text:style-name="T3">Q</text:span>, return a cube (of type <text:a xlink:type="simple" xlink:href="https://arma.sourceforge.net/docs.html#Cube" text:style-name="Internet_20_link" text:visited-style-name="Visited_20_Internet_20_Link">ucube</text:a>) containing the indices of extremum values of elements along dimension <text:span text:style-name="T3">dim</text:span>, where <text:span text:style-name="T3">dim</text:span> ∈ { 0, 1, 2 } </text:p>
        </text:list-item>
        <text:list-item>
          <text:p text:style-name="P231">For each column, row, or slice, the index starts at zero </text:p>
        </text:list-item>
        <text:list-item>
          <text:p text:style-name="P231">The <text:span text:style-name="T3">dim</text:span> argument is optional; by default <text:span text:style-name="T3">dim = 0</text:span> is used </text:p>
        </text:list-item>
        <text:list-item>
          <text:p text:style-name="P231">For objects with complex numbers, absolute values are used for comparison </text:p>
        </text:list-item>
        <text:list-item>
          <text:p text:style-name="P232">Examples: </text:p>
          <text:list>
            <text:list-header>
              <text:p text:style-name="P66">vec v(10, fill::randu);</text:p>
              <text:p text:style-name="P66"/>
              <text:p text:style-name="P66">uword i = index_max(v);</text:p>
              <text:p text:style-name="P66">double max_val_in_v = v(i);</text:p>
              <text:p text:style-name="P66"/>
              <text:p text:style-name="P66"/>
              <text:p text:style-name="P66">mat M(5, 6, fill::randu);</text:p>
              <text:p text:style-name="P66"/>
              <text:p text:style-name="P66">urowvec ii = index_max(M);</text:p>
              <text:p text:style-name="P66">ucolvec jj = index_max(M,1);</text:p>
              <text:p text:style-name="P66"/>
              <text:p text:style-name="P66">double max_val_in_col_2 = M( ii(2), 2 );</text:p>
              <text:p text:style-name="P66"/>
              <text:p text:style-name="P67">double max_val_in_row_4 = M( 4, jj(4) );</text:p>
            </text:list-header>
          </text:list>
          <text:p text:style-name="P231"/>
        </text:list-item>
        <text:list-item>
          <text:p text:style-name="P231">See also: </text:p>
          <text:list>
            <text:list-item>
              <text:p text:style-name="P231"><text:a xlink:type="simple" xlink:href="https://arma.sourceforge.net/docs.html#min_and_max" text:style-name="Internet_20_link" text:visited-style-name="Visited_20_Internet_20_Link">min() &amp; max()</text:a> </text:p>
            </text:list-item>
            <text:list-item>
              <text:p text:style-name="P231"><text:a xlink:type="simple" xlink:href="https://arma.sourceforge.net/docs.html#index_min_and_index_max_member" text:style-name="Internet_20_link" text:visited-style-name="Visited_20_Internet_20_Link">.index_min() &amp; .index_max()</text:a> (member functions) </text:p>
            </text:list-item>
            <text:list-item>
              <text:p text:style-name="P231"><text:a xlink:type="simple" xlink:href="https://arma.sourceforge.net/docs.html#sort_index" text:style-name="Internet_20_link" text:visited-style-name="Visited_20_Internet_20_Link">sort_index()</text:a> </text:p>
            </text:list-item>
            <text:list-item>
              <text:p text:style-name="P231"><text:a xlink:type="simple" xlink:href="https://arma.sourceforge.net/docs.html#find" text:style-name="Internet_20_link" text:visited-style-name="Visited_20_Internet_20_Link">find()</text:a> </text:p>
            </text:list-item>
          </text:list>
          <text:p text:style-name="P232"/>
        </text:list-item>
      </text:list>
      <text:p text:style-name="P1"><text:soft-page-break/></text:p>
      <text:p text:style-name="P323"/>
      <text:p text:style-name="P168"><text:bookmark text:name="inplace_trans"/>inplace_trans( X ) <text:line-break/>inplace_trans( X, method ) <text:line-break/><text:line-break/>inplace_strans( X ) <text:line-break/>inplace_strans( X, method ) </text:p>
      <text:list xml:id="list1333583093" text:style-name="L111">
        <text:list-item>
          <text:p text:style-name="P233">In-place / in-situ transpose of matrix <text:span text:style-name="T3">X</text:span> </text:p>
        </text:list-item>
        <text:list-item>
          <text:p text:style-name="P233">For real (non-complex) matrix: </text:p>
          <text:list>
            <text:list-item>
              <text:p text:style-name="P233"><text:span text:style-name="T3">inplace_trans()</text:span> performs a normal transpose </text:p>
            </text:list-item>
            <text:list-item>
              <text:p text:style-name="P233"><text:span text:style-name="T3">inplace_strans()</text:span> not applicable </text:p>
            </text:list-item>
          </text:list>
          <text:p text:style-name="P233"/>
        </text:list-item>
        <text:list-item>
          <text:p text:style-name="P233">For complex matrix: </text:p>
          <text:list>
            <text:list-item>
              <text:p text:style-name="P233"><text:span text:style-name="T3">inplace_trans()</text:span> performs a Hermitian transpose (ie. the conjugate of the elements is taken during the transpose) </text:p>
            </text:list-item>
            <text:list-item>
              <text:p text:style-name="P233"><text:span text:style-name="T3">inplace_strans()</text:span> provides a transposed copy without taking the conjugate of the elements </text:p>
            </text:list-item>
          </text:list>
          <text:p text:style-name="P233"/>
        </text:list-item>
        <text:list-item>
          <text:p text:style-name="P233">The argument <text:span text:style-name="T3">method</text:span> is optional </text:p>
        </text:list-item>
        <text:list-item>
          <text:p text:style-name="P233">By default, a greedy transposition algorithm is used; a low-memory algorithm can be used instead by explicitly setting <text:span text:style-name="T3">method</text:span> to <text:span text:style-name="Source_20_Text">"lowmem"</text:span> </text:p>
        </text:list-item>
        <text:list-item>
          <text:p text:style-name="P233">The low-memory algorithm is considerably slower than the greedy algorithm; using the low-memory algorithm is only recommended for cases where <text:span text:style-name="T3">X</text:span> takes up more than half of available memory (ie. very large <text:span text:style-name="T3">X</text:span>) </text:p>
        </text:list-item>
        <text:list-item>
          <text:p text:style-name="P234">Examples: </text:p>
          <text:list>
            <text:list-header>
              <text:p text:style-name="P68">mat X(4, <text:s text:c="4"/>5, <text:s text:c="4"/>fill::randu);</text:p>
              <text:p text:style-name="P68">mat Y(20000, 30000, fill::randu);</text:p>
              <text:p text:style-name="P68"/>
              <text:p text:style-name="P68">inplace_trans(X); <text:s text:c="11"/>// use greedy algorithm by default</text:p>
              <text:p text:style-name="P68"/>
              <text:p text:style-name="P69">inplace_trans(Y, "lowmem"); <text:s/>// use low-memory (and slow) algorithm</text:p>
            </text:list-header>
          </text:list>
          <text:p text:style-name="P233"/>
        </text:list-item>
        <text:list-item>
          <text:p text:style-name="P233">See also: </text:p>
          <text:list>
            <text:list-item>
              <text:p text:style-name="P233"><text:a xlink:type="simple" xlink:href="https://arma.sourceforge.net/docs.html#t_st_members" text:style-name="Internet_20_link" text:visited-style-name="Visited_20_Internet_20_Link">.t()</text:a> </text:p>
            </text:list-item>
            <text:list-item>
              <text:p text:style-name="P233"><text:a xlink:type="simple" xlink:href="https://arma.sourceforge.net/docs.html#trans" text:style-name="Internet_20_link" text:visited-style-name="Visited_20_Internet_20_Link">trans()</text:a> </text:p>
            </text:list-item>
            <text:list-item>
              <text:p text:style-name="P233"><text:a xlink:type="simple" xlink:href="https://en.wikipedia.org/wiki/In-place_matrix_transposition" text:style-name="Internet_20_link" text:visited-style-name="Visited_20_Internet_20_Link">inplace matrix transpose in Wikipedia</text:a> </text:p>
            </text:list-item>
          </text:list>
          <text:p text:style-name="P234"/>
        </text:list-item>
      </text:list>
      <text:p text:style-name="P1"/>
      <text:p text:style-name="P323"/>
      <text:p text:style-name="P158"><text:bookmark text:name="intersect"/></text:p>
      <table:table table:name="Table8" table:style-name="Table8">
        <table:table-column table:style-name="Table8.A"/>
        <table:table-column table:style-name="Table8.B"/>
        <table:table-column table:style-name="Table8.C"/>
        <table:table-row>
          <table:table-cell table:style-name="Table8.A1" office:value-type="string">
            <text:p text:style-name="P161">C = intersect( A, B )</text:p>
          </table:table-cell>
          <table:table-cell table:style-name="Table8.A1" office:value-type="string">
            <text:p text:style-name="P164">   </text:p>
          </table:table-cell>
          <table:table-cell table:style-name="Table8.A1" office:value-type="string">
            <text:p text:style-name="P164">(form 1)</text:p>
          </table:table-cell>
        </table:table-row>
        <table:table-row>
          <table:table-cell table:style-name="Table8.A1" office:value-type="string">
            <text:p text:style-name="P161">intersect( C, iA, iB, A, B )</text:p>
          </table:table-cell>
          <table:table-cell table:style-name="Table8.A1" office:value-type="string">
            <text:p text:style-name="P164">   </text:p>
          </table:table-cell>
          <table:table-cell table:style-name="Table8.A1" office:value-type="string">
            <text:p text:style-name="P164">(form 2)</text:p>
          </table:table-cell>
        </table:table-row>
      </table:table>
      <text:list xml:id="list3109395319" text:style-name="L112">
        <text:list-item>
          <text:p text:style-name="P235">For form 1: </text:p>
          <text:list>
            <text:list-item>
              <text:p text:style-name="P235">return the unique elements common to both <text:span text:style-name="T3">A</text:span> and <text:span text:style-name="T3">B</text:span>, sorted in ascending order </text:p>
            </text:list-item>
          </text:list>
          <text:p text:style-name="P235"/>
        </text:list-item>
        <text:list-item>
          <text:p text:style-name="P235"><text:soft-page-break/>For form 2: </text:p>
          <text:list>
            <text:list-item>
              <text:p text:style-name="P235">store in <text:span text:style-name="T3">C</text:span> the unique elements common to both <text:span text:style-name="T3">A</text:span> and <text:span text:style-name="T3">B</text:span>, sorted in ascending order </text:p>
            </text:list-item>
            <text:list-item>
              <text:p text:style-name="P235">store in <text:span text:style-name="T3">iA</text:span> and <text:span text:style-name="T3">iB</text:span> the indices of the unique elements, such that <text:span text:style-name="T3">C = A.elem(iA)</text:span> and <text:span text:style-name="T3">C = B.elem(iB)</text:span> </text:p>
            </text:list-item>
            <text:list-item>
              <text:p text:style-name="P235"><text:span text:style-name="T3">iA</text:span> and <text:span text:style-name="T3">iB</text:span> must have the type <text:a xlink:type="simple" xlink:href="https://arma.sourceforge.net/docs.html#Col" text:style-name="Internet_20_link" text:visited-style-name="Visited_20_Internet_20_Link">uvec</text:a> (ie. the indices are stored as unsigned integers of type <text:a xlink:type="simple" xlink:href="https://arma.sourceforge.net/docs.html#uword" text:style-name="Internet_20_link" text:visited-style-name="Visited_20_Internet_20_Link">uword</text:a>) </text:p>
            </text:list-item>
          </text:list>
          <text:p text:style-name="P235"/>
        </text:list-item>
        <text:list-item>
          <text:p text:style-name="P235"><text:span text:style-name="T3">C</text:span> is a column vector if either <text:span text:style-name="T3">A</text:span> or <text:span text:style-name="T3">B</text:span> is a matrix or column vector; <text:span text:style-name="T3">C</text:span> is a row vector if both <text:span text:style-name="T3">A</text:span> and <text:span text:style-name="T3">B</text:span> are row vectors </text:p>
        </text:list-item>
        <text:list-item>
          <text:p text:style-name="P235">For matrices and vectors with complex numbers, ordering is via absolute values </text:p>
        </text:list-item>
        <text:list-item>
          <text:p text:style-name="P236">Examples: </text:p>
          <text:list>
            <text:list-header>
              <text:p text:style-name="P70">ivec A = regspace&lt;ivec&gt;(4, 1); <text:s/>// 4, 3, 2, 1</text:p>
              <text:p text:style-name="P70">ivec B = regspace&lt;ivec&gt;(3, 6); <text:s/>// 3, 4, 5, 6</text:p>
              <text:p text:style-name="P70"/>
              <text:p text:style-name="P70">ivec C = intersect(A,B); <text:s text:c="6"/>// 3, 4</text:p>
              <text:p text:style-name="P70"/>
              <text:p text:style-name="P70">ivec CC;</text:p>
              <text:p text:style-name="P70">uvec iA;</text:p>
              <text:p text:style-name="P70">uvec iB;</text:p>
              <text:p text:style-name="P70"/>
              <text:p text:style-name="P71">intersect(CC, iA, iB, A, B);</text:p>
            </text:list-header>
          </text:list>
          <text:p text:style-name="P235"/>
        </text:list-item>
        <text:list-item>
          <text:p text:style-name="P235">See also: </text:p>
          <text:list>
            <text:list-item>
              <text:p text:style-name="P235"><text:a xlink:type="simple" xlink:href="https://arma.sourceforge.net/docs.html#unique" text:style-name="Internet_20_link" text:visited-style-name="Visited_20_Internet_20_Link">unique()</text:a> </text:p>
            </text:list-item>
            <text:list-item>
              <text:p text:style-name="P235"><text:a xlink:type="simple" xlink:href="https://arma.sourceforge.net/docs.html#find_unique" text:style-name="Internet_20_link" text:visited-style-name="Visited_20_Internet_20_Link">find_unique()</text:a> </text:p>
            </text:list-item>
            <text:list-item>
              <text:p text:style-name="P235"><text:a xlink:type="simple" xlink:href="https://arma.sourceforge.net/docs.html#submat" text:style-name="Internet_20_link" text:visited-style-name="Visited_20_Internet_20_Link">submatrix views</text:a> </text:p>
            </text:list-item>
          </text:list>
          <text:p text:style-name="P236"/>
        </text:list-item>
      </text:list>
      <text:p text:style-name="P1"/>
      <text:p text:style-name="P323"/>
      <text:p text:style-name="P158"><text:bookmark text:name="join"/></text:p>
      <table:table table:name="Table9" table:style-name="Table9">
        <table:table-column table:style-name="Table9.A"/>
        <table:table-column table:style-name="Table9.B"/>
        <table:table-column table:style-name="Table9.C"/>
        <table:table-row>
          <table:table-cell table:style-name="Table9.A1" office:value-type="string">
            <text:p text:style-name="P164"><text:span text:style-name="T2">join_rows( A, B )</text:span> <text:line-break/><text:span text:style-name="T2">join_rows( A, B, C )</text:span> <text:line-break/><text:span text:style-name="T2">join_rows( A, B, C, D )</text:span> <text:line-break/>  <text:line-break/><text:span text:style-name="T2">join_cols( A, B )</text:span> <text:line-break/><text:span text:style-name="T2">join_cols( A, B, C )</text:span> <text:line-break/><text:span text:style-name="T2">join_cols( A, B, C, D )</text:span> </text:p>
          </table:table-cell>
          <table:table-cell table:style-name="Table9.A1" office:value-type="string">
            <text:p text:style-name="P164">      </text:p>
          </table:table-cell>
          <table:table-cell table:style-name="Table9.A1" office:value-type="string">
            <text:p text:style-name="P164"><text:span text:style-name="T2">join_horiz( A, B )</text:span> <text:line-break/><text:span text:style-name="T2">join_horiz( A, B, C )</text:span> <text:line-break/><text:span text:style-name="T2">join_horiz( A, B, C, D )</text:span> <text:line-break/>  <text:line-break/><text:span text:style-name="T2">join_vert( A, B )</text:span> <text:line-break/><text:span text:style-name="T2">join_vert( A, B, C )</text:span> <text:line-break/><text:span text:style-name="T2">join_vert( A, B, C, D )</text:span> </text:p>
          </table:table-cell>
        </table:table-row>
      </table:table>
      <text:list xml:id="list3727929047" text:style-name="L113">
        <text:list-item>
          <text:p text:style-name="P237"><text:span text:style-name="T3">join_rows()</text:span> and <text:span text:style-name="T3">join_horiz()</text:span>: horizontal concatenation; join the corresponding rows of the given matrices; the given matrices must have the same number of rows </text:p>
        </text:list-item>
        <text:list-item>
          <text:p text:style-name="P237"><text:span text:style-name="T3">join_cols()</text:span> and <text:span text:style-name="T3">join_vert()</text:span>: vertical concatenation; join the corresponding columns of the given matrices; the given matrices must have the same number of columns </text:p>
        </text:list-item>
        <text:list-item>
          <text:p text:style-name="P238">Examples: </text:p>
          <text:list>
            <text:list-header>
              <text:p text:style-name="P72">mat A(4, 5, fill::randu);</text:p>
              <text:p text:style-name="P72">mat B(4, 6, fill::randu);</text:p>
              <text:p text:style-name="P72">mat C(6, 5, fill::randu);</text:p>
              <text:p text:style-name="P72"/>
              <text:p text:style-name="P72">mat AB = join_rows(A,B);</text:p>
              <text:p text:style-name="P73">mat AC = join_cols(A,C);</text:p>
            </text:list-header>
          </text:list>
          <text:p text:style-name="P237"><text:soft-page-break/></text:p>
        </text:list-item>
        <text:list-item>
          <text:p text:style-name="P237">See also: </text:p>
          <text:list>
            <text:list-item>
              <text:p text:style-name="P237"><text:a xlink:type="simple" xlink:href="https://arma.sourceforge.net/docs.html#shed" text:style-name="Internet_20_link" text:visited-style-name="Visited_20_Internet_20_Link">.shed_rows / cols / slices</text:a> </text:p>
            </text:list-item>
            <text:list-item>
              <text:p text:style-name="P237"><text:a xlink:type="simple" xlink:href="https://arma.sourceforge.net/docs.html#insert" text:style-name="Internet_20_link" text:visited-style-name="Visited_20_Internet_20_Link">.insert_rows / cols / slices</text:a> </text:p>
            </text:list-item>
            <text:list-item>
              <text:p text:style-name="P237"><text:a xlink:type="simple" xlink:href="https://arma.sourceforge.net/docs.html#join_slices" text:style-name="Internet_20_link" text:visited-style-name="Visited_20_Internet_20_Link">join_slices()</text:a> </text:p>
            </text:list-item>
            <text:list-item>
              <text:p text:style-name="P237"><text:a xlink:type="simple" xlink:href="https://arma.sourceforge.net/docs.html#submat" text:style-name="Internet_20_link" text:visited-style-name="Visited_20_Internet_20_Link">submatrix views</text:a> </text:p>
            </text:list-item>
          </text:list>
          <text:p text:style-name="P238"/>
        </text:list-item>
      </text:list>
      <text:p text:style-name="P1"/>
      <text:p text:style-name="P323"/>
      <text:p text:style-name="P324"><text:bookmark text:name="join_slices"/><text:span text:style-name="T2">join_slices( cube C, cube D )</text:span> <text:line-break/><text:span text:style-name="T2">join_slices( mat M, mat N )</text:span> <text:line-break/><text:line-break/><text:span text:style-name="T2">join_slices( mat M, cube C )</text:span> <text:line-break/><text:span text:style-name="T2">join_slices( cube C, mat M )</text:span> </text:p>
      <text:list xml:id="list1594978549" text:style-name="L114">
        <text:list-item>
          <text:p text:style-name="P239">for two cubes <text:span text:style-name="T3">C</text:span> and <text:span text:style-name="T3">D</text:span>: join the slices of <text:span text:style-name="T3">C</text:span> with the slices of <text:span text:style-name="T3">D</text:span>; cubes <text:span text:style-name="T3">C</text:span> and <text:span text:style-name="T3">D</text:span> must have the same number of rows and columns (ie. all slices must have the same size) </text:p>
        </text:list-item>
        <text:list-item>
          <text:p text:style-name="P239">for two matrices <text:span text:style-name="T3">M</text:span> and <text:span text:style-name="T3">N</text:span>: treat <text:span text:style-name="T3">M</text:span> and <text:span text:style-name="T3">N</text:span> as cube slices and join them to form a cube with 2 slices; matrices <text:span text:style-name="T3">M</text:span> and <text:span text:style-name="T3">N</text:span> must have the same number of rows and columns </text:p>
        </text:list-item>
        <text:list-item>
          <text:p text:style-name="P239">for matrix <text:span text:style-name="T3">M</text:span> and cube <text:span text:style-name="T3">C</text:span>: treat <text:span text:style-name="T3">M</text:span> as a cube slice and join it with the slices of <text:span text:style-name="T3">C</text:span>; matrix <text:span text:style-name="T3">M</text:span> and cube <text:span text:style-name="T3">C</text:span> must have the same number of rows and columns </text:p>
        </text:list-item>
        <text:list-item>
          <text:p text:style-name="P240">Examples: </text:p>
          <text:list>
            <text:list-header>
              <text:p text:style-name="P74">cube C(5, 10, 3, fill::randu);</text:p>
              <text:p text:style-name="P74">cube D(5, 10, 4, fill::randu);</text:p>
              <text:p text:style-name="P74"/>
              <text:p text:style-name="P74">cube E = join_slices(C,D);</text:p>
              <text:p text:style-name="P74"/>
              <text:p text:style-name="P74">mat M(10, 20, fill::randu);</text:p>
              <text:p text:style-name="P74">mat N(10, 20, fill::randu);</text:p>
              <text:p text:style-name="P74"/>
              <text:p text:style-name="P74">cube Q = join_slices(M,N);</text:p>
              <text:p text:style-name="P74"/>
              <text:p text:style-name="P74">cube R = join_slices(Q,M);</text:p>
              <text:p text:style-name="P74"/>
              <text:p text:style-name="P75">cube S = join_slices(M,Q);</text:p>
            </text:list-header>
          </text:list>
          <text:p text:style-name="P239"/>
        </text:list-item>
        <text:list-item>
          <text:p text:style-name="P239">See also: </text:p>
          <text:list>
            <text:list-item>
              <text:p text:style-name="P239"><text:a xlink:type="simple" xlink:href="https://arma.sourceforge.net/docs.html#shed" text:style-name="Internet_20_link" text:visited-style-name="Visited_20_Internet_20_Link">.shed_rows / cols / slices</text:a> </text:p>
            </text:list-item>
            <text:list-item>
              <text:p text:style-name="P239"><text:a xlink:type="simple" xlink:href="https://arma.sourceforge.net/docs.html#insert" text:style-name="Internet_20_link" text:visited-style-name="Visited_20_Internet_20_Link">.insert_rows / cols / slices</text:a> </text:p>
            </text:list-item>
            <text:list-item>
              <text:p text:style-name="P239"><text:a xlink:type="simple" xlink:href="https://arma.sourceforge.net/docs.html#join" text:style-name="Internet_20_link" text:visited-style-name="Visited_20_Internet_20_Link">join_rows / cols</text:a> </text:p>
            </text:list-item>
            <text:list-item>
              <text:p text:style-name="P239"><text:a xlink:type="simple" xlink:href="https://arma.sourceforge.net/docs.html#subcube" text:style-name="Internet_20_link" text:visited-style-name="Visited_20_Internet_20_Link">subcube views</text:a> </text:p>
            </text:list-item>
          </text:list>
          <text:p text:style-name="P240"/>
        </text:list-item>
      </text:list>
      <text:p text:style-name="P1"/>
      <text:p text:style-name="P323"/>
      <text:p text:style-name="P324"><text:bookmark text:name="kron"/><text:span text:style-name="T2">kron( A, B )</text:span> </text:p>
      <text:list xml:id="list3920738184" text:style-name="L115">
        <text:list-item>
          <text:p text:style-name="P241">Kronecker tensor product </text:p>
        </text:list-item>
        <text:list-item>
          <text:p text:style-name="P241"><text:soft-page-break/>Given matrix <text:span text:style-name="T3">A</text:span> (with <text:span text:style-name="T3">n</text:span> rows and <text:span text:style-name="T3">p</text:span> columns) and matrix <text:span text:style-name="T3">B</text:span> (with <text:span text:style-name="T3">m</text:span> rows and <text:span text:style-name="T3">q</text:span> columns), generate a matrix (with <text:span text:style-name="T3">nm</text:span> rows and <text:span text:style-name="T3">pq</text:span> columns) that denotes the tensor product of <text:span text:style-name="T3">A</text:span> and <text:span text:style-name="T3">B</text:span> </text:p>
        </text:list-item>
        <text:list-item>
          <text:p text:style-name="P242">Examples: </text:p>
          <text:list>
            <text:list-header>
              <text:p text:style-name="P76">mat A(4, 5, fill::randu);</text:p>
              <text:p text:style-name="P76">mat B(5, 4, fill::randu);</text:p>
              <text:p text:style-name="P76"/>
              <text:p text:style-name="P77">mat K = kron(A,B);</text:p>
            </text:list-header>
          </text:list>
          <text:p text:style-name="P241"/>
        </text:list-item>
        <text:list-item>
          <text:p text:style-name="P241">See also: </text:p>
          <text:list>
            <text:list-item>
              <text:p text:style-name="P241"><text:a xlink:type="simple" xlink:href="https://arma.sourceforge.net/docs.html#repmat" text:style-name="Internet_20_link" text:visited-style-name="Visited_20_Internet_20_Link">repmat()</text:a> </text:p>
            </text:list-item>
            <text:list-item>
              <text:p text:style-name="P241"><text:a xlink:type="simple" xlink:href="https://arma.sourceforge.net/docs.html#repelem" text:style-name="Internet_20_link" text:visited-style-name="Visited_20_Internet_20_Link">repelem()</text:a> </text:p>
            </text:list-item>
            <text:list-item>
              <text:p text:style-name="P241"><text:a xlink:type="simple" xlink:href="https://mathworld.wolfram.com/KroneckerProduct.html" text:style-name="Internet_20_link" text:visited-style-name="Visited_20_Internet_20_Link">Kronecker product in MathWorld</text:a> </text:p>
            </text:list-item>
            <text:list-item>
              <text:p text:style-name="P241"><text:a xlink:type="simple" xlink:href="https://en.wikipedia.org/wiki/Kronecker_product" text:style-name="Internet_20_link" text:visited-style-name="Visited_20_Internet_20_Link">Kronecker product in Wikipedia</text:a> </text:p>
            </text:list-item>
          </text:list>
          <text:p text:style-name="P242"/>
        </text:list-item>
      </text:list>
      <text:p text:style-name="P1"/>
      <text:p text:style-name="P323"/>
      <text:p text:style-name="P158"><text:bookmark text:name="log_det"/></text:p>
      <table:table table:name="Table10" table:style-name="Table10">
        <table:table-column table:style-name="Table10.A"/>
        <table:table-column table:style-name="Table10.B"/>
        <table:table-column table:style-name="Table10.C"/>
        <table:table-row>
          <table:table-cell table:style-name="Table10.A1" office:value-type="string">
            <text:p text:style-name="P161">complex result = log_det( A )</text:p>
          </table:table-cell>
          <table:table-cell table:style-name="Table10.A1" office:value-type="string">
            <text:p text:style-name="P164">   </text:p>
          </table:table-cell>
          <table:table-cell table:style-name="Table10.A1" office:value-type="string">
            <text:p text:style-name="P164">(form 1)</text:p>
          </table:table-cell>
        </table:table-row>
        <table:table-row>
          <table:table-cell table:style-name="Table10.A1" office:value-type="string">
            <text:p text:style-name="P161">log_det( val, sign, A )</text:p>
          </table:table-cell>
          <table:table-cell table:style-name="Table10.A1" office:value-type="string">
            <text:p text:style-name="P164">   </text:p>
          </table:table-cell>
          <table:table-cell table:style-name="Table10.A1" office:value-type="string">
            <text:p text:style-name="P164">(form 2)</text:p>
          </table:table-cell>
        </table:table-row>
      </table:table>
      <text:list xml:id="list1907376744" text:style-name="L116">
        <text:list-item>
          <text:p text:style-name="P243">Log determinant of square matrix <text:span text:style-name="T3">A</text:span>, based on LU decomposition </text:p>
        </text:list-item>
        <text:list-item>
          <text:p text:style-name="P243">form 1: return the complex log determinant </text:p>
          <text:list>
            <text:list-item>
              <text:p text:style-name="P243">if matrix <text:span text:style-name="T3">A</text:span> is real and the determinant is positive: </text:p>
              <text:list>
                <text:list-item>
                  <text:p text:style-name="P243">the real part is the log determinant </text:p>
                </text:list-item>
                <text:list-item>
                  <text:p text:style-name="P243">the imaginary part is zero </text:p>
                </text:list-item>
              </text:list>
            </text:list-item>
            <text:list-item>
              <text:p text:style-name="P243">if matrix <text:span text:style-name="T3">A</text:span> is real and the determinant is negative: </text:p>
              <text:list>
                <text:list-item>
                  <text:p text:style-name="P243">the real part is log abs(determinant) </text:p>
                </text:list-item>
                <text:list-item>
                  <text:p text:style-name="P243">the imaginary part is equal to <text:a xlink:type="simple" xlink:href="https://arma.sourceforge.net/docs.html#constants" text:style-name="Internet_20_link" text:visited-style-name="Visited_20_Internet_20_Link"><text:span text:style-name="T3">datum::pi</text:span></text:a> </text:p>
                </text:list-item>
              </text:list>
            </text:list-item>
          </text:list>
          <text:p text:style-name="P243"/>
        </text:list-item>
        <text:list-item>
          <text:p text:style-name="P243">form 2: store the calculated log determinant in <text:span text:style-name="T3">val</text:span> and <text:span text:style-name="T3">sign</text:span>, and return a bool indicating success; <text:line-break/>the determinant is equal to <text:span text:style-name="T3">exp(val) · sign</text:span> </text:p>
        </text:list-item>
        <text:list-item>
          <text:p text:style-name="P243">If <text:span text:style-name="T3">A</text:span> is not square sized, a <text:span text:style-name="T3">std::logic_error</text:span> exception is thrown </text:p>
        </text:list-item>
        <text:list-item>
          <text:p text:style-name="P243">If the log determinant cannot be found: </text:p>
          <text:list>
            <text:list-item>
              <text:p text:style-name="P243"><text:span text:style-name="T3">result = log_det(A)</text:span> throws a <text:span text:style-name="T3">std::runtime_error</text:span> exception </text:p>
            </text:list-item>
            <text:list-item>
              <text:p text:style-name="P243"><text:span text:style-name="T3">log_det(val, sign, A)</text:span> returns a bool set to <text:span text:style-name="T3">false</text:span> (exception is not thrown) </text:p>
            </text:list-item>
          </text:list>
          <text:p text:style-name="P243"/>
        </text:list-item>
        <text:list-item>
          <text:p text:style-name="P244">Examples: </text:p>
          <text:list>
            <text:list-header>
              <text:p text:style-name="P78">mat A(5, 5, fill::randu);</text:p>
              <text:p text:style-name="P78"/>
              <text:p text:style-name="P78">cx_double result = log_det(A); <text:s text:c="3"/>// form 1</text:p>
              <text:p text:style-name="P78"/>
              <text:p text:style-name="P78">double val;</text:p>
              <text:p text:style-name="P78">double sign;</text:p>
              <text:p text:style-name="P78"/>
              <text:p text:style-name="P79">bool ok = log_det(val, sign, A); <text:s/>// form 2</text:p>
            </text:list-header>
          </text:list>
          <text:p text:style-name="P243"/>
        </text:list-item>
        <text:list-item>
          <text:p text:style-name="P243"><text:soft-page-break/>See also: </text:p>
          <text:list>
            <text:list-item>
              <text:p text:style-name="P243"><text:a xlink:type="simple" xlink:href="https://arma.sourceforge.net/docs.html#log_det_sympd" text:style-name="Internet_20_link" text:visited-style-name="Visited_20_Internet_20_Link">log_det_sympd()</text:a> </text:p>
            </text:list-item>
            <text:list-item>
              <text:p text:style-name="P243"><text:a xlink:type="simple" xlink:href="https://arma.sourceforge.net/docs.html#det" text:style-name="Internet_20_link" text:visited-style-name="Visited_20_Internet_20_Link">det()</text:a> </text:p>
            </text:list-item>
            <text:list-item>
              <text:p text:style-name="P243"><text:a xlink:type="simple" xlink:href="https://arma.sourceforge.net/docs.html#rcond" text:style-name="Internet_20_link" text:visited-style-name="Visited_20_Internet_20_Link">rcond()</text:a> </text:p>
            </text:list-item>
            <text:list-item>
              <text:p text:style-name="P243"><text:a xlink:type="simple" xlink:href="https://arma.sourceforge.net/docs.html#cx_double" text:style-name="Internet_20_link" text:visited-style-name="Visited_20_Internet_20_Link">cx_double</text:a> </text:p>
            </text:list-item>
            <text:list-item>
              <text:p text:style-name="P243"><text:a xlink:type="simple" xlink:href="https://mathworld.wolfram.com/Determinant.html" text:style-name="Internet_20_link" text:visited-style-name="Visited_20_Internet_20_Link">determinant in MathWorld</text:a> </text:p>
            </text:list-item>
            <text:list-item>
              <text:p text:style-name="P243"><text:a xlink:type="simple" xlink:href="https://en.wikipedia.org/wiki/Determinant" text:style-name="Internet_20_link" text:visited-style-name="Visited_20_Internet_20_Link">determinant in Wikipedia</text:a> </text:p>
            </text:list-item>
          </text:list>
          <text:p text:style-name="P244"/>
        </text:list-item>
      </text:list>
      <text:p text:style-name="P1"/>
      <text:p text:style-name="P323"/>
      <text:p text:style-name="P158"><text:bookmark text:name="log_det_sympd"/></text:p>
      <table:table table:name="Table11" table:style-name="Table11">
        <table:table-column table:style-name="Table11.A"/>
        <table:table-column table:style-name="Table11.B"/>
        <table:table-column table:style-name="Table11.C"/>
        <table:table-row>
          <table:table-cell table:style-name="Table11.A1" office:value-type="string">
            <text:p text:style-name="P161">result = log_det_sympd( A )</text:p>
          </table:table-cell>
          <table:table-cell table:style-name="Table11.A1" office:value-type="string">
            <text:p text:style-name="P164">   </text:p>
          </table:table-cell>
          <table:table-cell table:style-name="Table11.A1" office:value-type="string">
            <text:p text:style-name="P164">(form 1)</text:p>
          </table:table-cell>
        </table:table-row>
        <table:table-row>
          <table:table-cell table:style-name="Table11.A1" office:value-type="string">
            <text:p text:style-name="P161">log_det_sympd( result, A )</text:p>
          </table:table-cell>
          <table:table-cell table:style-name="Table11.A1" office:value-type="string">
            <text:p text:style-name="P164">   </text:p>
          </table:table-cell>
          <table:table-cell table:style-name="Table11.A1" office:value-type="string">
            <text:p text:style-name="P164">(form 2)</text:p>
          </table:table-cell>
        </table:table-row>
      </table:table>
      <text:list xml:id="list3001388540" text:style-name="L117">
        <text:list-item>
          <text:p text:style-name="P245">Log determinant of symmetric positive definite matrix <text:span text:style-name="T3">A</text:span> </text:p>
        </text:list-item>
        <text:list-item>
          <text:p text:style-name="P245">form 1: return the log determinant </text:p>
        </text:list-item>
        <text:list-item>
          <text:p text:style-name="P245">form 2: store the calculated log determinant in <text:span text:style-name="T3">result</text:span> and return a bool indicating success </text:p>
        </text:list-item>
        <text:list-item>
          <text:p text:style-name="P245">If <text:span text:style-name="T3">A</text:span> is not square sized, a <text:span text:style-name="T3">std::logic_error</text:span> exception is thrown </text:p>
        </text:list-item>
        <text:list-item>
          <text:p text:style-name="P245">If the log determinant cannot be found: </text:p>
          <text:list>
            <text:list-item>
              <text:p text:style-name="P245"><text:span text:style-name="T3">result = log_det_sympd(A)</text:span> throws a <text:span text:style-name="T3">std::runtime_error</text:span> exception </text:p>
            </text:list-item>
            <text:list-item>
              <text:p text:style-name="P245"><text:span text:style-name="T3">log_det_sympd(result, A)</text:span> returns a bool set to <text:span text:style-name="T3">false</text:span> (exception is not thrown) </text:p>
            </text:list-item>
          </text:list>
          <text:p text:style-name="P245"/>
        </text:list-item>
        <text:list-item>
          <text:p text:style-name="P246">Examples: </text:p>
          <text:list>
            <text:list-header>
              <text:p text:style-name="P80">mat A(5, 5, fill::randu);</text:p>
              <text:p text:style-name="P80"/>
              <text:p text:style-name="P80">mat B = A.t() * A; <text:s/>// make symmetric matrix</text:p>
              <text:p text:style-name="P80"/>
              <text:p text:style-name="P80">double result1 = log_det_sympd(B); <text:s text:c="10"/>// form 1</text:p>
              <text:p text:style-name="P80"/>
              <text:p text:style-name="P80">double result2;</text:p>
              <text:p text:style-name="P81">bool <text:s text:c="2"/>success = log_det_sympd(result2, B); <text:s/>// form 2</text:p>
            </text:list-header>
          </text:list>
          <text:p text:style-name="P245"/>
        </text:list-item>
        <text:list-item>
          <text:p text:style-name="P245">See also: </text:p>
          <text:list>
            <text:list-item>
              <text:p text:style-name="P245"><text:a xlink:type="simple" xlink:href="https://arma.sourceforge.net/docs.html#log_det" text:style-name="Internet_20_link" text:visited-style-name="Visited_20_Internet_20_Link">log_det()</text:a> </text:p>
            </text:list-item>
            <text:list-item>
              <text:p text:style-name="P245"><text:a xlink:type="simple" xlink:href="https://arma.sourceforge.net/docs.html#rcond" text:style-name="Internet_20_link" text:visited-style-name="Visited_20_Internet_20_Link">rcond()</text:a> </text:p>
            </text:list-item>
            <text:list-item>
              <text:p text:style-name="P245"><text:a xlink:type="simple" xlink:href="https://mathworld.wolfram.com/Determinant.html" text:style-name="Internet_20_link" text:visited-style-name="Visited_20_Internet_20_Link">determinant in MathWorld</text:a> </text:p>
            </text:list-item>
            <text:list-item>
              <text:p text:style-name="P245"><text:a xlink:type="simple" xlink:href="https://en.wikipedia.org/wiki/Determinant" text:style-name="Internet_20_link" text:visited-style-name="Visited_20_Internet_20_Link">determinant in Wikipedia</text:a> </text:p>
            </text:list-item>
          </text:list>
          <text:p text:style-name="P246"/>
        </text:list-item>
      </text:list>
      <text:p text:style-name="P1"/>
      <text:p text:style-name="P323"/>
      <text:p text:style-name="P324"><text:bookmark text:name="logmat"/><text:span text:style-name="T2">B = logmat( A )</text:span> <text:line-break/><text:span text:style-name="T2">logmat( B, A )</text:span> </text:p>
      <text:list xml:id="list3197162860" text:style-name="L118">
        <text:list-item>
          <text:p text:style-name="P247">Complex matrix logarithm of general square matrix <text:span text:style-name="T3">A</text:span> </text:p>
        </text:list-item>
        <text:list-item>
          <text:p text:style-name="P247">If <text:span text:style-name="T3">A</text:span> is not square sized, a <text:span text:style-name="T3">std::logic_error</text:span> exception is thrown </text:p>
        </text:list-item>
        <text:list-item>
          <text:p text:style-name="P247">If the matrix logarithm cannot be found: </text:p>
          <text:list>
            <text:list-item>
              <text:p text:style-name="P247"><text:span text:style-name="T3">B = logmat(A)</text:span> resets <text:span text:style-name="T3">B</text:span> and throws a <text:span text:style-name="T3">std::runtime_error</text:span> exception </text:p>
            </text:list-item>
            <text:list-item>
              <text:p text:style-name="P247"><text:soft-page-break/><text:span text:style-name="T3">logmat(B,A)</text:span> resets <text:span text:style-name="T3">B</text:span> and returns a bool set to <text:span text:style-name="T3">false</text:span> (exception is not thrown) </text:p>
            </text:list-item>
          </text:list>
          <text:p text:style-name="P247"/>
        </text:list-item>
        <text:list-item>
          <text:p text:style-name="P247"><text:span text:style-name="T2">Caveats:</text:span> </text:p>
          <text:list>
            <text:list-item>
              <text:p text:style-name="P247">the matrix logarithm operation is generally <text:span text:style-name="T2">not</text:span> the same as applying the <text:a xlink:type="simple" xlink:href="https://arma.sourceforge.net/docs.html#misc_fns" text:style-name="Internet_20_link" text:visited-style-name="Visited_20_Internet_20_Link">log()</text:a> function to each element </text:p>
            </text:list-item>
            <text:list-item>
              <text:p text:style-name="P247">if matrix <text:span text:style-name="T3">A</text:span> is symmetric positive definite, <text:a xlink:type="simple" xlink:href="https://arma.sourceforge.net/docs.html#logmat_sympd" text:style-name="Internet_20_link" text:visited-style-name="Visited_20_Internet_20_Link">logmat_sympd()</text:a> is faster </text:p>
            </text:list-item>
          </text:list>
          <text:p text:style-name="P247"/>
        </text:list-item>
        <text:list-item>
          <text:p text:style-name="P248">Examples: </text:p>
          <text:list>
            <text:list-header>
              <text:p text:style-name="P82"><text:s text:c="3"/>mat A(5, 5, fill::randu);</text:p>
              <text:p text:style-name="P82"/>
              <text:p text:style-name="P83">cx_mat B = logmat(A);</text:p>
            </text:list-header>
          </text:list>
          <text:p text:style-name="P247"/>
        </text:list-item>
        <text:list-item>
          <text:p text:style-name="P247">See also: </text:p>
          <text:list>
            <text:list-item>
              <text:p text:style-name="P247"><text:a xlink:type="simple" xlink:href="https://arma.sourceforge.net/docs.html#logmat_sympd" text:style-name="Internet_20_link" text:visited-style-name="Visited_20_Internet_20_Link">logmat_sympd()</text:a> </text:p>
            </text:list-item>
            <text:list-item>
              <text:p text:style-name="P247"><text:a xlink:type="simple" xlink:href="https://arma.sourceforge.net/docs.html#expmat" text:style-name="Internet_20_link" text:visited-style-name="Visited_20_Internet_20_Link">expmat()</text:a> </text:p>
            </text:list-item>
            <text:list-item>
              <text:p text:style-name="P247"><text:a xlink:type="simple" xlink:href="https://arma.sourceforge.net/docs.html#sqrtmat" text:style-name="Internet_20_link" text:visited-style-name="Visited_20_Internet_20_Link">sqrtmat()</text:a> </text:p>
            </text:list-item>
            <text:list-item>
              <text:p text:style-name="P247"><text:a xlink:type="simple" xlink:href="https://arma.sourceforge.net/docs.html#imag_real" text:style-name="Internet_20_link" text:visited-style-name="Visited_20_Internet_20_Link">real()</text:a> </text:p>
            </text:list-item>
            <text:list-item>
              <text:p text:style-name="P247"><text:a xlink:type="simple" xlink:href="https://arma.sourceforge.net/docs.html#misc_fns" text:style-name="Internet_20_link" text:visited-style-name="Visited_20_Internet_20_Link">miscellaneous element-wise functions</text:a> </text:p>
            </text:list-item>
            <text:list-item>
              <text:p text:style-name="P247"><text:a xlink:type="simple" xlink:href="https://en.wikipedia.org/wiki/Logarithm_of_a_matrix" text:style-name="Internet_20_link" text:visited-style-name="Visited_20_Internet_20_Link">matrix logarithm in Wikipedia</text:a> </text:p>
            </text:list-item>
          </text:list>
          <text:p text:style-name="P248"/>
        </text:list-item>
      </text:list>
      <text:p text:style-name="P1"/>
      <text:p text:style-name="P323"/>
      <text:p text:style-name="P324"><text:bookmark text:name="logmat_sympd"/><text:span text:style-name="T2">B = logmat_sympd( A )</text:span> <text:line-break/><text:span text:style-name="T2">logmat_sympd( B, A )</text:span> </text:p>
      <text:list xml:id="list3029948178" text:style-name="L119">
        <text:list-item>
          <text:p text:style-name="P249">Matrix logarithm of symmetric/hermitian positive definite matrix <text:span text:style-name="T3">A</text:span> </text:p>
        </text:list-item>
        <text:list-item>
          <text:p text:style-name="P249">If <text:span text:style-name="T3">A</text:span> is not square sized, a <text:span text:style-name="T3">std::logic_error</text:span> exception is thrown </text:p>
        </text:list-item>
        <text:list-item>
          <text:p text:style-name="P249">If the matrix logarithm cannot be found: </text:p>
          <text:list>
            <text:list-item>
              <text:p text:style-name="P249"><text:span text:style-name="T3">B = logmat_sympd(A)</text:span> resets <text:span text:style-name="T3">B</text:span> and throws a <text:span text:style-name="T3">std::runtime_error</text:span> exception </text:p>
            </text:list-item>
            <text:list-item>
              <text:p text:style-name="P249"><text:span text:style-name="T3">logmat_sympd(B,A)</text:span> resets <text:span text:style-name="T3">B</text:span> and returns a bool set to <text:span text:style-name="T3">false</text:span> (exception is not thrown) </text:p>
            </text:list-item>
          </text:list>
          <text:p text:style-name="P249"/>
        </text:list-item>
        <text:list-item>
          <text:p text:style-name="P249"><text:span text:style-name="T2">Caveat:</text:span> the matrix logarithm operation is generally <text:span text:style-name="T2">not</text:span> the same as applying the <text:a xlink:type="simple" xlink:href="https://arma.sourceforge.net/docs.html#misc_fns" text:style-name="Internet_20_link" text:visited-style-name="Visited_20_Internet_20_Link">log()</text:a> function to each element </text:p>
        </text:list-item>
        <text:list-item>
          <text:p text:style-name="P250">Examples: </text:p>
          <text:list>
            <text:list-header>
              <text:p text:style-name="P84">mat A(5, 5, fill::randu);</text:p>
              <text:p text:style-name="P84"/>
              <text:p text:style-name="P84">mat B = A*A.t(); <text:s text:c="2"/>// make symmetric matrix</text:p>
              <text:p text:style-name="P84"/>
              <text:p text:style-name="P85">mat C = logmat_sympd(B);</text:p>
            </text:list-header>
          </text:list>
          <text:p text:style-name="P249"/>
        </text:list-item>
        <text:list-item>
          <text:p text:style-name="P249">See also: </text:p>
          <text:list>
            <text:list-item>
              <text:p text:style-name="P249"><text:a xlink:type="simple" xlink:href="https://arma.sourceforge.net/docs.html#logmat" text:style-name="Internet_20_link" text:visited-style-name="Visited_20_Internet_20_Link">logmat()</text:a> </text:p>
            </text:list-item>
            <text:list-item>
              <text:p text:style-name="P249"><text:a xlink:type="simple" xlink:href="https://arma.sourceforge.net/docs.html#expmat_sym" text:style-name="Internet_20_link" text:visited-style-name="Visited_20_Internet_20_Link">expmat_sym()</text:a> </text:p>
            </text:list-item>
            <text:list-item>
              <text:p text:style-name="P249"><text:a xlink:type="simple" xlink:href="https://arma.sourceforge.net/docs.html#sqrtmat_sympd" text:style-name="Internet_20_link" text:visited-style-name="Visited_20_Internet_20_Link">sqrtmat_sympd()</text:a> </text:p>
            </text:list-item>
            <text:list-item>
              <text:p text:style-name="P249"><text:a xlink:type="simple" xlink:href="https://arma.sourceforge.net/docs.html#is_sympd" text:style-name="Internet_20_link" text:visited-style-name="Visited_20_Internet_20_Link">.is_sympd()</text:a> </text:p>
            </text:list-item>
            <text:list-item>
              <text:p text:style-name="P249"><text:soft-page-break/><text:a xlink:type="simple" xlink:href="https://arma.sourceforge.net/docs.html#misc_fns" text:style-name="Internet_20_link" text:visited-style-name="Visited_20_Internet_20_Link">miscellaneous element-wise functions</text:a> </text:p>
            </text:list-item>
            <text:list-item>
              <text:p text:style-name="P249"><text:a xlink:type="simple" xlink:href="https://en.wikipedia.org/wiki/Logarithm_of_a_matrix" text:style-name="Internet_20_link" text:visited-style-name="Visited_20_Internet_20_Link">matrix logarithm in Wikipedia</text:a> </text:p>
            </text:list-item>
            <text:list-item>
              <text:p text:style-name="P249"><text:a xlink:type="simple" xlink:href="https://en.wikipedia.org/wiki/Positive-definite_matrix" text:style-name="Internet_20_link" text:visited-style-name="Visited_20_Internet_20_Link">positive definite matrix in Wikipedia</text:a> </text:p>
            </text:list-item>
            <text:list-item>
              <text:p text:style-name="P249"><text:a xlink:type="simple" xlink:href="https://mathworld.wolfram.com/PositiveDefiniteMatrix.html" text:style-name="Internet_20_link" text:visited-style-name="Visited_20_Internet_20_Link">positive definite matrix in MathWorld</text:a> </text:p>
            </text:list-item>
          </text:list>
          <text:p text:style-name="P250"/>
        </text:list-item>
      </text:list>
      <text:p text:style-name="P1"/>
      <text:p text:style-name="P323"/>
      <text:p text:style-name="P158"><text:bookmark text:name="min_and_max"/></text:p>
      <table:table table:name="Table12" table:style-name="Table12">
        <table:table-column table:style-name="Table12.A"/>
        <table:table-column table:style-name="Table12.B"/>
        <table:table-column table:style-name="Table12.C"/>
        <table:table-row>
          <table:table-cell table:style-name="Table12.A1" office:value-type="string">
            <text:p text:style-name="P164"><text:span text:style-name="T2">min( V )</text:span> <text:line-break/><text:span text:style-name="T2">min( M )</text:span> <text:line-break/><text:span text:style-name="T2">min( M, dim )</text:span> <text:line-break/><text:span text:style-name="T2">min( Q )</text:span> <text:line-break/><text:span text:style-name="T2">min( Q, dim )</text:span> <text:line-break/><text:span text:style-name="T2">min( A, B )</text:span> </text:p>
          </table:table-cell>
          <table:table-cell table:style-name="Table12.A1" office:value-type="string">
            <text:p text:style-name="P164">      </text:p>
          </table:table-cell>
          <table:table-cell table:style-name="Table12.A1" office:value-type="string">
            <text:p text:style-name="P164"><text:span text:style-name="T2">max( V )</text:span> <text:line-break/><text:span text:style-name="T2">max( M )</text:span> <text:line-break/><text:span text:style-name="T2">max( M, dim )</text:span> <text:line-break/><text:span text:style-name="T2">max( Q )</text:span> <text:line-break/><text:span text:style-name="T2">max( Q, dim )</text:span> <text:line-break/><text:span text:style-name="T2">max( A, B )</text:span> </text:p>
          </table:table-cell>
        </table:table-row>
      </table:table>
      <text:list xml:id="list3466351958" text:style-name="L120">
        <text:list-item>
          <text:p text:style-name="P251">For vector <text:span text:style-name="T3">V</text:span>, return the extremum value </text:p>
        </text:list-item>
        <text:list-item>
          <text:p text:style-name="P251">For matrix <text:span text:style-name="T3">M</text:span>, return the extremum value for each column (<text:span text:style-name="T3">dim = 0</text:span>), or each row (<text:span text:style-name="T3">dim = 1</text:span>) </text:p>
        </text:list-item>
        <text:list-item>
          <text:p text:style-name="P251">For cube <text:span text:style-name="T3">Q</text:span>, return the extremum values of elements along dimension <text:span text:style-name="T3">dim</text:span>, where <text:span text:style-name="T3">dim</text:span> ∈ { 0, 1, 2 } </text:p>
        </text:list-item>
        <text:list-item>
          <text:p text:style-name="P251">The <text:span text:style-name="T3">dim</text:span> argument is optional; by default <text:span text:style-name="T3">dim = 0</text:span> is used </text:p>
        </text:list-item>
        <text:list-item>
          <text:p text:style-name="P251">For two matrices/cubes <text:span text:style-name="T3">A</text:span> and <text:span text:style-name="T3">B</text:span>, return a matrix/cube containing element-wise extremum values </text:p>
        </text:list-item>
        <text:list-item>
          <text:p text:style-name="P251">For objects with complex numbers, absolute values are used for comparison </text:p>
        </text:list-item>
        <text:list-item>
          <text:p text:style-name="P252">Examples: </text:p>
          <text:list>
            <text:list-header>
              <text:p text:style-name="P86">colvec v(10, fill::randu);</text:p>
              <text:p text:style-name="P86">double x = max(v);</text:p>
              <text:p text:style-name="P86"/>
              <text:p text:style-name="P86">mat M(10, 10, fill::randu);</text:p>
              <text:p text:style-name="P86"/>
              <text:p text:style-name="P86">rowvec a = max(M);</text:p>
              <text:p text:style-name="P86">rowvec b = max(M,0); </text:p>
              <text:p text:style-name="P86">colvec c = max(M,1);</text:p>
              <text:p text:style-name="P86"/>
              <text:p text:style-name="P86">// element-wise maximum</text:p>
              <text:p text:style-name="P86">mat X(5, 6, fill::randu);</text:p>
              <text:p text:style-name="P86">mat Y(5, 6, fill::randu);</text:p>
              <text:p text:style-name="P87">mat Z = arma::max(X,Y); <text:s/>// use arma:: prefix to distinguish from std::max()</text:p>
            </text:list-header>
          </text:list>
          <text:p text:style-name="P251"/>
        </text:list-item>
        <text:list-item>
          <text:p text:style-name="P251">See also: </text:p>
          <text:list>
            <text:list-item>
              <text:p text:style-name="P251"><text:a xlink:type="simple" xlink:href="https://arma.sourceforge.net/docs.html#min_and_max_member" text:style-name="Internet_20_link" text:visited-style-name="Visited_20_Internet_20_Link">.min() &amp; .max()</text:a> (member functions) </text:p>
            </text:list-item>
            <text:list-item>
              <text:p text:style-name="P251"><text:a xlink:type="simple" xlink:href="https://arma.sourceforge.net/docs.html#index_min_and_index_max_standalone" text:style-name="Internet_20_link" text:visited-style-name="Visited_20_Internet_20_Link">index_min() &amp; index_max()</text:a> </text:p>
            </text:list-item>
            <text:list-item>
              <text:p text:style-name="P251"><text:a xlink:type="simple" xlink:href="https://arma.sourceforge.net/docs.html#clamp" text:style-name="Internet_20_link" text:visited-style-name="Visited_20_Internet_20_Link">clamp()</text:a> </text:p>
            </text:list-item>
            <text:list-item>
              <text:p text:style-name="P251"><text:a xlink:type="simple" xlink:href="https://arma.sourceforge.net/docs.html#stats_fns" text:style-name="Internet_20_link" text:visited-style-name="Visited_20_Internet_20_Link">statistics functions</text:a> </text:p>
            </text:list-item>
            <text:list-item>
              <text:p text:style-name="P251"><text:a xlink:type="simple" xlink:href="https://arma.sourceforge.net/docs.html#running_stat" text:style-name="Internet_20_link" text:visited-style-name="Visited_20_Internet_20_Link">running_stat</text:a> - class for running statistics of scalars </text:p>
            </text:list-item>
            <text:list-item>
              <text:p text:style-name="P251"><text:a xlink:type="simple" xlink:href="https://arma.sourceforge.net/docs.html#running_stat_vec" text:style-name="Internet_20_link" text:visited-style-name="Visited_20_Internet_20_Link">running_stat_vec</text:a> - class for running statistics of vectors </text:p>
            </text:list-item>
          </text:list>
          <text:p text:style-name="P252"/>
        </text:list-item>
      </text:list>
      <text:p text:style-name="P1"/>
      <text:p text:style-name="P323"/>
      <text:p text:style-name="P324"><text:bookmark text:name="nonzeros"/><text:soft-page-break/><text:span text:style-name="T2">nonzeros( X )</text:span> </text:p>
      <text:list xml:id="list151182441" text:style-name="L121">
        <text:list-item>
          <text:p text:style-name="P253">Return a column vector containing the non-zero <text:span text:style-name="T2">values</text:span> of <text:span text:style-name="T3">X</text:span> </text:p>
        </text:list-item>
        <text:list-item>
          <text:p text:style-name="P253"><text:span text:style-name="T3">X</text:span> can be a sparse or dense matrix </text:p>
        </text:list-item>
        <text:list-item>
          <text:p text:style-name="P253"><text:span text:style-name="T2">Caveats:</text:span> </text:p>
          <text:list>
            <text:list-item>
              <text:p text:style-name="P253">for dense matrices/vectors, to obtain the <text:span text:style-name="T2">number</text:span> of non-zero elements, the expression <text:a xlink:type="simple" xlink:href="https://arma.sourceforge.net/docs.html#accu" text:style-name="Internet_20_link" text:visited-style-name="Visited_20_Internet_20_Link"><text:span text:style-name="Source_20_Text">accu</text:span></text:a><text:span text:style-name="Source_20_Text">(X != 0)</text:span> is more efficient </text:p>
            </text:list-item>
            <text:list-item>
              <text:p text:style-name="P253">for sparse matrices, to obtain the <text:span text:style-name="T2">number</text:span> of non-zero elements, the <text:a xlink:type="simple" xlink:href="https://arma.sourceforge.net/docs.html#attributes" text:style-name="Internet_20_link" text:visited-style-name="Visited_20_Internet_20_Link"><text:span text:style-name="Source_20_Text">.n_nonzero</text:span></text:a> attribute is more efficient, eg. <text:span text:style-name="Source_20_Text">X.n_nonzero</text:span> </text:p>
            </text:list-item>
          </text:list>
          <text:p text:style-name="P253"/>
        </text:list-item>
        <text:list-item>
          <text:p text:style-name="P254">Examples: </text:p>
          <text:list>
            <text:list-header>
              <text:p text:style-name="P88">sp_mat A = sprandu&lt;sp_mat&gt;(100, 100, 0.1);</text:p>
              <text:p text:style-name="P88"><text:s text:c="3"/>vec a = nonzeros(A);</text:p>
              <text:p text:style-name="P88"/>
              <text:p text:style-name="P88">mat B(100, 100, fill::eye);</text:p>
              <text:p text:style-name="P89">vec b = nonzeros(B);</text:p>
            </text:list-header>
          </text:list>
          <text:p text:style-name="P253"/>
        </text:list-item>
        <text:list-item>
          <text:p text:style-name="P253">See also: </text:p>
          <text:list>
            <text:list-item>
              <text:p text:style-name="P253"><text:a xlink:type="simple" xlink:href="https://arma.sourceforge.net/docs.html#find" text:style-name="Internet_20_link" text:visited-style-name="Visited_20_Internet_20_Link">find()</text:a> </text:p>
            </text:list-item>
            <text:list-item>
              <text:p text:style-name="P253"><text:a xlink:type="simple" xlink:href="https://arma.sourceforge.net/docs.html#unique" text:style-name="Internet_20_link" text:visited-style-name="Visited_20_Internet_20_Link">unique()</text:a> </text:p>
            </text:list-item>
            <text:list-item>
              <text:p text:style-name="P253"><text:a xlink:type="simple" xlink:href="https://arma.sourceforge.net/docs.html#vectorise" text:style-name="Internet_20_link" text:visited-style-name="Visited_20_Internet_20_Link">vectorise()</text:a> </text:p>
            </text:list-item>
            <text:list-item>
              <text:p text:style-name="P253"><text:a xlink:type="simple" xlink:href="https://arma.sourceforge.net/docs.html#clean" text:style-name="Internet_20_link" text:visited-style-name="Visited_20_Internet_20_Link">.clean()</text:a> </text:p>
            </text:list-item>
            <text:list-item>
              <text:p text:style-name="P253"><text:a xlink:type="simple" xlink:href="https://arma.sourceforge.net/docs.html#for_each" text:style-name="Internet_20_link" text:visited-style-name="Visited_20_Internet_20_Link">.for_each()</text:a> </text:p>
            </text:list-item>
          </text:list>
          <text:p text:style-name="P254"/>
        </text:list-item>
      </text:list>
      <text:p text:style-name="P1"/>
      <text:p text:style-name="P323"/>
      <text:p text:style-name="P324"><text:bookmark text:name="norm"/><text:span text:style-name="T2">norm( X )</text:span> <text:line-break/><text:span text:style-name="T2">norm( X, p )</text:span> </text:p>
      <text:list xml:id="list4000339170" text:style-name="L122">
        <text:list-item>
          <text:p text:style-name="P255">Compute the <text:span text:style-name="T3">p</text:span>-norm of <text:span text:style-name="T3">X</text:span>, where <text:span text:style-name="T3">X</text:span> is a vector or matrix </text:p>
        </text:list-item>
        <text:list-item>
          <text:p text:style-name="P255">For vectors, <text:span text:style-name="T3">p</text:span> is an integer ≥ 1, or one of: <text:span text:style-name="Source_20_Text">"-inf"</text:span>, <text:span text:style-name="Source_20_Text">"inf"</text:span>, <text:span text:style-name="Source_20_Text">"fro"</text:span> </text:p>
        </text:list-item>
        <text:list-item>
          <text:p text:style-name="P255">For matrices, <text:span text:style-name="T3">p</text:span> is one of: 1, 2, <text:span text:style-name="Source_20_Text">"inf"</text:span>, <text:span text:style-name="Source_20_Text">"fro"</text:span> </text:p>
        </text:list-item>
        <text:list-item>
          <text:p text:style-name="P255"><text:span text:style-name="Source_20_Text">"-inf"</text:span> is the minimum quasi-norm, <text:span text:style-name="Source_20_Text">"inf"</text:span> is the maximum norm, <text:span text:style-name="Source_20_Text">"fro"</text:span> is the Frobenius norm </text:p>
        </text:list-item>
        <text:list-item>
          <text:p text:style-name="P255">The argument <text:span text:style-name="T3">p</text:span> is optional; by default <text:span text:style-name="T3">p = 2</text:span> is used </text:p>
        </text:list-item>
        <text:list-item>
          <text:p text:style-name="P255">For vector norm with <text:span text:style-name="T3">p = 2</text:span> and matrix norm with <text:span text:style-name="T3">p = "fro"</text:span>, a robust algorithm is used to reduce the incidence of numerical underflows and overflows </text:p>
        </text:list-item>
        <text:list-item>
          <text:p text:style-name="P255"><text:span text:style-name="T2">Caveats:</text:span> </text:p>
          <text:list>
            <text:list-item>
              <text:p text:style-name="P255">to obtain the vector norm of each row or column of a matrix, use <text:a xlink:type="simple" xlink:href="https://arma.sourceforge.net/docs.html#vecnorm" text:style-name="Internet_20_link" text:visited-style-name="Visited_20_Internet_20_Link">vecnorm()</text:a> </text:p>
            </text:list-item>
            <text:list-item>
              <text:p text:style-name="P255">to obtain the zero/Hamming pseudo-norm (number of non-zero elements), use this expression: <text:a xlink:type="simple" xlink:href="https://arma.sourceforge.net/docs.html#accu" text:style-name="Internet_20_link" text:visited-style-name="Visited_20_Internet_20_Link"><text:span text:style-name="Source_20_Text">accu</text:span></text:a><text:span text:style-name="Source_20_Text">(X != 0)</text:span> </text:p>
            </text:list-item>
            <text:list-item>
              <text:p text:style-name="P255">matrix 2-norm (spectral norm) is based on SVD, which is computationally intensive; a faster alternative is <text:a xlink:type="simple" xlink:href="https://arma.sourceforge.net/docs.html#norm2est" text:style-name="Internet_20_link" text:visited-style-name="Visited_20_Internet_20_Link">norm2est()</text:a> </text:p>
            </text:list-item>
          </text:list>
          <text:p text:style-name="P255"/>
        </text:list-item>
        <text:list-item>
          <text:p text:style-name="P256">Examples: </text:p>
          <text:list>
            <text:list-header>
              <text:p text:style-name="P90"><text:soft-page-break/>vec q(5, fill::randu);</text:p>
              <text:p text:style-name="P90"/>
              <text:p text:style-name="P90">double x = norm(q, 2);</text:p>
              <text:p text:style-name="P91">double y = norm(q, "inf");</text:p>
            </text:list-header>
          </text:list>
          <text:p text:style-name="P255"/>
        </text:list-item>
        <text:list-item>
          <text:p text:style-name="P255">See also: </text:p>
          <text:list>
            <text:list-item>
              <text:p text:style-name="P255"><text:a xlink:type="simple" xlink:href="https://arma.sourceforge.net/docs.html#vecnorm" text:style-name="Internet_20_link" text:visited-style-name="Visited_20_Internet_20_Link">vecnorm()</text:a> </text:p>
            </text:list-item>
            <text:list-item>
              <text:p text:style-name="P255"><text:a xlink:type="simple" xlink:href="https://arma.sourceforge.net/docs.html#norm2est" text:style-name="Internet_20_link" text:visited-style-name="Visited_20_Internet_20_Link">norm2est()</text:a> </text:p>
            </text:list-item>
            <text:list-item>
              <text:p text:style-name="P255"><text:a xlink:type="simple" xlink:href="https://arma.sourceforge.net/docs.html#normalise" text:style-name="Internet_20_link" text:visited-style-name="Visited_20_Internet_20_Link">normalise()</text:a> </text:p>
            </text:list-item>
            <text:list-item>
              <text:p text:style-name="P255"><text:a xlink:type="simple" xlink:href="https://arma.sourceforge.net/docs.html#dot" text:style-name="Internet_20_link" text:visited-style-name="Visited_20_Internet_20_Link">dot()</text:a> </text:p>
            </text:list-item>
            <text:list-item>
              <text:p text:style-name="P255"><text:a xlink:type="simple" xlink:href="https://en.wikipedia.org/wiki/Norm_(mathematics)" text:style-name="Internet_20_link" text:visited-style-name="Visited_20_Internet_20_Link">vector norm in Wikipedia</text:a> </text:p>
            </text:list-item>
            <text:list-item>
              <text:p text:style-name="P255"><text:a xlink:type="simple" xlink:href="https://mathworld.wolfram.com/VectorNorm.html" text:style-name="Internet_20_link" text:visited-style-name="Visited_20_Internet_20_Link">vector norm in MathWorld</text:a> </text:p>
            </text:list-item>
            <text:list-item>
              <text:p text:style-name="P255"><text:a xlink:type="simple" xlink:href="https://en.wikipedia.org/wiki/Matrix_norm" text:style-name="Internet_20_link" text:visited-style-name="Visited_20_Internet_20_Link">matrix norm in Wikipedia</text:a> </text:p>
            </text:list-item>
            <text:list-item>
              <text:p text:style-name="P255"><text:a xlink:type="simple" xlink:href="https://mathworld.wolfram.com/MatrixNorm.html" text:style-name="Internet_20_link" text:visited-style-name="Visited_20_Internet_20_Link">matrix norm in MathWorld</text:a> </text:p>
            </text:list-item>
          </text:list>
          <text:p text:style-name="P256"/>
        </text:list-item>
      </text:list>
      <text:p text:style-name="P1"/>
      <text:p text:style-name="P323"/>
      <text:p text:style-name="P324"><text:bookmark text:name="norm2est"/><text:span text:style-name="T2">norm2est( X )</text:span> <text:line-break/><text:span text:style-name="T2">norm2est( X, tol )</text:span> <text:line-break/><text:span text:style-name="T2">norm2est( X, tol, max_iter )</text:span> </text:p>
      <text:list xml:id="list1457934757" text:style-name="L123">
        <text:list-item>
          <text:p text:style-name="P257">Fast estimate of the 2-norm (spectral norm) of <text:span text:style-name="T3">X</text:span>, where <text:span text:style-name="T3">X</text:span> is a dense or sparse matrix </text:p>
        </text:list-item>
        <text:list-item>
          <text:p text:style-name="P257">The estimate is found via an iterative algorithm which finishes when one of the following conditions is met: </text:p>
          <text:list>
            <text:list-item>
              <text:p text:style-name="P257">the relative difference between two consecutive estimates is less than the specified tolerance, ie. |est<text:span text:style-name="T5">1</text:span> - est<text:span text:style-name="T5">2</text:span>| / max(est<text:span text:style-name="T5">1</text:span> , est<text:span text:style-name="T5">2</text:span>) &lt; tol </text:p>
            </text:list-item>
            <text:list-item>
              <text:p text:style-name="P257">the number of iterations is equal to <text:span text:style-name="T3">max_iter</text:span> </text:p>
            </text:list-item>
          </text:list>
          <text:p text:style-name="P257"/>
        </text:list-item>
        <text:list-item>
          <text:p text:style-name="P257">The optional argument <text:span text:style-name="T3">tol</text:span> specifies the tolerance for the relative difference; by default <text:span text:style-name="T3">tol = 1e-6</text:span> is used </text:p>
        </text:list-item>
        <text:list-item>
          <text:p text:style-name="P257">The optional argument <text:span text:style-name="T3">max_iter</text:span> specifies the maximum number of iterations; by default <text:span text:style-name="T3">max_iter = 100</text:span> is used </text:p>
        </text:list-item>
        <text:list-item>
          <text:p text:style-name="P258">Examples: </text:p>
          <text:list>
            <text:list-header>
              <text:p text:style-name="P92">mat X(2000, 3000, fill::randu);</text:p>
              <text:p text:style-name="P92"/>
              <text:p text:style-name="P92">double x = norm2est(X);</text:p>
              <text:p text:style-name="P92">double y = norm2est(X, 1e-5);</text:p>
              <text:p text:style-name="P93">double z = norm2est(X, 1e-4, 10);</text:p>
            </text:list-header>
          </text:list>
          <text:p text:style-name="P257"/>
        </text:list-item>
        <text:list-item>
          <text:p text:style-name="P257">See also: </text:p>
          <text:list>
            <text:list-item>
              <text:p text:style-name="P257"><text:a xlink:type="simple" xlink:href="https://arma.sourceforge.net/docs.html#norm" text:style-name="Internet_20_link" text:visited-style-name="Visited_20_Internet_20_Link">norm()</text:a> </text:p>
            </text:list-item>
            <text:list-item>
              <text:p text:style-name="P257"><text:a xlink:type="simple" xlink:href="https://en.wikipedia.org/wiki/Matrix_norm" text:style-name="Internet_20_link" text:visited-style-name="Visited_20_Internet_20_Link">matrix norm in Wikipedia</text:a> </text:p>
            </text:list-item>
            <text:list-item>
              <text:p text:style-name="P257"><text:a xlink:type="simple" xlink:href="https://mathworld.wolfram.com/MatrixNorm.html" text:style-name="Internet_20_link" text:visited-style-name="Visited_20_Internet_20_Link">matrix norm in MathWorld</text:a> </text:p>
            </text:list-item>
          </text:list>
          <text:p text:style-name="P258"/>
        </text:list-item>
      </text:list>
      <text:p text:style-name="P1"/>
      <text:p text:style-name="P323"><text:soft-page-break/></text:p>
      <text:p text:style-name="P324"><text:bookmark text:name="normalise"/><text:span text:style-name="T2">normalise( V )</text:span> <text:line-break/><text:span text:style-name="T2">normalise( V, p )</text:span> <text:line-break/><text:line-break/><text:span text:style-name="T2">normalise( X )</text:span> <text:line-break/><text:span text:style-name="T2">normalise( X, p )</text:span> <text:line-break/><text:span text:style-name="T2">normalise( X, p, dim )</text:span> </text:p>
      <text:list xml:id="list2209547043" text:style-name="L124">
        <text:list-item>
          <text:p text:style-name="P259">For vector <text:span text:style-name="T3">V</text:span>, return its normalised version (ie. having unit <text:span text:style-name="T3">p</text:span>-norm) </text:p>
        </text:list-item>
        <text:list-item>
          <text:p text:style-name="P259">For matrix <text:span text:style-name="T3">X</text:span>, return its normalised version, where each column (<text:span text:style-name="T3">dim = 0</text:span>) or row (<text:span text:style-name="T3">dim = 1</text:span>) has been normalised to have unit <text:span text:style-name="T3">p</text:span>-norm </text:p>
        </text:list-item>
        <text:list-item>
          <text:p text:style-name="P259">The <text:span text:style-name="T3">p</text:span> argument is optional; by default <text:span text:style-name="T3">p = 2</text:span> is used </text:p>
        </text:list-item>
        <text:list-item>
          <text:p text:style-name="P259">The <text:span text:style-name="T3">dim</text:span> argument is optional; by default <text:span text:style-name="T3">dim = 0</text:span> is used </text:p>
        </text:list-item>
        <text:list-item>
          <text:p text:style-name="P260">Examples: </text:p>
          <text:list>
            <text:list-header>
              <text:p text:style-name="P94">vec A(10, fill::randu);</text:p>
              <text:p text:style-name="P94">vec B = normalise(A);</text:p>
              <text:p text:style-name="P94">vec C = normalise(A, 1);</text:p>
              <text:p text:style-name="P94"/>
              <text:p text:style-name="P94">mat X(5, 6, fill::randu);</text:p>
              <text:p text:style-name="P94">mat Y = normalise(X);</text:p>
              <text:p text:style-name="P95">mat Z = normalise(X, 2, 1);</text:p>
            </text:list-header>
          </text:list>
          <text:p text:style-name="P259"/>
        </text:list-item>
        <text:list-item>
          <text:p text:style-name="P259">See also: </text:p>
          <text:list>
            <text:list-item>
              <text:p text:style-name="P259"><text:a xlink:type="simple" xlink:href="https://arma.sourceforge.net/docs.html#norm" text:style-name="Internet_20_link" text:visited-style-name="Visited_20_Internet_20_Link">norm()</text:a> </text:p>
            </text:list-item>
            <text:list-item>
              <text:p text:style-name="P259"><text:a xlink:type="simple" xlink:href="https://arma.sourceforge.net/docs.html#vecnorm" text:style-name="Internet_20_link" text:visited-style-name="Visited_20_Internet_20_Link">vecnorm()</text:a> </text:p>
            </text:list-item>
            <text:list-item>
              <text:p text:style-name="P259"><text:a xlink:type="simple" xlink:href="https://arma.sourceforge.net/docs.html#dot" text:style-name="Internet_20_link" text:visited-style-name="Visited_20_Internet_20_Link">norm_dot()</text:a> </text:p>
            </text:list-item>
            <text:list-item>
              <text:p text:style-name="P259"><text:a xlink:type="simple" xlink:href="https://mathworld.wolfram.com/NormalizedVector.html" text:style-name="Internet_20_link" text:visited-style-name="Visited_20_Internet_20_Link">Normalised vector in MathWorld</text:a> </text:p>
            </text:list-item>
            <text:list-item>
              <text:p text:style-name="P259"><text:a xlink:type="simple" xlink:href="https://en.wikipedia.org/wiki/Unit_vector" text:style-name="Internet_20_link" text:visited-style-name="Visited_20_Internet_20_Link">Unit vector in Wikipedia</text:a> </text:p>
            </text:list-item>
          </text:list>
          <text:p text:style-name="P260"/>
        </text:list-item>
      </text:list>
      <text:p text:style-name="P1"/>
      <text:p text:style-name="P323"/>
      <text:p text:style-name="P158"><text:bookmark text:name="pow"/></text:p>
      <table:table table:name="Table13" table:style-name="Table13">
        <table:table-column table:style-name="Table13.A"/>
        <table:table-column table:style-name="Table13.B"/>
        <table:table-column table:style-name="Table13.C"/>
        <table:table-row>
          <table:table-cell table:style-name="Table13.A1" office:value-type="string">
            <text:p text:style-name="P161">pow( A, scalar )</text:p>
          </table:table-cell>
          <table:table-cell table:style-name="Table13.A1" office:value-type="string">
            <text:p text:style-name="P164">   </text:p>
          </table:table-cell>
          <table:table-cell table:style-name="Table13.A1" office:value-type="string">
            <text:p text:style-name="P164">(form 1)</text:p>
          </table:table-cell>
        </table:table-row>
        <table:table-row>
          <table:table-cell table:style-name="Table13.A1" office:value-type="string">
            <text:p text:style-name="P161">pow( A, B )</text:p>
          </table:table-cell>
          <table:table-cell table:style-name="Table13.A1" office:value-type="string">
            <text:p text:style-name="P164">   </text:p>
          </table:table-cell>
          <table:table-cell table:style-name="Table13.A1" office:value-type="string">
            <text:p text:style-name="P164">(form 2)</text:p>
          </table:table-cell>
        </table:table-row>
      </table:table>
      <text:list xml:id="list3612433667" text:style-name="L125">
        <text:list-item>
          <text:p text:style-name="P261">Element-wise power operations </text:p>
        </text:list-item>
        <text:list-item>
          <text:p text:style-name="P261">form 1: raise all elements in <text:span text:style-name="T3">A</text:span> to the power denoted by the given scalar </text:p>
        </text:list-item>
        <text:list-item>
          <text:p text:style-name="P261">form 2: raise each element in <text:span text:style-name="T3">A</text:span> to the power denoted by the corresponding element in <text:span text:style-name="T3">B</text:span>; sizes of <text:span text:style-name="T3">A</text:span> and <text:span text:style-name="T3">B</text:span> must be the same </text:p>
        </text:list-item>
        <text:list-item>
          <text:p text:style-name="P261"><text:span text:style-name="T2">Caveats</text:span>: </text:p>
          <text:list>
            <text:list-item>
              <text:p text:style-name="P261">to raise all elements to the power 2, use <text:a xlink:type="simple" xlink:href="https://arma.sourceforge.net/docs.html#misc_fns" text:style-name="Internet_20_link" text:visited-style-name="Visited_20_Internet_20_Link">square()</text:a> instead </text:p>
            </text:list-item>
            <text:list-item>
              <text:p text:style-name="P261">for the matrix power operation, which takes into account matrix structure, use <text:a xlink:type="simple" xlink:href="https://arma.sourceforge.net/docs.html#powmat" text:style-name="Internet_20_link" text:visited-style-name="Visited_20_Internet_20_Link">powmat()</text:a> </text:p>
            </text:list-item>
          </text:list>
          <text:p text:style-name="P261"/>
        </text:list-item>
        <text:list-item>
          <text:p text:style-name="P262">Examples: </text:p>
          <text:list>
            <text:list-header>
              <text:p text:style-name="P96">mat A(5, 6, fill::randu);</text:p>
              <text:p text:style-name="P96">mat B(5, 6, fill::randu);</text:p>
              <text:p text:style-name="P96"/>
              <text:p text:style-name="P96"><text:soft-page-break/>mat X = pow(A, 3.45);</text:p>
              <text:p text:style-name="P97">mat Y = pow(A, B);</text:p>
            </text:list-header>
          </text:list>
          <text:p text:style-name="P261"/>
        </text:list-item>
        <text:list-item>
          <text:p text:style-name="P261">See also: </text:p>
          <text:list>
            <text:list-item>
              <text:p text:style-name="P261"><text:a xlink:type="simple" xlink:href="https://arma.sourceforge.net/docs.html#powmat" text:style-name="Internet_20_link" text:visited-style-name="Visited_20_Internet_20_Link">powmat()</text:a> </text:p>
            </text:list-item>
            <text:list-item>
              <text:p text:style-name="P261"><text:a xlink:type="simple" xlink:href="https://arma.sourceforge.net/docs.html#misc_fns" text:style-name="Internet_20_link" text:visited-style-name="Visited_20_Internet_20_Link">miscellaneous element-wise functions</text:a> </text:p>
            </text:list-item>
          </text:list>
          <text:p text:style-name="P262"/>
        </text:list-item>
      </text:list>
      <text:p text:style-name="P1"/>
      <text:p text:style-name="P323"/>
      <text:p text:style-name="P324"><text:bookmark text:name="powmat"/><text:span text:style-name="T2">B = powmat( A, n )</text:span> <text:line-break/><text:span text:style-name="T2">powmat( B, A, n )</text:span> </text:p>
      <text:list xml:id="list4048140600" text:style-name="L126">
        <text:list-item>
          <text:p text:style-name="P263">Matrix power operation: raise square matrix <text:span text:style-name="T3">A</text:span> to the power of <text:span text:style-name="T3">n</text:span>, where <text:span text:style-name="T3">n</text:span> has the type <text:span text:style-name="T3">int</text:span> or <text:span text:style-name="T3">double</text:span> </text:p>
        </text:list-item>
        <text:list-item>
          <text:p text:style-name="P263">If <text:span text:style-name="T3">n</text:span> has the type <text:span text:style-name="T3">double</text:span>, the resultant matrix <text:span text:style-name="T3">B</text:span> always has complex elements </text:p>
        </text:list-item>
        <text:list-item>
          <text:p text:style-name="P263">For <text:span text:style-name="T3">n = 0</text:span>, an identity matrix is generated </text:p>
        </text:list-item>
        <text:list-item>
          <text:p text:style-name="P263">If <text:span text:style-name="T3">A</text:span> is not square sized, a <text:span text:style-name="T3">std::logic_error</text:span> exception is thrown </text:p>
        </text:list-item>
        <text:list-item>
          <text:p text:style-name="P263">If the matrix power cannot be found: </text:p>
          <text:list>
            <text:list-item>
              <text:p text:style-name="P263"><text:span text:style-name="T3">B = powmat(A)</text:span> resets <text:span text:style-name="T3">B</text:span> and throws a <text:span text:style-name="T3">std::runtime_error</text:span> exception </text:p>
            </text:list-item>
            <text:list-item>
              <text:p text:style-name="P263"><text:span text:style-name="T3">powmat(B,A)</text:span> resets <text:span text:style-name="T3">B</text:span> and returns a bool set to <text:span text:style-name="T3">false</text:span> (exception is not thrown) </text:p>
            </text:list-item>
          </text:list>
          <text:p text:style-name="P263"/>
        </text:list-item>
        <text:list-item>
          <text:p text:style-name="P263"><text:span text:style-name="T2">Caveats</text:span>: </text:p>
          <text:list>
            <text:list-item>
              <text:p text:style-name="P263">the matrix power operation is generally <text:span text:style-name="T2">not</text:span> the same as applying the <text:a xlink:type="simple" xlink:href="https://arma.sourceforge.net/docs.html#pow" text:style-name="Internet_20_link" text:visited-style-name="Visited_20_Internet_20_Link">pow()</text:a> function to each element </text:p>
            </text:list-item>
            <text:list-item>
              <text:p text:style-name="P263">to find the inverse of a matrix, use <text:a xlink:type="simple" xlink:href="https://arma.sourceforge.net/docs.html#inv" text:style-name="Internet_20_link" text:visited-style-name="Visited_20_Internet_20_Link">inv()</text:a> instead </text:p>
            </text:list-item>
            <text:list-item>
              <text:p text:style-name="P263">to solve a system of linear equations, use <text:a xlink:type="simple" xlink:href="https://arma.sourceforge.net/docs.html#solve" text:style-name="Internet_20_link" text:visited-style-name="Visited_20_Internet_20_Link">solve()</text:a> instead </text:p>
            </text:list-item>
            <text:list-item>
              <text:p text:style-name="P263">to find the matrix square root, use <text:a xlink:type="simple" xlink:href="https://arma.sourceforge.net/docs.html#sqrtmat" text:style-name="Internet_20_link" text:visited-style-name="Visited_20_Internet_20_Link">sqrtmat()</text:a> instead </text:p>
            </text:list-item>
          </text:list>
          <text:p text:style-name="P263"/>
        </text:list-item>
        <text:list-item>
          <text:p text:style-name="P264">Examples: </text:p>
          <text:list>
            <text:list-header>
              <text:p text:style-name="P98"><text:s text:c="3"/>mat A(5, 5, fill::randu);</text:p>
              <text:p text:style-name="P98"/>
              <text:p text:style-name="P98"><text:s text:c="3"/>mat B = powmat(A, 4); <text:s text:c="4"/>// <text:s text:c="4"/>integer exponent</text:p>
              <text:p text:style-name="P98"/>
              <text:p text:style-name="P99">cx_mat C = powmat(A, 4.56); <text:s/>// non-integer exponent</text:p>
            </text:list-header>
          </text:list>
          <text:p text:style-name="P263"/>
        </text:list-item>
        <text:list-item>
          <text:p text:style-name="P263">See also: </text:p>
          <text:list>
            <text:list-item>
              <text:p text:style-name="P263"><text:a xlink:type="simple" xlink:href="https://arma.sourceforge.net/docs.html#pow" text:style-name="Internet_20_link" text:visited-style-name="Visited_20_Internet_20_Link">pow()</text:a> </text:p>
            </text:list-item>
            <text:list-item>
              <text:p text:style-name="P263"><text:a xlink:type="simple" xlink:href="https://arma.sourceforge.net/docs.html#sqrtmat" text:style-name="Internet_20_link" text:visited-style-name="Visited_20_Internet_20_Link">sqrtmat()</text:a> </text:p>
            </text:list-item>
            <text:list-item>
              <text:p text:style-name="P263"><text:a xlink:type="simple" xlink:href="https://arma.sourceforge.net/docs.html#inv" text:style-name="Internet_20_link" text:visited-style-name="Visited_20_Internet_20_Link">inv()</text:a> </text:p>
            </text:list-item>
            <text:list-item>
              <text:p text:style-name="P263"><text:a xlink:type="simple" xlink:href="https://arma.sourceforge.net/docs.html#eye_standalone" text:style-name="Internet_20_link" text:visited-style-name="Visited_20_Internet_20_Link">eye()</text:a> </text:p>
            </text:list-item>
            <text:list-item>
              <text:p text:style-name="P263"><text:a xlink:type="simple" xlink:href="https://arma.sourceforge.net/docs.html#operators" text:style-name="Internet_20_link" text:visited-style-name="Visited_20_Internet_20_Link">operators</text:a> </text:p>
            </text:list-item>
            <text:list-item>
              <text:p text:style-name="P263"><text:a xlink:type="simple" xlink:href="https://arma.sourceforge.net/docs.html#misc_fns" text:style-name="Internet_20_link" text:visited-style-name="Visited_20_Internet_20_Link">miscellaneous element-wise functions</text:a> </text:p>
            </text:list-item>
          </text:list>
          <text:p text:style-name="P264"/>
        </text:list-item>
      </text:list>
      <text:p text:style-name="P1"/>
      <text:p text:style-name="P323"><text:soft-page-break/></text:p>
      <text:p text:style-name="P324"><text:bookmark text:name="prod"/><text:span text:style-name="T2">prod( V )</text:span> <text:line-break/><text:span text:style-name="T2">prod( M )</text:span> <text:line-break/><text:span text:style-name="T2">prod( M, dim )</text:span> </text:p>
      <text:list xml:id="list3018150147" text:style-name="L127">
        <text:list-item>
          <text:p text:style-name="P265">For vector <text:span text:style-name="T3">V</text:span>, return the product of all elements </text:p>
        </text:list-item>
        <text:list-item>
          <text:p text:style-name="P265">For matrix <text:span text:style-name="T3">M</text:span>, return the product of elements in each column (<text:span text:style-name="T3">dim = 0</text:span>), or each row (<text:span text:style-name="T3">dim = 1</text:span>) </text:p>
        </text:list-item>
        <text:list-item>
          <text:p text:style-name="P265">The <text:span text:style-name="T3">dim</text:span> argument is optional; by default <text:span text:style-name="T3">dim = 0</text:span> is used </text:p>
        </text:list-item>
        <text:list-item>
          <text:p text:style-name="P266">Examples: </text:p>
          <text:list>
            <text:list-header>
              <text:p text:style-name="P100">colvec v(10, fill::randu);</text:p>
              <text:p text:style-name="P100">double x = prod(v);</text:p>
              <text:p text:style-name="P100"/>
              <text:p text:style-name="P100">mat M(10, 10, fill::randu);</text:p>
              <text:p text:style-name="P100"/>
              <text:p text:style-name="P100">rowvec a = prod(M);</text:p>
              <text:p text:style-name="P100">rowvec b = prod(M,0);</text:p>
              <text:p text:style-name="P101">colvec c = prod(M,1);</text:p>
            </text:list-header>
          </text:list>
          <text:p text:style-name="P265"/>
        </text:list-item>
        <text:list-item>
          <text:p text:style-name="P265">See also: </text:p>
          <text:list>
            <text:list-item>
              <text:p text:style-name="P265"><text:a xlink:type="simple" xlink:href="https://arma.sourceforge.net/docs.html#cumprod" text:style-name="Internet_20_link" text:visited-style-name="Visited_20_Internet_20_Link">cumprod()</text:a> </text:p>
            </text:list-item>
            <text:list-item>
              <text:p text:style-name="P265"><text:a xlink:type="simple" xlink:href="https://arma.sourceforge.net/docs.html#operators" text:style-name="Internet_20_link" text:visited-style-name="Visited_20_Internet_20_Link">Schur product in operators</text:a> </text:p>
            </text:list-item>
          </text:list>
          <text:p text:style-name="P266"/>
        </text:list-item>
      </text:list>
      <text:p text:style-name="P1"/>
      <text:p text:style-name="P323"/>
      <text:p text:style-name="P158"><text:bookmark text:name="rank"/></text:p>
      <table:table table:name="Table14" table:style-name="Table14">
        <table:table-column table:style-name="Table14.A"/>
        <table:table-column table:style-name="Table14.B"/>
        <table:table-column table:style-name="Table14.C"/>
        <table:table-row>
          <table:table-cell table:style-name="Table14.A1" office:value-type="string">
            <text:p text:style-name="P161">r = rank( X )</text:p>
          </table:table-cell>
          <table:table-cell table:style-name="Table14.A1" office:value-type="string">
            <text:p text:style-name="P164">   </text:p>
          </table:table-cell>
          <table:table-cell table:style-name="Table14.A1" office:value-type="string">
            <text:p text:style-name="P164">(form 1)</text:p>
          </table:table-cell>
        </table:table-row>
        <table:table-row>
          <table:table-cell table:style-name="Table14.A1" office:value-type="string">
            <text:p text:style-name="P161">r = rank( X, tolerance )</text:p>
          </table:table-cell>
          <table:table-cell table:style-name="Table14.A1" office:value-type="string">
            <text:p text:style-name="P164">   </text:p>
          </table:table-cell>
          <table:table-cell table:style-name="Table14.A1" office:value-type="string">
            <text:p text:style-name="P164"> </text:p>
          </table:table-cell>
        </table:table-row>
        <table:table-row>
          <table:table-cell table:style-name="Table14.A1" office:value-type="string">
            <text:p text:style-name="P164"> </text:p>
          </table:table-cell>
          <table:table-cell table:style-name="Table14.A1" office:value-type="string">
            <text:p text:style-name="P164"> </text:p>
          </table:table-cell>
          <table:table-cell table:style-name="Table14.C3" office:value-type="string">
            <text:p text:style-name="P163"/>
          </table:table-cell>
        </table:table-row>
        <table:table-row>
          <table:table-cell table:style-name="Table14.A1" office:value-type="string">
            <text:p text:style-name="P161">rank( r, X )</text:p>
          </table:table-cell>
          <table:table-cell table:style-name="Table14.A1" office:value-type="string">
            <text:p text:style-name="P164">   </text:p>
          </table:table-cell>
          <table:table-cell table:style-name="Table14.A1" office:value-type="string">
            <text:p text:style-name="P164">(form 2)</text:p>
          </table:table-cell>
        </table:table-row>
        <table:table-row>
          <table:table-cell table:style-name="Table14.A1" office:value-type="string">
            <text:p text:style-name="P161">rank( r, X, tolerance )</text:p>
          </table:table-cell>
          <table:table-cell table:style-name="Table14.A1" office:value-type="string">
            <text:p text:style-name="P164">   </text:p>
          </table:table-cell>
          <table:table-cell table:style-name="Table14.A1" office:value-type="string">
            <text:p text:style-name="P164"> </text:p>
          </table:table-cell>
        </table:table-row>
      </table:table>
      <text:list xml:id="list1016195763" text:style-name="L128">
        <text:list-item>
          <text:p text:style-name="P267">Calculate the rank of matrix <text:span text:style-name="T3">X</text:span>, based on singular value decomposition </text:p>
        </text:list-item>
        <text:list-item>
          <text:p text:style-name="P267">form 1: return the rank </text:p>
        </text:list-item>
        <text:list-item>
          <text:p text:style-name="P267">form 2: store the calculated rank in <text:span text:style-name="T3">r</text:span> and return a bool indicating success </text:p>
        </text:list-item>
        <text:list-item>
          <text:p text:style-name="P267">Any singular values less than <text:span text:style-name="T3">tolerance</text:span> are treated as zero </text:p>
        </text:list-item>
        <text:list-item>
          <text:p text:style-name="P267">The <text:span text:style-name="T3">tolerance</text:span> argument is optional; by default <text:span text:style-name="T3">tolerance = max_rc · max_sv · epsilon</text:span>, where: </text:p>
          <text:list>
            <text:list-item>
              <text:p text:style-name="P267"><text:span text:style-name="T3">max_rc</text:span> = max(X.n_rows, X.n_cols) </text:p>
            </text:list-item>
            <text:list-item>
              <text:p text:style-name="P267"><text:span text:style-name="T3">max_sv</text:span> = maximum singular value of <text:span text:style-name="T3">X</text:span> (ie. spectral norm) </text:p>
            </text:list-item>
            <text:list-item>
              <text:p text:style-name="P267"><text:span text:style-name="T3">epsilon</text:span> = difference between 1 and the least value greater than 1 that is representable </text:p>
            </text:list-item>
          </text:list>
          <text:p text:style-name="P267"/>
        </text:list-item>
        <text:list-item>
          <text:p text:style-name="P267">If the calculation fails: </text:p>
          <text:list>
            <text:list-item>
              <text:p text:style-name="P267"><text:span text:style-name="T3">r = rank(X)</text:span> throws a <text:span text:style-name="T3">std::runtime_error</text:span> exception </text:p>
            </text:list-item>
            <text:list-item>
              <text:p text:style-name="P267"><text:span text:style-name="T3">rank(r,X)</text:span> returns a bool set to <text:span text:style-name="T3">false</text:span> (exception is not thrown) </text:p>
            </text:list-item>
          </text:list>
          <text:p text:style-name="P267"/>
        </text:list-item>
        <text:list-item>
          <text:p text:style-name="P267"><text:span text:style-name="T2">Caveat:</text:span> to distinguish from <text:span text:style-name="Source_20_Text">std::rank</text:span>, use the <text:span text:style-name="Source_20_Text">arma::</text:span> prefix, ie. <text:span text:style-name="Source_20_Text">arma::rank(X)</text:span> </text:p>
        </text:list-item>
        <text:list-item>
          <text:p text:style-name="P268">Examples: </text:p>
          <text:list>
            <text:list-header>
              <text:p text:style-name="P102">mat A(4, 5, fill::randu);</text:p>
              <text:p text:style-name="P102"><text:soft-page-break/></text:p>
              <text:p text:style-name="P102">uword r1 = rank(A); <text:s text:c="10"/>// form 1</text:p>
              <text:p text:style-name="P102"/>
              <text:p text:style-name="P102">uword r2;</text:p>
              <text:p text:style-name="P103">bool success = rank(r2, <text:s/>A); <text:s/>// form 2</text:p>
            </text:list-header>
          </text:list>
          <text:p text:style-name="P267"/>
        </text:list-item>
        <text:list-item>
          <text:p text:style-name="P267">See also: </text:p>
          <text:list>
            <text:list-item>
              <text:p text:style-name="P267"><text:a xlink:type="simple" xlink:href="https://arma.sourceforge.net/docs.html#rcond" text:style-name="Internet_20_link" text:visited-style-name="Visited_20_Internet_20_Link">rcond()</text:a> </text:p>
            </text:list-item>
            <text:list-item>
              <text:p text:style-name="P267"><text:a xlink:type="simple" xlink:href="https://arma.sourceforge.net/docs.html#svd" text:style-name="Internet_20_link" text:visited-style-name="Visited_20_Internet_20_Link">svd()</text:a> </text:p>
            </text:list-item>
            <text:list-item>
              <text:p text:style-name="P267"><text:a xlink:type="simple" xlink:href="https://arma.sourceforge.net/docs.html#orth" text:style-name="Internet_20_link" text:visited-style-name="Visited_20_Internet_20_Link">orth()</text:a> </text:p>
            </text:list-item>
            <text:list-item>
              <text:p text:style-name="P267"><text:a xlink:type="simple" xlink:href="https://arma.sourceforge.net/docs.html#constants" text:style-name="Internet_20_link" text:visited-style-name="Visited_20_Internet_20_Link">datum::eps</text:a> </text:p>
            </text:list-item>
            <text:list-item>
              <text:p text:style-name="P267"><text:a xlink:type="simple" xlink:href="https://mathworld.wolfram.com/MatrixRank.html" text:style-name="Internet_20_link" text:visited-style-name="Visited_20_Internet_20_Link">Rank in MathWorld</text:a> </text:p>
            </text:list-item>
            <text:list-item>
              <text:p text:style-name="P267"><text:a xlink:type="simple" xlink:href="https://en.wikipedia.org/wiki/Rank_(linear_algebra)" text:style-name="Internet_20_link" text:visited-style-name="Visited_20_Internet_20_Link">Rank in Wikipedia</text:a> </text:p>
            </text:list-item>
          </text:list>
          <text:p text:style-name="P268"/>
        </text:list-item>
      </text:list>
      <text:p text:style-name="P1"/>
      <text:p text:style-name="P323"/>
      <text:p text:style-name="P324"><text:bookmark text:name="rcond"/><text:span text:style-name="T2">rcond( A )</text:span> </text:p>
      <text:list xml:id="list3884115344" text:style-name="L129">
        <text:list-item>
          <text:p text:style-name="P269">Return the 1-norm estimate of the reciprocal condition number of square matrix <text:span text:style-name="T3">A</text:span> </text:p>
        </text:list-item>
        <text:list-item>
          <text:p text:style-name="P269">Values close to 1 suggest that <text:span text:style-name="T3">A</text:span> is well-conditioned </text:p>
        </text:list-item>
        <text:list-item>
          <text:p text:style-name="P269">Values close to 0 suggest that <text:span text:style-name="T3">A</text:span> is badly conditioned </text:p>
        </text:list-item>
        <text:list-item>
          <text:p text:style-name="P269">If <text:span text:style-name="T3">A</text:span> is not square sized, a <text:span text:style-name="T3">std::logic_error</text:span> exception is thrown </text:p>
        </text:list-item>
        <text:list-item>
          <text:p text:style-name="P269"><text:span text:style-name="T2">Caveat:</text:span> to efficiently calculate rcond and matrix inverse at the same time, use <text:a xlink:type="simple" xlink:href="https://arma.sourceforge.net/docs.html#inv" text:style-name="Internet_20_link" text:visited-style-name="Visited_20_Internet_20_Link">inv()</text:a> </text:p>
        </text:list-item>
        <text:list-item>
          <text:p text:style-name="P270">Examples: </text:p>
          <text:list>
            <text:list-header>
              <text:p text:style-name="P104">mat A(5, 5, fill::randu);</text:p>
              <text:p text:style-name="P104"/>
              <text:p text:style-name="P105">double r = rcond(A);</text:p>
            </text:list-header>
          </text:list>
          <text:p text:style-name="P269"/>
        </text:list-item>
        <text:list-item>
          <text:p text:style-name="P269">See also: </text:p>
          <text:list>
            <text:list-item>
              <text:p text:style-name="P269"><text:a xlink:type="simple" xlink:href="https://arma.sourceforge.net/docs.html#cond" text:style-name="Internet_20_link" text:visited-style-name="Visited_20_Internet_20_Link">cond()</text:a> </text:p>
            </text:list-item>
            <text:list-item>
              <text:p text:style-name="P269"><text:a xlink:type="simple" xlink:href="https://arma.sourceforge.net/docs.html#rank" text:style-name="Internet_20_link" text:visited-style-name="Visited_20_Internet_20_Link">rank()</text:a> </text:p>
            </text:list-item>
            <text:list-item>
              <text:p text:style-name="P269"><text:a xlink:type="simple" xlink:href="https://arma.sourceforge.net/docs.html#det" text:style-name="Internet_20_link" text:visited-style-name="Visited_20_Internet_20_Link">det()</text:a> </text:p>
            </text:list-item>
            <text:list-item>
              <text:p text:style-name="P269"><text:a xlink:type="simple" xlink:href="https://arma.sourceforge.net/docs.html#inv" text:style-name="Internet_20_link" text:visited-style-name="Visited_20_Internet_20_Link">inv()</text:a> </text:p>
            </text:list-item>
            <text:list-item>
              <text:p text:style-name="P269"><text:a xlink:type="simple" xlink:href="https://arma.sourceforge.net/docs.html#solve" text:style-name="Internet_20_link" text:visited-style-name="Visited_20_Internet_20_Link">solve()</text:a> </text:p>
            </text:list-item>
          </text:list>
          <text:p text:style-name="P270"/>
        </text:list-item>
      </text:list>
      <text:p text:style-name="P1"/>
      <text:p text:style-name="P323"/>
      <text:p text:style-name="P324"><text:bookmark text:name="repelem"/><text:span text:style-name="T2">repelem( A, num_copies_per_row, num_copies_per_col )</text:span> </text:p>
      <text:list xml:id="list2466103235" text:style-name="L130">
        <text:list-item>
          <text:p text:style-name="P271">Generate a matrix by replicating each element of matrix <text:span text:style-name="T3">A</text:span> </text:p>
        </text:list-item>
        <text:list-item>
          <text:p text:style-name="P271">The generated matrix has the following size: </text:p>
        </text:list-item>
      </text:list>
      <table:table table:name="Table15" table:style-name="Table15">
        <table:table-column table:style-name="Table15.A"/>
        <table:table-column table:style-name="Table15.B"/>
        <table:table-column table:style-name="Table15.C"/>
        <table:table-column table:style-name="Table15.D"/>
        <table:table-column table:style-name="Table15.E"/>
        <table:table-row>
          <table:table-cell table:style-name="Table15.A1" office:value-type="string">
            <text:p text:style-name="P164">n_rows</text:p>
          </table:table-cell>
          <table:table-cell table:style-name="Table15.A1" office:value-type="string">
            <text:p text:style-name="P164"> = </text:p>
          </table:table-cell>
          <table:table-cell table:style-name="Table15.A1" office:value-type="string">
            <text:p text:style-name="P164">num_copies_per_row</text:p>
          </table:table-cell>
          <table:table-cell table:style-name="Table15.A1" office:value-type="string">
            <text:p text:style-name="P164">*</text:p>
          </table:table-cell>
          <table:table-cell table:style-name="Table15.A1" office:value-type="string">
            <text:p text:style-name="P164">A.n_rows</text:p>
          </table:table-cell>
        </table:table-row>
        <table:table-row>
          <table:table-cell table:style-name="Table15.A1" office:value-type="string">
            <text:p text:style-name="P164">n_cols</text:p>
          </table:table-cell>
          <table:table-cell table:style-name="Table15.A1" office:value-type="string">
            <text:p text:style-name="P164"> = </text:p>
          </table:table-cell>
          <table:table-cell table:style-name="Table15.A1" office:value-type="string">
            <text:p text:style-name="P164">num_copies_per_col</text:p>
          </table:table-cell>
          <table:table-cell table:style-name="Table15.A1" office:value-type="string">
            <text:p text:style-name="P164">*</text:p>
          </table:table-cell>
          <table:table-cell table:style-name="Table15.A1" office:value-type="string">
            <text:p text:style-name="P164">A.n_cols</text:p>
          </table:table-cell>
        </table:table-row>
      </table:table>
      <text:list xml:id="list25749517410435" text:continue-numbering="true" text:style-name="L130">
        <text:list-header>
          <text:p text:style-name="P271"/>
        </text:list-header>
        <text:list-item>
          <text:p text:style-name="P272">Examples: </text:p>
          <text:list>
            <text:list-header>
              <text:p text:style-name="P106"><text:soft-page-break/>mat A(2, 3, fill::randu);</text:p>
              <text:p text:style-name="P106"/>
              <text:p text:style-name="P107">mat B = repelem(A, 4, 5);</text:p>
            </text:list-header>
          </text:list>
        </text:list-item>
        <text:list-item>
          <text:p text:style-name="P271">See also: </text:p>
          <text:list>
            <text:list-item>
              <text:p text:style-name="P271"><text:a xlink:type="simple" xlink:href="https://arma.sourceforge.net/docs.html#repmat" text:style-name="Internet_20_link" text:visited-style-name="Visited_20_Internet_20_Link">repmat()</text:a> </text:p>
            </text:list-item>
            <text:list-item>
              <text:p text:style-name="P271"><text:a xlink:type="simple" xlink:href="https://arma.sourceforge.net/docs.html#kron" text:style-name="Internet_20_link" text:visited-style-name="Visited_20_Internet_20_Link">kron()</text:a> </text:p>
            </text:list-item>
            <text:list-item>
              <text:p text:style-name="P271"><text:a xlink:type="simple" xlink:href="https://arma.sourceforge.net/docs.html#reshape" text:style-name="Internet_20_link" text:visited-style-name="Visited_20_Internet_20_Link">reshape()</text:a> </text:p>
            </text:list-item>
            <text:list-item>
              <text:p text:style-name="P271"><text:a xlink:type="simple" xlink:href="https://arma.sourceforge.net/docs.html#resize" text:style-name="Internet_20_link" text:visited-style-name="Visited_20_Internet_20_Link">resize()</text:a> </text:p>
            </text:list-item>
          </text:list>
          <text:p text:style-name="P272"/>
        </text:list-item>
      </text:list>
      <text:p text:style-name="P1"/>
      <text:p text:style-name="P323"/>
      <text:p text:style-name="P324"><text:bookmark text:name="repmat"/><text:span text:style-name="T2">repmat( A, num_copies_per_row, num_copies_per_col )</text:span> </text:p>
      <text:list xml:id="list355161907" text:style-name="L131">
        <text:list-item>
          <text:p text:style-name="P273">Generate a matrix by replicating matrix <text:span text:style-name="T3">A</text:span> in a block-like fashion </text:p>
        </text:list-item>
        <text:list-item>
          <text:p text:style-name="P273">The generated matrix has the following size: </text:p>
        </text:list-item>
      </text:list>
      <table:table table:name="Table16" table:style-name="Table16">
        <table:table-column table:style-name="Table16.A"/>
        <table:table-column table:style-name="Table16.B"/>
        <table:table-column table:style-name="Table16.C"/>
        <table:table-column table:style-name="Table16.D"/>
        <table:table-column table:style-name="Table16.E"/>
        <table:table-row>
          <table:table-cell table:style-name="Table16.A1" office:value-type="string">
            <text:p text:style-name="P164">n_rows</text:p>
          </table:table-cell>
          <table:table-cell table:style-name="Table16.A1" office:value-type="string">
            <text:p text:style-name="P164"> = </text:p>
          </table:table-cell>
          <table:table-cell table:style-name="Table16.A1" office:value-type="string">
            <text:p text:style-name="P164">num_copies_per_row</text:p>
          </table:table-cell>
          <table:table-cell table:style-name="Table16.A1" office:value-type="string">
            <text:p text:style-name="P164">×</text:p>
          </table:table-cell>
          <table:table-cell table:style-name="Table16.A1" office:value-type="string">
            <text:p text:style-name="P164">A.n_rows</text:p>
          </table:table-cell>
        </table:table-row>
        <table:table-row>
          <table:table-cell table:style-name="Table16.A1" office:value-type="string">
            <text:p text:style-name="P164">n_cols</text:p>
          </table:table-cell>
          <table:table-cell table:style-name="Table16.A1" office:value-type="string">
            <text:p text:style-name="P164"> = </text:p>
          </table:table-cell>
          <table:table-cell table:style-name="Table16.A1" office:value-type="string">
            <text:p text:style-name="P164">num_copies_per_col</text:p>
          </table:table-cell>
          <table:table-cell table:style-name="Table16.A1" office:value-type="string">
            <text:p text:style-name="P164">×</text:p>
          </table:table-cell>
          <table:table-cell table:style-name="Table16.A1" office:value-type="string">
            <text:p text:style-name="P164">A.n_cols</text:p>
          </table:table-cell>
        </table:table-row>
      </table:table>
      <text:list xml:id="list25750263770034" text:continue-numbering="true" text:style-name="L131">
        <text:list-header>
          <text:p text:style-name="P273"/>
        </text:list-header>
        <text:list-item>
          <text:p text:style-name="P273"><text:span text:style-name="T2">Caveat:</text:span> to apply a vector operation on each row or column of a matrix, it is generally more efficient to use <text:a xlink:type="simple" xlink:href="https://arma.sourceforge.net/docs.html#each_colrow" text:style-name="Internet_20_link" text:visited-style-name="Visited_20_Internet_20_Link">.each_row()</text:a> or <text:a xlink:type="simple" xlink:href="https://arma.sourceforge.net/docs.html#each_colrow" text:style-name="Internet_20_link" text:visited-style-name="Visited_20_Internet_20_Link">.each_col()</text:a> </text:p>
        </text:list-item>
        <text:list-item>
          <text:p text:style-name="P274">Examples: </text:p>
          <text:list>
            <text:list-header>
              <text:p text:style-name="P108">mat A(2, 3, fill::randu);</text:p>
              <text:p text:style-name="P108"/>
              <text:p text:style-name="P109">mat B = repmat(A, 4, 5);</text:p>
            </text:list-header>
          </text:list>
        </text:list-item>
        <text:list-item>
          <text:p text:style-name="P273">See also: </text:p>
          <text:list>
            <text:list-item>
              <text:p text:style-name="P273"><text:a xlink:type="simple" xlink:href="https://arma.sourceforge.net/docs.html#each_colrow" text:style-name="Internet_20_link" text:visited-style-name="Visited_20_Internet_20_Link">.each_col() &amp; .each_row()</text:a>   (vector operations applied to each column or row) </text:p>
            </text:list-item>
            <text:list-item>
              <text:p text:style-name="P273"><text:a xlink:type="simple" xlink:href="https://arma.sourceforge.net/docs.html#repelem" text:style-name="Internet_20_link" text:visited-style-name="Visited_20_Internet_20_Link">repelem()</text:a> </text:p>
            </text:list-item>
            <text:list-item>
              <text:p text:style-name="P273"><text:a xlink:type="simple" xlink:href="https://arma.sourceforge.net/docs.html#kron" text:style-name="Internet_20_link" text:visited-style-name="Visited_20_Internet_20_Link">kron()</text:a> </text:p>
            </text:list-item>
            <text:list-item>
              <text:p text:style-name="P273"><text:a xlink:type="simple" xlink:href="https://arma.sourceforge.net/docs.html#reshape" text:style-name="Internet_20_link" text:visited-style-name="Visited_20_Internet_20_Link">reshape()</text:a> </text:p>
            </text:list-item>
            <text:list-item>
              <text:p text:style-name="P273"><text:a xlink:type="simple" xlink:href="https://arma.sourceforge.net/docs.html#resize" text:style-name="Internet_20_link" text:visited-style-name="Visited_20_Internet_20_Link">resize()</text:a> </text:p>
            </text:list-item>
          </text:list>
          <text:p text:style-name="P274"/>
        </text:list-item>
      </text:list>
      <text:p text:style-name="P1"/>
      <text:p text:style-name="P323"/>
      <text:p text:style-name="P324"><text:bookmark text:name="reshape"/><text:span text:style-name="T2">reshape( X, n_rows, n_cols )</text:span>    (X is a vector or matrix) <text:line-break/><text:span text:style-name="T2">reshape( X, size(Y) )</text:span> <text:line-break/><text:line-break/><text:span text:style-name="T2">reshape( Q, n_rows, n_cols, n_slices )</text:span>    (Q is a cube) <text:line-break/><text:span text:style-name="T2">reshape( Q, size(R) )</text:span> </text:p>
      <text:list xml:id="list98708517" text:style-name="L132">
        <text:list-item>
          <text:p text:style-name="P275">Generate a vector/matrix/cube with given size specifications, whose elements are taken from the given object in a column-wise manner; the elements in the generated object are placed column-wise (ie. the first column is filled up before filling the second column) </text:p>
        </text:list-item>
        <text:list-item>
          <text:p text:style-name="P275">The layout of the elements in the generated object will be different to the layout in the given object </text:p>
        </text:list-item>
        <text:list-item>
          <text:p text:style-name="P275"><text:soft-page-break/>If the total number of elements in the given object is less than the specified size, the remaining elements in the generated object are set to zero </text:p>
        </text:list-item>
        <text:list-item>
          <text:p text:style-name="P275">If the total number of elements in the given object is greater than the specified size, only a subset of elements is taken from the given object </text:p>
        </text:list-item>
        <text:list-item>
          <text:p text:style-name="P275"><text:span text:style-name="T2">Caveats:</text:span> </text:p>
          <text:list>
            <text:list-item>
              <text:p text:style-name="P275">to change the size without preserving data, use <text:a xlink:type="simple" xlink:href="https://arma.sourceforge.net/docs.html#set_size" text:style-name="Internet_20_link" text:visited-style-name="Visited_20_Internet_20_Link">.set_size()</text:a> instead, which is much faster </text:p>
            </text:list-item>
            <text:list-item>
              <text:p text:style-name="P275">to grow/shrink a matrix while preserving the elements <text:span text:style-name="T2">as well as</text:span> the layout of the elements, use <text:a xlink:type="simple" xlink:href="https://arma.sourceforge.net/docs.html#resize" text:style-name="Internet_20_link" text:visited-style-name="Visited_20_Internet_20_Link">resize()</text:a> instead </text:p>
            </text:list-item>
            <text:list-item>
              <text:p text:style-name="P275">to flatten a matrix into a vector, use <text:a xlink:type="simple" xlink:href="https://arma.sourceforge.net/docs.html#vectorise" text:style-name="Internet_20_link" text:visited-style-name="Visited_20_Internet_20_Link">vectorise()</text:a> or <text:a xlink:type="simple" xlink:href="https://arma.sourceforge.net/docs.html#as_col_row" text:style-name="Internet_20_link" text:visited-style-name="Visited_20_Internet_20_Link">.as_col() / .as_row()</text:a> instead </text:p>
            </text:list-item>
          </text:list>
          <text:p text:style-name="P275"/>
        </text:list-item>
        <text:list-item>
          <text:p text:style-name="P276">Examples: </text:p>
          <text:list>
            <text:list-header>
              <text:p text:style-name="P110">mat A(10, 5, fill::randu);</text:p>
              <text:p text:style-name="P110"/>
              <text:p text:style-name="P111">mat B = reshape(A, 5, 10);</text:p>
            </text:list-header>
          </text:list>
          <text:p text:style-name="P275"/>
        </text:list-item>
        <text:list-item>
          <text:p text:style-name="P275">See also: </text:p>
          <text:list>
            <text:list-item>
              <text:p text:style-name="P275"><text:a xlink:type="simple" xlink:href="https://arma.sourceforge.net/docs.html#reshape_member" text:style-name="Internet_20_link" text:visited-style-name="Visited_20_Internet_20_Link">.reshape()</text:a> (member function) </text:p>
            </text:list-item>
            <text:list-item>
              <text:p text:style-name="P275"><text:a xlink:type="simple" xlink:href="https://arma.sourceforge.net/docs.html#set_size" text:style-name="Internet_20_link" text:visited-style-name="Visited_20_Internet_20_Link">.set_size()</text:a> </text:p>
            </text:list-item>
            <text:list-item>
              <text:p text:style-name="P275"><text:a xlink:type="simple" xlink:href="https://arma.sourceforge.net/docs.html#resize" text:style-name="Internet_20_link" text:visited-style-name="Visited_20_Internet_20_Link">resize()</text:a> </text:p>
            </text:list-item>
            <text:list-item>
              <text:p text:style-name="P275"><text:a xlink:type="simple" xlink:href="https://arma.sourceforge.net/docs.html#vectorise" text:style-name="Internet_20_link" text:visited-style-name="Visited_20_Internet_20_Link">vectorise()</text:a> </text:p>
            </text:list-item>
            <text:list-item>
              <text:p text:style-name="P275"><text:a xlink:type="simple" xlink:href="https://arma.sourceforge.net/docs.html#as_scalar" text:style-name="Internet_20_link" text:visited-style-name="Visited_20_Internet_20_Link">as_scalar()</text:a> </text:p>
            </text:list-item>
            <text:list-item>
              <text:p text:style-name="P275"><text:a xlink:type="simple" xlink:href="https://arma.sourceforge.net/docs.html#conv_to" text:style-name="Internet_20_link" text:visited-style-name="Visited_20_Internet_20_Link">conv_to()</text:a> </text:p>
            </text:list-item>
            <text:list-item>
              <text:p text:style-name="P275"><text:a xlink:type="simple" xlink:href="https://arma.sourceforge.net/docs.html#diagmat" text:style-name="Internet_20_link" text:visited-style-name="Visited_20_Internet_20_Link">diagmat()</text:a> </text:p>
            </text:list-item>
            <text:list-item>
              <text:p text:style-name="P275"><text:a xlink:type="simple" xlink:href="https://arma.sourceforge.net/docs.html#repmat" text:style-name="Internet_20_link" text:visited-style-name="Visited_20_Internet_20_Link">repmat()</text:a> </text:p>
            </text:list-item>
            <text:list-item>
              <text:p text:style-name="P275"><text:a xlink:type="simple" xlink:href="https://arma.sourceforge.net/docs.html#repelem" text:style-name="Internet_20_link" text:visited-style-name="Visited_20_Internet_20_Link">repelem()</text:a> </text:p>
            </text:list-item>
            <text:list-item>
              <text:p text:style-name="P275"><text:a xlink:type="simple" xlink:href="https://arma.sourceforge.net/docs.html#size" text:style-name="Internet_20_link" text:visited-style-name="Visited_20_Internet_20_Link">size()</text:a> </text:p>
            </text:list-item>
            <text:list-item>
              <text:p text:style-name="P275"><text:a xlink:type="simple" xlink:href="https://arma.sourceforge.net/docs.html#interp2" text:style-name="Internet_20_link" text:visited-style-name="Visited_20_Internet_20_Link">interp2()</text:a> </text:p>
            </text:list-item>
          </text:list>
          <text:p text:style-name="P276"/>
        </text:list-item>
      </text:list>
      <text:p text:style-name="P1"/>
      <text:p text:style-name="P323"/>
      <text:p text:style-name="P324"><text:bookmark text:name="resize"/><text:span text:style-name="T2">resize( X, n_rows, n_cols )</text:span>    (X is a vector or matrix) <text:line-break/><text:span text:style-name="T2">resize( X, size(Y) )</text:span> <text:line-break/><text:line-break/><text:span text:style-name="T2">resize( Q, n_rows, n_cols, n_slices )</text:span>    (Q is a cube) <text:line-break/><text:span text:style-name="T2">resize( Q, size(R) )</text:span> </text:p>
      <text:list xml:id="list3066568257" text:style-name="L133">
        <text:list-item>
          <text:p text:style-name="P277">Generate a vector/matrix/cube with given size specifications, whose elements as well as the layout of the elements are taken from the given object </text:p>
        </text:list-item>
        <text:list-item>
          <text:p text:style-name="P277"><text:span text:style-name="T2">Caveat:</text:span> to change the size without preserving data, use <text:a xlink:type="simple" xlink:href="https://arma.sourceforge.net/docs.html#set_size" text:style-name="Internet_20_link" text:visited-style-name="Visited_20_Internet_20_Link">.set_size()</text:a> instead, which is much faster </text:p>
        </text:list-item>
        <text:list-item>
          <text:p text:style-name="P278">Examples: </text:p>
          <text:list>
            <text:list-header>
              <text:p text:style-name="P112">mat A(4, 5, fill::randu);</text:p>
              <text:p text:style-name="P112"/>
              <text:p text:style-name="P113">mat B = resize(A, 7, 6);</text:p>
            </text:list-header>
          </text:list>
          <text:p text:style-name="P277"><text:soft-page-break/></text:p>
        </text:list-item>
        <text:list-item>
          <text:p text:style-name="P277">See also: </text:p>
          <text:list>
            <text:list-item>
              <text:p text:style-name="P277"><text:a xlink:type="simple" xlink:href="https://arma.sourceforge.net/docs.html#resize_member" text:style-name="Internet_20_link" text:visited-style-name="Visited_20_Internet_20_Link">.resize()</text:a> (member function of Mat and Cube) </text:p>
            </text:list-item>
            <text:list-item>
              <text:p text:style-name="P277"><text:a xlink:type="simple" xlink:href="https://arma.sourceforge.net/docs.html#set_size" text:style-name="Internet_20_link" text:visited-style-name="Visited_20_Internet_20_Link">.set_size()</text:a> (member function of Mat and Cube) </text:p>
            </text:list-item>
            <text:list-item>
              <text:p text:style-name="P277"><text:a xlink:type="simple" xlink:href="https://arma.sourceforge.net/docs.html#reshape" text:style-name="Internet_20_link" text:visited-style-name="Visited_20_Internet_20_Link">reshape()</text:a> </text:p>
            </text:list-item>
            <text:list-item>
              <text:p text:style-name="P277"><text:a xlink:type="simple" xlink:href="https://arma.sourceforge.net/docs.html#vectorise" text:style-name="Internet_20_link" text:visited-style-name="Visited_20_Internet_20_Link">vectorise()</text:a> </text:p>
            </text:list-item>
            <text:list-item>
              <text:p text:style-name="P277"><text:a xlink:type="simple" xlink:href="https://arma.sourceforge.net/docs.html#as_scalar" text:style-name="Internet_20_link" text:visited-style-name="Visited_20_Internet_20_Link">as_scalar()</text:a> </text:p>
            </text:list-item>
            <text:list-item>
              <text:p text:style-name="P277"><text:a xlink:type="simple" xlink:href="https://arma.sourceforge.net/docs.html#conv_to" text:style-name="Internet_20_link" text:visited-style-name="Visited_20_Internet_20_Link">conv_to()</text:a> </text:p>
            </text:list-item>
            <text:list-item>
              <text:p text:style-name="P277"><text:a xlink:type="simple" xlink:href="https://arma.sourceforge.net/docs.html#repmat" text:style-name="Internet_20_link" text:visited-style-name="Visited_20_Internet_20_Link">repmat()</text:a> </text:p>
            </text:list-item>
            <text:list-item>
              <text:p text:style-name="P277"><text:a xlink:type="simple" xlink:href="https://arma.sourceforge.net/docs.html#repelem" text:style-name="Internet_20_link" text:visited-style-name="Visited_20_Internet_20_Link">repelem()</text:a> </text:p>
            </text:list-item>
            <text:list-item>
              <text:p text:style-name="P277"><text:a xlink:type="simple" xlink:href="https://arma.sourceforge.net/docs.html#size" text:style-name="Internet_20_link" text:visited-style-name="Visited_20_Internet_20_Link">size()</text:a> </text:p>
            </text:list-item>
          </text:list>
          <text:p text:style-name="P278"/>
        </text:list-item>
      </text:list>
      <text:p text:style-name="P1"/>
      <text:p text:style-name="P323"/>
      <text:p text:style-name="P324"><text:bookmark text:name="reverse"/><text:span text:style-name="T2">reverse( V )</text:span> <text:line-break/><text:span text:style-name="T2">reverse( X )</text:span> <text:line-break/><text:span text:style-name="T2">reverse( X, dim )</text:span> </text:p>
      <text:list xml:id="list2582382820" text:style-name="L134">
        <text:list-item>
          <text:p text:style-name="P279">For vector <text:span text:style-name="T3">V</text:span>, generate a copy of the vector with the order of elements reversed </text:p>
        </text:list-item>
        <text:list-item>
          <text:p text:style-name="P279">For matrix <text:span text:style-name="T3">X</text:span>, generate a copy of the matrix with the order of elements reversed in each column (<text:span text:style-name="T3">dim = 0</text:span>), or each row (<text:span text:style-name="T3">dim = 1</text:span>) </text:p>
        </text:list-item>
        <text:list-item>
          <text:p text:style-name="P279">The <text:span text:style-name="T3">dim</text:span> argument is optional; by default <text:span text:style-name="T3">dim = 0</text:span> is used </text:p>
        </text:list-item>
        <text:list-item>
          <text:p text:style-name="P280">Examples: </text:p>
          <text:list>
            <text:list-header>
              <text:p text:style-name="P114">vec v(123, fill::randu);</text:p>
              <text:p text:style-name="P114">vec y = reverse(v);</text:p>
              <text:p text:style-name="P114"/>
              <text:p text:style-name="P114">mat A(4, 5, fill::randu);</text:p>
              <text:p text:style-name="P114">mat B = reverse(A);</text:p>
              <text:p text:style-name="P115">mat C = reverse(A,1);</text:p>
            </text:list-header>
          </text:list>
          <text:p text:style-name="P279"/>
        </text:list-item>
        <text:list-item>
          <text:p text:style-name="P279">See also: </text:p>
          <text:list>
            <text:list-item>
              <text:p text:style-name="P279"><text:a xlink:type="simple" xlink:href="https://arma.sourceforge.net/docs.html#flip" text:style-name="Internet_20_link" text:visited-style-name="Visited_20_Internet_20_Link">fliplr() &amp; flipud()</text:a> </text:p>
            </text:list-item>
            <text:list-item>
              <text:p text:style-name="P279"><text:a xlink:type="simple" xlink:href="https://arma.sourceforge.net/docs.html#shift" text:style-name="Internet_20_link" text:visited-style-name="Visited_20_Internet_20_Link">shift()</text:a> </text:p>
            </text:list-item>
            <text:list-item>
              <text:p text:style-name="P279"><text:a xlink:type="simple" xlink:href="https://arma.sourceforge.net/docs.html#sort" text:style-name="Internet_20_link" text:visited-style-name="Visited_20_Internet_20_Link">sort()</text:a> </text:p>
            </text:list-item>
            <text:list-item>
              <text:p text:style-name="P279"><text:a xlink:type="simple" xlink:href="https://arma.sourceforge.net/docs.html#trans" text:style-name="Internet_20_link" text:visited-style-name="Visited_20_Internet_20_Link">trans()</text:a> </text:p>
            </text:list-item>
            <text:list-item>
              <text:p text:style-name="P279"><text:a xlink:type="simple" xlink:href="https://arma.sourceforge.net/docs.html#t_st_members" text:style-name="Internet_20_link" text:visited-style-name="Visited_20_Internet_20_Link">.t()</text:a> </text:p>
            </text:list-item>
            <text:list-item>
              <text:p text:style-name="P279"><text:a xlink:type="simple" xlink:href="https://arma.sourceforge.net/docs.html#swap_rows" text:style-name="Internet_20_link" text:visited-style-name="Visited_20_Internet_20_Link">.swap_rows() &amp; .swap_cols()</text:a> </text:p>
            </text:list-item>
          </text:list>
          <text:p text:style-name="P280"/>
        </text:list-item>
      </text:list>
      <text:p text:style-name="P1"/>
      <text:p text:style-name="P323"/>
      <text:p text:style-name="P324"><text:bookmark text:name="roots"/><text:span text:style-name="T2">R = roots( P )</text:span> <text:line-break/><text:span text:style-name="T2">roots( R, P )</text:span> </text:p>
      <text:list xml:id="list187117752" text:style-name="L135">
        <text:list-item>
          <text:p text:style-name="P281">Find the complex roots of a polynomial function represented via vector <text:span text:style-name="T3">P</text:span> and store them in column vector <text:span text:style-name="T3">R</text:span> </text:p>
        </text:list-item>
        <text:list-item>
          <text:p text:style-name="P281">The polynomial function is modelled as: </text:p>
          <text:list>
            <text:list-header>
              <text:p text:style-name="P281"><text:soft-page-break/>y = p<text:span text:style-name="T5">0</text:span>x<text:span text:style-name="T8">N</text:span> + p<text:span text:style-name="T5">1</text:span>x<text:span text:style-name="T8">N-1</text:span> + p<text:span text:style-name="T5">2</text:span>x<text:span text:style-name="T8">N-2</text:span> + ... + p<text:span text:style-name="T5">N-1</text:span>x<text:span text:style-name="T8">1</text:span> + p<text:span text:style-name="T5">N</text:span> </text:p>
            </text:list-header>
          </text:list>
          <text:p text:style-name="P281">where p<text:span text:style-name="T5">i</text:span> is the i-th polynomial coefficient in vector <text:span text:style-name="T3">P</text:span> </text:p>
        </text:list-item>
        <text:list-item>
          <text:p text:style-name="P281">The computation is based on eigen decomposition; if the decomposition fails: </text:p>
          <text:list>
            <text:list-item>
              <text:p text:style-name="P281"><text:span text:style-name="T3">R = roots(P)</text:span> resets <text:span text:style-name="T3">R</text:span> and throws a <text:span text:style-name="T3">std::runtime_error</text:span> exception </text:p>
            </text:list-item>
            <text:list-item>
              <text:p text:style-name="P281"><text:span text:style-name="T3">roots(R,P)</text:span> resets <text:span text:style-name="T3">R</text:span> and returns a bool set to <text:span text:style-name="T3">false</text:span> (exception is not thrown) </text:p>
            </text:list-item>
          </text:list>
          <text:p text:style-name="P281"/>
        </text:list-item>
        <text:list-item>
          <text:p text:style-name="P282">Examples: </text:p>
          <text:list>
            <text:list-header>
              <text:p text:style-name="P116"><text:s text:c="3"/>vec P(5, fill::randu);</text:p>
              <text:p text:style-name="P116"><text:s text:c="2"/></text:p>
              <text:p text:style-name="P117">cx_vec R = roots(P);</text:p>
            </text:list-header>
          </text:list>
          <text:p text:style-name="P281"/>
        </text:list-item>
        <text:list-item>
          <text:p text:style-name="P281">See also: </text:p>
          <text:list>
            <text:list-item>
              <text:p text:style-name="P281"><text:a xlink:type="simple" xlink:href="https://arma.sourceforge.net/docs.html#polyval" text:style-name="Internet_20_link" text:visited-style-name="Visited_20_Internet_20_Link">polyval()</text:a> </text:p>
            </text:list-item>
            <text:list-item>
              <text:p text:style-name="P281"><text:a xlink:type="simple" xlink:href="https://arma.sourceforge.net/docs.html#polyfit" text:style-name="Internet_20_link" text:visited-style-name="Visited_20_Internet_20_Link">polyfit()</text:a> </text:p>
            </text:list-item>
            <text:list-item>
              <text:p text:style-name="P281"><text:a xlink:type="simple" xlink:href="https://arma.sourceforge.net/docs.html#imag_real" text:style-name="Internet_20_link" text:visited-style-name="Visited_20_Internet_20_Link">real()</text:a> </text:p>
            </text:list-item>
            <text:list-item>
              <text:p text:style-name="P281"><text:a xlink:type="simple" xlink:href="https://en.wikipedia.org/wiki/Zero_of_a_function" text:style-name="Internet_20_link" text:visited-style-name="Visited_20_Internet_20_Link">zero of a function in Wikipedia</text:a> </text:p>
            </text:list-item>
          </text:list>
          <text:p text:style-name="P282"/>
        </text:list-item>
      </text:list>
      <text:p text:style-name="P1"/>
      <text:p text:style-name="P323"/>
      <text:p text:style-name="P324"><text:bookmark text:name="shift"/><text:span text:style-name="T2">shift( V, N )</text:span> <text:line-break/><text:span text:style-name="T2">shift( X, N )</text:span> <text:line-break/><text:span text:style-name="T2">shift( X, N, dim )</text:span> </text:p>
      <text:list xml:id="list475419633" text:style-name="L136">
        <text:list-item>
          <text:p text:style-name="P283">For vector <text:span text:style-name="T3">V</text:span>, generate a copy of the vector with the elements shifted by <text:span text:style-name="T3">N</text:span> positions in a circular manner </text:p>
        </text:list-item>
        <text:list-item>
          <text:p text:style-name="P283">For matrix <text:span text:style-name="T3">X</text:span>, generate a copy of the matrix with the elements shifted by <text:span text:style-name="T3">N</text:span> positions in each column (<text:span text:style-name="T3">dim = 0</text:span>), or each row (<text:span text:style-name="T3">dim = 1</text:span>) </text:p>
        </text:list-item>
        <text:list-item>
          <text:p text:style-name="P283"><text:span text:style-name="T3">N</text:span> can be positive or negative </text:p>
        </text:list-item>
        <text:list-item>
          <text:p text:style-name="P283">The <text:span text:style-name="T3">dim</text:span> argument is optional; by default <text:span text:style-name="T3">dim = 0</text:span> is used </text:p>
        </text:list-item>
        <text:list-item>
          <text:p text:style-name="P284">Examples: </text:p>
          <text:list>
            <text:list-header>
              <text:p text:style-name="P118">mat A(4, 5, fill::randu);</text:p>
              <text:p text:style-name="P118">mat B = shift(A, -1);</text:p>
              <text:p text:style-name="P119">mat C = shift(A, +1);</text:p>
            </text:list-header>
          </text:list>
          <text:p text:style-name="P283"/>
        </text:list-item>
        <text:list-item>
          <text:p text:style-name="P283">See also: </text:p>
          <text:list>
            <text:list-item>
              <text:p text:style-name="P283"><text:a xlink:type="simple" xlink:href="https://arma.sourceforge.net/docs.html#shuffle" text:style-name="Internet_20_link" text:visited-style-name="Visited_20_Internet_20_Link">shuffle()</text:a> </text:p>
            </text:list-item>
            <text:list-item>
              <text:p text:style-name="P283"><text:a xlink:type="simple" xlink:href="https://arma.sourceforge.net/docs.html#flip" text:style-name="Internet_20_link" text:visited-style-name="Visited_20_Internet_20_Link">fliplr() &amp; flipud()</text:a> </text:p>
            </text:list-item>
            <text:list-item>
              <text:p text:style-name="P283"><text:a xlink:type="simple" xlink:href="https://arma.sourceforge.net/docs.html#reverse" text:style-name="Internet_20_link" text:visited-style-name="Visited_20_Internet_20_Link">reverse()</text:a> </text:p>
            </text:list-item>
          </text:list>
          <text:p text:style-name="P284"/>
        </text:list-item>
      </text:list>
      <text:p text:style-name="P1"/>
      <text:p text:style-name="P323"/>
      <text:p text:style-name="P324"><text:bookmark text:name="shuffle"/><text:soft-page-break/><text:span text:style-name="T2">shuffle( V )</text:span> <text:line-break/><text:span text:style-name="T2">shuffle( X )</text:span> <text:line-break/><text:span text:style-name="T2">shuffle( X, dim )</text:span> </text:p>
      <text:list xml:id="list2636517221" text:style-name="L137">
        <text:list-item>
          <text:p text:style-name="P285">For vector <text:span text:style-name="T3">V</text:span>, generate a copy of the vector with the elements shuffled </text:p>
        </text:list-item>
        <text:list-item>
          <text:p text:style-name="P285">For matrix <text:span text:style-name="T3">X</text:span>, generate a copy of the matrix with the elements shuffled in each column (<text:span text:style-name="T3">dim = 0</text:span>), or each row (<text:span text:style-name="T3">dim = 1</text:span>) </text:p>
        </text:list-item>
        <text:list-item>
          <text:p text:style-name="P285">The <text:span text:style-name="T3">dim</text:span> argument is optional; by default <text:span text:style-name="T3">dim = 0</text:span> is used </text:p>
        </text:list-item>
        <text:list-item>
          <text:p text:style-name="P286">Examples: </text:p>
          <text:list>
            <text:list-header>
              <text:p text:style-name="P120">mat A(4, 5, fill::randu);</text:p>
              <text:p text:style-name="P121">mat B = shuffle(A);</text:p>
            </text:list-header>
          </text:list>
          <text:p text:style-name="P285"/>
        </text:list-item>
        <text:list-item>
          <text:p text:style-name="P285">See also: </text:p>
          <text:list>
            <text:list-item>
              <text:p text:style-name="P285"><text:a xlink:type="simple" xlink:href="https://arma.sourceforge.net/docs.html#shift" text:style-name="Internet_20_link" text:visited-style-name="Visited_20_Internet_20_Link">shift()</text:a> </text:p>
            </text:list-item>
            <text:list-item>
              <text:p text:style-name="P285"><text:a xlink:type="simple" xlink:href="https://arma.sourceforge.net/docs.html#sort" text:style-name="Internet_20_link" text:visited-style-name="Visited_20_Internet_20_Link">sort()</text:a> </text:p>
            </text:list-item>
            <text:list-item>
              <text:p text:style-name="P285"><text:a xlink:type="simple" xlink:href="https://arma.sourceforge.net/docs.html#unique" text:style-name="Internet_20_link" text:visited-style-name="Visited_20_Internet_20_Link">unique()</text:a> </text:p>
            </text:list-item>
            <text:list-item>
              <text:p text:style-name="P285"><text:a xlink:type="simple" xlink:href="https://arma.sourceforge.net/docs.html#randi" text:style-name="Internet_20_link" text:visited-style-name="Visited_20_Internet_20_Link">randi()</text:a> </text:p>
            </text:list-item>
            <text:list-item>
              <text:p text:style-name="P285"><text:a xlink:type="simple" xlink:href="https://arma.sourceforge.net/docs.html#randperm" text:style-name="Internet_20_link" text:visited-style-name="Visited_20_Internet_20_Link">randperm()</text:a> </text:p>
            </text:list-item>
            <text:list-item>
              <text:p text:style-name="P285"><text:a xlink:type="simple" xlink:href="https://arma.sourceforge.net/docs.html#rng_seed" text:style-name="Internet_20_link" text:visited-style-name="Visited_20_Internet_20_Link">RNG seed setting</text:a> </text:p>
            </text:list-item>
          </text:list>
          <text:p text:style-name="P286"/>
        </text:list-item>
      </text:list>
      <text:p text:style-name="P1"/>
      <text:p text:style-name="P323"/>
      <text:p text:style-name="P324"><text:bookmark text:name="size"/><text:span text:style-name="T2">size( X )</text:span> <text:line-break/><text:span text:style-name="T2">size( n_rows, n_cols )</text:span> <text:line-break/><text:span text:style-name="T2">size( n_rows, n_cols, n_slices )</text:span> </text:p>
      <text:list xml:id="list1874575209" text:style-name="L138">
        <text:list-item>
          <text:p text:style-name="P287">Obtain the dimensions of object <text:span text:style-name="T3">X</text:span>, or explicitly specify the dimensions </text:p>
        </text:list-item>
        <text:list-item>
          <text:p text:style-name="P287">Dimensions provided via <text:span text:style-name="T3">size(...)</text:span> can be used in conjunction with <text:a xlink:type="simple" xlink:href="https://arma.sourceforge.net/docs.html#Mat" text:style-name="Internet_20_link" text:visited-style-name="Visited_20_Internet_20_Link">matrix constructors</text:a>, <text:a xlink:type="simple" xlink:href="https://arma.sourceforge.net/docs.html#submat" text:style-name="Internet_20_link" text:visited-style-name="Visited_20_Internet_20_Link">submatrix views</text:a>, <text:a xlink:type="simple" xlink:href="https://arma.sourceforge.net/docs.html#randu" text:style-name="Internet_20_link" text:visited-style-name="Visited_20_Internet_20_Link">random matrix generation</text:a>, <text:a xlink:type="simple" xlink:href="https://arma.sourceforge.net/docs.html#ind2sub" text:style-name="Internet_20_link" text:visited-style-name="Visited_20_Internet_20_Link">ind2sub()</text:a>, <text:a xlink:type="simple" xlink:href="https://arma.sourceforge.net/docs.html#sub2ind" text:style-name="Internet_20_link" text:visited-style-name="Visited_20_Internet_20_Link">sub2ind()</text:a>, etc. </text:p>
        </text:list-item>
        <text:list-item>
          <text:p text:style-name="P287"><text:span text:style-name="T3">size(…)</text:span> objects support simple arithmetic operations such as addition and multiplication </text:p>
        </text:list-item>
        <text:list-item>
          <text:p text:style-name="P287">Two <text:span text:style-name="T3">size(…)</text:span> objects can be compared for equality/inequality </text:p>
        </text:list-item>
        <text:list-item>
          <text:p text:style-name="P287"><text:span text:style-name="T3">size(…)</text:span> objects can be passed to an std::ostream (eg. cout) via &lt;&lt; </text:p>
        </text:list-item>
        <text:list-item>
          <text:p text:style-name="P287"><text:span text:style-name="T2">Caveat:</text:span> to prevent interference from <text:a xlink:type="simple" xlink:href="https://en.cppreference.com/w/cpp/iterator/size" text:style-name="Internet_20_link" text:visited-style-name="Visited_20_Internet_20_Link"><text:span text:style-name="T3">std::size()</text:span></text:a> in C++17, preface Armadillo's <text:span text:style-name="T3">size(…)</text:span> with the <text:span text:style-name="T3">arma</text:span> namespace qualification, eg. <text:span text:style-name="T3">arma::size(…)</text:span> </text:p>
        </text:list-item>
        <text:list-item>
          <text:p text:style-name="P288">Examples: </text:p>
          <text:list>
            <text:list-header>
              <text:p text:style-name="P122">mat A(5,6);</text:p>
              <text:p text:style-name="P122"/>
              <text:p text:style-name="P122">mat B(size(A), fill::zeros);</text:p>
              <text:p text:style-name="P122"/>
              <text:p text:style-name="P122">mat C; C.randu(size(A));</text:p>
              <text:p text:style-name="P122"/>
              <text:p text:style-name="P122">mat D = ones&lt;mat&gt;(size(A));</text:p>
              <text:p text:style-name="P122"/>
              <text:p text:style-name="P122">mat E(10,20, fill::ones);</text:p>
              <text:p text:style-name="P122">E(3,4,size(C)) = C; <text:s text:c="3"/>// access submatrix of E</text:p>
              <text:p text:style-name="P122"/>
              <text:p text:style-name="P122">mat F( size(A) + size(E) );</text:p>
              <text:p text:style-name="P122"/>
              <text:p text:style-name="P122">mat G( size(A) * 2 );</text:p>
              <text:p text:style-name="P122"><text:soft-page-break/></text:p>
              <text:p text:style-name="P122">cout &lt;&lt; "size of A: " &lt;&lt; size(A) &lt;&lt; endl;</text:p>
              <text:p text:style-name="P122"/>
              <text:p text:style-name="P123">bool is_same_size = (size(A) == size(E));</text:p>
            </text:list-header>
          </text:list>
          <text:p text:style-name="P287"/>
        </text:list-item>
        <text:list-item>
          <text:p text:style-name="P287">See also: </text:p>
          <text:list>
            <text:list-item>
              <text:p text:style-name="P287"><text:a xlink:type="simple" xlink:href="https://arma.sourceforge.net/docs.html#attributes" text:style-name="Internet_20_link" text:visited-style-name="Visited_20_Internet_20_Link">attributes</text:a> </text:p>
            </text:list-item>
          </text:list>
          <text:p text:style-name="P288"/>
        </text:list-item>
      </text:list>
      <text:p text:style-name="P1"/>
      <text:p text:style-name="P323"/>
      <text:p text:style-name="P324"><text:bookmark text:name="sort"/><text:span text:style-name="T2">sort( V )</text:span> <text:line-break/><text:span text:style-name="T2">sort( V, sort_direction )</text:span> <text:line-break/><text:line-break/><text:span text:style-name="T2">sort( X )</text:span> <text:line-break/><text:span text:style-name="T2">sort( X, sort_direction )</text:span> <text:line-break/><text:span text:style-name="T2">sort( X, sort_direction, dim )</text:span> </text:p>
      <text:list xml:id="list1290416947" text:style-name="L139">
        <text:list-item>
          <text:p text:style-name="P289">For vector <text:span text:style-name="T3">V</text:span>, return a vector which is a sorted version of the input vector </text:p>
        </text:list-item>
        <text:list-item>
          <text:p text:style-name="P289">For matrix <text:span text:style-name="T3">X</text:span>, return a matrix with the elements of the input matrix sorted in each column (<text:span text:style-name="T3">dim = 0</text:span>), or each row (<text:span text:style-name="T3">dim = 1</text:span>) </text:p>
        </text:list-item>
        <text:list-item>
          <text:p text:style-name="P289">The <text:span text:style-name="T3">dim</text:span> argument is optional; by default <text:span text:style-name="T3">dim = 0</text:span> is used </text:p>
        </text:list-item>
        <text:list-item>
          <text:p text:style-name="P289">The <text:span text:style-name="T3">sort_direction</text:span> argument is optional; <text:span text:style-name="T3">sort_direction</text:span> is either <text:span text:style-name="Source_20_Text">"ascend"</text:span> or <text:span text:style-name="Source_20_Text">"descend"</text:span>; by default <text:span text:style-name="Source_20_Text">"ascend"</text:span> is used </text:p>
        </text:list-item>
        <text:list-item>
          <text:p text:style-name="P289">For matrices and vectors with complex numbers, sorting is via absolute values </text:p>
        </text:list-item>
        <text:list-item>
          <text:p text:style-name="P290">Examples: </text:p>
          <text:list>
            <text:list-header>
              <text:p text:style-name="P124">mat A(10, 10, fill::randu);</text:p>
              <text:p text:style-name="P125">mat B = sort(A);</text:p>
            </text:list-header>
          </text:list>
        </text:list-item>
        <text:list-item>
          <text:p text:style-name="P289">See also: </text:p>
          <text:list>
            <text:list-item>
              <text:p text:style-name="P289"><text:a xlink:type="simple" xlink:href="https://arma.sourceforge.net/docs.html#sort_index" text:style-name="Internet_20_link" text:visited-style-name="Visited_20_Internet_20_Link">sort_index()</text:a> </text:p>
            </text:list-item>
            <text:list-item>
              <text:p text:style-name="P289"><text:a xlink:type="simple" xlink:href="https://arma.sourceforge.net/docs.html#is_sorted" text:style-name="Internet_20_link" text:visited-style-name="Visited_20_Internet_20_Link">.is_sorted()</text:a> </text:p>
            </text:list-item>
            <text:list-item>
              <text:p text:style-name="P289"><text:a xlink:type="simple" xlink:href="https://arma.sourceforge.net/docs.html#shuffle" text:style-name="Internet_20_link" text:visited-style-name="Visited_20_Internet_20_Link">shuffle()</text:a> </text:p>
            </text:list-item>
            <text:list-item>
              <text:p text:style-name="P289"><text:a xlink:type="simple" xlink:href="https://arma.sourceforge.net/docs.html#unique" text:style-name="Internet_20_link" text:visited-style-name="Visited_20_Internet_20_Link">unique()</text:a> </text:p>
            </text:list-item>
            <text:list-item>
              <text:p text:style-name="P289"><text:a xlink:type="simple" xlink:href="https://arma.sourceforge.net/docs.html#reverse" text:style-name="Internet_20_link" text:visited-style-name="Visited_20_Internet_20_Link">reverse()</text:a> </text:p>
            </text:list-item>
            <text:list-item>
              <text:p text:style-name="P289"><text:a xlink:type="simple" xlink:href="https://arma.sourceforge.net/docs.html#randi" text:style-name="Internet_20_link" text:visited-style-name="Visited_20_Internet_20_Link">randi()</text:a> </text:p>
            </text:list-item>
          </text:list>
          <text:p text:style-name="P290"/>
        </text:list-item>
      </text:list>
      <text:p text:style-name="P1"/>
      <text:p text:style-name="P323"/>
      <text:p text:style-name="P324"><text:bookmark text:name="sort_index"/><text:span text:style-name="T2">sort_index( X )</text:span> <text:line-break/><text:span text:style-name="T2">sort_index( X, sort_direction )</text:span> <text:line-break/><text:line-break/><text:span text:style-name="T2">stable_sort_index( X )</text:span> <text:line-break/><text:span text:style-name="T2">stable_sort_index( X, sort_direction )</text:span> </text:p>
      <text:list xml:id="list1499739595" text:style-name="L140">
        <text:list-item>
          <text:p text:style-name="P291"><text:soft-page-break/>Return a vector which describes the sorted order of the elements of <text:span text:style-name="T3">X</text:span> (ie. it contains the indices of the elements of <text:span text:style-name="T3">X</text:span>) </text:p>
        </text:list-item>
        <text:list-item>
          <text:p text:style-name="P291">The output vector must have the type <text:a xlink:type="simple" xlink:href="https://arma.sourceforge.net/docs.html#Col" text:style-name="Internet_20_link" text:visited-style-name="Visited_20_Internet_20_Link">uvec</text:a> (ie. the indices are stored as unsigned integers of type <text:a xlink:type="simple" xlink:href="https://arma.sourceforge.net/docs.html#uword" text:style-name="Internet_20_link" text:visited-style-name="Visited_20_Internet_20_Link">uword</text:a>) </text:p>
        </text:list-item>
        <text:list-item>
          <text:p text:style-name="P291"><text:span text:style-name="T3">X</text:span> is interpreted as a vector, with column-by-column ordering of the elements of <text:span text:style-name="T3">X</text:span> </text:p>
        </text:list-item>
        <text:list-item>
          <text:p text:style-name="P291">The <text:span text:style-name="T3">sort_direction</text:span> argument is optional; <text:span text:style-name="T3">sort_direction</text:span> is either <text:span text:style-name="Source_20_Text">"ascend"</text:span> or <text:span text:style-name="Source_20_Text">"descend"</text:span>; by default <text:span text:style-name="Source_20_Text">"ascend"</text:span> is used </text:p>
        </text:list-item>
        <text:list-item>
          <text:p text:style-name="P291">The <text:span text:style-name="T3">stable_sort_index()</text:span> variant preserves the relative order of elements with equivalent values </text:p>
        </text:list-item>
        <text:list-item>
          <text:p text:style-name="P291">For matrices and vectors with complex numbers, sorting is via absolute values </text:p>
        </text:list-item>
        <text:list-item>
          <text:p text:style-name="P292">Examples: </text:p>
          <text:list>
            <text:list-header>
              <text:p text:style-name="P126">vec q(10, fill::randu);</text:p>
              <text:p text:style-name="P126"/>
              <text:p text:style-name="P127">uvec indices = sort_index(q);</text:p>
            </text:list-header>
          </text:list>
          <text:p text:style-name="P291"/>
        </text:list-item>
        <text:list-item>
          <text:p text:style-name="P291">See also: </text:p>
          <text:list>
            <text:list-item>
              <text:p text:style-name="P291"><text:a xlink:type="simple" xlink:href="https://arma.sourceforge.net/docs.html#sort" text:style-name="Internet_20_link" text:visited-style-name="Visited_20_Internet_20_Link">sort()</text:a> </text:p>
            </text:list-item>
            <text:list-item>
              <text:p text:style-name="P291"><text:a xlink:type="simple" xlink:href="https://arma.sourceforge.net/docs.html#find" text:style-name="Internet_20_link" text:visited-style-name="Visited_20_Internet_20_Link">find()</text:a> </text:p>
            </text:list-item>
            <text:list-item>
              <text:p text:style-name="P291"><text:a xlink:type="simple" xlink:href="https://arma.sourceforge.net/docs.html#is_sorted" text:style-name="Internet_20_link" text:visited-style-name="Visited_20_Internet_20_Link">.is_sorted()</text:a> </text:p>
            </text:list-item>
            <text:list-item>
              <text:p text:style-name="P291"><text:a xlink:type="simple" xlink:href="https://arma.sourceforge.net/docs.html#index_min_and_index_max_member" text:style-name="Internet_20_link" text:visited-style-name="Visited_20_Internet_20_Link">.index_min() &amp; .index_max()</text:a> </text:p>
            </text:list-item>
            <text:list-item>
              <text:p text:style-name="P291"><text:a xlink:type="simple" xlink:href="https://arma.sourceforge.net/docs.html#ind2sub" text:style-name="Internet_20_link" text:visited-style-name="Visited_20_Internet_20_Link">ind2sub()</text:a> </text:p>
            </text:list-item>
          </text:list>
          <text:p text:style-name="P292"/>
        </text:list-item>
      </text:list>
      <text:p text:style-name="P1"/>
      <text:p text:style-name="P323"/>
      <text:p text:style-name="P324"><text:bookmark text:name="sqrtmat"/><text:span text:style-name="T2">B = sqrtmat( A )</text:span> <text:line-break/><text:span text:style-name="T2">sqrtmat( B, A )</text:span> </text:p>
      <text:list xml:id="list3594858490" text:style-name="L141">
        <text:list-item>
          <text:p text:style-name="P293">Complex square root of general square matrix <text:span text:style-name="T3">A</text:span> </text:p>
        </text:list-item>
        <text:list-item>
          <text:p text:style-name="P293">If <text:span text:style-name="T3">A</text:span> is not square sized, a <text:span text:style-name="T3">std::logic_error</text:span> exception is thrown </text:p>
        </text:list-item>
        <text:list-item>
          <text:p text:style-name="P293">If matrix <text:span text:style-name="T3">A</text:span> appears to be singular, an approximate square root is attempted; additionally, <text:span text:style-name="T3">sqrtmat(B,A)</text:span> returns a bool set to false </text:p>
        </text:list-item>
        <text:list-item>
          <text:p text:style-name="P293"><text:span text:style-name="T2">Caveats:</text:span> </text:p>
          <text:list>
            <text:list-item>
              <text:p text:style-name="P293">the square root of a matrix is generally <text:span text:style-name="T2">not</text:span> the same as applying the <text:a xlink:type="simple" xlink:href="https://arma.sourceforge.net/docs.html#misc_fns" text:style-name="Internet_20_link" text:visited-style-name="Visited_20_Internet_20_Link">sqrt()</text:a> function to each element </text:p>
            </text:list-item>
            <text:list-item>
              <text:p text:style-name="P293">if matrix <text:span text:style-name="T3">A</text:span> is symmetric positive definite, <text:a xlink:type="simple" xlink:href="https://arma.sourceforge.net/docs.html#sqrtmat_sympd" text:style-name="Internet_20_link" text:visited-style-name="Visited_20_Internet_20_Link">sqrtmat_sympd()</text:a> is faster </text:p>
            </text:list-item>
          </text:list>
          <text:p text:style-name="P293"/>
        </text:list-item>
        <text:list-item>
          <text:p text:style-name="P294">Examples: </text:p>
          <text:list>
            <text:list-header>
              <text:p text:style-name="P128"><text:s text:c="3"/>mat A(5, 5, fill::randu);</text:p>
              <text:p text:style-name="P128"/>
              <text:p text:style-name="P129">cx_mat B = sqrtmat(A);</text:p>
            </text:list-header>
          </text:list>
          <text:p text:style-name="P293"/>
        </text:list-item>
        <text:list-item>
          <text:p text:style-name="P293">See also: </text:p>
          <text:list>
            <text:list-item>
              <text:p text:style-name="P293"><text:a xlink:type="simple" xlink:href="https://arma.sourceforge.net/docs.html#sqrtmat_sympd" text:style-name="Internet_20_link" text:visited-style-name="Visited_20_Internet_20_Link">sqrtmat_sympd()</text:a> </text:p>
            </text:list-item>
            <text:list-item>
              <text:p text:style-name="P293"><text:a xlink:type="simple" xlink:href="https://arma.sourceforge.net/docs.html#powmat" text:style-name="Internet_20_link" text:visited-style-name="Visited_20_Internet_20_Link">powmat()</text:a> </text:p>
            </text:list-item>
            <text:list-item>
              <text:p text:style-name="P293"><text:soft-page-break/><text:a xlink:type="simple" xlink:href="https://arma.sourceforge.net/docs.html#expmat" text:style-name="Internet_20_link" text:visited-style-name="Visited_20_Internet_20_Link">expmat()</text:a> </text:p>
            </text:list-item>
            <text:list-item>
              <text:p text:style-name="P293"><text:a xlink:type="simple" xlink:href="https://arma.sourceforge.net/docs.html#logmat" text:style-name="Internet_20_link" text:visited-style-name="Visited_20_Internet_20_Link">logmat()</text:a> </text:p>
            </text:list-item>
            <text:list-item>
              <text:p text:style-name="P293"><text:a xlink:type="simple" xlink:href="https://arma.sourceforge.net/docs.html#chol" text:style-name="Internet_20_link" text:visited-style-name="Visited_20_Internet_20_Link">chol()</text:a> </text:p>
            </text:list-item>
            <text:list-item>
              <text:p text:style-name="P293"><text:a xlink:type="simple" xlink:href="https://arma.sourceforge.net/docs.html#imag_real" text:style-name="Internet_20_link" text:visited-style-name="Visited_20_Internet_20_Link">real()</text:a> </text:p>
            </text:list-item>
            <text:list-item>
              <text:p text:style-name="P293"><text:a xlink:type="simple" xlink:href="https://arma.sourceforge.net/docs.html#misc_fns" text:style-name="Internet_20_link" text:visited-style-name="Visited_20_Internet_20_Link">miscellaneous element-wise functions</text:a> </text:p>
            </text:list-item>
            <text:list-item>
              <text:p text:style-name="P293"><text:a xlink:type="simple" xlink:href="https://en.wikipedia.org/wiki/Square_root_of_a_matrix" text:style-name="Internet_20_link" text:visited-style-name="Visited_20_Internet_20_Link">square root of a matrix in Wikipedia</text:a> </text:p>
            </text:list-item>
          </text:list>
          <text:p text:style-name="P294"/>
        </text:list-item>
      </text:list>
      <text:p text:style-name="P1"/>
      <text:p text:style-name="P323"/>
      <text:p text:style-name="P324"><text:bookmark text:name="sqrtmat_sympd"/><text:span text:style-name="T2">B = sqrtmat_sympd( A )</text:span> <text:line-break/><text:span text:style-name="T2">sqrtmat_sympd( B, A )</text:span> </text:p>
      <text:list xml:id="list4253154590" text:style-name="L142">
        <text:list-item>
          <text:p text:style-name="P295">Square root of symmetric/hermitian positive definite matrix <text:span text:style-name="T3">A</text:span> </text:p>
        </text:list-item>
        <text:list-item>
          <text:p text:style-name="P295">If <text:span text:style-name="T3">A</text:span> is not square sized, a <text:span text:style-name="T3">std::logic_error</text:span> exception is thrown </text:p>
        </text:list-item>
        <text:list-item>
          <text:p text:style-name="P295">If the square root cannot be found: </text:p>
          <text:list>
            <text:list-item>
              <text:p text:style-name="P295"><text:span text:style-name="T3">B = sqrtmat_sympd(A)</text:span> resets <text:span text:style-name="T3">B</text:span> and throws a <text:span text:style-name="T3">std::runtime_error</text:span> exception </text:p>
            </text:list-item>
            <text:list-item>
              <text:p text:style-name="P295"><text:span text:style-name="T3">sqrtmat_sympd(B,A)</text:span> resets <text:span text:style-name="T3">B</text:span> and returns a bool set to <text:span text:style-name="T3">false</text:span> (exception is not thrown) </text:p>
            </text:list-item>
          </text:list>
          <text:p text:style-name="P295"/>
        </text:list-item>
        <text:list-item>
          <text:p text:style-name="P295"><text:span text:style-name="T2">Caveat:</text:span> the matrix square root operation is generally <text:span text:style-name="T2">not</text:span> the same as applying the <text:a xlink:type="simple" xlink:href="https://arma.sourceforge.net/docs.html#misc_fns" text:style-name="Internet_20_link" text:visited-style-name="Visited_20_Internet_20_Link">sqrt()</text:a> function to each element </text:p>
        </text:list-item>
        <text:list-item>
          <text:p text:style-name="P296">Examples: </text:p>
          <text:list>
            <text:list-header>
              <text:p text:style-name="P130">mat A(5, 5, fill::randu);</text:p>
              <text:p text:style-name="P130"/>
              <text:p text:style-name="P130">mat B = A*A.t(); <text:s text:c="2"/>// make symmetric matrix</text:p>
              <text:p text:style-name="P130"/>
              <text:p text:style-name="P131">mat C = sqrtmat_sympd(B);</text:p>
            </text:list-header>
          </text:list>
          <text:p text:style-name="P295"/>
        </text:list-item>
        <text:list-item>
          <text:p text:style-name="P295">See also: </text:p>
          <text:list>
            <text:list-item>
              <text:p text:style-name="P295"><text:a xlink:type="simple" xlink:href="https://arma.sourceforge.net/docs.html#sqrtmat" text:style-name="Internet_20_link" text:visited-style-name="Visited_20_Internet_20_Link">sqrtmat()</text:a> </text:p>
            </text:list-item>
            <text:list-item>
              <text:p text:style-name="P295"><text:a xlink:type="simple" xlink:href="https://arma.sourceforge.net/docs.html#expmat_sym" text:style-name="Internet_20_link" text:visited-style-name="Visited_20_Internet_20_Link">expmat_sym()</text:a> </text:p>
            </text:list-item>
            <text:list-item>
              <text:p text:style-name="P295"><text:a xlink:type="simple" xlink:href="https://arma.sourceforge.net/docs.html#logmat_sympd" text:style-name="Internet_20_link" text:visited-style-name="Visited_20_Internet_20_Link">logmat_sympd()</text:a> </text:p>
            </text:list-item>
            <text:list-item>
              <text:p text:style-name="P295"><text:a xlink:type="simple" xlink:href="https://arma.sourceforge.net/docs.html#chol" text:style-name="Internet_20_link" text:visited-style-name="Visited_20_Internet_20_Link">chol()</text:a> </text:p>
            </text:list-item>
            <text:list-item>
              <text:p text:style-name="P295"><text:a xlink:type="simple" xlink:href="https://arma.sourceforge.net/docs.html#is_sympd" text:style-name="Internet_20_link" text:visited-style-name="Visited_20_Internet_20_Link">.is_sympd()</text:a> </text:p>
            </text:list-item>
            <text:list-item>
              <text:p text:style-name="P295"><text:a xlink:type="simple" xlink:href="https://arma.sourceforge.net/docs.html#misc_fns" text:style-name="Internet_20_link" text:visited-style-name="Visited_20_Internet_20_Link">miscellaneous element-wise functions</text:a> </text:p>
            </text:list-item>
            <text:list-item>
              <text:p text:style-name="P295"><text:a xlink:type="simple" xlink:href="https://en.wikipedia.org/wiki/Square_root_of_a_matrix" text:style-name="Internet_20_link" text:visited-style-name="Visited_20_Internet_20_Link">square root of a matrix in Wikipedia</text:a> </text:p>
            </text:list-item>
            <text:list-item>
              <text:p text:style-name="P295"><text:a xlink:type="simple" xlink:href="https://en.wikipedia.org/wiki/Positive-definite_matrix" text:style-name="Internet_20_link" text:visited-style-name="Visited_20_Internet_20_Link">positive definite matrix in Wikipedia</text:a> </text:p>
            </text:list-item>
            <text:list-item>
              <text:p text:style-name="P295"><text:a xlink:type="simple" xlink:href="https://mathworld.wolfram.com/PositiveDefiniteMatrix.html" text:style-name="Internet_20_link" text:visited-style-name="Visited_20_Internet_20_Link">positive definite matrix in MathWorld</text:a> </text:p>
            </text:list-item>
          </text:list>
          <text:p text:style-name="P296"/>
        </text:list-item>
      </text:list>
      <text:p text:style-name="P1"/>
      <text:p text:style-name="P323"/>
      <text:p text:style-name="P324"><text:bookmark text:name="sum"/><text:span text:style-name="T2">sum( V )</text:span> <text:line-break/><text:span text:style-name="T2">sum( M )</text:span> <text:line-break/><text:span text:style-name="T2">sum( M, dim )</text:span> <text:line-break/><text:span text:style-name="T2">sum( Q )</text:span> <text:line-break/><text:span text:style-name="T2">sum( Q, dim )</text:span> </text:p>
      <text:list xml:id="list3277752057" text:style-name="L143">
        <text:list-item>
          <text:p text:style-name="P297"><text:soft-page-break/>For vector <text:span text:style-name="T3">V</text:span>, return the sum of all elements </text:p>
        </text:list-item>
        <text:list-item>
          <text:p text:style-name="P297">For matrix <text:span text:style-name="T3">M</text:span>, return the sum of elements in each column (<text:span text:style-name="T3">dim = 0</text:span>), or each row (<text:span text:style-name="T3">dim = 1</text:span>) </text:p>
        </text:list-item>
        <text:list-item>
          <text:p text:style-name="P297">For cube <text:span text:style-name="T3">Q</text:span>, return the sums of elements along dimension <text:span text:style-name="T3">dim</text:span>, where <text:span text:style-name="T3">dim</text:span> ∈ { 0, 1, 2 }; for example, <text:span text:style-name="T3">dim = 0</text:span> indicates the sum of elements in each column within each slice </text:p>
        </text:list-item>
        <text:list-item>
          <text:p text:style-name="P297">The <text:span text:style-name="T3">dim</text:span> argument is optional; by default <text:span text:style-name="T3">dim = 0</text:span> is used </text:p>
        </text:list-item>
        <text:list-item>
          <text:p text:style-name="P297"><text:span text:style-name="T2">Caveat:</text:span> to get a sum of all the elements regardless of the object type (ie. vector, or matrix, or cube), use <text:a xlink:type="simple" xlink:href="https://arma.sourceforge.net/docs.html#accu" text:style-name="Internet_20_link" text:visited-style-name="Visited_20_Internet_20_Link">accu()</text:a> instead </text:p>
        </text:list-item>
        <text:list-item>
          <text:p text:style-name="P298">Examples: </text:p>
          <text:list>
            <text:list-header>
              <text:p text:style-name="P132">colvec v(10, fill::randu);</text:p>
              <text:p text:style-name="P132">double x = sum(v);</text:p>
              <text:p text:style-name="P132"/>
              <text:p text:style-name="P132">mat M(10, 10, fill::randu);</text:p>
              <text:p text:style-name="P132"/>
              <text:p text:style-name="P132">rowvec a = sum(M);</text:p>
              <text:p text:style-name="P132">rowvec b = sum(M,0);</text:p>
              <text:p text:style-name="P132">colvec c = sum(M,1);</text:p>
              <text:p text:style-name="P132"/>
              <text:p text:style-name="P133">double y = accu(M); <text:s text:c="2"/>// find the overall sum regardless of object type</text:p>
            </text:list-header>
          </text:list>
          <text:p text:style-name="P297"/>
        </text:list-item>
        <text:list-item>
          <text:p text:style-name="P297">See also: </text:p>
          <text:list>
            <text:list-item>
              <text:p text:style-name="P297"><text:a xlink:type="simple" xlink:href="https://arma.sourceforge.net/docs.html#accu" text:style-name="Internet_20_link" text:visited-style-name="Visited_20_Internet_20_Link">accu()</text:a> </text:p>
            </text:list-item>
            <text:list-item>
              <text:p text:style-name="P297"><text:a xlink:type="simple" xlink:href="https://arma.sourceforge.net/docs.html#cumsum" text:style-name="Internet_20_link" text:visited-style-name="Visited_20_Internet_20_Link">cumsum()</text:a> </text:p>
            </text:list-item>
            <text:list-item>
              <text:p text:style-name="P297"><text:a xlink:type="simple" xlink:href="https://arma.sourceforge.net/docs.html#trace" text:style-name="Internet_20_link" text:visited-style-name="Visited_20_Internet_20_Link">trace()</text:a> </text:p>
            </text:list-item>
            <text:list-item>
              <text:p text:style-name="P297"><text:a xlink:type="simple" xlink:href="https://arma.sourceforge.net/docs.html#trapz" text:style-name="Internet_20_link" text:visited-style-name="Visited_20_Internet_20_Link">trapz()</text:a> </text:p>
            </text:list-item>
            <text:list-item>
              <text:p text:style-name="P297"><text:a xlink:type="simple" xlink:href="https://arma.sourceforge.net/docs.html#stats_fns" text:style-name="Internet_20_link" text:visited-style-name="Visited_20_Internet_20_Link">mean()</text:a> </text:p>
            </text:list-item>
            <text:list-item>
              <text:p text:style-name="P297"><text:a xlink:type="simple" xlink:href="https://arma.sourceforge.net/docs.html#as_scalar" text:style-name="Internet_20_link" text:visited-style-name="Visited_20_Internet_20_Link">as_scalar()</text:a> </text:p>
            </text:list-item>
            <text:list-item>
              <text:p text:style-name="P297"><text:a xlink:type="simple" xlink:href="https://arma.sourceforge.net/docs.html#as_dense" text:style-name="Internet_20_link" text:visited-style-name="Visited_20_Internet_20_Link">.as_dense()</text:a> </text:p>
            </text:list-item>
          </text:list>
          <text:p text:style-name="P298"/>
        </text:list-item>
      </text:list>
      <text:p text:style-name="P1"/>
      <text:p text:style-name="P323"/>
      <text:p text:style-name="P158"><text:bookmark text:name="sub2ind"/></text:p>
      <table:table table:name="Table17" table:style-name="Table17">
        <table:table-column table:style-name="Table17.A"/>
        <table:table-column table:style-name="Table17.B"/>
        <table:table-column table:style-name="Table17.C"/>
        <table:table-column table:style-name="Table17.D"/>
        <table:table-row>
          <table:table-cell table:style-name="Table17.A1" office:value-type="string">
            <text:p text:style-name="P164">uword </text:p>
          </table:table-cell>
          <table:table-cell table:style-name="Table17.A1" office:value-type="string">
            <text:p text:style-name="P164">index</text:p>
          </table:table-cell>
          <table:table-cell table:style-name="Table17.A1" office:value-type="string">
            <text:p text:style-name="P164"> = <text:span text:style-name="T2">sub2ind( size(</text:span>M<text:span text:style-name="T2">),</text:span> row<text:span text:style-name="T2">,</text:span> col <text:span text:style-name="T2">)</text:span></text:p>
          </table:table-cell>
          <table:table-cell table:style-name="Table17.A1" office:value-type="string">
            <text:p text:style-name="P164">(<text:span text:style-name="T3">M</text:span> is a matrix)</text:p>
          </table:table-cell>
        </table:table-row>
        <table:table-row>
          <table:table-cell table:style-name="Table17.A1" office:value-type="string">
            <text:p text:style-name="P164">uvec </text:p>
          </table:table-cell>
          <table:table-cell table:style-name="Table17.A1" office:value-type="string">
            <text:p text:style-name="P164">indices</text:p>
          </table:table-cell>
          <table:table-cell table:style-name="Table17.A1" office:value-type="string">
            <text:p text:style-name="P164"> = <text:span text:style-name="T2">sub2ind( size(</text:span>M<text:span text:style-name="T2">),</text:span> matrix_of_subscripts <text:span text:style-name="T2">)</text:span></text:p>
          </table:table-cell>
          <table:table-cell table:style-name="Table17.A1" office:value-type="string">
            <text:p text:style-name="P163"/>
          </table:table-cell>
        </table:table-row>
        <table:table-row>
          <table:table-cell table:style-name="Table17.A1" office:value-type="string">
            <text:p text:style-name="P164"> </text:p>
          </table:table-cell>
          <table:table-cell table:style-name="Table17.A1" office:value-type="string">
            <text:p text:style-name="P164"> </text:p>
          </table:table-cell>
          <table:table-cell table:style-name="Table17.A1" office:value-type="string">
            <text:p text:style-name="P164"> </text:p>
          </table:table-cell>
          <table:table-cell table:style-name="Table17.A1" office:value-type="string">
            <text:p text:style-name="P164"> </text:p>
          </table:table-cell>
        </table:table-row>
        <table:table-row>
          <table:table-cell table:style-name="Table17.A1" office:value-type="string">
            <text:p text:style-name="P164">uword </text:p>
          </table:table-cell>
          <table:table-cell table:style-name="Table17.A1" office:value-type="string">
            <text:p text:style-name="P164">index</text:p>
          </table:table-cell>
          <table:table-cell table:style-name="Table17.A1" office:value-type="string">
            <text:p text:style-name="P164"> = <text:span text:style-name="T2">sub2ind( size(</text:span>Q<text:span text:style-name="T2">),</text:span> row<text:span text:style-name="T2">,</text:span> col<text:span text:style-name="T2">,</text:span> slice <text:span text:style-name="T2">)</text:span></text:p>
          </table:table-cell>
          <table:table-cell table:style-name="Table17.A1" office:value-type="string">
            <text:p text:style-name="P164">(<text:span text:style-name="T3">Q</text:span> is a cube)</text:p>
          </table:table-cell>
        </table:table-row>
        <table:table-row>
          <table:table-cell table:style-name="Table17.A1" office:value-type="string">
            <text:p text:style-name="P164">uvec </text:p>
          </table:table-cell>
          <table:table-cell table:style-name="Table17.A1" office:value-type="string">
            <text:p text:style-name="P164">indices</text:p>
          </table:table-cell>
          <table:table-cell table:style-name="Table17.A1" office:value-type="string">
            <text:p text:style-name="P164"> = <text:span text:style-name="T2">sub2ind( size(</text:span>Q<text:span text:style-name="T2">),</text:span> matrix_of_subscripts <text:span text:style-name="T2">)</text:span></text:p>
          </table:table-cell>
          <table:table-cell table:style-name="Table17.A1" office:value-type="string">
            <text:p text:style-name="P163"/>
          </table:table-cell>
        </table:table-row>
      </table:table>
      <text:list xml:id="list2321843058" text:style-name="L144">
        <text:list-item>
          <text:p text:style-name="P299">Convert subscripts to a linear index </text:p>
        </text:list-item>
        <text:list-item>
          <text:p text:style-name="P299">The argument <text:span text:style-name="T4">size(</text:span><text:span text:style-name="T3">X</text:span><text:span text:style-name="T4">)</text:span> can be replaced with <text:span text:style-name="T4">size(</text:span><text:span text:style-name="T3">n_rows</text:span><text:span text:style-name="T4">,</text:span><text:span text:style-name="T3"> n_cols</text:span><text:span text:style-name="T4">)</text:span> or <text:span text:style-name="T4">size(</text:span><text:span text:style-name="T3">n_rows</text:span><text:span text:style-name="T4">,</text:span><text:span text:style-name="T3"> n_cols</text:span><text:span text:style-name="T4">,</text:span><text:span text:style-name="T3"> n_slices</text:span><text:span text:style-name="T4">)</text:span> </text:p>
        </text:list-item>
        <text:list-item>
          <text:p text:style-name="P299">For the <text:span text:style-name="T3">matrix_of_subscripts</text:span> argument, the subscripts must be stored in each column of an <text:span text:style-name="T3">m x n</text:span> matrix of type <text:a xlink:type="simple" xlink:href="https://arma.sourceforge.net/docs.html#Mat" text:style-name="Internet_20_link" text:visited-style-name="Visited_20_Internet_20_Link">umat</text:a>; <text:span text:style-name="T3">m = 2</text:span> for matrix subscripts, while <text:span text:style-name="T3">m = 3</text:span> for cube subscripts </text:p>
        </text:list-item>
        <text:list-item>
          <text:p text:style-name="P299">If a subscript is out of range, a <text:span text:style-name="T3">std::logic_error</text:span> exception is thrown </text:p>
        </text:list-item>
        <text:list-item>
          <text:p text:style-name="P300">Examples: </text:p>
          <text:list>
            <text:list-header>
              <text:p text:style-name="P134">mat <text:s/>M(4,5);</text:p>
              <text:p text:style-name="P134">cube Q(4,5,6);</text:p>
              <text:p text:style-name="P134"/>
              <text:p text:style-name="P134">uword i = sub2ind( size(M), 2, 3 );</text:p>
              <text:p text:style-name="P135"><text:soft-page-break/>uword j = sub2ind( size(Q), 2, 3, 4 );</text:p>
            </text:list-header>
          </text:list>
          <text:p text:style-name="P299"/>
        </text:list-item>
        <text:list-item>
          <text:p text:style-name="P299">See also: </text:p>
          <text:list>
            <text:list-item>
              <text:p text:style-name="P299"><text:a xlink:type="simple" xlink:href="https://arma.sourceforge.net/docs.html#size" text:style-name="Internet_20_link" text:visited-style-name="Visited_20_Internet_20_Link">size()</text:a> </text:p>
            </text:list-item>
            <text:list-item>
              <text:p text:style-name="P299"><text:a xlink:type="simple" xlink:href="https://arma.sourceforge.net/docs.html#ind2sub" text:style-name="Internet_20_link" text:visited-style-name="Visited_20_Internet_20_Link">ind2sub()</text:a> </text:p>
            </text:list-item>
            <text:list-item>
              <text:p text:style-name="P299"><text:a xlink:type="simple" xlink:href="https://arma.sourceforge.net/docs.html#element_access" text:style-name="Internet_20_link" text:visited-style-name="Visited_20_Internet_20_Link">element access</text:a> </text:p>
            </text:list-item>
          </text:list>
          <text:p text:style-name="P300"/>
        </text:list-item>
      </text:list>
      <text:p text:style-name="P1"/>
      <text:p text:style-name="P323"/>
      <text:p text:style-name="P324"><text:bookmark text:name="symmat"/><text:span text:style-name="T2">symmatu( A )</text:span> <text:line-break/><text:span text:style-name="T2">symmatu( A, do_conj )</text:span> <text:line-break/><text:line-break/><text:span text:style-name="T2">symmatl( A )</text:span> <text:line-break/><text:span text:style-name="T2">symmatl( A, do_conj )</text:span> </text:p>
      <text:list xml:id="list3873038218" text:style-name="L145">
        <text:list-item>
          <text:p text:style-name="P301"><text:span text:style-name="T3">symmatu(A)</text:span>: generate symmetric matrix from square matrix <text:span text:style-name="T3">A</text:span>, by reflecting the upper triangle to the lower triangle </text:p>
        </text:list-item>
        <text:list-item>
          <text:p text:style-name="P301"><text:span text:style-name="T3">symmatl(A)</text:span>: generate symmetric matrix from square matrix <text:span text:style-name="T3">A</text:span>, by reflecting the lower triangle to the upper triangle </text:p>
        </text:list-item>
        <text:list-item>
          <text:p text:style-name="P301">If <text:span text:style-name="T3">A</text:span> is a complex matrix, the reflection uses the complex conjugate of the elements; to disable the complex conjugate, set <text:span text:style-name="T3">do_conj</text:span> to <text:span text:style-name="T3">false</text:span> </text:p>
        </text:list-item>
        <text:list-item>
          <text:p text:style-name="P301">If <text:span text:style-name="T3">A</text:span> is non-square, a <text:span text:style-name="T3">std::logic_error</text:span> exception is thrown </text:p>
        </text:list-item>
        <text:list-item>
          <text:p text:style-name="P302">Examples: </text:p>
          <text:list>
            <text:list-header>
              <text:p text:style-name="P136">mat A(5, 5, fill::randu);</text:p>
              <text:p text:style-name="P136"/>
              <text:p text:style-name="P136">mat B = symmatu(A);</text:p>
              <text:p text:style-name="P137">mat C = symmatl(A);</text:p>
            </text:list-header>
          </text:list>
          <text:p text:style-name="P301"/>
        </text:list-item>
        <text:list-item>
          <text:p text:style-name="P301">See also: </text:p>
          <text:list>
            <text:list-item>
              <text:p text:style-name="P301"><text:a xlink:type="simple" xlink:href="https://arma.sourceforge.net/docs.html#diagmat" text:style-name="Internet_20_link" text:visited-style-name="Visited_20_Internet_20_Link">diagmat()</text:a> </text:p>
            </text:list-item>
            <text:list-item>
              <text:p text:style-name="P301"><text:a xlink:type="simple" xlink:href="https://arma.sourceforge.net/docs.html#trimat" text:style-name="Internet_20_link" text:visited-style-name="Visited_20_Internet_20_Link">trimatu() / trimatl()</text:a> </text:p>
            </text:list-item>
            <text:list-item>
              <text:p text:style-name="P301"><text:a xlink:type="simple" xlink:href="https://arma.sourceforge.net/docs.html#is_symmetric" text:style-name="Internet_20_link" text:visited-style-name="Visited_20_Internet_20_Link">.is_symmetric()</text:a> </text:p>
            </text:list-item>
            <text:list-item>
              <text:p text:style-name="P301"><text:a xlink:type="simple" xlink:href="https://arma.sourceforge.net/docs.html#is_hermitian" text:style-name="Internet_20_link" text:visited-style-name="Visited_20_Internet_20_Link">.is_hermitian()</text:a> </text:p>
            </text:list-item>
            <text:list-item>
              <text:p text:style-name="P301"><text:a xlink:type="simple" xlink:href="https://en.wikipedia.org/wiki/Symmetric_matrix" text:style-name="Internet_20_link" text:visited-style-name="Visited_20_Internet_20_Link">Symmetric matrix in Wikipedia</text:a> </text:p>
            </text:list-item>
          </text:list>
          <text:p text:style-name="P302"/>
        </text:list-item>
      </text:list>
      <text:p text:style-name="P1"/>
      <text:p text:style-name="P323"/>
      <text:p text:style-name="P324"><text:bookmark text:name="trace"/><text:span text:style-name="T2">trace( X )</text:span> </text:p>
      <text:list xml:id="list594914410" text:style-name="L146">
        <text:list-item>
          <text:p text:style-name="P303">Sum of the elements on the main diagonal of matrix <text:span text:style-name="T3">X</text:span> </text:p>
        </text:list-item>
        <text:list-item>
          <text:p text:style-name="P303">If <text:span text:style-name="T3">X</text:span> is an expression, the evaluation of the expression aims to calculate only the diagonal elements </text:p>
        </text:list-item>
        <text:list-item>
          <text:p text:style-name="P304">Examples: </text:p>
          <text:list>
            <text:list-header>
              <text:p text:style-name="P138">mat A(5, 5, fill::randu);</text:p>
              <text:p text:style-name="P138"><text:soft-page-break/></text:p>
              <text:p text:style-name="P139">double x = trace(A);</text:p>
            </text:list-header>
          </text:list>
          <text:p text:style-name="P303"/>
        </text:list-item>
        <text:list-item>
          <text:p text:style-name="P303">See also: </text:p>
          <text:list>
            <text:list-item>
              <text:p text:style-name="P303"><text:a xlink:type="simple" xlink:href="https://arma.sourceforge.net/docs.html#accu" text:style-name="Internet_20_link" text:visited-style-name="Visited_20_Internet_20_Link">accu()</text:a> </text:p>
            </text:list-item>
            <text:list-item>
              <text:p text:style-name="P303"><text:a xlink:type="simple" xlink:href="https://arma.sourceforge.net/docs.html#as_scalar" text:style-name="Internet_20_link" text:visited-style-name="Visited_20_Internet_20_Link">as_scalar()</text:a> </text:p>
            </text:list-item>
            <text:list-item>
              <text:p text:style-name="P303"><text:a xlink:type="simple" xlink:href="https://arma.sourceforge.net/docs.html#diag" text:style-name="Internet_20_link" text:visited-style-name="Visited_20_Internet_20_Link">.diag()</text:a> </text:p>
            </text:list-item>
            <text:list-item>
              <text:p text:style-name="P303"><text:a xlink:type="simple" xlink:href="https://arma.sourceforge.net/docs.html#diagvec" text:style-name="Internet_20_link" text:visited-style-name="Visited_20_Internet_20_Link">diagvec()</text:a> </text:p>
            </text:list-item>
            <text:list-item>
              <text:p text:style-name="P303"><text:a xlink:type="simple" xlink:href="https://arma.sourceforge.net/docs.html#diagmat" text:style-name="Internet_20_link" text:visited-style-name="Visited_20_Internet_20_Link">diagmat()</text:a> </text:p>
            </text:list-item>
            <text:list-item>
              <text:p text:style-name="P303"><text:a xlink:type="simple" xlink:href="https://arma.sourceforge.net/docs.html#sum" text:style-name="Internet_20_link" text:visited-style-name="Visited_20_Internet_20_Link">sum()</text:a> </text:p>
            </text:list-item>
          </text:list>
          <text:p text:style-name="P304"/>
        </text:list-item>
      </text:list>
      <text:p text:style-name="P1"/>
      <text:p text:style-name="P323"/>
      <text:p text:style-name="P324"><text:bookmark text:name="trans"/><text:span text:style-name="T2">trans( A )</text:span> <text:line-break/><text:span text:style-name="T2">strans( A )</text:span> </text:p>
      <text:list xml:id="list1243724964" text:style-name="L147">
        <text:list-item>
          <text:p text:style-name="P305">For real (non-complex) matrix: </text:p>
          <text:list>
            <text:list-item>
              <text:p text:style-name="P305"><text:span text:style-name="T3">trans()</text:span> provides a transposed copy of the matrix </text:p>
            </text:list-item>
            <text:list-item>
              <text:p text:style-name="P305"><text:span text:style-name="T3">strans()</text:span> is not applicable </text:p>
            </text:list-item>
          </text:list>
          <text:p text:style-name="P305"/>
        </text:list-item>
        <text:list-item>
          <text:p text:style-name="P305">For complex matrix: </text:p>
          <text:list>
            <text:list-item>
              <text:p text:style-name="P305"><text:span text:style-name="T3">trans()</text:span> provides a Hermitian (conjugate) transposed copy (ie. signs of imaginary components are flipped) </text:p>
            </text:list-item>
            <text:list-item>
              <text:p text:style-name="P305"><text:span text:style-name="T3">strans()</text:span> provides a simple transposed copy (ie. signs of imaginary components are not flipped) </text:p>
            </text:list-item>
          </text:list>
          <text:p text:style-name="P305"/>
        </text:list-item>
        <text:list-item>
          <text:p text:style-name="P306">Examples: </text:p>
          <text:list>
            <text:list-header>
              <text:p text:style-name="P140">mat A(5, 10, fill::randu);</text:p>
              <text:p text:style-name="P140"/>
              <text:p text:style-name="P140">mat B = trans(A);</text:p>
              <text:p text:style-name="P141">mat C = A.t(); <text:s text:c="3"/>// equivalent to trans(A), but more compact</text:p>
            </text:list-header>
          </text:list>
          <text:p text:style-name="P305"/>
        </text:list-item>
        <text:list-item>
          <text:p text:style-name="P305">See also: </text:p>
          <text:list>
            <text:list-item>
              <text:p text:style-name="P305"><text:a xlink:type="simple" xlink:href="https://arma.sourceforge.net/docs.html#t_st_members" text:style-name="Internet_20_link" text:visited-style-name="Visited_20_Internet_20_Link">.t()</text:a> </text:p>
            </text:list-item>
            <text:list-item>
              <text:p text:style-name="P305"><text:a xlink:type="simple" xlink:href="https://arma.sourceforge.net/docs.html#inplace_trans" text:style-name="Internet_20_link" text:visited-style-name="Visited_20_Internet_20_Link">inplace_trans()</text:a> </text:p>
            </text:list-item>
            <text:list-item>
              <text:p text:style-name="P305"><text:a xlink:type="simple" xlink:href="https://arma.sourceforge.net/docs.html#reverse" text:style-name="Internet_20_link" text:visited-style-name="Visited_20_Internet_20_Link">reverse()</text:a> </text:p>
            </text:list-item>
            <text:list-item>
              <text:p text:style-name="P305"><text:a xlink:type="simple" xlink:href="https://en.wikipedia.org/wiki/Transpose" text:style-name="Internet_20_link" text:visited-style-name="Visited_20_Internet_20_Link">transpose in Wikipedia</text:a> </text:p>
            </text:list-item>
            <text:list-item>
              <text:p text:style-name="P305"><text:a xlink:type="simple" xlink:href="https://mathworld.wolfram.com/Transpose.html" text:style-name="Internet_20_link" text:visited-style-name="Visited_20_Internet_20_Link">transpose in MathWorld</text:a> </text:p>
            </text:list-item>
            <text:list-item>
              <text:p text:style-name="P305"><text:a xlink:type="simple" xlink:href="https://en.wikipedia.org/wiki/Conjugate_transpose" text:style-name="Internet_20_link" text:visited-style-name="Visited_20_Internet_20_Link">conjugate transpose in Wikipedia</text:a> </text:p>
            </text:list-item>
            <text:list-item>
              <text:p text:style-name="P305"><text:a xlink:type="simple" xlink:href="https://mathworld.wolfram.com/ConjugateTranspose.html" text:style-name="Internet_20_link" text:visited-style-name="Visited_20_Internet_20_Link">conjugate transpose in MathWorld</text:a> </text:p>
            </text:list-item>
          </text:list>
          <text:p text:style-name="P306"/>
        </text:list-item>
      </text:list>
      <text:p text:style-name="P1"/>
      <text:p text:style-name="P323"/>
      <text:p text:style-name="P324"><text:bookmark text:name="trapz"/><text:soft-page-break/><text:span text:style-name="T2">trapz( X, Y )</text:span> <text:line-break/><text:span text:style-name="T2">trapz( X, Y, dim )</text:span> <text:line-break/><text:line-break/><text:span text:style-name="T2">trapz( Y )</text:span> <text:line-break/><text:span text:style-name="T2">trapz( Y, dim )</text:span> </text:p>
      <text:list xml:id="list816394449" text:style-name="L148">
        <text:list-item>
          <text:p text:style-name="P307">Compute the trapezoidal integral of <text:span text:style-name="T3">Y</text:span> with respect to spacing in <text:span text:style-name="T3">X</text:span>, in each column (<text:span text:style-name="T3">dim = 0</text:span>) or each row (<text:span text:style-name="T3">dim = 1</text:span>) of <text:span text:style-name="T3">Y</text:span> </text:p>
        </text:list-item>
        <text:list-item>
          <text:p text:style-name="P307"><text:span text:style-name="T3">X</text:span> must be a vector; its length must equal either the number of rows in <text:span text:style-name="T3">Y</text:span> (when <text:span text:style-name="T3">dim = 0</text:span>), or the number of columns in <text:span text:style-name="T3">Y</text:span> (when <text:span text:style-name="T3">dim = 1</text:span>) </text:p>
        </text:list-item>
        <text:list-item>
          <text:p text:style-name="P307">If <text:span text:style-name="T3">X</text:span> is not specified, unit spacing is used </text:p>
        </text:list-item>
        <text:list-item>
          <text:p text:style-name="P307">The <text:span text:style-name="T3">dim</text:span> argument is optional; by default <text:span text:style-name="T3">dim = 0</text:span> </text:p>
        </text:list-item>
        <text:list-item>
          <text:p text:style-name="P308">Examples: </text:p>
          <text:list>
            <text:list-header>
              <text:p text:style-name="P142">vec X = linspace&lt;vec&gt;(0, datum::pi, 1000);</text:p>
              <text:p text:style-name="P142">vec Y = sin(X);</text:p>
              <text:p text:style-name="P142"/>
              <text:p text:style-name="P143">mat Z = trapz(X,Y);</text:p>
            </text:list-header>
          </text:list>
          <text:p text:style-name="P307"/>
        </text:list-item>
        <text:list-item>
          <text:p text:style-name="P307">See also: </text:p>
          <text:list>
            <text:list-item>
              <text:p text:style-name="P307"><text:a xlink:type="simple" xlink:href="https://arma.sourceforge.net/docs.html#diff" text:style-name="Internet_20_link" text:visited-style-name="Visited_20_Internet_20_Link">diff()</text:a> </text:p>
            </text:list-item>
            <text:list-item>
              <text:p text:style-name="P307"><text:a xlink:type="simple" xlink:href="https://arma.sourceforge.net/docs.html#sum" text:style-name="Internet_20_link" text:visited-style-name="Visited_20_Internet_20_Link">sum()</text:a> </text:p>
            </text:list-item>
            <text:list-item>
              <text:p text:style-name="P307"><text:a xlink:type="simple" xlink:href="https://arma.sourceforge.net/docs.html#linspace" text:style-name="Internet_20_link" text:visited-style-name="Visited_20_Internet_20_Link">linspace()</text:a> </text:p>
            </text:list-item>
            <text:list-item>
              <text:p text:style-name="P307"><text:a xlink:type="simple" xlink:href="https://en.wikipedia.org/wiki/Numerical_integration" text:style-name="Internet_20_link" text:visited-style-name="Visited_20_Internet_20_Link">numerical integration in Wikipedia</text:a> </text:p>
            </text:list-item>
            <text:list-item>
              <text:p text:style-name="P307"><text:a xlink:type="simple" xlink:href="https://mathworld.wolfram.com/NumericalIntegration.html" text:style-name="Internet_20_link" text:visited-style-name="Visited_20_Internet_20_Link">numerical integration in MathWorld</text:a> </text:p>
            </text:list-item>
            <text:list-item>
              <text:p text:style-name="P307"><text:a xlink:type="simple" xlink:href="https://en.wikipedia.org/wiki/Trapezoidal_rule" text:style-name="Internet_20_link" text:visited-style-name="Visited_20_Internet_20_Link">trapezoidal rule in Wikipedia</text:a> </text:p>
            </text:list-item>
          </text:list>
          <text:p text:style-name="P308"/>
        </text:list-item>
      </text:list>
      <text:p text:style-name="P1"/>
      <text:p text:style-name="P323"/>
      <text:p text:style-name="P324"><text:bookmark text:name="trimat"/><text:span text:style-name="T2">trimatu( A )</text:span> <text:line-break/><text:span text:style-name="T2">trimatu( A, k )</text:span> <text:line-break/><text:line-break/><text:span text:style-name="T2">trimatl( A )</text:span> <text:line-break/><text:span text:style-name="T2">trimatl( A, k )</text:span> </text:p>
      <text:list xml:id="list3435074435" text:style-name="L149">
        <text:list-item>
          <text:p text:style-name="P309">Create a new matrix by copying either the upper or lower triangular part from square matrix <text:span text:style-name="T3">A</text:span>, and setting the remaining elements to zero </text:p>
          <text:list>
            <text:list-item>
              <text:p text:style-name="P309"><text:span text:style-name="T3">trimatu()</text:span> copies the upper triangular part </text:p>
            </text:list-item>
            <text:list-item>
              <text:p text:style-name="P309"><text:span text:style-name="T3">trimatl()</text:span> copies the lower triangular part </text:p>
            </text:list-item>
          </text:list>
          <text:p text:style-name="P309"/>
        </text:list-item>
        <text:list-item>
          <text:p text:style-name="P309">The argument <text:span text:style-name="T3">k</text:span> specifies the diagonal which inclusively delineates the boundary of the triangular part </text:p>
          <text:list>
            <text:list-item>
              <text:p text:style-name="P309">for <text:span text:style-name="T3">k &gt; 0</text:span>, the <text:span text:style-name="T3">k</text:span>-th super-diagonal is used (above main diagonal, towards top-right corner) </text:p>
            </text:list-item>
            <text:list-item>
              <text:p text:style-name="P309">for <text:span text:style-name="T3">k &lt; 0</text:span>, the <text:span text:style-name="T3">k</text:span>-th sub-diagonal is used (below main diagonal, towards bottom-left corner) </text:p>
            </text:list-item>
          </text:list>
          <text:p text:style-name="P309"/>
        </text:list-item>
        <text:list-item>
          <text:p text:style-name="P309"><text:soft-page-break/>The argument <text:span text:style-name="T3">k</text:span> is optional; by default the main diagonal is used (<text:span text:style-name="T3">k = 0</text:span>) </text:p>
        </text:list-item>
        <text:list-item>
          <text:p text:style-name="P309">If <text:span text:style-name="T3">A</text:span> is non-square, a <text:span text:style-name="T3">std::logic_error</text:span> exception is thrown </text:p>
        </text:list-item>
        <text:list-item>
          <text:p text:style-name="P310">Examples: </text:p>
          <text:list>
            <text:list-header>
              <text:p text:style-name="P144">mat A(5, 5, fill::randu);</text:p>
              <text:p text:style-name="P144"/>
              <text:p text:style-name="P144">mat U <text:s/>= trimatu(A);</text:p>
              <text:p text:style-name="P144">mat L <text:s/>= trimatl(A);</text:p>
              <text:p text:style-name="P144"/>
              <text:p text:style-name="P144">mat UU = trimatu(A, <text:s/>1); <text:s/>// omit the main diagonal</text:p>
              <text:p text:style-name="P145">mat LL = trimatl(A, -1); <text:s/>// omit the main diagonal</text:p>
            </text:list-header>
          </text:list>
          <text:p text:style-name="P309"/>
        </text:list-item>
        <text:list-item>
          <text:p text:style-name="P309">See also: </text:p>
          <text:list>
            <text:list-item>
              <text:p text:style-name="P309"><text:a xlink:type="simple" xlink:href="https://arma.sourceforge.net/docs.html#is_trimat" text:style-name="Internet_20_link" text:visited-style-name="Visited_20_Internet_20_Link">.is_trimatu() / .is_trimatl()</text:a> </text:p>
            </text:list-item>
            <text:list-item>
              <text:p text:style-name="P309"><text:a xlink:type="simple" xlink:href="https://arma.sourceforge.net/docs.html#trimat_ind" text:style-name="Internet_20_link" text:visited-style-name="Visited_20_Internet_20_Link">trimatu_ind() / trimatl_ind()</text:a> </text:p>
            </text:list-item>
            <text:list-item>
              <text:p text:style-name="P309"><text:a xlink:type="simple" xlink:href="https://arma.sourceforge.net/docs.html#symmat" text:style-name="Internet_20_link" text:visited-style-name="Visited_20_Internet_20_Link">symmatu() / symmatl()</text:a> </text:p>
            </text:list-item>
            <text:list-item>
              <text:p text:style-name="P309"><text:a xlink:type="simple" xlink:href="https://arma.sourceforge.net/docs.html#diagmat" text:style-name="Internet_20_link" text:visited-style-name="Visited_20_Internet_20_Link">diagmat()</text:a> </text:p>
            </text:list-item>
            <text:list-item>
              <text:p text:style-name="P309"><text:a xlink:type="simple" xlink:href="https://arma.sourceforge.net/docs.html#nonzeros" text:style-name="Internet_20_link" text:visited-style-name="Visited_20_Internet_20_Link">nonzeros()</text:a> </text:p>
            </text:list-item>
            <text:list-item>
              <text:p text:style-name="P309"><text:a xlink:type="simple" xlink:href="https://mathworld.wolfram.com/TriangularMatrix.html" text:style-name="Internet_20_link" text:visited-style-name="Visited_20_Internet_20_Link">Triangular matrix in MathWorld</text:a> </text:p>
            </text:list-item>
            <text:list-item>
              <text:p text:style-name="P309"><text:a xlink:type="simple" xlink:href="https://en.wikipedia.org/wiki/Triangular_matrix" text:style-name="Internet_20_link" text:visited-style-name="Visited_20_Internet_20_Link">Triangular matrix in Wikipedia</text:a> </text:p>
            </text:list-item>
          </text:list>
          <text:p text:style-name="P310"/>
        </text:list-item>
      </text:list>
      <text:p text:style-name="P1"/>
      <text:p text:style-name="P323"/>
      <text:p text:style-name="P324"><text:bookmark text:name="trimat_ind"/><text:span text:style-name="T2">trimatu_ind( size(A) )</text:span> <text:line-break/><text:span text:style-name="T2">trimatu_ind( size(A), k )</text:span> <text:line-break/><text:line-break/><text:span text:style-name="T2">trimatl_ind( size(A) )</text:span> <text:line-break/><text:span text:style-name="T2">trimatl_ind( size(A), k )</text:span> </text:p>
      <text:list xml:id="list3408534052" text:style-name="L150">
        <text:list-item>
          <text:p text:style-name="P311">Return a column vector containing the indices of elements that form the upper or lower triangle part of matrix <text:span text:style-name="T3">A</text:span> </text:p>
          <text:list>
            <text:list-item>
              <text:p text:style-name="P311"><text:span text:style-name="T3">trimatu_ind()</text:span> refers to the upper triangular part </text:p>
            </text:list-item>
            <text:list-item>
              <text:p text:style-name="P311"><text:span text:style-name="T3">trimatl_ind()</text:span> refers to the lower triangular part </text:p>
            </text:list-item>
          </text:list>
          <text:p text:style-name="P311"/>
        </text:list-item>
        <text:list-item>
          <text:p text:style-name="P311">The output vector must have the type <text:a xlink:type="simple" xlink:href="https://arma.sourceforge.net/docs.html#Col" text:style-name="Internet_20_link" text:visited-style-name="Visited_20_Internet_20_Link">uvec</text:a> (ie. the indices are stored as unsigned integers of type <text:a xlink:type="simple" xlink:href="https://arma.sourceforge.net/docs.html#uword" text:style-name="Internet_20_link" text:visited-style-name="Visited_20_Internet_20_Link">uword</text:a>) </text:p>
        </text:list-item>
        <text:list-item>
          <text:p text:style-name="P311">The argument <text:span text:style-name="T3">k</text:span> specifies the diagonal which inclusively delineates the boundary of the triangular part </text:p>
          <text:list>
            <text:list-item>
              <text:p text:style-name="P311">for <text:span text:style-name="T3">k &gt; 0</text:span>, the <text:span text:style-name="T3">k</text:span>-th super-diagonal is used (above main diagonal, towards top-right corner) </text:p>
            </text:list-item>
            <text:list-item>
              <text:p text:style-name="P311">for <text:span text:style-name="T3">k &lt; 0</text:span>, the <text:span text:style-name="T3">k</text:span>-th sub-diagonal is used (below main diagonal, towards bottom-left corner) </text:p>
            </text:list-item>
          </text:list>
          <text:p text:style-name="P311"/>
        </text:list-item>
        <text:list-item>
          <text:p text:style-name="P311">The argument <text:span text:style-name="T3">k</text:span> is optional; by default the main diagonal is used (<text:span text:style-name="T3">k = 0</text:span>) </text:p>
        </text:list-item>
        <text:list-item>
          <text:p text:style-name="P311">The argument <text:span text:style-name="T4">size(</text:span><text:span text:style-name="T3">A</text:span><text:span text:style-name="T4">)</text:span> can be replaced with <text:span text:style-name="T4">size(</text:span><text:span text:style-name="T3">n_rows</text:span><text:span text:style-name="T4">,</text:span><text:span text:style-name="T3"> n_cols</text:span><text:span text:style-name="T4">)</text:span> </text:p>
        </text:list-item>
        <text:list-item>
          <text:p text:style-name="P312">Examples: </text:p>
          <text:list>
            <text:list-header>
              <text:p text:style-name="P146">mat A(5, 5, fill::randu);</text:p>
              <text:p text:style-name="P146"><text:soft-page-break/></text:p>
              <text:p text:style-name="P146">uvec upper_indices = trimatu_ind( size(A) );</text:p>
              <text:p text:style-name="P146">uvec lower_indices = trimatl_ind( size(A) );</text:p>
              <text:p text:style-name="P146"/>
              <text:p text:style-name="P146">// extract upper/lower triangle into vector</text:p>
              <text:p text:style-name="P146">vec upper_part = A(upper_indices);</text:p>
              <text:p text:style-name="P146">vec lower_part = A(lower_indices);</text:p>
              <text:p text:style-name="P146"/>
              <text:p text:style-name="P146">// obtain indices without the main diagonal</text:p>
              <text:p text:style-name="P146">uvec alt_upper_indices = trimatu_ind( size(A), <text:s/>1);</text:p>
              <text:p text:style-name="P147">uvec alt_lower_indices = trimatl_ind( size(A), -1);</text:p>
            </text:list-header>
          </text:list>
          <text:p text:style-name="P311"/>
        </text:list-item>
        <text:list-item>
          <text:p text:style-name="P311">See also: </text:p>
          <text:list>
            <text:list-item>
              <text:p text:style-name="P311"><text:a xlink:type="simple" xlink:href="https://arma.sourceforge.net/docs.html#trimat" text:style-name="Internet_20_link" text:visited-style-name="Visited_20_Internet_20_Link">trimatu() / trimatl()</text:a> </text:p>
            </text:list-item>
            <text:list-item>
              <text:p text:style-name="P311"><text:a xlink:type="simple" xlink:href="https://arma.sourceforge.net/docs.html#find" text:style-name="Internet_20_link" text:visited-style-name="Visited_20_Internet_20_Link">find()</text:a> </text:p>
            </text:list-item>
            <text:list-item>
              <text:p text:style-name="P311"><text:a xlink:type="simple" xlink:href="https://arma.sourceforge.net/docs.html#submat" text:style-name="Internet_20_link" text:visited-style-name="Visited_20_Internet_20_Link">submatrix views</text:a> </text:p>
            </text:list-item>
          </text:list>
          <text:p text:style-name="P312"/>
        </text:list-item>
      </text:list>
      <text:p text:style-name="P1"/>
      <text:p text:style-name="P323"/>
      <text:p text:style-name="P324"><text:bookmark text:name="unique"/><text:span text:style-name="T2">unique( A )</text:span> </text:p>
      <text:list xml:id="list3677222357" text:style-name="L151">
        <text:list-item>
          <text:p text:style-name="P313">Return the unique elements of <text:span text:style-name="T3">A</text:span>, sorted in ascending order </text:p>
        </text:list-item>
        <text:list-item>
          <text:p text:style-name="P313">If <text:span text:style-name="T3">A</text:span> is a vector, the output is also a vector with the same orientation (row or column) as <text:span text:style-name="T3">A</text:span>; if <text:span text:style-name="T3">A</text:span> is a matrix, the output is always a column vector </text:p>
        </text:list-item>
        <text:list-item>
          <text:p text:style-name="P314">Examples: </text:p>
          <text:list>
            <text:list-header>
              <text:p text:style-name="P148">mat X = { { 1, 2 }</text:p>
              <text:p text:style-name="P148"><text:s text:c="10"/>{ 2, 3 } };</text:p>
              <text:p text:style-name="P148"/>
              <text:p text:style-name="P149">mat Y = unique(X);</text:p>
            </text:list-header>
          </text:list>
          <text:p text:style-name="P313"/>
        </text:list-item>
        <text:list-item>
          <text:p text:style-name="P313">See also: </text:p>
          <text:list>
            <text:list-item>
              <text:p text:style-name="P313"><text:a xlink:type="simple" xlink:href="https://arma.sourceforge.net/docs.html#find" text:style-name="Internet_20_link" text:visited-style-name="Visited_20_Internet_20_Link">find()</text:a> </text:p>
            </text:list-item>
            <text:list-item>
              <text:p text:style-name="P313"><text:a xlink:type="simple" xlink:href="https://arma.sourceforge.net/docs.html#find_unique" text:style-name="Internet_20_link" text:visited-style-name="Visited_20_Internet_20_Link">find_unique()</text:a> </text:p>
            </text:list-item>
            <text:list-item>
              <text:p text:style-name="P313"><text:a xlink:type="simple" xlink:href="https://arma.sourceforge.net/docs.html#sort" text:style-name="Internet_20_link" text:visited-style-name="Visited_20_Internet_20_Link">sort()</text:a> </text:p>
            </text:list-item>
            <text:list-item>
              <text:p text:style-name="P313"><text:a xlink:type="simple" xlink:href="https://arma.sourceforge.net/docs.html#shuffle" text:style-name="Internet_20_link" text:visited-style-name="Visited_20_Internet_20_Link">shuffle()</text:a> </text:p>
            </text:list-item>
            <text:list-item>
              <text:p text:style-name="P313"><text:a xlink:type="simple" xlink:href="https://arma.sourceforge.net/docs.html#nonzeros" text:style-name="Internet_20_link" text:visited-style-name="Visited_20_Internet_20_Link">nonzeros()</text:a> </text:p>
            </text:list-item>
            <text:list-item>
              <text:p text:style-name="P313"><text:a xlink:type="simple" xlink:href="https://arma.sourceforge.net/docs.html#intersect" text:style-name="Internet_20_link" text:visited-style-name="Visited_20_Internet_20_Link">intersect()</text:a> </text:p>
            </text:list-item>
          </text:list>
          <text:p text:style-name="P314"/>
        </text:list-item>
      </text:list>
      <text:p text:style-name="P1"/>
      <text:p text:style-name="P323"/>
      <text:p text:style-name="P324"><text:bookmark text:name="vecnorm"/><text:span text:style-name="T2">vecnorm( X )</text:span> <text:line-break/><text:span text:style-name="T2">vecnorm( X, p )</text:span> <text:line-break/><text:span text:style-name="T2">vecnorm( X, p, dim )</text:span> </text:p>
      <text:list xml:id="list1511639333" text:style-name="L152">
        <text:list-item>
          <text:p text:style-name="P315">If <text:span text:style-name="T3">X</text:span> is a matrix, compute the <text:span text:style-name="T3">p</text:span>-norm of each column vector <text:span text:style-name="T3">(dim = 0)</text:span> or row vector <text:span text:style-name="T3">(dim = 1)</text:span> </text:p>
        </text:list-item>
        <text:list-item>
          <text:p text:style-name="P315">If <text:span text:style-name="T3">X</text:span> is a vector and <text:span text:style-name="T3">dim</text:span> is not specified, the result is the same as <text:a xlink:type="simple" xlink:href="https://arma.sourceforge.net/docs.html#norm" text:style-name="Internet_20_link" text:visited-style-name="Visited_20_Internet_20_Link">norm()</text:a> </text:p>
        </text:list-item>
        <text:list-item>
          <text:p text:style-name="P315"><text:soft-page-break/><text:span text:style-name="T3">p</text:span> is an integer ≥ 1, or <text:span text:style-name="Source_20_Text">"-inf"</text:span> (minimum quasi-norm), or <text:span text:style-name="Source_20_Text">"inf"</text:span> (maximum norm) </text:p>
        </text:list-item>
        <text:list-item>
          <text:p text:style-name="P315">The arguments <text:span text:style-name="T3">p</text:span> and <text:span text:style-name="T3">dim</text:span> are optional; by default <text:span text:style-name="T3">p = 2</text:span> and <text:span text:style-name="T3">dim = 0</text:span> are used </text:p>
        </text:list-item>
        <text:list-item>
          <text:p text:style-name="P315"><text:span text:style-name="T2">Caveat:</text:span> to compute the matrix norm, use <text:a xlink:type="simple" xlink:href="https://arma.sourceforge.net/docs.html#norm" text:style-name="Internet_20_link" text:visited-style-name="Visited_20_Internet_20_Link">norm()</text:a> instead </text:p>
        </text:list-item>
        <text:list-item>
          <text:p text:style-name="P316">Examples: </text:p>
          <text:list>
            <text:list-header>
              <text:p text:style-name="P150">mat X(4, 5, fill::randu);</text:p>
              <text:p text:style-name="P150"/>
              <text:p text:style-name="P150">rowvec r = vecnorm(X, 2);</text:p>
              <text:p text:style-name="P150"/>
              <text:p text:style-name="P151">colvec c = vecnorm(X, "inf", 1);</text:p>
            </text:list-header>
          </text:list>
          <text:p text:style-name="P315"/>
        </text:list-item>
        <text:list-item>
          <text:p text:style-name="P315">See also: </text:p>
          <text:list>
            <text:list-item>
              <text:p text:style-name="P315"><text:a xlink:type="simple" xlink:href="https://arma.sourceforge.net/docs.html#norm" text:style-name="Internet_20_link" text:visited-style-name="Visited_20_Internet_20_Link">norm()</text:a> </text:p>
            </text:list-item>
            <text:list-item>
              <text:p text:style-name="P315"><text:a xlink:type="simple" xlink:href="https://arma.sourceforge.net/docs.html#normalise" text:style-name="Internet_20_link" text:visited-style-name="Visited_20_Internet_20_Link">normalise()</text:a> </text:p>
            </text:list-item>
            <text:list-item>
              <text:p text:style-name="P315"><text:a xlink:type="simple" xlink:href="https://en.wikipedia.org/wiki/Norm_(mathematics)" text:style-name="Internet_20_link" text:visited-style-name="Visited_20_Internet_20_Link">vector norm in Wikipedia</text:a> </text:p>
            </text:list-item>
            <text:list-item>
              <text:p text:style-name="P315"><text:a xlink:type="simple" xlink:href="https://mathworld.wolfram.com/VectorNorm.html" text:style-name="Internet_20_link" text:visited-style-name="Visited_20_Internet_20_Link">vector norm in MathWorld</text:a> </text:p>
            </text:list-item>
          </text:list>
          <text:p text:style-name="P316"/>
        </text:list-item>
      </text:list>
      <text:p text:style-name="P1"/>
      <text:p text:style-name="P323"/>
      <text:p text:style-name="P324"><text:bookmark text:name="vectorise"/><text:span text:style-name="T2">vectorise( X )</text:span> <text:line-break/><text:span text:style-name="T2">vectorise( X, dim )</text:span> <text:line-break/><text:span text:style-name="T2">vectorise( Q )</text:span> </text:p>
      <text:list xml:id="list2841968825" text:style-name="L153">
        <text:list-item>
          <text:p text:style-name="P317">Generate a flattened version of matrix <text:span text:style-name="T3">X</text:span> or cube <text:span text:style-name="T3">Q</text:span> </text:p>
        </text:list-item>
        <text:list-item>
          <text:p text:style-name="P317">The argument <text:span text:style-name="T3">dim</text:span> is optional; by default <text:span text:style-name="T3">dim = 0</text:span> is used </text:p>
        </text:list-item>
        <text:list-item>
          <text:p text:style-name="P317">For <text:span text:style-name="T3">dim = 0</text:span>, the elements are copied from <text:span text:style-name="T3">X</text:span> column-wise, resulting in a column vector; equivalent to concatenating all the columns of <text:span text:style-name="T3">X</text:span> </text:p>
        </text:list-item>
        <text:list-item>
          <text:p text:style-name="P317">For <text:span text:style-name="T3">dim = 1</text:span>, the elements are copied from <text:span text:style-name="T3">X</text:span> row-wise, resulting in a row vector; equivalent to concatenating all the rows of <text:span text:style-name="T3">X</text:span> </text:p>
        </text:list-item>
        <text:list-item>
          <text:p text:style-name="P317"><text:span text:style-name="T2">Caveats:</text:span> </text:p>
          <text:list>
            <text:list-item>
              <text:p text:style-name="P317">column-wise vectorisation is faster than row-wise vectorisation </text:p>
            </text:list-item>
            <text:list-item>
              <text:p text:style-name="P317">for sparse matrices, row-wise vectorisation is not recommended </text:p>
            </text:list-item>
          </text:list>
          <text:p text:style-name="P317"/>
        </text:list-item>
        <text:list-item>
          <text:p text:style-name="P318">Examples: </text:p>
          <text:list>
            <text:list-header>
              <text:p text:style-name="P152">mat X(4, 5, fill::randu);</text:p>
              <text:p text:style-name="P152"/>
              <text:p text:style-name="P153">vec v = vectorise(X);</text:p>
            </text:list-header>
          </text:list>
          <text:p text:style-name="P317"/>
        </text:list-item>
        <text:list-item>
          <text:p text:style-name="P317">See also: </text:p>
          <text:list>
            <text:list-item>
              <text:p text:style-name="P317"><text:a xlink:type="simple" xlink:href="https://arma.sourceforge.net/docs.html#as_col_row" text:style-name="Internet_20_link" text:visited-style-name="Visited_20_Internet_20_Link">.as_col() / .as_row()</text:a> </text:p>
            </text:list-item>
            <text:list-item>
              <text:p text:style-name="P317"><text:a xlink:type="simple" xlink:href="https://arma.sourceforge.net/docs.html#col_row_as_mat" text:style-name="Internet_20_link" text:visited-style-name="Visited_20_Internet_20_Link">.col_as_mat() / .row_as_mat()</text:a> </text:p>
            </text:list-item>
            <text:list-item>
              <text:p text:style-name="P317"><text:a xlink:type="simple" xlink:href="https://arma.sourceforge.net/docs.html#nonzeros" text:style-name="Internet_20_link" text:visited-style-name="Visited_20_Internet_20_Link">nonzeros()</text:a> </text:p>
            </text:list-item>
            <text:list-item>
              <text:p text:style-name="P317"><text:a xlink:type="simple" xlink:href="https://arma.sourceforge.net/docs.html#reshape" text:style-name="Internet_20_link" text:visited-style-name="Visited_20_Internet_20_Link">reshape()</text:a> </text:p>
            </text:list-item>
            <text:list-item>
              <text:p text:style-name="P317"><text:a xlink:type="simple" xlink:href="https://arma.sourceforge.net/docs.html#resize" text:style-name="Internet_20_link" text:visited-style-name="Visited_20_Internet_20_Link">resize()</text:a> </text:p>
            </text:list-item>
            <text:list-item>
              <text:p text:style-name="P317"><text:a xlink:type="simple" xlink:href="https://arma.sourceforge.net/docs.html#diagvec" text:style-name="Internet_20_link" text:visited-style-name="Visited_20_Internet_20_Link">diagvec()</text:a> </text:p>
            </text:list-item>
            <text:list-item>
              <text:p text:style-name="P317"><text:a xlink:type="simple" xlink:href="https://arma.sourceforge.net/docs.html#as_scalar" text:style-name="Internet_20_link" text:visited-style-name="Visited_20_Internet_20_Link">as_scalar()</text:a> </text:p>
            </text:list-item>
          </text:list>
          <text:p text:style-name="P318"><text:soft-page-break/></text:p>
        </text:list-item>
      </text:list>
      <text:p text:style-name="P1"/>
      <text:p text:style-name="P323"/>
      <text:p text:style-name="P324"><text:bookmark text:name="misc_fns"/><text:span text:style-name="T2">miscellaneous element-wise functions:</text:span> </text:p>
      <table:table table:name="Table18" table:style-name="Table18">
        <table:table-column table:style-name="Table18.A"/>
        <table:table-column table:style-name="Table18.B"/>
        <table:table-column table:style-name="Table18.C"/>
        <table:table-column table:style-name="Table18.B"/>
        <table:table-column table:style-name="Table18.E"/>
        <table:table-column table:style-name="Table18.B"/>
        <table:table-column table:style-name="Table18.G"/>
        <table:table-column table:style-name="Table18.B"/>
        <table:table-column table:style-name="Table18.I"/>
        <table:table-column table:style-name="Table18.B"/>
        <table:table-column table:style-name="Table18.K"/>
        <table:table-column table:style-name="Table18.B"/>
        <table:table-column table:style-name="Table18.M"/>
        <table:table-row>
          <table:table-cell table:style-name="Table18.A1" office:value-type="string">
            <text:p text:style-name="P161">exp </text:p>
          </table:table-cell>
          <table:table-cell table:style-name="Table18.A1" office:value-type="string">
            <text:p text:style-name="P164">   </text:p>
          </table:table-cell>
          <table:table-cell table:style-name="Table18.A1" office:value-type="string">
            <text:p text:style-name="P161">log </text:p>
          </table:table-cell>
          <table:table-cell table:style-name="Table18.A1" office:value-type="string">
            <text:p text:style-name="P164">   </text:p>
          </table:table-cell>
          <table:table-cell table:style-name="Table18.A1" office:value-type="string">
            <text:p text:style-name="P161">square</text:p>
          </table:table-cell>
          <table:table-cell table:style-name="Table18.A1" office:value-type="string">
            <text:p text:style-name="P164">   </text:p>
          </table:table-cell>
          <table:table-cell table:style-name="Table18.A1" office:value-type="string">
            <text:p text:style-name="P161">floor </text:p>
          </table:table-cell>
          <table:table-cell table:style-name="Table18.A1" office:value-type="string">
            <text:p text:style-name="P164">   </text:p>
          </table:table-cell>
          <table:table-cell table:style-name="Table18.A1" office:value-type="string">
            <text:p text:style-name="P161">erf </text:p>
          </table:table-cell>
          <table:table-cell table:style-name="Table18.A1" office:value-type="string">
            <text:p text:style-name="P164">   </text:p>
          </table:table-cell>
          <table:table-cell table:style-name="Table18.A1" office:value-type="string">
            <text:p text:style-name="P161">tgamma</text:p>
          </table:table-cell>
          <table:table-cell table:style-name="Table18.A1" office:value-type="string">
            <text:p text:style-name="P164">   </text:p>
          </table:table-cell>
          <table:table-cell table:style-name="Table18.A1" office:value-type="string">
            <text:p text:style-name="P161">sign </text:p>
          </table:table-cell>
        </table:table-row>
        <table:table-row>
          <table:table-cell table:style-name="Table18.A1" office:value-type="string">
            <text:p text:style-name="P161">exp2 </text:p>
          </table:table-cell>
          <table:table-cell table:style-name="Table18.A1" office:value-type="string">
            <text:p text:style-name="P164">   </text:p>
          </table:table-cell>
          <table:table-cell table:style-name="Table18.A1" office:value-type="string">
            <text:p text:style-name="P161">log2 </text:p>
          </table:table-cell>
          <table:table-cell table:style-name="Table18.A1" office:value-type="string">
            <text:p text:style-name="P164">   </text:p>
          </table:table-cell>
          <table:table-cell table:style-name="Table18.A1" office:value-type="string">
            <text:p text:style-name="P161">sqrt </text:p>
          </table:table-cell>
          <table:table-cell table:style-name="Table18.A1" office:value-type="string">
            <text:p text:style-name="P164">   </text:p>
          </table:table-cell>
          <table:table-cell table:style-name="Table18.A1" office:value-type="string">
            <text:p text:style-name="P161">ceil </text:p>
          </table:table-cell>
          <table:table-cell table:style-name="Table18.A1" office:value-type="string">
            <text:p text:style-name="P164">   </text:p>
          </table:table-cell>
          <table:table-cell table:style-name="Table18.A1" office:value-type="string">
            <text:p text:style-name="P161">erfc </text:p>
          </table:table-cell>
          <table:table-cell table:style-name="Table18.A1" office:value-type="string">
            <text:p text:style-name="P164">   </text:p>
          </table:table-cell>
          <table:table-cell table:style-name="Table18.A1" office:value-type="string">
            <text:p text:style-name="P161">lgamma</text:p>
          </table:table-cell>
          <table:table-cell table:style-name="Table18.A1" office:value-type="string">
            <text:p text:style-name="P164">   </text:p>
          </table:table-cell>
          <table:table-cell table:style-name="Table18.A1" office:value-type="string">
            <text:p text:style-name="P164"> </text:p>
          </table:table-cell>
        </table:table-row>
        <table:table-row>
          <table:table-cell table:style-name="Table18.A1" office:value-type="string">
            <text:p text:style-name="P161">exp10 </text:p>
          </table:table-cell>
          <table:table-cell table:style-name="Table18.A1" office:value-type="string">
            <text:p text:style-name="P164">   </text:p>
          </table:table-cell>
          <table:table-cell table:style-name="Table18.A1" office:value-type="string">
            <text:p text:style-name="P161">log10 </text:p>
          </table:table-cell>
          <table:table-cell table:style-name="Table18.A1" office:value-type="string">
            <text:p text:style-name="P164">   </text:p>
          </table:table-cell>
          <table:table-cell table:style-name="Table18.A1" office:value-type="string">
            <text:p text:style-name="P161">cbrt </text:p>
          </table:table-cell>
          <table:table-cell table:style-name="Table18.A1" office:value-type="string">
            <text:p text:style-name="P164">   </text:p>
          </table:table-cell>
          <table:table-cell table:style-name="Table18.A1" office:value-type="string">
            <text:p text:style-name="P161">round </text:p>
          </table:table-cell>
          <table:table-cell table:style-name="Table18.A1" office:value-type="string">
            <text:p text:style-name="P164">   </text:p>
          </table:table-cell>
          <table:table-cell table:style-name="Table18.A1" office:value-type="string">
            <text:p text:style-name="P164"> </text:p>
          </table:table-cell>
          <table:table-cell table:style-name="Table18.A1" office:value-type="string">
            <text:p text:style-name="P164">   </text:p>
          </table:table-cell>
          <table:table-cell table:style-name="Table18.A1" office:value-type="string">
            <text:p text:style-name="P164"> </text:p>
          </table:table-cell>
          <table:table-cell table:style-name="Table18.A1" office:value-type="string">
            <text:p text:style-name="P164">   </text:p>
          </table:table-cell>
          <table:table-cell table:style-name="Table18.A1" office:value-type="string">
            <text:p text:style-name="P164"> </text:p>
          </table:table-cell>
        </table:table-row>
        <table:table-row>
          <table:table-cell table:style-name="Table18.A1" office:value-type="string">
            <text:p text:style-name="P161">expm1 </text:p>
          </table:table-cell>
          <table:table-cell table:style-name="Table18.A1" office:value-type="string">
            <text:p text:style-name="P164">   </text:p>
          </table:table-cell>
          <table:table-cell table:style-name="Table18.A1" office:value-type="string">
            <text:p text:style-name="P161">log1p </text:p>
          </table:table-cell>
          <table:table-cell table:style-name="Table18.A1" office:value-type="string">
            <text:p text:style-name="P164">   </text:p>
          </table:table-cell>
          <table:table-cell table:style-name="Table18.A1" office:value-type="string">
            <text:p text:style-name="P164"> </text:p>
          </table:table-cell>
          <table:table-cell table:style-name="Table18.A1" office:value-type="string">
            <text:p text:style-name="P164">   </text:p>
          </table:table-cell>
          <table:table-cell table:style-name="Table18.A1" office:value-type="string">
            <text:p text:style-name="P161">trunc </text:p>
          </table:table-cell>
          <table:table-cell table:style-name="Table18.A1" office:value-type="string">
            <text:p text:style-name="P164">   </text:p>
          </table:table-cell>
          <table:table-cell table:style-name="Table18.A1" office:value-type="string">
            <text:p text:style-name="P164"> </text:p>
          </table:table-cell>
          <table:table-cell table:style-name="Table18.A1" office:value-type="string">
            <text:p text:style-name="P164">   </text:p>
          </table:table-cell>
          <table:table-cell table:style-name="Table18.A1" office:value-type="string">
            <text:p text:style-name="P164"> </text:p>
          </table:table-cell>
          <table:table-cell table:style-name="Table18.A1" office:value-type="string">
            <text:p text:style-name="P164">   </text:p>
          </table:table-cell>
          <table:table-cell table:style-name="Table18.A1" office:value-type="string">
            <text:p text:style-name="P164"> </text:p>
          </table:table-cell>
        </table:table-row>
        <table:table-row>
          <table:table-cell table:style-name="Table18.A1" office:value-type="string">
            <text:p text:style-name="P161">trunc_exp</text:p>
          </table:table-cell>
          <table:table-cell table:style-name="Table18.A1" office:value-type="string">
            <text:p text:style-name="P164">   </text:p>
          </table:table-cell>
          <table:table-cell table:style-name="Table18.A1" office:value-type="string">
            <text:p text:style-name="P161">trunc_log</text:p>
          </table:table-cell>
          <table:table-cell table:style-name="Table18.A1" office:value-type="string">
            <text:p text:style-name="P164">   </text:p>
          </table:table-cell>
          <table:table-cell table:style-name="Table18.A1" office:value-type="string">
            <text:p text:style-name="P164"> </text:p>
          </table:table-cell>
          <table:table-cell table:style-name="Table18.A1" office:value-type="string">
            <text:p text:style-name="P164">   </text:p>
          </table:table-cell>
          <table:table-cell table:style-name="Table18.A1" office:value-type="string">
            <text:p text:style-name="P164"> </text:p>
          </table:table-cell>
          <table:table-cell table:style-name="Table18.A1" office:value-type="string">
            <text:p text:style-name="P164">   </text:p>
          </table:table-cell>
          <table:table-cell table:style-name="Table18.A1" office:value-type="string">
            <text:p text:style-name="P164"> </text:p>
          </table:table-cell>
          <table:table-cell table:style-name="Table18.A1" office:value-type="string">
            <text:p text:style-name="P164">   </text:p>
          </table:table-cell>
          <table:table-cell table:style-name="Table18.A1" office:value-type="string">
            <text:p text:style-name="P164"> </text:p>
          </table:table-cell>
          <table:table-cell table:style-name="Table18.A1" office:value-type="string">
            <text:p text:style-name="P164">   </text:p>
          </table:table-cell>
          <table:table-cell table:style-name="Table18.A1" office:value-type="string">
            <text:p text:style-name="P164"> </text:p>
          </table:table-cell>
        </table:table-row>
      </table:table>
      <text:list xml:id="list3303107152" text:style-name="L154">
        <text:list-item>
          <text:p text:style-name="P319">Apply a function to each element </text:p>
        </text:list-item>
        <text:list-item>
          <text:p text:style-name="P319">Usage: </text:p>
          <text:list>
            <text:list-item>
              <text:p text:style-name="P319"><text:span text:style-name="T3">B = fn(A)</text:span>, where <text:span text:style-name="T3">fn(A)</text:span> is one of the functions below </text:p>
            </text:list-item>
            <text:list-item>
              <text:p text:style-name="P319"><text:span text:style-name="T3">A</text:span> and <text:span text:style-name="T3">B</text:span> must have the same matrix type or cube type, such as <text:span text:style-name="T3">mat</text:span> or <text:span text:style-name="T3">cube</text:span> </text:p>
            </text:list-item>
          </text:list>
          <text:p text:style-name="P319"/>
        </text:list-item>
      </text:list>
      <table:table table:name="Table19" table:style-name="Table19">
        <table:table-column table:style-name="Table19.A"/>
        <table:table-column table:style-name="Table19.B"/>
        <table:table-column table:style-name="Table19.C"/>
        <table:table-row table:style-name="Table19.1">
          <table:table-cell table:style-name="Table19.A1" office:value-type="string">
            <text:p text:style-name="P162"><text:span text:style-name="Source_20_Text">exp(A)</text:span><text:span text:style-name="T8"> </text:span> </text:p>
          </table:table-cell>
          <table:table-cell table:style-name="Table19.A1" office:value-type="string">
            <text:p text:style-name="P164">  </text:p>
          </table:table-cell>
          <table:table-cell table:style-name="Table19.A1" office:value-type="string">
            <text:p text:style-name="P164">base-e exponential: <text:span text:style-name="T3">e</text:span><text:span text:style-name="T9"> x</text:span> </text:p>
          </table:table-cell>
        </table:table-row>
        <table:table-row table:style-name="Table19.1">
          <table:table-cell table:style-name="Table19.A1" office:value-type="string">
            <text:p text:style-name="P162"><text:span text:style-name="Source_20_Text">exp2(A)</text:span><text:span text:style-name="T8"> </text:span> </text:p>
          </table:table-cell>
          <table:table-cell table:style-name="Table19.A1" office:value-type="string">
            <text:p text:style-name="P164">  </text:p>
          </table:table-cell>
          <table:table-cell table:style-name="Table19.A1" office:value-type="string">
            <text:p text:style-name="P164">base-2 exponential: <text:span text:style-name="T3">2</text:span><text:span text:style-name="T9"> x</text:span> </text:p>
          </table:table-cell>
        </table:table-row>
        <table:table-row table:style-name="Table19.1">
          <table:table-cell table:style-name="Table19.A1" office:value-type="string">
            <text:p text:style-name="P162"><text:span text:style-name="Source_20_Text">exp10(A)</text:span><text:span text:style-name="T8"> </text:span> </text:p>
          </table:table-cell>
          <table:table-cell table:style-name="Table19.A1" office:value-type="string">
            <text:p text:style-name="P164">  </text:p>
          </table:table-cell>
          <table:table-cell table:style-name="Table19.A1" office:value-type="string">
            <text:p text:style-name="P164">base-10 exponential: <text:span text:style-name="T3">10</text:span><text:span text:style-name="T9"> x</text:span> </text:p>
          </table:table-cell>
        </table:table-row>
        <table:table-row>
          <table:table-cell table:style-name="Table19.A1" office:value-type="string">
            <text:p text:style-name="P162"><text:span text:style-name="Source_20_Text">expm1(A)</text:span> </text:p>
          </table:table-cell>
          <table:table-cell table:style-name="Table19.A1" office:value-type="string">
            <text:p text:style-name="P164">  </text:p>
          </table:table-cell>
          <table:table-cell table:style-name="Table19.A1" office:value-type="string">
            <text:p text:style-name="P164">compute <text:span text:style-name="Source_20_Text">exp(A)-1</text:span> accurately for values of A close to zero   <text:span text:style-name="T11">(only for </text:span><text:span text:style-name="T12">float</text:span><text:span text:style-name="T11"> and </text:span><text:span text:style-name="T12">double</text:span><text:span text:style-name="T11"> elements)</text:span> </text:p>
          </table:table-cell>
        </table:table-row>
        <table:table-row>
          <table:table-cell table:style-name="Table19.A1" office:value-type="string">
            <text:p text:style-name="P162"><text:span text:style-name="Source_20_Text">trunc_exp(A)</text:span> </text:p>
          </table:table-cell>
          <table:table-cell table:style-name="Table19.A1" office:value-type="string">
            <text:p text:style-name="P164">  </text:p>
          </table:table-cell>
          <table:table-cell table:style-name="Table19.A1" office:value-type="string">
            <text:p text:style-name="P164">base-e exponential, truncated to avoid infinity   <text:span text:style-name="T11">(only for </text:span><text:span text:style-name="T12">float</text:span><text:span text:style-name="T11"> and </text:span><text:span text:style-name="T12">double</text:span><text:span text:style-name="T11"> elements)</text:span> </text:p>
          </table:table-cell>
        </table:table-row>
        <table:table-row table:style-name="Table19.1">
          <table:table-cell table:style-name="Table19.A1" office:value-type="string">
            <text:p text:style-name="P162"><text:span text:style-name="Source_20_Text">log(A)</text:span><text:span text:style-name="T5"> </text:span> </text:p>
          </table:table-cell>
          <table:table-cell table:style-name="Table19.A1" office:value-type="string">
            <text:p text:style-name="P164">  </text:p>
          </table:table-cell>
          <table:table-cell table:style-name="Table19.A1" office:value-type="string">
            <text:p text:style-name="P164">natural log: <text:span text:style-name="T3">log</text:span><text:span text:style-name="T6">e</text:span><text:span text:style-name="T3"> x</text:span> </text:p>
          </table:table-cell>
        </table:table-row>
        <table:table-row table:style-name="Table19.1">
          <table:table-cell table:style-name="Table19.A1" office:value-type="string">
            <text:p text:style-name="P162"><text:span text:style-name="Source_20_Text">log2(A)</text:span><text:span text:style-name="T5"> </text:span> </text:p>
          </table:table-cell>
          <table:table-cell table:style-name="Table19.A1" office:value-type="string">
            <text:p text:style-name="P164">  </text:p>
          </table:table-cell>
          <table:table-cell table:style-name="Table19.A1" office:value-type="string">
            <text:p text:style-name="P164">base-2 log: <text:span text:style-name="T3">log</text:span><text:span text:style-name="T7">2</text:span><text:span text:style-name="T3"> x</text:span> </text:p>
          </table:table-cell>
        </table:table-row>
        <table:table-row table:style-name="Table19.1">
          <table:table-cell table:style-name="Table19.A1" office:value-type="string">
            <text:p text:style-name="P162"><text:span text:style-name="Source_20_Text">log10(A)</text:span><text:span text:style-name="T5"> </text:span> </text:p>
          </table:table-cell>
          <table:table-cell table:style-name="Table19.A1" office:value-type="string">
            <text:p text:style-name="P164">  </text:p>
          </table:table-cell>
          <table:table-cell table:style-name="Table19.A1" office:value-type="string">
            <text:p text:style-name="P164">base-10 log: <text:span text:style-name="T3">log</text:span><text:span text:style-name="T7">10</text:span><text:span text:style-name="T3"> x</text:span> </text:p>
          </table:table-cell>
        </table:table-row>
        <table:table-row>
          <table:table-cell table:style-name="Table19.A1" office:value-type="string">
            <text:p text:style-name="P162"><text:span text:style-name="Source_20_Text">log1p(A)</text:span> </text:p>
          </table:table-cell>
          <table:table-cell table:style-name="Table19.A1" office:value-type="string">
            <text:p text:style-name="P164">  </text:p>
          </table:table-cell>
          <table:table-cell table:style-name="Table19.A1" office:value-type="string">
            <text:p text:style-name="P164">compute <text:span text:style-name="Source_20_Text">log(1+A)</text:span> accurately for values of A close to zero   <text:span text:style-name="T11">(only for </text:span><text:span text:style-name="T12">float</text:span><text:span text:style-name="T11"> and </text:span><text:span text:style-name="T12">double</text:span><text:span text:style-name="T11"> elements)</text:span> </text:p>
          </table:table-cell>
        </table:table-row>
        <table:table-row>
          <table:table-cell table:style-name="Table19.A1" office:value-type="string">
            <text:p text:style-name="P162"><text:span text:style-name="Source_20_Text">trunc_log(A)</text:span> </text:p>
          </table:table-cell>
          <table:table-cell table:style-name="Table19.A1" office:value-type="string">
            <text:p text:style-name="P164">  </text:p>
          </table:table-cell>
          <table:table-cell table:style-name="Table19.A1" office:value-type="string">
            <text:p text:style-name="P164">natural log, truncated to avoid ±infinity   <text:span text:style-name="T11">(only for </text:span><text:span text:style-name="T12">float</text:span><text:span text:style-name="T11"> and </text:span><text:span text:style-name="T12">double</text:span><text:span text:style-name="T11"> elements)</text:span> </text:p>
          </table:table-cell>
        </table:table-row>
        <table:table-row table:style-name="Table19.1">
          <table:table-cell table:style-name="Table19.A1" office:value-type="string">
            <text:p text:style-name="P162"><text:span text:style-name="Source_20_Text">square(A)</text:span> </text:p>
          </table:table-cell>
          <table:table-cell table:style-name="Table19.A1" office:value-type="string">
            <text:p text:style-name="P164">  </text:p>
          </table:table-cell>
          <table:table-cell table:style-name="Table19.A1" office:value-type="string">
            <text:p text:style-name="P164">square: <text:span text:style-name="T3">x</text:span><text:span text:style-name="T9"> </text:span><text:span text:style-name="T10">2</text:span> </text:p>
          </table:table-cell>
        </table:table-row>
        <table:table-row table:style-name="Table19.1">
          <table:table-cell table:style-name="Table19.A1" office:value-type="string">
            <text:p text:style-name="P162"><text:span text:style-name="Source_20_Text">sqrt(A)</text:span> </text:p>
          </table:table-cell>
          <table:table-cell table:style-name="Table19.A1" office:value-type="string">
            <text:p text:style-name="P164">  </text:p>
          </table:table-cell>
          <table:table-cell table:style-name="Table19.A1" office:value-type="string">
            <text:p text:style-name="P164">square root: √<text:span text:style-name="T3">x</text:span> </text:p>
          </table:table-cell>
        </table:table-row>
        <table:table-row table:style-name="Table19.1">
          <table:table-cell table:style-name="Table19.A1" office:value-type="string">
            <text:p text:style-name="P162"><text:span text:style-name="Source_20_Text">cbrt(A)</text:span> </text:p>
          </table:table-cell>
          <table:table-cell table:style-name="Table19.A1" office:value-type="string">
            <text:p text:style-name="P164">  </text:p>
          </table:table-cell>
          <table:table-cell table:style-name="Table19.A1" office:value-type="string">
            <text:p text:style-name="P164">cube root: ∛<text:span text:style-name="T3">x</text:span> </text:p>
          </table:table-cell>
        </table:table-row>
        <table:table-row>
          <table:table-cell table:style-name="Table19.A1" office:value-type="string">
            <text:p text:style-name="P162"><text:span text:style-name="Source_20_Text">floor(A)</text:span> </text:p>
          </table:table-cell>
          <table:table-cell table:style-name="Table19.A1" office:value-type="string">
            <text:p text:style-name="P164">  </text:p>
          </table:table-cell>
          <table:table-cell table:style-name="Table19.A1" office:value-type="string">
            <text:p text:style-name="P164">largest integral value that is not greater than the input value </text:p>
          </table:table-cell>
        </table:table-row>
        <table:table-row>
          <table:table-cell table:style-name="Table19.A1" office:value-type="string">
            <text:p text:style-name="P162"><text:span text:style-name="Source_20_Text">ceil(A)</text:span> </text:p>
          </table:table-cell>
          <table:table-cell table:style-name="Table19.A1" office:value-type="string">
            <text:p text:style-name="P164">  </text:p>
          </table:table-cell>
          <table:table-cell table:style-name="Table19.A1" office:value-type="string">
            <text:p text:style-name="P164">smallest integral value that is not less than the input value </text:p>
          </table:table-cell>
        </table:table-row>
        <table:table-row>
          <table:table-cell table:style-name="Table19.A1" office:value-type="string">
            <text:p text:style-name="P162"><text:span text:style-name="Source_20_Text">round(A)</text:span> </text:p>
          </table:table-cell>
          <table:table-cell table:style-name="Table19.A1" office:value-type="string">
            <text:p text:style-name="P164">  </text:p>
          </table:table-cell>
          <table:table-cell table:style-name="Table19.A1" office:value-type="string">
            <text:p text:style-name="P164">round to nearest integer, with halfway cases rounded away from zero </text:p>
          </table:table-cell>
        </table:table-row>
        <table:table-row>
          <table:table-cell table:style-name="Table19.A1" office:value-type="string">
            <text:p text:style-name="P162"><text:span text:style-name="Source_20_Text">trunc(A)</text:span> </text:p>
          </table:table-cell>
          <table:table-cell table:style-name="Table19.A1" office:value-type="string">
            <text:p text:style-name="P164">  </text:p>
          </table:table-cell>
          <table:table-cell table:style-name="Table19.A1" office:value-type="string">
            <text:p text:style-name="P164">round to nearest integer, towards zero </text:p>
          </table:table-cell>
        </table:table-row>
        <table:table-row table:style-name="Table19.1">
          <table:table-cell table:style-name="Table19.A1" office:value-type="string">
            <text:p text:style-name="P162"><text:span text:style-name="Source_20_Text">erf(A)</text:span> </text:p>
          </table:table-cell>
          <table:table-cell table:style-name="Table19.A1" office:value-type="string">
            <text:p text:style-name="P164">  </text:p>
          </table:table-cell>
          <table:table-cell table:style-name="Table19.A1" office:value-type="string">
            <text:p text:style-name="P164">error function   <text:span text:style-name="T11">(only for </text:span><text:span text:style-name="T12">float</text:span><text:span text:style-name="T11"> and </text:span><text:span text:style-name="T12">double</text:span><text:span text:style-name="T11"> elements)</text:span> </text:p>
          </table:table-cell>
        </table:table-row>
        <table:table-row table:style-name="Table19.1">
          <table:table-cell table:style-name="Table19.A1" office:value-type="string">
            <text:p text:style-name="P162"><text:span text:style-name="Source_20_Text">erfc(A)</text:span> </text:p>
          </table:table-cell>
          <table:table-cell table:style-name="Table19.A1" office:value-type="string">
            <text:p text:style-name="P164">  </text:p>
          </table:table-cell>
          <table:table-cell table:style-name="Table19.A1" office:value-type="string">
            <text:p text:style-name="P164">complementary error function   <text:span text:style-name="T11">(only for </text:span><text:span text:style-name="T12">float</text:span><text:span text:style-name="T11"> and </text:span><text:span text:style-name="T12">double</text:span><text:span text:style-name="T11"> elements)</text:span> </text:p>
          </table:table-cell>
        </table:table-row>
        <table:table-row>
          <table:table-cell table:style-name="Table19.A1" office:value-type="string">
            <text:p text:style-name="P162"><text:span text:style-name="Source_20_Text">tgamma(A)</text:span> </text:p>
          </table:table-cell>
          <table:table-cell table:style-name="Table19.A1" office:value-type="string">
            <text:p text:style-name="P164">  </text:p>
          </table:table-cell>
          <table:table-cell table:style-name="Table19.A1" office:value-type="string">
            <text:p text:style-name="P164">gamma function   <text:span text:style-name="T11">(only for </text:span><text:span text:style-name="T12">float</text:span><text:span text:style-name="T11"> and </text:span><text:span text:style-name="T12">double</text:span><text:span text:style-name="T11"> elements)</text:span> </text:p>
          </table:table-cell>
        </table:table-row>
        <table:table-row>
          <table:table-cell table:style-name="Table19.A1" office:value-type="string">
            <text:p text:style-name="P162"><text:span text:style-name="Source_20_Text">lgamma(A)</text:span> </text:p>
          </table:table-cell>
          <table:table-cell table:style-name="Table19.A1" office:value-type="string">
            <text:p text:style-name="P164">  </text:p>
          </table:table-cell>
          <table:table-cell table:style-name="Table19.A1" office:value-type="string">
            <text:p text:style-name="P164">natural log of the absolute value of gamma function   <text:span text:style-name="T11">(only for </text:span><text:span text:style-name="T12">float</text:span><text:span text:style-name="T11"> and </text:span><text:span text:style-name="T12">double</text:span><text:span text:style-name="T11"> elements)</text:span> </text:p>
          </table:table-cell>
        </table:table-row>
        <table:table-row table:style-name="Table19.1">
          <table:table-cell table:style-name="Table19.A1" office:value-type="string">
            <text:p text:style-name="P162"><text:span text:style-name="Source_20_Text">sign(A)</text:span> </text:p>
          </table:table-cell>
          <table:table-cell table:style-name="Table19.A1" office:value-type="string">
            <text:p text:style-name="P164">  </text:p>
          </table:table-cell>
          <table:table-cell table:style-name="Table19.A1" office:value-type="string">
            <text:p text:style-name="P165">signum function; for each element <text:span text:style-name="T3">a</text:span> in <text:span text:style-name="T3">A</text:span>, the corresponding element <text:span text:style-name="T3">b</text:span> in <text:span text:style-name="T3">B</text:span> is: </text:p>
            <table:table table:name="Table20" table:style-name="Table20">
              <table:table-column table:style-name="Table20.A"/>
              <table:table-column table:style-name="Table20.B"/>
              <table:table-column table:style-name="Table20.C"/>
              <table:table-column table:style-name="Table20.D"/>
              <table:table-row>
                <table:table-cell table:style-name="Table20.A1" office:value-type="string">
                  <text:p text:style-name="P163"><text:soft-page-break/></text:p>
                </table:table-cell>
                <table:table-cell table:style-name="Table20.A1" office:value-type="string">
                  <text:p text:style-name="P164">⎧ </text:p>
                </table:table-cell>
                <table:table-cell table:style-name="Table20.A1" office:value-type="string">
                  <text:p text:style-name="P162">−1</text:p>
                </table:table-cell>
                <table:table-cell table:style-name="Table20.A1" office:value-type="string">
                  <text:p text:style-name="P164"> if <text:span text:style-name="T3">a</text:span> &lt; 0</text:p>
                </table:table-cell>
              </table:table-row>
              <table:table-row>
                <table:table-cell table:style-name="Table20.A1" office:value-type="string">
                  <text:p text:style-name="P164">b = </text:p>
                </table:table-cell>
                <table:table-cell table:style-name="Table20.A1" office:value-type="string">
                  <text:p text:style-name="P164">⎨ </text:p>
                </table:table-cell>
                <table:table-cell table:style-name="Table20.A1" office:value-type="string">
                  <text:p text:style-name="P162">0</text:p>
                </table:table-cell>
                <table:table-cell table:style-name="Table20.A1" office:value-type="string">
                  <text:p text:style-name="P164"> if <text:span text:style-name="T3">a</text:span> = 0</text:p>
                </table:table-cell>
              </table:table-row>
              <table:table-row>
                <table:table-cell table:style-name="Table20.A1" office:value-type="string">
                  <text:p text:style-name="P163"/>
                </table:table-cell>
                <table:table-cell table:style-name="Table20.A1" office:value-type="string">
                  <text:p text:style-name="P164">⎩ </text:p>
                </table:table-cell>
                <table:table-cell table:style-name="Table20.A1" office:value-type="string">
                  <text:p text:style-name="P162">+1</text:p>
                </table:table-cell>
                <table:table-cell table:style-name="Table20.A1" office:value-type="string">
                  <text:p text:style-name="P164"> if <text:span text:style-name="T3">a</text:span> &gt; 0</text:p>
                </table:table-cell>
              </table:table-row>
            </table:table>
            <text:p text:style-name="P164">if <text:span text:style-name="T3">a</text:span> is complex and non-zero, then <text:span text:style-name="T3">b</text:span> = <text:span text:style-name="T3">a</text:span> / abs(<text:span text:style-name="T3">a</text:span>) </text:p>
          </table:table-cell>
        </table:table-row>
      </table:table>
      <text:list xml:id="list25749981399705" text:continue-numbering="true" text:style-name="L154">
        <text:list-header>
          <text:p text:style-name="P319"/>
        </text:list-header>
        <text:list-item>
          <text:p text:style-name="P319"><text:span text:style-name="T2">Caveats:</text:span> </text:p>
          <text:list>
            <text:list-item>
              <text:p text:style-name="P319">all of the above functions are applied element-wise, where each element is treated independently </text:p>
            </text:list-item>
            <text:list-item>
              <text:p text:style-name="P319">the element-wise functions <text:span text:style-name="T3">exp()</text:span>, <text:span text:style-name="T3">log()</text:span> and <text:span text:style-name="T3">sqrt()</text:span> have the corresponding functions <text:a xlink:type="simple" xlink:href="https://arma.sourceforge.net/docs.html#expmat" text:style-name="Internet_20_link" text:visited-style-name="Visited_20_Internet_20_Link">expmat()</text:a>, <text:a xlink:type="simple" xlink:href="https://arma.sourceforge.net/docs.html#logmat" text:style-name="Internet_20_link" text:visited-style-name="Visited_20_Internet_20_Link">logmat()</text:a> and <text:a xlink:type="simple" xlink:href="https://arma.sourceforge.net/docs.html#sqrtmat" text:style-name="Internet_20_link" text:visited-style-name="Visited_20_Internet_20_Link">sqrtmat()</text:a> which take into account matrix structure </text:p>
            </text:list-item>
          </text:list>
          <text:p text:style-name="P319"/>
        </text:list-item>
        <text:list-item>
          <text:p text:style-name="P320">Examples: </text:p>
          <text:list>
            <text:list-header>
              <text:p text:style-name="P154">mat A(5, 5, fill::randu);</text:p>
              <text:p text:style-name="P155">mat B = exp(A);</text:p>
            </text:list-header>
          </text:list>
          <text:p text:style-name="P319"/>
        </text:list-item>
        <text:list-item>
          <text:p text:style-name="P319">See also: </text:p>
          <text:list>
            <text:list-item>
              <text:p text:style-name="P319"><text:a xlink:type="simple" xlink:href="https://arma.sourceforge.net/docs.html#abs" text:style-name="Internet_20_link" text:visited-style-name="Visited_20_Internet_20_Link">abs()</text:a> </text:p>
            </text:list-item>
            <text:list-item>
              <text:p text:style-name="P319"><text:a xlink:type="simple" xlink:href="https://arma.sourceforge.net/docs.html#pow" text:style-name="Internet_20_link" text:visited-style-name="Visited_20_Internet_20_Link">pow()</text:a> </text:p>
            </text:list-item>
            <text:list-item>
              <text:p text:style-name="P319"><text:a xlink:type="simple" xlink:href="https://arma.sourceforge.net/docs.html#clamp" text:style-name="Internet_20_link" text:visited-style-name="Visited_20_Internet_20_Link">clamp()</text:a> </text:p>
            </text:list-item>
            <text:list-item>
              <text:p text:style-name="P319"><text:a xlink:type="simple" xlink:href="https://arma.sourceforge.net/docs.html#conj" text:style-name="Internet_20_link" text:visited-style-name="Visited_20_Internet_20_Link">conj()</text:a> </text:p>
            </text:list-item>
            <text:list-item>
              <text:p text:style-name="P319"><text:a xlink:type="simple" xlink:href="https://arma.sourceforge.net/docs.html#imag_real" text:style-name="Internet_20_link" text:visited-style-name="Visited_20_Internet_20_Link">imag() / real()</text:a> </text:p>
            </text:list-item>
            <text:list-item>
              <text:p text:style-name="P319"><text:a xlink:type="simple" xlink:href="https://arma.sourceforge.net/docs.html#transform" text:style-name="Internet_20_link" text:visited-style-name="Visited_20_Internet_20_Link">.transform()</text:a>   (apply user-defined function to each element) </text:p>
            </text:list-item>
            <text:list-item>
              <text:p text:style-name="P319"><text:a xlink:type="simple" xlink:href="https://arma.sourceforge.net/docs.html#expmat" text:style-name="Internet_20_link" text:visited-style-name="Visited_20_Internet_20_Link">expmat()</text:a> </text:p>
            </text:list-item>
            <text:list-item>
              <text:p text:style-name="P319"><text:a xlink:type="simple" xlink:href="https://arma.sourceforge.net/docs.html#logmat" text:style-name="Internet_20_link" text:visited-style-name="Visited_20_Internet_20_Link">logmat()</text:a> </text:p>
            </text:list-item>
            <text:list-item>
              <text:p text:style-name="P319"><text:a xlink:type="simple" xlink:href="https://arma.sourceforge.net/docs.html#sqrtmat" text:style-name="Internet_20_link" text:visited-style-name="Visited_20_Internet_20_Link">sqrtmat()</text:a> </text:p>
            </text:list-item>
            <text:list-item>
              <text:p text:style-name="P319"><text:a xlink:type="simple" xlink:href="https://arma.sourceforge.net/docs.html#trig_fns" text:style-name="Internet_20_link" text:visited-style-name="Visited_20_Internet_20_Link">trigonometric functions</text:a> </text:p>
            </text:list-item>
            <text:list-item>
              <text:p text:style-name="P319"><text:a xlink:type="simple" xlink:href="https://arma.sourceforge.net/docs.html#stats_fns" text:style-name="Internet_20_link" text:visited-style-name="Visited_20_Internet_20_Link">statistics functions</text:a> </text:p>
            </text:list-item>
            <text:list-item>
              <text:p text:style-name="P319"><text:a xlink:type="simple" xlink:href="https://arma.sourceforge.net/docs.html#constants" text:style-name="Internet_20_link" text:visited-style-name="Visited_20_Internet_20_Link">miscellaneous constants</text:a> </text:p>
            </text:list-item>
          </text:list>
          <text:p text:style-name="P320"/>
        </text:list-item>
      </text:list>
      <text:p text:style-name="P1"/>
      <text:p text:style-name="P323"/>
      <text:p text:style-name="P324"><text:bookmark text:name="trig_fns"/><text:span text:style-name="T2">trigonometric element-wise functions (cos, sin, tan, ...)</text:span> </text:p>
      <text:list xml:id="list4188916916" text:style-name="L155">
        <text:list-item>
          <text:p text:style-name="P321">For single argument functions, <text:span text:style-name="T3">B = trig_fn(A)</text:span>, where <text:span text:style-name="T3">trig_fn</text:span> is applied to each element in <text:span text:style-name="T3">A</text:span>, with <text:span text:style-name="T3">trig_fn</text:span> as one of: </text:p>
          <text:list>
            <text:list-item>
              <text:p text:style-name="P321"><text:span text:style-name="T3">cos</text:span>, <text:span text:style-name="T3">acos</text:span>, <text:span text:style-name="T3">cosh</text:span>, <text:span text:style-name="T3">acosh</text:span> </text:p>
            </text:list-item>
            <text:list-item>
              <text:p text:style-name="P321"><text:span text:style-name="T3">sin</text:span>, <text:span text:style-name="T3">asin</text:span>, <text:span text:style-name="T3">sinh</text:span>, <text:span text:style-name="T3">asinh</text:span> </text:p>
            </text:list-item>
            <text:list-item>
              <text:p text:style-name="P321"><text:span text:style-name="T3">tan</text:span>, <text:span text:style-name="T3">atan</text:span>, <text:span text:style-name="T3">tanh</text:span>, <text:span text:style-name="T3">atanh</text:span> </text:p>
            </text:list-item>
            <text:list-item>
              <text:p text:style-name="P321"><text:span text:style-name="T3">sinc</text:span>, defined as sinc(x) = sin(π·x) / (π·x) for x ≠ 0, and sinc(x) = 1 for x = 0 </text:p>
            </text:list-item>
          </text:list>
          <text:p text:style-name="P321"/>
        </text:list-item>
        <text:list-item>
          <text:p text:style-name="P321">For dual argument functions, apply the function to each tuple of two corresponding elements in <text:span text:style-name="T3">X</text:span> and <text:span text:style-name="T3">Y</text:span>: </text:p>
          <text:list>
            <text:list-item>
              <text:p text:style-name="P321"><text:span text:style-name="T3">Z = atan2(Y, X)</text:span> </text:p>
            </text:list-item>
            <text:list-item>
              <text:p text:style-name="P321"><text:span text:style-name="T3">Z = hypot(X, Y)</text:span> </text:p>
            </text:list-item>
          </text:list>
          <text:p text:style-name="P321"/>
        </text:list-item>
        <text:list-item>
          <text:p text:style-name="P322"><text:soft-page-break/>Examples: </text:p>
          <text:list>
            <text:list-header>
              <text:p text:style-name="P156">mat X(5, 5, fill::randu);</text:p>
              <text:p text:style-name="P157">mat Y = cos(X);</text:p>
            </text:list-header>
          </text:list>
        </text:list-item>
        <text:list-item>
          <text:p text:style-name="P321">See also: </text:p>
          <text:list>
            <text:list-item>
              <text:p text:style-name="P321"><text:a xlink:type="simple" xlink:href="https://arma.sourceforge.net/docs.html#misc_fns" text:style-name="Internet_20_link" text:visited-style-name="Visited_20_Internet_20_Link">miscellaneous element-wise functions</text:a> </text:p>
            </text:list-item>
            <text:list-item>
              <text:p text:style-name="P321"><text:a xlink:type="simple" xlink:href="https://en.wikipedia.org/wiki/Trigonometric_functions" text:style-name="Internet_20_link" text:visited-style-name="Visited_20_Internet_20_Link">trigonometric functions in Wikipedia</text:a> </text:p>
            </text:list-item>
            <text:list-item>
              <text:p text:style-name="P321"><text:a xlink:type="simple" xlink:href="https://en.wikipedia.org/wiki/Atan2" text:style-name="Internet_20_link" text:visited-style-name="Visited_20_Internet_20_Link">atan2 function in Wikipedia</text:a> </text:p>
            </text:list-item>
            <text:list-item>
              <text:p text:style-name="P321"><text:a xlink:type="simple" xlink:href="https://en.wikipedia.org/wiki/Hypot" text:style-name="Internet_20_link" text:visited-style-name="Visited_20_Internet_20_Link">hypot function in Wikipedia</text:a> </text:p>
            </text:list-item>
            <text:list-item>
              <text:p text:style-name="P322"><text:a xlink:type="simple" xlink:href="https://en.wikipedia.org/wiki/Sinc_function" text:style-name="Internet_20_link" text:visited-style-name="Visited_20_Internet_20_Link">sinc function in Wikipedia</text:a> </text:p>
            </text:list-item>
          </text:list>
        </text:list-item>
      </text:list>
      <text:p text:style-name="P15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15T02:56:27.308836236</meta:creation-date>
    <dc:date>2025-06-15T02:57:48.041125724</dc:date>
    <meta:editing-duration>PT1M21S</meta:editing-duration>
    <meta:editing-cycles>1</meta:editing-cycles>
    <meta:document-statistic meta:table-count="19" meta:image-count="0" meta:object-count="0" meta:page-count="52" meta:paragraph-count="2010" meta:word-count="11575" meta:character-count="59751" meta:non-whitespace-character-count="49631"/>
    <meta:generator>LibreOffice/7.3.7.2$Linux_X86_64 LibreOffice_project/30$Build-2</meta:generator>
  </office:meta>
</office:document-meta>
</file>